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854in"/>
    </style:style>
    <style:style style:name="co4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0.7118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6744in"/>
    </style:style>
    <style:style style:name="co10" style:family="table-column">
      <style:table-column-properties fo:break-before="auto" style:column-width="0.7437in"/>
    </style:style>
    <style:style style:name="co11" style:family="table-column">
      <style:table-column-properties fo:break-before="auto" style:column-width="0.5945in"/>
    </style:style>
    <style:style style:name="co13" style:family="table-column">
      <style:table-column-properties fo:break-before="auto" style:column-width="0.5752in"/>
    </style:style>
    <style:style style:name="co14" style:family="table-column">
      <style:table-column-properties fo:break-before="auto" style:column-width="2.1417in"/>
    </style:style>
    <style:style style:name="co15" style:family="table-column">
      <style:table-column-properties fo:break-before="auto" style:column-width="1.78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008in solid #000000"/>
    </style:style>
    <style:style style:name="ce4" style:family="table-cell" style:parent-style-name="Default">
      <style:table-cell-properties fo:background-color="#ff9999" fo:border="0.0008in solid #000000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>
      <style:table-cell-properties fo:background-color="#ff9999"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3" table:default-cell-style-name="ce1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Contribution</text:p>
          </table:table-cell>
          <table:table-cell office:value-type="string">
            <text:p>Members</text:p>
          </table:table-cell>
          <table:table-cell office:value-type="string">
            <text:p>Principal</text:p>
          </table:table-cell>
          <table:table-cell office:value-type="string">
            <text:p>M-1 Due</text:p>
          </table:table-cell>
          <table:table-cell office:value-type="string">
            <text:p>M-2 Due</text:p>
          </table:table-cell>
          <table:table-cell office:value-type="string">
            <text:p>M-3 Due</text:p>
          </table:table-cell>
          <table:table-cell office:value-type="string">
            <text:p>M-4 Due</text:p>
          </table:table-cell>
          <table:table-cell office:value-type="string">
            <text:p>M-5 Due</text:p>
          </table:table-cell>
          <table:table-cell office:value-type="string">
            <text:p>M-6 Due</text:p>
          </table:table-cell>
          <table:table-cell office:value-type="string">
            <text:p>M-7 Due</text:p>
          </table:table-cell>
          <table:table-cell office:value-type="string">
            <text:p>M-8 Due</text:p>
          </table:table-cell>
          <table:table-cell office:value-type="string">
            <text:p>M-9 Due</text:p>
          </table:table-cell>
          <table:table-cell office:value-type="string">
            <text:p>M-10 Due</text:p>
          </table:table-cell>
          <table:table-cell office:value-type="string">
            <text:p>M-11 Due</text:p>
          </table:table-cell>
          <table:table-cell office:value-type="string">
            <text:p>M-12 Due</text:p>
          </table:table-cell>
          <table:table-cell office:value-type="string">
            <text:p>Savings</text:p>
          </table:table-cell>
          <table:table-cell office:value-type="string">
            <text:p>Loan</text:p>
          </table:table-cell>
          <table:table-cell office:value-type="string">
            <text:p>Balance</text:p>
          </table:table-cell>
          <table:table-cell office:value-type="string">
            <text:p>Interest</text:p>
          </table:table-cell>
          <table:table-cell office:value-type="string">
            <text:p>Tenure</text:p>
          </table:table-cell>
          <table:table-cell office:value-type="string">
            <text:p>Interest to Contribution Ratio</text:p>
          </table:table-cell>
          <table:table-cell office:value-type="string">
            <text:p>Rolling Money <text:s/>to savings Ratio</text:p>
          </table:table-cell>
          <table:table-cell office:value-type="string">
            <text:p>Loan repay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table:formula="of:=([.C2]*[.B2])" office:value-type="float" office:value="12000">
            <text:p>12000</text:p>
          </table:table-cell>
          <table:table-cell table:number-columns-repeated="12"/>
          <table:table-cell table:formula="of:=SUM([.D2:.P2])" office:value-type="float" office:value="12000">
            <text:p>12000</text:p>
          </table:table-cell>
          <table:table-cell table:formula="of:=[.Q2]" office:value-type="float" office:value="12000">
            <text:p>12000</text:p>
          </table:table-cell>
          <table:table-cell table:formula="of:=[.Q2]-[.R2]" office:value-type="float" office:value="0">
            <text:p>0</text:p>
          </table:table-cell>
          <table:table-cell table:formula="of:=(12/100)/12" office:value-type="float" office:value="0.01">
            <text:p>0.01</text:p>
          </table:table-cell>
          <table:table-cell office:value-type="float" office:value="12">
            <text:p>12</text:p>
          </table:table-cell>
          <table:table-cell table:formula="of:=ROUND((([.Q2] -[.D2]) / [.Q2]) * 100;2)" office:value-type="float" office:value="0">
            <text:p>0</text:p>
          </table:table-cell>
          <table:table-cell table:formula="of:=ROUND((([.Q2] / ([.A2] *[.B2] *[.C2])) * 100);2)" office:value-type="float" office:value="100">
            <text:p>100</text:p>
          </table:table-cell>
          <table:table-cell table:formula="of:=[.Q2]-[.D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" office:value-type="float" office:value="1000">
            <text:p>1000</text:p>
          </table:table-cell>
          <table:table-cell table:formula="of:=[.C2]" office:value-type="float" office:value="12">
            <text:p>12</text:p>
          </table:table-cell>
          <table:table-cell table:formula="of:=([.C3]*[.B3])+[.S2]" office:value-type="float" office:value="12000">
            <text:p>12000</text:p>
          </table:table-cell>
          <table:table-cell table:formula="of:=ROUND(([.$Q2]*[.$T$2])*(((1+[.$T$2])^[.$U$2])/(((1+[.$T$2])^[.$U$2])-1)))" office:value-type="float" office:value="1066">
            <text:p>1066</text:p>
          </table:table-cell>
          <table:table-cell table:number-columns-repeated="11"/>
          <table:table-cell table:formula="of:=SUM([.D3:.P3])" office:value-type="float" office:value="13066">
            <text:p>13066</text:p>
          </table:table-cell>
          <table:table-cell table:formula="of:=[.Q3]" office:value-type="float" office:value="13066">
            <text:p>13066</text:p>
          </table:table-cell>
          <table:table-cell table:formula="of:=[.Q3]-[.R3]" office:value-type="float" office:value="0">
            <text:p>0</text:p>
          </table:table-cell>
          <table:table-cell table:number-columns-repeated="2"/>
          <table:table-cell table:formula="of:=ROUND((([.Q3] -[.D3]) / [.Q3]) * 100;2)" office:value-type="float" office:value="8.16">
            <text:p>8.16</text:p>
          </table:table-cell>
          <table:table-cell table:formula="of:=ROUND((([.Q3] / ([.A3] *[.B3] *[.C3])) * 100);2)" office:value-type="float" office:value="54.44">
            <text:p>54.44</text:p>
          </table:table-cell>
          <table:table-cell table:formula="of:=[.Q3]-[.D3]" office:value-type="float" office:value="1066">
            <text:p>106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3]" office:value-type="float" office:value="1000">
            <text:p>1000</text:p>
          </table:table-cell>
          <table:table-cell table:formula="of:=[.C3]" office:value-type="float" office:value="12">
            <text:p>12</text:p>
          </table:table-cell>
          <table:table-cell table:formula="of:=([.C4]*[.B4])+[.S3]" office:value-type="float" office:value="12000">
            <text:p>12000</text:p>
          </table:table-cell>
          <table:table-cell table:formula="of:=[.E3]" office:value-type="float" office:value="1066">
            <text:p>1066</text:p>
          </table:table-cell>
          <table:table-cell table:formula="of:=ROUND(([.$Q3]*[.$T$2])*(((1+[.$T$2])^[.$U$2])/(((1+[.$T$2])^[.$U$2])-1)))" office:value-type="float" office:value="1161">
            <text:p>1161</text:p>
          </table:table-cell>
          <table:table-cell table:number-columns-repeated="10"/>
          <table:table-cell table:formula="of:=SUM([.D4:.P4])" office:value-type="float" office:value="14227">
            <text:p>14227</text:p>
          </table:table-cell>
          <table:table-cell table:formula="of:=[.Q4]" office:value-type="float" office:value="14227">
            <text:p>14227</text:p>
          </table:table-cell>
          <table:table-cell table:formula="of:=[.Q4]-[.R4]" office:value-type="float" office:value="0">
            <text:p>0</text:p>
          </table:table-cell>
          <table:table-cell table:number-columns-repeated="2"/>
          <table:table-cell table:formula="of:=ROUND((([.Q4] -[.D4]) / [.Q4]) * 100;2)" office:value-type="float" office:value="15.65">
            <text:p>15.65</text:p>
          </table:table-cell>
          <table:table-cell table:formula="of:=ROUND((([.Q4] / ([.A4] *[.B4] *[.C4])) * 100);2)" office:value-type="float" office:value="39.52">
            <text:p>39.52</text:p>
          </table:table-cell>
          <table:table-cell table:formula="of:=[.Q4]-[.D4]" office:value-type="float" office:value="2227">
            <text:p>222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1000">
            <text:p>1000</text:p>
          </table:table-cell>
          <table:table-cell table:formula="of:=[.C4]" office:value-type="float" office:value="12">
            <text:p>12</text:p>
          </table:table-cell>
          <table:table-cell table:formula="of:=([.C5]*[.B5])+[.S4]" office:value-type="float" office:value="12000">
            <text:p>12000</text:p>
          </table:table-cell>
          <table:table-cell table:formula="of:=[.E4]" office:value-type="float" office:value="1066">
            <text:p>1066</text:p>
          </table:table-cell>
          <table:table-cell table:formula="of:=[.F4]" office:value-type="float" office:value="1161">
            <text:p>1161</text:p>
          </table:table-cell>
          <table:table-cell table:formula="of:=ROUND(([.$Q4]*[.$T$2])*(((1+[.$T$2])^[.$U$2])/(((1+[.$T$2])^[.$U$2])-1)))" office:value-type="float" office:value="1264">
            <text:p>1264</text:p>
          </table:table-cell>
          <table:table-cell table:number-columns-repeated="9"/>
          <table:table-cell table:formula="of:=SUM([.D5:.P5])" office:value-type="float" office:value="15491">
            <text:p>15491</text:p>
          </table:table-cell>
          <table:table-cell table:formula="of:=[.Q5]" office:value-type="float" office:value="15491">
            <text:p>15491</text:p>
          </table:table-cell>
          <table:table-cell table:formula="of:=[.Q5]-[.R5]" office:value-type="float" office:value="0">
            <text:p>0</text:p>
          </table:table-cell>
          <table:table-cell table:number-columns-repeated="2"/>
          <table:table-cell table:formula="of:=ROUND((([.Q5] -[.D5]) / [.Q5]) * 100;2)" office:value-type="float" office:value="22.54">
            <text:p>22.54</text:p>
          </table:table-cell>
          <table:table-cell table:formula="of:=ROUND((([.Q5] / ([.A5] *[.B5] *[.C5])) * 100);2)" office:value-type="float" office:value="32.27">
            <text:p>32.27</text:p>
          </table:table-cell>
          <table:table-cell table:formula="of:=[.Q5]-[.D5]" office:value-type="float" office:value="3491">
            <text:p>349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5]" office:value-type="float" office:value="1000">
            <text:p>1000</text:p>
          </table:table-cell>
          <table:table-cell table:formula="of:=[.C5]" office:value-type="float" office:value="12">
            <text:p>12</text:p>
          </table:table-cell>
          <table:table-cell table:formula="of:=([.C6]*[.B6])+[.S5]" office:value-type="float" office:value="12000">
            <text:p>12000</text:p>
          </table:table-cell>
          <table:table-cell table:formula="of:=[.E5]" office:value-type="float" office:value="1066">
            <text:p>1066</text:p>
          </table:table-cell>
          <table:table-cell table:formula="of:=[.F5]" office:value-type="float" office:value="1161">
            <text:p>1161</text:p>
          </table:table-cell>
          <table:table-cell table:formula="of:=[.G5]" office:value-type="float" office:value="1264">
            <text:p>1264</text:p>
          </table:table-cell>
          <table:table-cell table:formula="of:=ROUND(([.$Q5]*[.$T$2])*(((1+[.$T$2])^[.$U$2])/(((1+[.$T$2])^[.$U$2])-1)))" office:value-type="float" office:value="1376">
            <text:p>1376</text:p>
          </table:table-cell>
          <table:table-cell table:number-columns-repeated="8"/>
          <table:table-cell table:formula="of:=SUM([.D6:.P6])" office:value-type="float" office:value="16867">
            <text:p>16867</text:p>
          </table:table-cell>
          <table:table-cell table:formula="of:=[.Q6]" office:value-type="float" office:value="16867">
            <text:p>16867</text:p>
          </table:table-cell>
          <table:table-cell table:formula="of:=[.Q6]-[.R6]" office:value-type="float" office:value="0">
            <text:p>0</text:p>
          </table:table-cell>
          <table:table-cell table:number-columns-repeated="2"/>
          <table:table-cell table:formula="of:=ROUND((([.Q6] -[.D6]) / [.Q6]) * 100;2)" office:value-type="float" office:value="28.86">
            <text:p>28.86</text:p>
          </table:table-cell>
          <table:table-cell table:formula="of:=ROUND((([.Q6] / ([.A6] *[.B6] *[.C6])) * 100);2)" office:value-type="float" office:value="28.11">
            <text:p>28.11</text:p>
          </table:table-cell>
          <table:table-cell table:formula="of:=[.Q6]-[.D6]" office:value-type="float" office:value="4867">
            <text:p>486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6]" office:value-type="float" office:value="1000">
            <text:p>1000</text:p>
          </table:table-cell>
          <table:table-cell table:formula="of:=[.C6]" office:value-type="float" office:value="12">
            <text:p>12</text:p>
          </table:table-cell>
          <table:table-cell table:formula="of:=([.C7]*[.B7])+[.S6]" office:value-type="float" office:value="12000">
            <text:p>12000</text:p>
          </table:table-cell>
          <table:table-cell table:formula="of:=[.E6]" office:value-type="float" office:value="1066">
            <text:p>1066</text:p>
          </table:table-cell>
          <table:table-cell table:formula="of:=[.F6]" office:value-type="float" office:value="1161">
            <text:p>1161</text:p>
          </table:table-cell>
          <table:table-cell table:formula="of:=[.G6]" office:value-type="float" office:value="1264">
            <text:p>1264</text:p>
          </table:table-cell>
          <table:table-cell table:formula="of:=[.H6]" office:value-type="float" office:value="1376">
            <text:p>1376</text:p>
          </table:table-cell>
          <table:table-cell table:formula="of:=ROUND(([.$Q6]*[.$T$2])*(((1+[.$T$2])^[.$U$2])/(((1+[.$T$2])^[.$U$2])-1)))" office:value-type="float" office:value="1499">
            <text:p>1499</text:p>
          </table:table-cell>
          <table:table-cell table:number-columns-repeated="7"/>
          <table:table-cell table:formula="of:=SUM([.D7:.P7])" office:value-type="float" office:value="18366">
            <text:p>18366</text:p>
          </table:table-cell>
          <table:table-cell table:formula="of:=[.Q7]" office:value-type="float" office:value="18366">
            <text:p>18366</text:p>
          </table:table-cell>
          <table:table-cell table:formula="of:=[.Q7]-[.R7]" office:value-type="float" office:value="0">
            <text:p>0</text:p>
          </table:table-cell>
          <table:table-cell table:number-columns-repeated="2"/>
          <table:table-cell table:formula="of:=ROUND((([.Q7] -[.D7]) / [.Q7]) * 100;2)" office:value-type="float" office:value="34.66">
            <text:p>34.66</text:p>
          </table:table-cell>
          <table:table-cell table:formula="of:=ROUND((([.Q7] / ([.A7] *[.B7] *[.C7])) * 100);2)" office:value-type="float" office:value="25.51">
            <text:p>25.51</text:p>
          </table:table-cell>
          <table:table-cell table:formula="of:=[.Q7]-[.D7]" office:value-type="float" office:value="6366">
            <text:p>636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7]" office:value-type="float" office:value="1000">
            <text:p>1000</text:p>
          </table:table-cell>
          <table:table-cell table:formula="of:=[.C7]" office:value-type="float" office:value="12">
            <text:p>12</text:p>
          </table:table-cell>
          <table:table-cell table:formula="of:=([.C8]*[.B8])+[.S7]" office:value-type="float" office:value="12000">
            <text:p>12000</text:p>
          </table:table-cell>
          <table:table-cell table:formula="of:=[.E7]" office:value-type="float" office:value="1066">
            <text:p>1066</text:p>
          </table:table-cell>
          <table:table-cell table:formula="of:=[.F7]" office:value-type="float" office:value="1161">
            <text:p>1161</text:p>
          </table:table-cell>
          <table:table-cell table:formula="of:=[.G7]" office:value-type="float" office:value="1264">
            <text:p>1264</text:p>
          </table:table-cell>
          <table:table-cell table:formula="of:=[.H7]" office:value-type="float" office:value="1376">
            <text:p>1376</text:p>
          </table:table-cell>
          <table:table-cell table:formula="of:=[.I7]" office:value-type="float" office:value="1499">
            <text:p>1499</text:p>
          </table:table-cell>
          <table:table-cell table:formula="of:=ROUND(([.$Q7]*[.$T$2])*(((1+[.$T$2])^[.$U$2])/(((1+[.$T$2])^[.$U$2])-1)))" office:value-type="float" office:value="1632">
            <text:p>1632</text:p>
          </table:table-cell>
          <table:table-cell table:number-columns-repeated="6"/>
          <table:table-cell table:formula="of:=SUM([.D8:.P8])" office:value-type="float" office:value="19998">
            <text:p>19998</text:p>
          </table:table-cell>
          <table:table-cell table:formula="of:=[.Q8]" office:value-type="float" office:value="19998">
            <text:p>19998</text:p>
          </table:table-cell>
          <table:table-cell table:formula="of:=[.Q8]-[.R8]" office:value-type="float" office:value="0">
            <text:p>0</text:p>
          </table:table-cell>
          <table:table-cell table:number-columns-repeated="2"/>
          <table:table-cell table:formula="of:=ROUND((([.Q8] -[.D8]) / [.Q8]) * 100;2)" office:value-type="float" office:value="39.99">
            <text:p>39.99</text:p>
          </table:table-cell>
          <table:table-cell table:formula="of:=ROUND((([.Q8] / ([.A8] *[.B8] *[.C8])) * 100);2)" office:value-type="float" office:value="23.81">
            <text:p>23.81</text:p>
          </table:table-cell>
          <table:table-cell table:formula="of:=[.Q8]-[.D8]" office:value-type="float" office:value="7998">
            <text:p>799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8]" office:value-type="float" office:value="1000">
            <text:p>1000</text:p>
          </table:table-cell>
          <table:table-cell table:formula="of:=[.C8]" office:value-type="float" office:value="12">
            <text:p>12</text:p>
          </table:table-cell>
          <table:table-cell table:formula="of:=([.C9]*[.B9])+[.S8]" office:value-type="float" office:value="12000">
            <text:p>12000</text:p>
          </table:table-cell>
          <table:table-cell table:formula="of:=[.E8]" office:value-type="float" office:value="1066">
            <text:p>1066</text:p>
          </table:table-cell>
          <table:table-cell table:formula="of:=[.F8]" office:value-type="float" office:value="1161">
            <text:p>1161</text:p>
          </table:table-cell>
          <table:table-cell table:formula="of:=[.G8]" office:value-type="float" office:value="1264">
            <text:p>1264</text:p>
          </table:table-cell>
          <table:table-cell table:formula="of:=[.H8]" office:value-type="float" office:value="1376">
            <text:p>1376</text:p>
          </table:table-cell>
          <table:table-cell table:formula="of:=[.I8]" office:value-type="float" office:value="1499">
            <text:p>1499</text:p>
          </table:table-cell>
          <table:table-cell table:formula="of:=[.J8]" office:value-type="float" office:value="1632">
            <text:p>1632</text:p>
          </table:table-cell>
          <table:table-cell table:formula="of:=ROUND(([.$Q8]*[.$T$2])*(((1+[.$T$2])^[.$U$2])/(((1+[.$T$2])^[.$U$2])-1)))" office:value-type="float" office:value="1777">
            <text:p>1777</text:p>
          </table:table-cell>
          <table:table-cell table:number-columns-repeated="5"/>
          <table:table-cell table:formula="of:=SUM([.D9:.P9])" office:value-type="float" office:value="21775">
            <text:p>21775</text:p>
          </table:table-cell>
          <table:table-cell table:formula="of:=[.Q9]" office:value-type="float" office:value="21775">
            <text:p>21775</text:p>
          </table:table-cell>
          <table:table-cell table:formula="of:=[.Q9]-[.R9]" office:value-type="float" office:value="0">
            <text:p>0</text:p>
          </table:table-cell>
          <table:table-cell table:number-columns-repeated="2"/>
          <table:table-cell table:formula="of:=ROUND((([.Q9] -[.D9]) / [.Q9]) * 100;2)" office:value-type="float" office:value="44.89">
            <text:p>44.89</text:p>
          </table:table-cell>
          <table:table-cell table:formula="of:=ROUND((([.Q9] / ([.A9] *[.B9] *[.C9])) * 100);2)" office:value-type="float" office:value="22.68">
            <text:p>22.68</text:p>
          </table:table-cell>
          <table:table-cell table:formula="of:=[.Q9]-[.D9]" office:value-type="float" office:value="9775">
            <text:p>97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9]" office:value-type="float" office:value="1000">
            <text:p>1000</text:p>
          </table:table-cell>
          <table:table-cell table:formula="of:=[.C9]" office:value-type="float" office:value="12">
            <text:p>12</text:p>
          </table:table-cell>
          <table:table-cell table:formula="of:=([.C10]*[.B10])+[.S9]" office:value-type="float" office:value="12000">
            <text:p>12000</text:p>
          </table:table-cell>
          <table:table-cell table:formula="of:=[.E9]" office:value-type="float" office:value="1066">
            <text:p>1066</text:p>
          </table:table-cell>
          <table:table-cell table:formula="of:=[.F9]" office:value-type="float" office:value="1161">
            <text:p>1161</text:p>
          </table:table-cell>
          <table:table-cell table:formula="of:=[.G9]" office:value-type="float" office:value="1264">
            <text:p>1264</text:p>
          </table:table-cell>
          <table:table-cell table:formula="of:=[.H9]" office:value-type="float" office:value="1376">
            <text:p>1376</text:p>
          </table:table-cell>
          <table:table-cell table:formula="of:=[.I9]" office:value-type="float" office:value="1499">
            <text:p>1499</text:p>
          </table:table-cell>
          <table:table-cell table:formula="of:=[.J9]" office:value-type="float" office:value="1632">
            <text:p>1632</text:p>
          </table:table-cell>
          <table:table-cell table:formula="of:=[.K9]" office:value-type="float" office:value="1777">
            <text:p>1777</text:p>
          </table:table-cell>
          <table:table-cell table:formula="of:=ROUND(([.$Q9]*[.$T$2])*(((1+[.$T$2])^[.$U$2])/(((1+[.$T$2])^[.$U$2])-1)))" office:value-type="float" office:value="1935">
            <text:p>1935</text:p>
          </table:table-cell>
          <table:table-cell table:number-columns-repeated="4"/>
          <table:table-cell table:formula="of:=SUM([.D10:.P10])" office:value-type="float" office:value="23710">
            <text:p>23710</text:p>
          </table:table-cell>
          <table:table-cell table:formula="of:=[.Q10]" office:value-type="float" office:value="23710">
            <text:p>23710</text:p>
          </table:table-cell>
          <table:table-cell table:formula="of:=[.Q10]-[.R10]" office:value-type="float" office:value="0">
            <text:p>0</text:p>
          </table:table-cell>
          <table:table-cell table:number-columns-repeated="2"/>
          <table:table-cell table:formula="of:=ROUND((([.Q10] -[.D10]) / [.Q10]) * 100;2)" office:value-type="float" office:value="49.39">
            <text:p>49.39</text:p>
          </table:table-cell>
          <table:table-cell table:formula="of:=ROUND((([.Q10] / ([.A10] *[.B10] *[.C10])) * 100);2)" office:value-type="float" office:value="21.95">
            <text:p>21.95</text:p>
          </table:table-cell>
          <table:table-cell table:formula="of:=[.Q10]-[.D10]" office:value-type="float" office:value="11710">
            <text:p>117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0]" office:value-type="float" office:value="1000">
            <text:p>1000</text:p>
          </table:table-cell>
          <table:table-cell table:formula="of:=[.C10]" office:value-type="float" office:value="12">
            <text:p>12</text:p>
          </table:table-cell>
          <table:table-cell table:formula="of:=([.C11]*[.B11])+[.S10]" office:value-type="float" office:value="12000">
            <text:p>12000</text:p>
          </table:table-cell>
          <table:table-cell table:formula="of:=[.E10]" office:value-type="float" office:value="1066">
            <text:p>1066</text:p>
          </table:table-cell>
          <table:table-cell table:formula="of:=[.F10]" office:value-type="float" office:value="1161">
            <text:p>1161</text:p>
          </table:table-cell>
          <table:table-cell table:formula="of:=[.G10]" office:value-type="float" office:value="1264">
            <text:p>1264</text:p>
          </table:table-cell>
          <table:table-cell table:formula="of:=[.H10]" office:value-type="float" office:value="1376">
            <text:p>1376</text:p>
          </table:table-cell>
          <table:table-cell table:formula="of:=[.I10]" office:value-type="float" office:value="1499">
            <text:p>1499</text:p>
          </table:table-cell>
          <table:table-cell table:formula="of:=[.J10]" office:value-type="float" office:value="1632">
            <text:p>1632</text:p>
          </table:table-cell>
          <table:table-cell table:formula="of:=[.K10]" office:value-type="float" office:value="1777">
            <text:p>1777</text:p>
          </table:table-cell>
          <table:table-cell table:formula="of:=[.L10]" office:value-type="float" office:value="1935">
            <text:p>1935</text:p>
          </table:table-cell>
          <table:table-cell table:formula="of:=ROUND(([.$Q10]*[.$T$2])*(((1+[.$T$2])^[.$U$2])/(((1+[.$T$2])^[.$U$2])-1)))" office:value-type="float" office:value="2107">
            <text:p>2107</text:p>
          </table:table-cell>
          <table:table-cell table:number-columns-repeated="3"/>
          <table:table-cell table:formula="of:=SUM([.D11:.P11])" office:value-type="float" office:value="25817">
            <text:p>25817</text:p>
          </table:table-cell>
          <table:table-cell table:formula="of:=[.Q11]" office:value-type="float" office:value="25817">
            <text:p>25817</text:p>
          </table:table-cell>
          <table:table-cell table:formula="of:=[.Q11]-[.R11]" office:value-type="float" office:value="0">
            <text:p>0</text:p>
          </table:table-cell>
          <table:table-cell table:number-columns-repeated="2"/>
          <table:table-cell table:formula="of:=ROUND((([.Q11] -[.D11]) / [.Q11]) * 100;2)" office:value-type="float" office:value="53.52">
            <text:p>53.52</text:p>
          </table:table-cell>
          <table:table-cell table:formula="of:=ROUND((([.Q11] / ([.A11] *[.B11] *[.C11])) * 100);2)" office:value-type="float" office:value="21.51">
            <text:p>21.51</text:p>
          </table:table-cell>
          <table:table-cell table:formula="of:=[.Q11]-[.D11]" office:value-type="float" office:value="13817">
            <text:p>138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1]" office:value-type="float" office:value="1000">
            <text:p>1000</text:p>
          </table:table-cell>
          <table:table-cell table:formula="of:=[.C11]" office:value-type="float" office:value="12">
            <text:p>12</text:p>
          </table:table-cell>
          <table:table-cell table:formula="of:=([.C12]*[.B12])+[.S11]" office:value-type="float" office:value="12000">
            <text:p>12000</text:p>
          </table:table-cell>
          <table:table-cell table:formula="of:=[.E11]" office:value-type="float" office:value="1066">
            <text:p>1066</text:p>
          </table:table-cell>
          <table:table-cell table:formula="of:=[.F11]" office:value-type="float" office:value="1161">
            <text:p>1161</text:p>
          </table:table-cell>
          <table:table-cell table:formula="of:=[.G11]" office:value-type="float" office:value="1264">
            <text:p>1264</text:p>
          </table:table-cell>
          <table:table-cell table:formula="of:=[.H11]" office:value-type="float" office:value="1376">
            <text:p>1376</text:p>
          </table:table-cell>
          <table:table-cell table:formula="of:=[.I11]" office:value-type="float" office:value="1499">
            <text:p>1499</text:p>
          </table:table-cell>
          <table:table-cell table:formula="of:=[.J11]" office:value-type="float" office:value="1632">
            <text:p>1632</text:p>
          </table:table-cell>
          <table:table-cell table:formula="of:=[.K11]" office:value-type="float" office:value="1777">
            <text:p>1777</text:p>
          </table:table-cell>
          <table:table-cell table:formula="of:=[.L11]" office:value-type="float" office:value="1935">
            <text:p>1935</text:p>
          </table:table-cell>
          <table:table-cell table:formula="of:=[.M11]" office:value-type="float" office:value="2107">
            <text:p>2107</text:p>
          </table:table-cell>
          <table:table-cell table:formula="of:=ROUND(([.$Q11]*[.$T$2])*(((1+[.$T$2])^[.$U$2])/(((1+[.$T$2])^[.$U$2])-1)))" office:value-type="float" office:value="2294">
            <text:p>2294</text:p>
          </table:table-cell>
          <table:table-cell table:number-columns-repeated="2"/>
          <table:table-cell table:formula="of:=SUM([.D12:.P12])" office:value-type="float" office:value="28111">
            <text:p>28111</text:p>
          </table:table-cell>
          <table:table-cell table:formula="of:=[.Q12]" office:value-type="float" office:value="28111">
            <text:p>28111</text:p>
          </table:table-cell>
          <table:table-cell table:formula="of:=[.Q12]-[.R12]" office:value-type="float" office:value="0">
            <text:p>0</text:p>
          </table:table-cell>
          <table:table-cell table:number-columns-repeated="2"/>
          <table:table-cell table:formula="of:=ROUND((([.Q12] -[.D12]) / [.Q12]) * 100;2)" office:value-type="float" office:value="57.31">
            <text:p>57.31</text:p>
          </table:table-cell>
          <table:table-cell table:formula="of:=ROUND((([.Q12] / ([.A12] *[.B12] *[.C12])) * 100);2)" office:value-type="float" office:value="21.3">
            <text:p>21.3</text:p>
          </table:table-cell>
          <table:table-cell table:formula="of:=[.Q12]-[.D12]" office:value-type="float" office:value="16111">
            <text:p>161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2]" office:value-type="float" office:value="1000">
            <text:p>1000</text:p>
          </table:table-cell>
          <table:table-cell table:formula="of:=[.C12]" office:value-type="float" office:value="12">
            <text:p>12</text:p>
          </table:table-cell>
          <table:table-cell table:formula="of:=([.C13]*[.B13])+[.S12]" office:value-type="float" office:value="12000">
            <text:p>12000</text:p>
          </table:table-cell>
          <table:table-cell table:formula="of:=[.E12]" office:value-type="float" office:value="1066">
            <text:p>1066</text:p>
          </table:table-cell>
          <table:table-cell table:formula="of:=[.F12]" office:value-type="float" office:value="1161">
            <text:p>1161</text:p>
          </table:table-cell>
          <table:table-cell table:formula="of:=[.G12]" office:value-type="float" office:value="1264">
            <text:p>1264</text:p>
          </table:table-cell>
          <table:table-cell table:formula="of:=[.H12]" office:value-type="float" office:value="1376">
            <text:p>1376</text:p>
          </table:table-cell>
          <table:table-cell table:formula="of:=[.I12]" office:value-type="float" office:value="1499">
            <text:p>1499</text:p>
          </table:table-cell>
          <table:table-cell table:formula="of:=[.J12]" office:value-type="float" office:value="1632">
            <text:p>1632</text:p>
          </table:table-cell>
          <table:table-cell table:formula="of:=[.K12]" office:value-type="float" office:value="1777">
            <text:p>1777</text:p>
          </table:table-cell>
          <table:table-cell table:formula="of:=[.L12]" office:value-type="float" office:value="1935">
            <text:p>1935</text:p>
          </table:table-cell>
          <table:table-cell table:formula="of:=[.M12]" office:value-type="float" office:value="2107">
            <text:p>2107</text:p>
          </table:table-cell>
          <table:table-cell table:formula="of:=[.N12]" office:value-type="float" office:value="2294">
            <text:p>2294</text:p>
          </table:table-cell>
          <table:table-cell table:formula="of:=ROUND(([.$Q12]*[.$T$2])*(((1+[.$T$2])^[.$U$2])/(((1+[.$T$2])^[.$U$2])-1)))" office:value-type="float" office:value="2498">
            <text:p>2498</text:p>
          </table:table-cell>
          <table:table-cell/>
          <table:table-cell table:formula="of:=SUM([.D13:.P13])" office:value-type="float" office:value="30609">
            <text:p>30609</text:p>
          </table:table-cell>
          <table:table-cell table:formula="of:=[.Q13]" office:value-type="float" office:value="30609">
            <text:p>30609</text:p>
          </table:table-cell>
          <table:table-cell table:formula="of:=[.Q13]-[.R13]" office:value-type="float" office:value="0">
            <text:p>0</text:p>
          </table:table-cell>
          <table:table-cell table:number-columns-repeated="2"/>
          <table:table-cell table:formula="of:=ROUND((([.Q13] -[.D13]) / [.Q13]) * 100;2)" office:value-type="float" office:value="60.8">
            <text:p>60.8</text:p>
          </table:table-cell>
          <table:table-cell table:formula="of:=ROUND((([.Q13] / ([.A13] *[.B13] *[.C13])) * 100);2)" office:value-type="float" office:value="21.26">
            <text:p>21.26</text:p>
          </table:table-cell>
          <table:table-cell table:formula="of:=[.Q13]-[.D13]" office:value-type="float" office:value="18609">
            <text:p>186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3]" office:value-type="float" office:value="1000">
            <text:p>1000</text:p>
          </table:table-cell>
          <table:table-cell table:formula="of:=[.C13]" office:value-type="float" office:value="12">
            <text:p>12</text:p>
          </table:table-cell>
          <table:table-cell table:formula="of:=([.C14]*[.B14])+[.S13]" office:value-type="float" office:value="12000">
            <text:p>12000</text:p>
          </table:table-cell>
          <table:table-cell table:formula="of:=[.E13]" office:value-type="float" office:value="1066">
            <text:p>1066</text:p>
          </table:table-cell>
          <table:table-cell table:formula="of:=[.F13]" office:value-type="float" office:value="1161">
            <text:p>1161</text:p>
          </table:table-cell>
          <table:table-cell table:formula="of:=[.G13]" office:value-type="float" office:value="1264">
            <text:p>1264</text:p>
          </table:table-cell>
          <table:table-cell table:formula="of:=[.H13]" office:value-type="float" office:value="1376">
            <text:p>1376</text:p>
          </table:table-cell>
          <table:table-cell table:formula="of:=[.I13]" office:value-type="float" office:value="1499">
            <text:p>1499</text:p>
          </table:table-cell>
          <table:table-cell table:formula="of:=[.J13]" office:value-type="float" office:value="1632">
            <text:p>1632</text:p>
          </table:table-cell>
          <table:table-cell table:formula="of:=[.K13]" office:value-type="float" office:value="1777">
            <text:p>1777</text:p>
          </table:table-cell>
          <table:table-cell table:formula="of:=[.L13]" office:value-type="float" office:value="1935">
            <text:p>1935</text:p>
          </table:table-cell>
          <table:table-cell table:formula="of:=[.M13]" office:value-type="float" office:value="2107">
            <text:p>2107</text:p>
          </table:table-cell>
          <table:table-cell table:formula="of:=[.N13]" office:value-type="float" office:value="2294">
            <text:p>2294</text:p>
          </table:table-cell>
          <table:table-cell table:formula="of:=[.O13]" office:value-type="float" office:value="2498">
            <text:p>2498</text:p>
          </table:table-cell>
          <table:table-cell table:formula="of:=ROUND(([.$Q13]*[.$T$2])*(((1+[.$T$2])^[.$U$2])/(((1+[.$T$2])^[.$U$2])-1)))" office:value-type="float" office:value="2720">
            <text:p>2720</text:p>
          </table:table-cell>
          <table:table-cell table:formula="of:=SUM([.D14:.P14])" office:value-type="float" office:value="33329">
            <text:p>33329</text:p>
          </table:table-cell>
          <table:table-cell table:formula="of:=[.Q14]" office:value-type="float" office:value="33329">
            <text:p>33329</text:p>
          </table:table-cell>
          <table:table-cell table:formula="of:=[.Q14]-[.R14]" office:value-type="float" office:value="0">
            <text:p>0</text:p>
          </table:table-cell>
          <table:table-cell table:number-columns-repeated="2"/>
          <table:table-cell table:formula="of:=ROUND((([.Q14] -[.D14]) / [.Q14]) * 100;2)" office:value-type="float" office:value="64">
            <text:p>64</text:p>
          </table:table-cell>
          <table:table-cell table:formula="of:=ROUND((([.Q14] / ([.A14] *[.B14] *[.C14])) * 100);2)" office:value-type="float" office:value="21.36">
            <text:p>21.36</text:p>
          </table:table-cell>
          <table:table-cell table:formula="of:=[.Q14]-[.D14]" office:value-type="float" office:value="21329">
            <text:p>213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4]" office:value-type="float" office:value="1000">
            <text:p>1000</text:p>
          </table:table-cell>
          <table:table-cell table:formula="of:=[.C14]" office:value-type="float" office:value="12">
            <text:p>12</text:p>
          </table:table-cell>
          <table:table-cell table:formula="of:=([.C15]*[.B15])+[.S14]" office:value-type="float" office:value="12000">
            <text:p>12000</text:p>
          </table:table-cell>
          <table:table-cell table:formula="of:=ROUND(([.$Q14]*[.$T$2])*(((1+[.$T$2])^[.$U$2])/(((1+[.$T$2])^[.$U$2])-1)))" office:value-type="float" office:value="2961">
            <text:p>2961</text:p>
          </table:table-cell>
          <table:table-cell table:formula="of:=[.F14]" office:value-type="float" office:value="1161">
            <text:p>1161</text:p>
          </table:table-cell>
          <table:table-cell table:formula="of:=[.G14]" office:value-type="float" office:value="1264">
            <text:p>1264</text:p>
          </table:table-cell>
          <table:table-cell table:formula="of:=[.H14]" office:value-type="float" office:value="1376">
            <text:p>1376</text:p>
          </table:table-cell>
          <table:table-cell table:formula="of:=[.I14]" office:value-type="float" office:value="1499">
            <text:p>1499</text:p>
          </table:table-cell>
          <table:table-cell table:formula="of:=[.J14]" office:value-type="float" office:value="1632">
            <text:p>1632</text:p>
          </table:table-cell>
          <table:table-cell table:formula="of:=[.K14]" office:value-type="float" office:value="1777">
            <text:p>1777</text:p>
          </table:table-cell>
          <table:table-cell table:formula="of:=[.L14]" office:value-type="float" office:value="1935">
            <text:p>1935</text:p>
          </table:table-cell>
          <table:table-cell table:formula="of:=[.M14]" office:value-type="float" office:value="2107">
            <text:p>2107</text:p>
          </table:table-cell>
          <table:table-cell table:formula="of:=[.N14]" office:value-type="float" office:value="2294">
            <text:p>2294</text:p>
          </table:table-cell>
          <table:table-cell table:formula="of:=[.O14]" office:value-type="float" office:value="2498">
            <text:p>2498</text:p>
          </table:table-cell>
          <table:table-cell table:formula="of:=[.P14]" office:value-type="float" office:value="2720">
            <text:p>2720</text:p>
          </table:table-cell>
          <table:table-cell table:formula="of:=SUM([.D15:.P15])" office:value-type="float" office:value="35224">
            <text:p>35224</text:p>
          </table:table-cell>
          <table:table-cell table:formula="of:=[.Q15]" office:value-type="float" office:value="35224">
            <text:p>35224</text:p>
          </table:table-cell>
          <table:table-cell table:formula="of:=[.Q15]-[.R15]" office:value-type="float" office:value="0">
            <text:p>0</text:p>
          </table:table-cell>
          <table:table-cell table:number-columns-repeated="2"/>
          <table:table-cell table:formula="of:=ROUND((([.Q15] -[.D15]) / [.Q15]) * 100;2)" office:value-type="float" office:value="65.93">
            <text:p>65.93</text:p>
          </table:table-cell>
          <table:table-cell table:formula="of:=ROUND((([.Q15] / ([.A15] *[.B15] *[.C15])) * 100);2)" office:value-type="float" office:value="20.97">
            <text:p>20.97</text:p>
          </table:table-cell>
          <table:table-cell table:formula="of:=[.Q15]-[.D15]" office:value-type="float" office:value="23224">
            <text:p>232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5]" office:value-type="float" office:value="1000">
            <text:p>1000</text:p>
          </table:table-cell>
          <table:table-cell table:formula="of:=[.C15]" office:value-type="float" office:value="12">
            <text:p>12</text:p>
          </table:table-cell>
          <table:table-cell table:formula="of:=([.C16]*[.B16])+[.S15]" office:value-type="float" office:value="12000">
            <text:p>12000</text:p>
          </table:table-cell>
          <table:table-cell table:formula="of:=[.E15]" office:value-type="float" office:value="2961">
            <text:p>2961</text:p>
          </table:table-cell>
          <table:table-cell table:formula="of:=ROUND(([.$Q15]*[.$T$2])*(((1+[.$T$2])^[.$U$2])/(((1+[.$T$2])^[.$U$2])-1)))" office:value-type="float" office:value="3130">
            <text:p>3130</text:p>
          </table:table-cell>
          <table:table-cell table:formula="of:=[.G15]" office:value-type="float" office:value="1264">
            <text:p>1264</text:p>
          </table:table-cell>
          <table:table-cell table:formula="of:=[.H15]" office:value-type="float" office:value="1376">
            <text:p>1376</text:p>
          </table:table-cell>
          <table:table-cell table:formula="of:=[.I15]" office:value-type="float" office:value="1499">
            <text:p>1499</text:p>
          </table:table-cell>
          <table:table-cell table:formula="of:=[.J15]" office:value-type="float" office:value="1632">
            <text:p>1632</text:p>
          </table:table-cell>
          <table:table-cell table:formula="of:=[.K15]" office:value-type="float" office:value="1777">
            <text:p>1777</text:p>
          </table:table-cell>
          <table:table-cell table:formula="of:=[.L15]" office:value-type="float" office:value="1935">
            <text:p>1935</text:p>
          </table:table-cell>
          <table:table-cell table:formula="of:=[.M15]" office:value-type="float" office:value="2107">
            <text:p>2107</text:p>
          </table:table-cell>
          <table:table-cell table:formula="of:=[.N15]" office:value-type="float" office:value="2294">
            <text:p>2294</text:p>
          </table:table-cell>
          <table:table-cell table:formula="of:=[.O15]" office:value-type="float" office:value="2498">
            <text:p>2498</text:p>
          </table:table-cell>
          <table:table-cell table:formula="of:=[.P15]" office:value-type="float" office:value="2720">
            <text:p>2720</text:p>
          </table:table-cell>
          <table:table-cell table:formula="of:=SUM([.D16:.P16])" office:value-type="float" office:value="37193">
            <text:p>37193</text:p>
          </table:table-cell>
          <table:table-cell table:formula="of:=[.Q16]" office:value-type="float" office:value="37193">
            <text:p>37193</text:p>
          </table:table-cell>
          <table:table-cell table:formula="of:=[.Q16]-[.R16]" office:value-type="float" office:value="0">
            <text:p>0</text:p>
          </table:table-cell>
          <table:table-cell table:number-columns-repeated="2"/>
          <table:table-cell table:formula="of:=ROUND((([.Q16] -[.D16]) / [.Q16]) * 100;2)" office:value-type="float" office:value="67.74">
            <text:p>67.74</text:p>
          </table:table-cell>
          <table:table-cell table:formula="of:=ROUND((([.Q16] / ([.A16] *[.B16] *[.C16])) * 100);2)" office:value-type="float" office:value="20.66">
            <text:p>20.66</text:p>
          </table:table-cell>
          <table:table-cell table:formula="of:=[.Q16]-[.D16]" office:value-type="float" office:value="25193">
            <text:p>251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6]" office:value-type="float" office:value="1000">
            <text:p>1000</text:p>
          </table:table-cell>
          <table:table-cell table:formula="of:=[.C16]" office:value-type="float" office:value="12">
            <text:p>12</text:p>
          </table:table-cell>
          <table:table-cell table:formula="of:=([.C17]*[.B17])+[.S16]" office:value-type="float" office:value="12000">
            <text:p>12000</text:p>
          </table:table-cell>
          <table:table-cell table:formula="of:=[.E16]" office:value-type="float" office:value="2961">
            <text:p>2961</text:p>
          </table:table-cell>
          <table:table-cell table:formula="of:=[.F16]" office:value-type="float" office:value="3130">
            <text:p>3130</text:p>
          </table:table-cell>
          <table:table-cell table:formula="of:=ROUND(([.$Q16]*[.$T$2])*(((1+[.$T$2])^[.$U$2])/(((1+[.$T$2])^[.$U$2])-1)))" office:value-type="float" office:value="3305">
            <text:p>3305</text:p>
          </table:table-cell>
          <table:table-cell table:formula="of:=[.H16]" office:value-type="float" office:value="1376">
            <text:p>1376</text:p>
          </table:table-cell>
          <table:table-cell table:formula="of:=[.I16]" office:value-type="float" office:value="1499">
            <text:p>1499</text:p>
          </table:table-cell>
          <table:table-cell table:formula="of:=[.J16]" office:value-type="float" office:value="1632">
            <text:p>1632</text:p>
          </table:table-cell>
          <table:table-cell table:formula="of:=[.K16]" office:value-type="float" office:value="1777">
            <text:p>1777</text:p>
          </table:table-cell>
          <table:table-cell table:formula="of:=[.L16]" office:value-type="float" office:value="1935">
            <text:p>1935</text:p>
          </table:table-cell>
          <table:table-cell table:formula="of:=[.M16]" office:value-type="float" office:value="2107">
            <text:p>2107</text:p>
          </table:table-cell>
          <table:table-cell table:formula="of:=[.N16]" office:value-type="float" office:value="2294">
            <text:p>2294</text:p>
          </table:table-cell>
          <table:table-cell table:formula="of:=[.O16]" office:value-type="float" office:value="2498">
            <text:p>2498</text:p>
          </table:table-cell>
          <table:table-cell table:formula="of:=[.P16]" office:value-type="float" office:value="2720">
            <text:p>2720</text:p>
          </table:table-cell>
          <table:table-cell table:formula="of:=SUM([.D17:.P17])" office:value-type="float" office:value="39234">
            <text:p>39234</text:p>
          </table:table-cell>
          <table:table-cell table:formula="of:=[.Q17]" office:value-type="float" office:value="39234">
            <text:p>39234</text:p>
          </table:table-cell>
          <table:table-cell table:formula="of:=[.Q17]-[.R17]" office:value-type="float" office:value="0">
            <text:p>0</text:p>
          </table:table-cell>
          <table:table-cell table:number-columns-repeated="2"/>
          <table:table-cell table:formula="of:=ROUND((([.Q17] -[.D17]) / [.Q17]) * 100;2)" office:value-type="float" office:value="69.41">
            <text:p>69.41</text:p>
          </table:table-cell>
          <table:table-cell table:formula="of:=ROUND((([.Q17] / ([.A17] *[.B17] *[.C17])) * 100);2)" office:value-type="float" office:value="20.43">
            <text:p>20.43</text:p>
          </table:table-cell>
          <table:table-cell table:formula="of:=[.Q17]-[.D17]" office:value-type="float" office:value="27234">
            <text:p>272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7]" office:value-type="float" office:value="1000">
            <text:p>1000</text:p>
          </table:table-cell>
          <table:table-cell table:formula="of:=[.C17]" office:value-type="float" office:value="12">
            <text:p>12</text:p>
          </table:table-cell>
          <table:table-cell table:formula="of:=([.C18]*[.B18])+[.S17]" office:value-type="float" office:value="12000">
            <text:p>12000</text:p>
          </table:table-cell>
          <table:table-cell table:formula="of:=[.E17]" office:value-type="float" office:value="2961">
            <text:p>2961</text:p>
          </table:table-cell>
          <table:table-cell table:formula="of:=[.F17]" office:value-type="float" office:value="3130">
            <text:p>3130</text:p>
          </table:table-cell>
          <table:table-cell table:formula="of:=[.G17]" office:value-type="float" office:value="3305">
            <text:p>3305</text:p>
          </table:table-cell>
          <table:table-cell table:formula="of:=ROUND(([.$Q17]*[.$T$2])*(((1+[.$T$2])^[.$U$2])/(((1+[.$T$2])^[.$U$2])-1)))" office:value-type="float" office:value="3486">
            <text:p>3486</text:p>
          </table:table-cell>
          <table:table-cell table:formula="of:=[.I17]" office:value-type="float" office:value="1499">
            <text:p>1499</text:p>
          </table:table-cell>
          <table:table-cell table:formula="of:=[.J17]" office:value-type="float" office:value="1632">
            <text:p>1632</text:p>
          </table:table-cell>
          <table:table-cell table:formula="of:=[.K17]" office:value-type="float" office:value="1777">
            <text:p>1777</text:p>
          </table:table-cell>
          <table:table-cell table:formula="of:=[.L17]" office:value-type="float" office:value="1935">
            <text:p>1935</text:p>
          </table:table-cell>
          <table:table-cell table:formula="of:=[.M17]" office:value-type="float" office:value="2107">
            <text:p>2107</text:p>
          </table:table-cell>
          <table:table-cell table:formula="of:=[.N17]" office:value-type="float" office:value="2294">
            <text:p>2294</text:p>
          </table:table-cell>
          <table:table-cell table:formula="of:=[.O17]" office:value-type="float" office:value="2498">
            <text:p>2498</text:p>
          </table:table-cell>
          <table:table-cell table:formula="of:=[.P17]" office:value-type="float" office:value="2720">
            <text:p>2720</text:p>
          </table:table-cell>
          <table:table-cell table:formula="of:=SUM([.D18:.P18])" office:value-type="float" office:value="41344">
            <text:p>41344</text:p>
          </table:table-cell>
          <table:table-cell table:formula="of:=[.Q18]" office:value-type="float" office:value="41344">
            <text:p>41344</text:p>
          </table:table-cell>
          <table:table-cell table:formula="of:=[.Q18]-[.R18]" office:value-type="float" office:value="0">
            <text:p>0</text:p>
          </table:table-cell>
          <table:table-cell table:number-columns-repeated="2"/>
          <table:table-cell table:formula="of:=ROUND((([.Q18] -[.D18]) / [.Q18]) * 100;2)" office:value-type="float" office:value="70.98">
            <text:p>70.98</text:p>
          </table:table-cell>
          <table:table-cell table:formula="of:=ROUND((([.Q18] / ([.A18] *[.B18] *[.C18])) * 100);2)" office:value-type="float" office:value="20.27">
            <text:p>20.27</text:p>
          </table:table-cell>
          <table:table-cell table:formula="of:=[.Q18]-[.D18]" office:value-type="float" office:value="29344">
            <text:p>293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8]" office:value-type="float" office:value="1000">
            <text:p>1000</text:p>
          </table:table-cell>
          <table:table-cell table:formula="of:=[.C18]" office:value-type="float" office:value="12">
            <text:p>12</text:p>
          </table:table-cell>
          <table:table-cell table:formula="of:=([.C19]*[.B19])+[.S18]" office:value-type="float" office:value="12000">
            <text:p>12000</text:p>
          </table:table-cell>
          <table:table-cell table:formula="of:=[.E18]" office:value-type="float" office:value="2961">
            <text:p>2961</text:p>
          </table:table-cell>
          <table:table-cell table:formula="of:=[.F18]" office:value-type="float" office:value="3130">
            <text:p>3130</text:p>
          </table:table-cell>
          <table:table-cell table:formula="of:=[.G18]" office:value-type="float" office:value="3305">
            <text:p>3305</text:p>
          </table:table-cell>
          <table:table-cell table:formula="of:=[.H18]" office:value-type="float" office:value="3486">
            <text:p>3486</text:p>
          </table:table-cell>
          <table:table-cell table:formula="of:=ROUND(([.$Q18]*[.$T$2])*(((1+[.$T$2])^[.$U$2])/(((1+[.$T$2])^[.$U$2])-1)))" office:value-type="float" office:value="3673">
            <text:p>3673</text:p>
          </table:table-cell>
          <table:table-cell table:formula="of:=[.J18]" office:value-type="float" office:value="1632">
            <text:p>1632</text:p>
          </table:table-cell>
          <table:table-cell table:formula="of:=[.K18]" office:value-type="float" office:value="1777">
            <text:p>1777</text:p>
          </table:table-cell>
          <table:table-cell table:formula="of:=[.L18]" office:value-type="float" office:value="1935">
            <text:p>1935</text:p>
          </table:table-cell>
          <table:table-cell table:formula="of:=[.M18]" office:value-type="float" office:value="2107">
            <text:p>2107</text:p>
          </table:table-cell>
          <table:table-cell table:formula="of:=[.N18]" office:value-type="float" office:value="2294">
            <text:p>2294</text:p>
          </table:table-cell>
          <table:table-cell table:formula="of:=[.O18]" office:value-type="float" office:value="2498">
            <text:p>2498</text:p>
          </table:table-cell>
          <table:table-cell table:formula="of:=[.P18]" office:value-type="float" office:value="2720">
            <text:p>2720</text:p>
          </table:table-cell>
          <table:table-cell table:formula="of:=SUM([.D19:.P19])" office:value-type="float" office:value="43518">
            <text:p>43518</text:p>
          </table:table-cell>
          <table:table-cell table:formula="of:=[.Q19]" office:value-type="float" office:value="43518">
            <text:p>43518</text:p>
          </table:table-cell>
          <table:table-cell table:formula="of:=[.Q19]-[.R19]" office:value-type="float" office:value="0">
            <text:p>0</text:p>
          </table:table-cell>
          <table:table-cell table:number-columns-repeated="2"/>
          <table:table-cell table:formula="of:=ROUND((([.Q19] -[.D19]) / [.Q19]) * 100;2)" office:value-type="float" office:value="72.43">
            <text:p>72.43</text:p>
          </table:table-cell>
          <table:table-cell table:formula="of:=ROUND((([.Q19] / ([.A19] *[.B19] *[.C19])) * 100);2)" office:value-type="float" office:value="20.15">
            <text:p>20.15</text:p>
          </table:table-cell>
          <table:table-cell table:formula="of:=[.Q19]-[.D19]" office:value-type="float" office:value="31518">
            <text:p>315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19]" office:value-type="float" office:value="1000">
            <text:p>1000</text:p>
          </table:table-cell>
          <table:table-cell table:formula="of:=[.C19]" office:value-type="float" office:value="12">
            <text:p>12</text:p>
          </table:table-cell>
          <table:table-cell table:formula="of:=([.C20]*[.B20])+[.S19]" office:value-type="float" office:value="12000">
            <text:p>12000</text:p>
          </table:table-cell>
          <table:table-cell table:formula="of:=[.E19]" office:value-type="float" office:value="2961">
            <text:p>2961</text:p>
          </table:table-cell>
          <table:table-cell table:formula="of:=[.F19]" office:value-type="float" office:value="3130">
            <text:p>3130</text:p>
          </table:table-cell>
          <table:table-cell table:formula="of:=[.G19]" office:value-type="float" office:value="3305">
            <text:p>3305</text:p>
          </table:table-cell>
          <table:table-cell table:formula="of:=[.H19]" office:value-type="float" office:value="3486">
            <text:p>3486</text:p>
          </table:table-cell>
          <table:table-cell table:formula="of:=[.I19]" office:value-type="float" office:value="3673">
            <text:p>3673</text:p>
          </table:table-cell>
          <table:table-cell table:formula="of:=ROUND(([.$Q19]*[.$T$2])*(((1+[.$T$2])^[.$U$2])/(((1+[.$T$2])^[.$U$2])-1)))" office:value-type="float" office:value="3867">
            <text:p>3867</text:p>
          </table:table-cell>
          <table:table-cell table:formula="of:=[.K19]" office:value-type="float" office:value="1777">
            <text:p>1777</text:p>
          </table:table-cell>
          <table:table-cell table:formula="of:=[.L19]" office:value-type="float" office:value="1935">
            <text:p>1935</text:p>
          </table:table-cell>
          <table:table-cell table:formula="of:=[.M19]" office:value-type="float" office:value="2107">
            <text:p>2107</text:p>
          </table:table-cell>
          <table:table-cell table:formula="of:=[.N19]" office:value-type="float" office:value="2294">
            <text:p>2294</text:p>
          </table:table-cell>
          <table:table-cell table:formula="of:=[.O19]" office:value-type="float" office:value="2498">
            <text:p>2498</text:p>
          </table:table-cell>
          <table:table-cell table:formula="of:=[.P19]" office:value-type="float" office:value="2720">
            <text:p>2720</text:p>
          </table:table-cell>
          <table:table-cell table:formula="of:=SUM([.D20:.P20])" office:value-type="float" office:value="45753">
            <text:p>45753</text:p>
          </table:table-cell>
          <table:table-cell table:formula="of:=[.Q20]" office:value-type="float" office:value="45753">
            <text:p>45753</text:p>
          </table:table-cell>
          <table:table-cell table:formula="of:=[.Q20]-[.R20]" office:value-type="float" office:value="0">
            <text:p>0</text:p>
          </table:table-cell>
          <table:table-cell table:number-columns-repeated="2"/>
          <table:table-cell table:formula="of:=ROUND((([.Q20] -[.D20]) / [.Q20]) * 100;2)" office:value-type="float" office:value="73.77">
            <text:p>73.77</text:p>
          </table:table-cell>
          <table:table-cell table:formula="of:=ROUND((([.Q20] / ([.A20] *[.B20] *[.C20])) * 100);2)" office:value-type="float" office:value="20.07">
            <text:p>20.07</text:p>
          </table:table-cell>
          <table:table-cell table:formula="of:=[.Q20]-[.D20]" office:value-type="float" office:value="33753">
            <text:p>337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0]" office:value-type="float" office:value="1000">
            <text:p>1000</text:p>
          </table:table-cell>
          <table:table-cell table:formula="of:=[.C20]" office:value-type="float" office:value="12">
            <text:p>12</text:p>
          </table:table-cell>
          <table:table-cell table:formula="of:=([.C21]*[.B21])+[.S20]" office:value-type="float" office:value="12000">
            <text:p>12000</text:p>
          </table:table-cell>
          <table:table-cell table:formula="of:=[.E20]" office:value-type="float" office:value="2961">
            <text:p>2961</text:p>
          </table:table-cell>
          <table:table-cell table:formula="of:=[.F20]" office:value-type="float" office:value="3130">
            <text:p>3130</text:p>
          </table:table-cell>
          <table:table-cell table:formula="of:=[.G20]" office:value-type="float" office:value="3305">
            <text:p>3305</text:p>
          </table:table-cell>
          <table:table-cell table:formula="of:=[.H20]" office:value-type="float" office:value="3486">
            <text:p>3486</text:p>
          </table:table-cell>
          <table:table-cell table:formula="of:=[.I20]" office:value-type="float" office:value="3673">
            <text:p>3673</text:p>
          </table:table-cell>
          <table:table-cell table:formula="of:=[.J20]" office:value-type="float" office:value="3867">
            <text:p>3867</text:p>
          </table:table-cell>
          <table:table-cell table:formula="of:=ROUND(([.$Q20]*[.$T$2])*(((1+[.$T$2])^[.$U$2])/(((1+[.$T$2])^[.$U$2])-1)))" office:value-type="float" office:value="4065">
            <text:p>4065</text:p>
          </table:table-cell>
          <table:table-cell table:formula="of:=[.L20]" office:value-type="float" office:value="1935">
            <text:p>1935</text:p>
          </table:table-cell>
          <table:table-cell table:formula="of:=[.M20]" office:value-type="float" office:value="2107">
            <text:p>2107</text:p>
          </table:table-cell>
          <table:table-cell table:formula="of:=[.N20]" office:value-type="float" office:value="2294">
            <text:p>2294</text:p>
          </table:table-cell>
          <table:table-cell table:formula="of:=[.O20]" office:value-type="float" office:value="2498">
            <text:p>2498</text:p>
          </table:table-cell>
          <table:table-cell table:formula="of:=[.P20]" office:value-type="float" office:value="2720">
            <text:p>2720</text:p>
          </table:table-cell>
          <table:table-cell table:formula="of:=SUM([.D21:.P21])" office:value-type="float" office:value="48041">
            <text:p>48041</text:p>
          </table:table-cell>
          <table:table-cell table:formula="of:=[.Q21]" office:value-type="float" office:value="48041">
            <text:p>48041</text:p>
          </table:table-cell>
          <table:table-cell table:formula="of:=[.Q21]-[.R21]" office:value-type="float" office:value="0">
            <text:p>0</text:p>
          </table:table-cell>
          <table:table-cell table:number-columns-repeated="2"/>
          <table:table-cell table:formula="of:=ROUND((([.Q21] -[.D21]) / [.Q21]) * 100;2)" office:value-type="float" office:value="75.02">
            <text:p>75.02</text:p>
          </table:table-cell>
          <table:table-cell table:formula="of:=ROUND((([.Q21] / ([.A21] *[.B21] *[.C21])) * 100);2)" office:value-type="float" office:value="20.02">
            <text:p>20.02</text:p>
          </table:table-cell>
          <table:table-cell table:formula="of:=[.Q21]-[.D21]" office:value-type="float" office:value="36041">
            <text:p>360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1]" office:value-type="float" office:value="1000">
            <text:p>1000</text:p>
          </table:table-cell>
          <table:table-cell table:formula="of:=[.C21]" office:value-type="float" office:value="12">
            <text:p>12</text:p>
          </table:table-cell>
          <table:table-cell table:formula="of:=([.C22]*[.B22])+[.S21]" office:value-type="float" office:value="12000">
            <text:p>12000</text:p>
          </table:table-cell>
          <table:table-cell table:formula="of:=[.E21]" office:value-type="float" office:value="2961">
            <text:p>2961</text:p>
          </table:table-cell>
          <table:table-cell table:formula="of:=[.F21]" office:value-type="float" office:value="3130">
            <text:p>3130</text:p>
          </table:table-cell>
          <table:table-cell table:formula="of:=[.G21]" office:value-type="float" office:value="3305">
            <text:p>3305</text:p>
          </table:table-cell>
          <table:table-cell table:formula="of:=[.H21]" office:value-type="float" office:value="3486">
            <text:p>3486</text:p>
          </table:table-cell>
          <table:table-cell table:formula="of:=[.I21]" office:value-type="float" office:value="3673">
            <text:p>3673</text:p>
          </table:table-cell>
          <table:table-cell table:formula="of:=[.J21]" office:value-type="float" office:value="3867">
            <text:p>3867</text:p>
          </table:table-cell>
          <table:table-cell table:formula="of:=[.K21]" office:value-type="float" office:value="4065">
            <text:p>4065</text:p>
          </table:table-cell>
          <table:table-cell table:formula="of:=ROUND(([.$Q21]*[.$T$2])*(((1+[.$T$2])^[.$U$2])/(((1+[.$T$2])^[.$U$2])-1)))" office:value-type="float" office:value="4268">
            <text:p>4268</text:p>
          </table:table-cell>
          <table:table-cell table:formula="of:=[.M21]" office:value-type="float" office:value="2107">
            <text:p>2107</text:p>
          </table:table-cell>
          <table:table-cell table:formula="of:=[.N21]" office:value-type="float" office:value="2294">
            <text:p>2294</text:p>
          </table:table-cell>
          <table:table-cell table:formula="of:=[.O21]" office:value-type="float" office:value="2498">
            <text:p>2498</text:p>
          </table:table-cell>
          <table:table-cell table:formula="of:=[.P21]" office:value-type="float" office:value="2720">
            <text:p>2720</text:p>
          </table:table-cell>
          <table:table-cell table:formula="of:=SUM([.D22:.P22])" office:value-type="float" office:value="50374">
            <text:p>50374</text:p>
          </table:table-cell>
          <table:table-cell table:formula="of:=[.Q22]" office:value-type="float" office:value="50374">
            <text:p>50374</text:p>
          </table:table-cell>
          <table:table-cell table:formula="of:=[.Q22]-[.R22]" office:value-type="float" office:value="0">
            <text:p>0</text:p>
          </table:table-cell>
          <table:table-cell table:number-columns-repeated="2"/>
          <table:table-cell table:formula="of:=ROUND((([.Q22] -[.D22]) / [.Q22]) * 100;2)" office:value-type="float" office:value="76.18">
            <text:p>76.18</text:p>
          </table:table-cell>
          <table:table-cell table:formula="of:=ROUND((([.Q22] / ([.A22] *[.B22] *[.C22])) * 100);2)" office:value-type="float" office:value="19.99">
            <text:p>19.99</text:p>
          </table:table-cell>
          <table:table-cell table:formula="of:=[.Q22]-[.D22]" office:value-type="float" office:value="38374">
            <text:p>383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2]" office:value-type="float" office:value="1000">
            <text:p>1000</text:p>
          </table:table-cell>
          <table:table-cell table:formula="of:=[.C22]" office:value-type="float" office:value="12">
            <text:p>12</text:p>
          </table:table-cell>
          <table:table-cell table:formula="of:=([.C23]*[.B23])+[.S22]" office:value-type="float" office:value="12000">
            <text:p>12000</text:p>
          </table:table-cell>
          <table:table-cell table:formula="of:=[.E22]" office:value-type="float" office:value="2961">
            <text:p>2961</text:p>
          </table:table-cell>
          <table:table-cell table:formula="of:=[.F22]" office:value-type="float" office:value="3130">
            <text:p>3130</text:p>
          </table:table-cell>
          <table:table-cell table:formula="of:=[.G22]" office:value-type="float" office:value="3305">
            <text:p>3305</text:p>
          </table:table-cell>
          <table:table-cell table:formula="of:=[.H22]" office:value-type="float" office:value="3486">
            <text:p>3486</text:p>
          </table:table-cell>
          <table:table-cell table:formula="of:=[.I22]" office:value-type="float" office:value="3673">
            <text:p>3673</text:p>
          </table:table-cell>
          <table:table-cell table:formula="of:=[.J22]" office:value-type="float" office:value="3867">
            <text:p>3867</text:p>
          </table:table-cell>
          <table:table-cell table:formula="of:=[.K22]" office:value-type="float" office:value="4065">
            <text:p>4065</text:p>
          </table:table-cell>
          <table:table-cell table:formula="of:=[.L22]" office:value-type="float" office:value="4268">
            <text:p>4268</text:p>
          </table:table-cell>
          <table:table-cell table:formula="of:=ROUND(([.$Q22]*[.$T$2])*(((1+[.$T$2])^[.$U$2])/(((1+[.$T$2])^[.$U$2])-1)))" office:value-type="float" office:value="4476">
            <text:p>4476</text:p>
          </table:table-cell>
          <table:table-cell table:formula="of:=[.N22]" office:value-type="float" office:value="2294">
            <text:p>2294</text:p>
          </table:table-cell>
          <table:table-cell table:formula="of:=[.O22]" office:value-type="float" office:value="2498">
            <text:p>2498</text:p>
          </table:table-cell>
          <table:table-cell table:formula="of:=[.P22]" office:value-type="float" office:value="2720">
            <text:p>2720</text:p>
          </table:table-cell>
          <table:table-cell table:formula="of:=SUM([.D23:.P23])" office:value-type="float" office:value="52743">
            <text:p>52743</text:p>
          </table:table-cell>
          <table:table-cell table:formula="of:=[.Q23]" office:value-type="float" office:value="52743">
            <text:p>52743</text:p>
          </table:table-cell>
          <table:table-cell table:formula="of:=[.Q23]-[.R23]" office:value-type="float" office:value="0">
            <text:p>0</text:p>
          </table:table-cell>
          <table:table-cell table:number-columns-repeated="2"/>
          <table:table-cell table:formula="of:=ROUND((([.Q23] -[.D23]) / [.Q23]) * 100;2)" office:value-type="float" office:value="77.25">
            <text:p>77.25</text:p>
          </table:table-cell>
          <table:table-cell table:formula="of:=ROUND((([.Q23] / ([.A23] *[.B23] *[.C23])) * 100);2)" office:value-type="float" office:value="19.98">
            <text:p>19.98</text:p>
          </table:table-cell>
          <table:table-cell table:formula="of:=[.Q23]-[.D23]" office:value-type="float" office:value="40743">
            <text:p>407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3]" office:value-type="float" office:value="1000">
            <text:p>1000</text:p>
          </table:table-cell>
          <table:table-cell table:formula="of:=[.C23]" office:value-type="float" office:value="12">
            <text:p>12</text:p>
          </table:table-cell>
          <table:table-cell table:formula="of:=([.C24]*[.B24])+[.S23]" office:value-type="float" office:value="12000">
            <text:p>12000</text:p>
          </table:table-cell>
          <table:table-cell table:formula="of:=[.E23]" office:value-type="float" office:value="2961">
            <text:p>2961</text:p>
          </table:table-cell>
          <table:table-cell table:formula="of:=[.F23]" office:value-type="float" office:value="3130">
            <text:p>3130</text:p>
          </table:table-cell>
          <table:table-cell table:formula="of:=[.G23]" office:value-type="float" office:value="3305">
            <text:p>3305</text:p>
          </table:table-cell>
          <table:table-cell table:formula="of:=[.H23]" office:value-type="float" office:value="3486">
            <text:p>3486</text:p>
          </table:table-cell>
          <table:table-cell table:formula="of:=[.I23]" office:value-type="float" office:value="3673">
            <text:p>3673</text:p>
          </table:table-cell>
          <table:table-cell table:formula="of:=[.J23]" office:value-type="float" office:value="3867">
            <text:p>3867</text:p>
          </table:table-cell>
          <table:table-cell table:formula="of:=[.K23]" office:value-type="float" office:value="4065">
            <text:p>4065</text:p>
          </table:table-cell>
          <table:table-cell table:formula="of:=[.L23]" office:value-type="float" office:value="4268">
            <text:p>4268</text:p>
          </table:table-cell>
          <table:table-cell table:formula="of:=[.M23]" office:value-type="float" office:value="4476">
            <text:p>4476</text:p>
          </table:table-cell>
          <table:table-cell table:formula="of:=ROUND(([.$Q23]*[.$T$2])*(((1+[.$T$2])^[.$U$2])/(((1+[.$T$2])^[.$U$2])-1)))" office:value-type="float" office:value="4686">
            <text:p>4686</text:p>
          </table:table-cell>
          <table:table-cell table:formula="of:=[.O23]" office:value-type="float" office:value="2498">
            <text:p>2498</text:p>
          </table:table-cell>
          <table:table-cell table:formula="of:=[.P23]" office:value-type="float" office:value="2720">
            <text:p>2720</text:p>
          </table:table-cell>
          <table:table-cell table:formula="of:=SUM([.D24:.P24])" office:value-type="float" office:value="55135">
            <text:p>55135</text:p>
          </table:table-cell>
          <table:table-cell table:formula="of:=[.Q24]" office:value-type="float" office:value="55135">
            <text:p>55135</text:p>
          </table:table-cell>
          <table:table-cell table:formula="of:=[.Q24]-[.R24]" office:value-type="float" office:value="0">
            <text:p>0</text:p>
          </table:table-cell>
          <table:table-cell table:number-columns-repeated="2"/>
          <table:table-cell table:formula="of:=ROUND((([.Q24] -[.D24]) / [.Q24]) * 100;2)" office:value-type="float" office:value="78.24">
            <text:p>78.24</text:p>
          </table:table-cell>
          <table:table-cell table:formula="of:=ROUND((([.Q24] / ([.A24] *[.B24] *[.C24])) * 100);2)" office:value-type="float" office:value="19.98">
            <text:p>19.98</text:p>
          </table:table-cell>
          <table:table-cell table:formula="of:=[.Q24]-[.D24]" office:value-type="float" office:value="43135">
            <text:p>431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4]" office:value-type="float" office:value="1000">
            <text:p>1000</text:p>
          </table:table-cell>
          <table:table-cell table:formula="of:=[.C24]" office:value-type="float" office:value="12">
            <text:p>12</text:p>
          </table:table-cell>
          <table:table-cell table:formula="of:=([.C25]*[.B25])+[.S24]" office:value-type="float" office:value="12000">
            <text:p>12000</text:p>
          </table:table-cell>
          <table:table-cell table:formula="of:=[.E24]" office:value-type="float" office:value="2961">
            <text:p>2961</text:p>
          </table:table-cell>
          <table:table-cell table:formula="of:=[.F24]" office:value-type="float" office:value="3130">
            <text:p>3130</text:p>
          </table:table-cell>
          <table:table-cell table:formula="of:=[.G24]" office:value-type="float" office:value="3305">
            <text:p>3305</text:p>
          </table:table-cell>
          <table:table-cell table:formula="of:=[.H24]" office:value-type="float" office:value="3486">
            <text:p>3486</text:p>
          </table:table-cell>
          <table:table-cell table:formula="of:=[.I24]" office:value-type="float" office:value="3673">
            <text:p>3673</text:p>
          </table:table-cell>
          <table:table-cell table:formula="of:=[.J24]" office:value-type="float" office:value="3867">
            <text:p>3867</text:p>
          </table:table-cell>
          <table:table-cell table:formula="of:=[.K24]" office:value-type="float" office:value="4065">
            <text:p>4065</text:p>
          </table:table-cell>
          <table:table-cell table:formula="of:=[.L24]" office:value-type="float" office:value="4268">
            <text:p>4268</text:p>
          </table:table-cell>
          <table:table-cell table:formula="of:=[.M24]" office:value-type="float" office:value="4476">
            <text:p>4476</text:p>
          </table:table-cell>
          <table:table-cell table:formula="of:=[.N24]" office:value-type="float" office:value="4686">
            <text:p>4686</text:p>
          </table:table-cell>
          <table:table-cell table:formula="of:=ROUND(([.$Q24]*[.$T$2])*(((1+[.$T$2])^[.$U$2])/(((1+[.$T$2])^[.$U$2])-1)))" office:value-type="float" office:value="4899">
            <text:p>4899</text:p>
          </table:table-cell>
          <table:table-cell table:formula="of:=[.P24]" office:value-type="float" office:value="2720">
            <text:p>2720</text:p>
          </table:table-cell>
          <table:table-cell table:formula="of:=SUM([.D25:.P25])" office:value-type="float" office:value="57536">
            <text:p>57536</text:p>
          </table:table-cell>
          <table:table-cell table:formula="of:=[.Q25]" office:value-type="float" office:value="57536">
            <text:p>57536</text:p>
          </table:table-cell>
          <table:table-cell table:formula="of:=[.Q25]-[.R25]" office:value-type="float" office:value="0">
            <text:p>0</text:p>
          </table:table-cell>
          <table:table-cell table:number-columns-repeated="2"/>
          <table:table-cell table:formula="of:=ROUND((([.Q25] -[.D25]) / [.Q25]) * 100;2)" office:value-type="float" office:value="79.14">
            <text:p>79.14</text:p>
          </table:table-cell>
          <table:table-cell table:formula="of:=ROUND((([.Q25] / ([.A25] *[.B25] *[.C25])) * 100);2)" office:value-type="float" office:value="19.98">
            <text:p>19.98</text:p>
          </table:table-cell>
          <table:table-cell table:formula="of:=[.Q25]-[.D25]" office:value-type="float" office:value="45536">
            <text:p>4553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5]" office:value-type="float" office:value="1000">
            <text:p>1000</text:p>
          </table:table-cell>
          <table:table-cell table:formula="of:=[.C25]" office:value-type="float" office:value="12">
            <text:p>12</text:p>
          </table:table-cell>
          <table:table-cell table:formula="of:=([.C26]*[.B26])+[.S25]" office:value-type="float" office:value="12000">
            <text:p>12000</text:p>
          </table:table-cell>
          <table:table-cell table:formula="of:=[.E25]" office:value-type="float" office:value="2961">
            <text:p>2961</text:p>
          </table:table-cell>
          <table:table-cell table:formula="of:=[.F25]" office:value-type="float" office:value="3130">
            <text:p>3130</text:p>
          </table:table-cell>
          <table:table-cell table:formula="of:=[.G25]" office:value-type="float" office:value="3305">
            <text:p>3305</text:p>
          </table:table-cell>
          <table:table-cell table:formula="of:=[.H25]" office:value-type="float" office:value="3486">
            <text:p>3486</text:p>
          </table:table-cell>
          <table:table-cell table:formula="of:=[.I25]" office:value-type="float" office:value="3673">
            <text:p>3673</text:p>
          </table:table-cell>
          <table:table-cell table:formula="of:=[.J25]" office:value-type="float" office:value="3867">
            <text:p>3867</text:p>
          </table:table-cell>
          <table:table-cell table:formula="of:=[.K25]" office:value-type="float" office:value="4065">
            <text:p>4065</text:p>
          </table:table-cell>
          <table:table-cell table:formula="of:=[.L25]" office:value-type="float" office:value="4268">
            <text:p>4268</text:p>
          </table:table-cell>
          <table:table-cell table:formula="of:=[.M25]" office:value-type="float" office:value="4476">
            <text:p>4476</text:p>
          </table:table-cell>
          <table:table-cell table:formula="of:=[.N25]" office:value-type="float" office:value="4686">
            <text:p>4686</text:p>
          </table:table-cell>
          <table:table-cell table:formula="of:=[.O25]" office:value-type="float" office:value="4899">
            <text:p>4899</text:p>
          </table:table-cell>
          <table:table-cell table:formula="of:=ROUND(([.$Q25]*[.$T$2])*(((1+[.$T$2])^[.$U$2])/(((1+[.$T$2])^[.$U$2])-1)))" office:value-type="float" office:value="5112">
            <text:p>5112</text:p>
          </table:table-cell>
          <table:table-cell table:formula="of:=SUM([.D26:.P26])" office:value-type="float" office:value="59928">
            <text:p>59928</text:p>
          </table:table-cell>
          <table:table-cell table:formula="of:=[.Q26]" office:value-type="float" office:value="59928">
            <text:p>59928</text:p>
          </table:table-cell>
          <table:table-cell table:formula="of:=[.Q26]-[.R26]" office:value-type="float" office:value="0">
            <text:p>0</text:p>
          </table:table-cell>
          <table:table-cell table:number-columns-repeated="2"/>
          <table:table-cell table:formula="of:=ROUND((([.Q26] -[.D26]) / [.Q26]) * 100;2)" office:value-type="float" office:value="79.98">
            <text:p>79.98</text:p>
          </table:table-cell>
          <table:table-cell table:formula="of:=ROUND((([.Q26] / ([.A26] *[.B26] *[.C26])) * 100);2)" office:value-type="float" office:value="19.98">
            <text:p>19.98</text:p>
          </table:table-cell>
          <table:table-cell table:formula="of:=[.Q26]-[.D26]" office:value-type="float" office:value="47928">
            <text:p>479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6]" office:value-type="float" office:value="1000">
            <text:p>1000</text:p>
          </table:table-cell>
          <table:table-cell table:formula="of:=[.C26]" office:value-type="float" office:value="12">
            <text:p>12</text:p>
          </table:table-cell>
          <table:table-cell table:formula="of:=([.C27]*[.B27])+[.S26]" office:value-type="float" office:value="12000">
            <text:p>12000</text:p>
          </table:table-cell>
          <table:table-cell table:formula="of:=ROUND(([.$Q26]*[.$T$2])*(((1+[.$T$2])^[.$U$2])/(((1+[.$T$2])^[.$U$2])-1)))" office:value-type="float" office:value="5325">
            <text:p>5325</text:p>
          </table:table-cell>
          <table:table-cell table:formula="of:=[.F26]" office:value-type="float" office:value="3130">
            <text:p>3130</text:p>
          </table:table-cell>
          <table:table-cell table:formula="of:=[.G26]" office:value-type="float" office:value="3305">
            <text:p>3305</text:p>
          </table:table-cell>
          <table:table-cell table:formula="of:=[.H26]" office:value-type="float" office:value="3486">
            <text:p>3486</text:p>
          </table:table-cell>
          <table:table-cell table:formula="of:=[.I26]" office:value-type="float" office:value="3673">
            <text:p>3673</text:p>
          </table:table-cell>
          <table:table-cell table:formula="of:=[.J26]" office:value-type="float" office:value="3867">
            <text:p>3867</text:p>
          </table:table-cell>
          <table:table-cell table:formula="of:=[.K26]" office:value-type="float" office:value="4065">
            <text:p>4065</text:p>
          </table:table-cell>
          <table:table-cell table:formula="of:=[.L26]" office:value-type="float" office:value="4268">
            <text:p>4268</text:p>
          </table:table-cell>
          <table:table-cell table:formula="of:=[.M26]" office:value-type="float" office:value="4476">
            <text:p>4476</text:p>
          </table:table-cell>
          <table:table-cell table:formula="of:=[.N26]" office:value-type="float" office:value="4686">
            <text:p>4686</text:p>
          </table:table-cell>
          <table:table-cell table:formula="of:=[.O26]" office:value-type="float" office:value="4899">
            <text:p>4899</text:p>
          </table:table-cell>
          <table:table-cell table:formula="of:=[.P26]" office:value-type="float" office:value="5112">
            <text:p>5112</text:p>
          </table:table-cell>
          <table:table-cell table:formula="of:=SUM([.D27:.P27])" office:value-type="float" office:value="62292">
            <text:p>62292</text:p>
          </table:table-cell>
          <table:table-cell table:formula="of:=[.Q27]" office:value-type="float" office:value="62292">
            <text:p>62292</text:p>
          </table:table-cell>
          <table:table-cell table:formula="of:=[.Q27]-[.R27]" office:value-type="float" office:value="0">
            <text:p>0</text:p>
          </table:table-cell>
          <table:table-cell table:number-columns-repeated="2"/>
          <table:table-cell table:formula="of:=ROUND((([.Q27] -[.D27]) / [.Q27]) * 100;2)" office:value-type="float" office:value="80.74">
            <text:p>80.74</text:p>
          </table:table-cell>
          <table:table-cell table:formula="of:=ROUND((([.Q27] / ([.A27] *[.B27] *[.C27])) * 100);2)" office:value-type="float" office:value="19.97">
            <text:p>19.97</text:p>
          </table:table-cell>
          <table:table-cell table:formula="of:=[.Q27]-[.D27]" office:value-type="float" office:value="50292">
            <text:p>5029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7]" office:value-type="float" office:value="1000">
            <text:p>1000</text:p>
          </table:table-cell>
          <table:table-cell table:formula="of:=[.C27]" office:value-type="float" office:value="12">
            <text:p>12</text:p>
          </table:table-cell>
          <table:table-cell table:formula="of:=([.C28]*[.B28])+[.S27]" office:value-type="float" office:value="12000">
            <text:p>12000</text:p>
          </table:table-cell>
          <table:table-cell table:formula="of:=[.E27]" office:value-type="float" office:value="5325">
            <text:p>5325</text:p>
          </table:table-cell>
          <table:table-cell table:formula="of:=ROUND(([.$Q27]*[.$T$2])*(((1+[.$T$2])^[.$U$2])/(((1+[.$T$2])^[.$U$2])-1)))" office:value-type="float" office:value="5535">
            <text:p>5535</text:p>
          </table:table-cell>
          <table:table-cell table:formula="of:=[.G27]" office:value-type="float" office:value="3305">
            <text:p>3305</text:p>
          </table:table-cell>
          <table:table-cell table:formula="of:=[.H27]" office:value-type="float" office:value="3486">
            <text:p>3486</text:p>
          </table:table-cell>
          <table:table-cell table:formula="of:=[.I27]" office:value-type="float" office:value="3673">
            <text:p>3673</text:p>
          </table:table-cell>
          <table:table-cell table:formula="of:=[.J27]" office:value-type="float" office:value="3867">
            <text:p>3867</text:p>
          </table:table-cell>
          <table:table-cell table:formula="of:=[.K27]" office:value-type="float" office:value="4065">
            <text:p>4065</text:p>
          </table:table-cell>
          <table:table-cell table:formula="of:=[.L27]" office:value-type="float" office:value="4268">
            <text:p>4268</text:p>
          </table:table-cell>
          <table:table-cell table:formula="of:=[.M27]" office:value-type="float" office:value="4476">
            <text:p>4476</text:p>
          </table:table-cell>
          <table:table-cell table:formula="of:=[.N27]" office:value-type="float" office:value="4686">
            <text:p>4686</text:p>
          </table:table-cell>
          <table:table-cell table:formula="of:=[.O27]" office:value-type="float" office:value="4899">
            <text:p>4899</text:p>
          </table:table-cell>
          <table:table-cell table:formula="of:=[.P27]" office:value-type="float" office:value="5112">
            <text:p>5112</text:p>
          </table:table-cell>
          <table:table-cell table:formula="of:=SUM([.D28:.P28])" office:value-type="float" office:value="64697">
            <text:p>64697</text:p>
          </table:table-cell>
          <table:table-cell table:formula="of:=[.Q28]" office:value-type="float" office:value="64697">
            <text:p>64697</text:p>
          </table:table-cell>
          <table:table-cell table:formula="of:=[.Q28]-[.R28]" office:value-type="float" office:value="0">
            <text:p>0</text:p>
          </table:table-cell>
          <table:table-cell table:number-columns-repeated="2"/>
          <table:table-cell table:formula="of:=ROUND((([.Q28] -[.D28]) / [.Q28]) * 100;2)" office:value-type="float" office:value="81.45">
            <text:p>81.45</text:p>
          </table:table-cell>
          <table:table-cell table:formula="of:=ROUND((([.Q28] / ([.A28] *[.B28] *[.C28])) * 100);2)" office:value-type="float" office:value="19.97">
            <text:p>19.97</text:p>
          </table:table-cell>
          <table:table-cell table:formula="of:=[.Q28]-[.D28]" office:value-type="float" office:value="52697">
            <text:p>526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28]" office:value-type="float" office:value="1000">
            <text:p>1000</text:p>
          </table:table-cell>
          <table:table-cell table:formula="of:=[.C28]" office:value-type="float" office:value="12">
            <text:p>12</text:p>
          </table:table-cell>
          <table:table-cell table:formula="of:=([.C29]*[.B29])+[.S28]" office:value-type="float" office:value="12000">
            <text:p>12000</text:p>
          </table:table-cell>
          <table:table-cell table:formula="of:=[.E28]" office:value-type="float" office:value="5325">
            <text:p>5325</text:p>
          </table:table-cell>
          <table:table-cell table:formula="of:=[.F28]" office:value-type="float" office:value="5535">
            <text:p>5535</text:p>
          </table:table-cell>
          <table:table-cell table:formula="of:=ROUND(([.$Q28]*[.$T$2])*(((1+[.$T$2])^[.$U$2])/(((1+[.$T$2])^[.$U$2])-1)))" office:value-type="float" office:value="5748">
            <text:p>5748</text:p>
          </table:table-cell>
          <table:table-cell table:formula="of:=[.H28]" office:value-type="float" office:value="3486">
            <text:p>3486</text:p>
          </table:table-cell>
          <table:table-cell table:formula="of:=[.I28]" office:value-type="float" office:value="3673">
            <text:p>3673</text:p>
          </table:table-cell>
          <table:table-cell table:formula="of:=[.J28]" office:value-type="float" office:value="3867">
            <text:p>3867</text:p>
          </table:table-cell>
          <table:table-cell table:formula="of:=[.K28]" office:value-type="float" office:value="4065">
            <text:p>4065</text:p>
          </table:table-cell>
          <table:table-cell table:formula="of:=[.L28]" office:value-type="float" office:value="4268">
            <text:p>4268</text:p>
          </table:table-cell>
          <table:table-cell table:formula="of:=[.M28]" office:value-type="float" office:value="4476">
            <text:p>4476</text:p>
          </table:table-cell>
          <table:table-cell table:formula="of:=[.N28]" office:value-type="float" office:value="4686">
            <text:p>4686</text:p>
          </table:table-cell>
          <table:table-cell table:formula="of:=[.O28]" office:value-type="float" office:value="4899">
            <text:p>4899</text:p>
          </table:table-cell>
          <table:table-cell table:formula="of:=[.P28]" office:value-type="float" office:value="5112">
            <text:p>5112</text:p>
          </table:table-cell>
          <table:table-cell table:formula="of:=SUM([.D29:.P29])" office:value-type="float" office:value="67140">
            <text:p>67140</text:p>
          </table:table-cell>
          <table:table-cell table:formula="of:=[.Q29]" office:value-type="float" office:value="67140">
            <text:p>67140</text:p>
          </table:table-cell>
          <table:table-cell table:formula="of:=[.Q29]-[.R29]" office:value-type="float" office:value="0">
            <text:p>0</text:p>
          </table:table-cell>
          <table:table-cell table:number-columns-repeated="2"/>
          <table:table-cell table:formula="of:=ROUND((([.Q29] -[.D29]) / [.Q29]) * 100;2)" office:value-type="float" office:value="82.13">
            <text:p>82.13</text:p>
          </table:table-cell>
          <table:table-cell table:formula="of:=ROUND((([.Q29] / ([.A29] *[.B29] *[.C29])) * 100);2)" office:value-type="float" office:value="19.98">
            <text:p>19.98</text:p>
          </table:table-cell>
          <table:table-cell table:formula="of:=[.Q29]-[.D29]" office:value-type="float" office:value="55140">
            <text:p>5514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29]" office:value-type="float" office:value="1000">
            <text:p>1000</text:p>
          </table:table-cell>
          <table:table-cell table:formula="of:=[.C29]" office:value-type="float" office:value="12">
            <text:p>12</text:p>
          </table:table-cell>
          <table:table-cell table:formula="of:=([.C30]*[.B30])+[.S29]" office:value-type="float" office:value="12000">
            <text:p>12000</text:p>
          </table:table-cell>
          <table:table-cell table:formula="of:=[.E29]" office:value-type="float" office:value="5325">
            <text:p>5325</text:p>
          </table:table-cell>
          <table:table-cell table:formula="of:=[.F29]" office:value-type="float" office:value="5535">
            <text:p>5535</text:p>
          </table:table-cell>
          <table:table-cell table:formula="of:=[.G29]" office:value-type="float" office:value="5748">
            <text:p>5748</text:p>
          </table:table-cell>
          <table:table-cell table:formula="of:=ROUND(([.$Q29]*[.$T$2])*(((1+[.$T$2])^[.$U$2])/(((1+[.$T$2])^[.$U$2])-1)))" office:value-type="float" office:value="5965">
            <text:p>5965</text:p>
          </table:table-cell>
          <table:table-cell table:formula="of:=[.I29]" office:value-type="float" office:value="3673">
            <text:p>3673</text:p>
          </table:table-cell>
          <table:table-cell table:formula="of:=[.J29]" office:value-type="float" office:value="3867">
            <text:p>3867</text:p>
          </table:table-cell>
          <table:table-cell table:formula="of:=[.K29]" office:value-type="float" office:value="4065">
            <text:p>4065</text:p>
          </table:table-cell>
          <table:table-cell table:formula="of:=[.L29]" office:value-type="float" office:value="4268">
            <text:p>4268</text:p>
          </table:table-cell>
          <table:table-cell table:formula="of:=[.M29]" office:value-type="float" office:value="4476">
            <text:p>4476</text:p>
          </table:table-cell>
          <table:table-cell table:formula="of:=[.N29]" office:value-type="float" office:value="4686">
            <text:p>4686</text:p>
          </table:table-cell>
          <table:table-cell table:formula="of:=[.O29]" office:value-type="float" office:value="4899">
            <text:p>4899</text:p>
          </table:table-cell>
          <table:table-cell table:formula="of:=[.P29]" office:value-type="float" office:value="5112">
            <text:p>5112</text:p>
          </table:table-cell>
          <table:table-cell table:formula="of:=SUM([.D30:.P30])" office:value-type="float" office:value="69619">
            <text:p>69619</text:p>
          </table:table-cell>
          <table:table-cell table:formula="of:=[.Q30]" office:value-type="float" office:value="69619">
            <text:p>69619</text:p>
          </table:table-cell>
          <table:table-cell table:formula="of:=[.Q30]-[.R30]" office:value-type="float" office:value="0">
            <text:p>0</text:p>
          </table:table-cell>
          <table:table-cell table:number-columns-repeated="2"/>
          <table:table-cell table:formula="of:=ROUND((([.Q30] -[.D30]) / [.Q30]) * 100;2)" office:value-type="float" office:value="82.76">
            <text:p>82.76</text:p>
          </table:table-cell>
          <table:table-cell table:formula="of:=ROUND((([.Q30] / ([.A30] *[.B30] *[.C30])) * 100);2)" office:value-type="float" office:value="20.01">
            <text:p>20.01</text:p>
          </table:table-cell>
          <table:table-cell table:formula="of:=[.Q30]-[.D30]" office:value-type="float" office:value="57619">
            <text:p>576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0]" office:value-type="float" office:value="1000">
            <text:p>1000</text:p>
          </table:table-cell>
          <table:table-cell table:formula="of:=[.C30]" office:value-type="float" office:value="12">
            <text:p>12</text:p>
          </table:table-cell>
          <table:table-cell table:formula="of:=([.C31]*[.B31])+[.S30]" office:value-type="float" office:value="12000">
            <text:p>12000</text:p>
          </table:table-cell>
          <table:table-cell table:formula="of:=[.E30]" office:value-type="float" office:value="5325">
            <text:p>5325</text:p>
          </table:table-cell>
          <table:table-cell table:formula="of:=[.F30]" office:value-type="float" office:value="5535">
            <text:p>5535</text:p>
          </table:table-cell>
          <table:table-cell table:formula="of:=[.G30]" office:value-type="float" office:value="5748">
            <text:p>5748</text:p>
          </table:table-cell>
          <table:table-cell table:formula="of:=[.H30]" office:value-type="float" office:value="5965">
            <text:p>5965</text:p>
          </table:table-cell>
          <table:table-cell table:formula="of:=ROUND(([.$Q30]*[.$T$2])*(((1+[.$T$2])^[.$U$2])/(((1+[.$T$2])^[.$U$2])-1)))" office:value-type="float" office:value="6186">
            <text:p>6186</text:p>
          </table:table-cell>
          <table:table-cell table:formula="of:=[.J30]" office:value-type="float" office:value="3867">
            <text:p>3867</text:p>
          </table:table-cell>
          <table:table-cell table:formula="of:=[.K30]" office:value-type="float" office:value="4065">
            <text:p>4065</text:p>
          </table:table-cell>
          <table:table-cell table:formula="of:=[.L30]" office:value-type="float" office:value="4268">
            <text:p>4268</text:p>
          </table:table-cell>
          <table:table-cell table:formula="of:=[.M30]" office:value-type="float" office:value="4476">
            <text:p>4476</text:p>
          </table:table-cell>
          <table:table-cell table:formula="of:=[.N30]" office:value-type="float" office:value="4686">
            <text:p>4686</text:p>
          </table:table-cell>
          <table:table-cell table:formula="of:=[.O30]" office:value-type="float" office:value="4899">
            <text:p>4899</text:p>
          </table:table-cell>
          <table:table-cell table:formula="of:=[.P30]" office:value-type="float" office:value="5112">
            <text:p>5112</text:p>
          </table:table-cell>
          <table:table-cell table:formula="of:=SUM([.D31:.P31])" office:value-type="float" office:value="72132">
            <text:p>72132</text:p>
          </table:table-cell>
          <table:table-cell table:formula="of:=[.Q31]" office:value-type="float" office:value="72132">
            <text:p>72132</text:p>
          </table:table-cell>
          <table:table-cell table:formula="of:=[.Q31]-[.R31]" office:value-type="float" office:value="0">
            <text:p>0</text:p>
          </table:table-cell>
          <table:table-cell table:number-columns-repeated="2"/>
          <table:table-cell table:formula="of:=ROUND((([.Q31] -[.D31]) / [.Q31]) * 100;2)" office:value-type="float" office:value="83.36">
            <text:p>83.36</text:p>
          </table:table-cell>
          <table:table-cell table:formula="of:=ROUND((([.Q31] / ([.A31] *[.B31] *[.C31])) * 100);2)" office:value-type="float" office:value="20.04">
            <text:p>20.04</text:p>
          </table:table-cell>
          <table:table-cell table:formula="of:=[.Q31]-[.D31]" office:value-type="float" office:value="60132">
            <text:p>6013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1]" office:value-type="float" office:value="1000">
            <text:p>1000</text:p>
          </table:table-cell>
          <table:table-cell table:formula="of:=[.C31]" office:value-type="float" office:value="12">
            <text:p>12</text:p>
          </table:table-cell>
          <table:table-cell table:formula="of:=([.C32]*[.B32])+[.S31]" office:value-type="float" office:value="12000">
            <text:p>12000</text:p>
          </table:table-cell>
          <table:table-cell table:formula="of:=[.E31]" office:value-type="float" office:value="5325">
            <text:p>5325</text:p>
          </table:table-cell>
          <table:table-cell table:formula="of:=[.F31]" office:value-type="float" office:value="5535">
            <text:p>5535</text:p>
          </table:table-cell>
          <table:table-cell table:formula="of:=[.G31]" office:value-type="float" office:value="5748">
            <text:p>5748</text:p>
          </table:table-cell>
          <table:table-cell table:formula="of:=[.H31]" office:value-type="float" office:value="5965">
            <text:p>5965</text:p>
          </table:table-cell>
          <table:table-cell table:formula="of:=[.I31]" office:value-type="float" office:value="6186">
            <text:p>6186</text:p>
          </table:table-cell>
          <table:table-cell table:formula="of:=ROUND(([.$Q31]*[.$T$2])*(((1+[.$T$2])^[.$U$2])/(((1+[.$T$2])^[.$U$2])-1)))" office:value-type="float" office:value="6409">
            <text:p>6409</text:p>
          </table:table-cell>
          <table:table-cell table:formula="of:=[.K31]" office:value-type="float" office:value="4065">
            <text:p>4065</text:p>
          </table:table-cell>
          <table:table-cell table:formula="of:=[.L31]" office:value-type="float" office:value="4268">
            <text:p>4268</text:p>
          </table:table-cell>
          <table:table-cell table:formula="of:=[.M31]" office:value-type="float" office:value="4476">
            <text:p>4476</text:p>
          </table:table-cell>
          <table:table-cell table:formula="of:=[.N31]" office:value-type="float" office:value="4686">
            <text:p>4686</text:p>
          </table:table-cell>
          <table:table-cell table:formula="of:=[.O31]" office:value-type="float" office:value="4899">
            <text:p>4899</text:p>
          </table:table-cell>
          <table:table-cell table:formula="of:=[.P31]" office:value-type="float" office:value="5112">
            <text:p>5112</text:p>
          </table:table-cell>
          <table:table-cell table:formula="of:=SUM([.D32:.P32])" office:value-type="float" office:value="74674">
            <text:p>74674</text:p>
          </table:table-cell>
          <table:table-cell table:formula="of:=[.Q32]" office:value-type="float" office:value="74674">
            <text:p>74674</text:p>
          </table:table-cell>
          <table:table-cell table:formula="of:=[.Q32]-[.R32]" office:value-type="float" office:value="0">
            <text:p>0</text:p>
          </table:table-cell>
          <table:table-cell table:number-columns-repeated="2"/>
          <table:table-cell table:formula="of:=ROUND((([.Q32] -[.D32]) / [.Q32]) * 100;2)" office:value-type="float" office:value="83.93">
            <text:p>83.93</text:p>
          </table:table-cell>
          <table:table-cell table:formula="of:=ROUND((([.Q32] / ([.A32] *[.B32] *[.C32])) * 100);2)" office:value-type="float" office:value="20.07">
            <text:p>20.07</text:p>
          </table:table-cell>
          <table:table-cell table:formula="of:=[.Q32]-[.D32]" office:value-type="float" office:value="62674">
            <text:p>626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2]" office:value-type="float" office:value="1000">
            <text:p>1000</text:p>
          </table:table-cell>
          <table:table-cell table:formula="of:=[.C32]" office:value-type="float" office:value="12">
            <text:p>12</text:p>
          </table:table-cell>
          <table:table-cell table:formula="of:=([.C33]*[.B33])+[.S32]" office:value-type="float" office:value="12000">
            <text:p>12000</text:p>
          </table:table-cell>
          <table:table-cell table:formula="of:=[.E32]" office:value-type="float" office:value="5325">
            <text:p>5325</text:p>
          </table:table-cell>
          <table:table-cell table:formula="of:=[.F32]" office:value-type="float" office:value="5535">
            <text:p>5535</text:p>
          </table:table-cell>
          <table:table-cell table:formula="of:=[.G32]" office:value-type="float" office:value="5748">
            <text:p>5748</text:p>
          </table:table-cell>
          <table:table-cell table:formula="of:=[.H32]" office:value-type="float" office:value="5965">
            <text:p>5965</text:p>
          </table:table-cell>
          <table:table-cell table:formula="of:=[.I32]" office:value-type="float" office:value="6186">
            <text:p>6186</text:p>
          </table:table-cell>
          <table:table-cell table:formula="of:=[.J32]" office:value-type="float" office:value="6409">
            <text:p>6409</text:p>
          </table:table-cell>
          <table:table-cell table:formula="of:=ROUND(([.$Q32]*[.$T$2])*(((1+[.$T$2])^[.$U$2])/(((1+[.$T$2])^[.$U$2])-1)))" office:value-type="float" office:value="6635">
            <text:p>6635</text:p>
          </table:table-cell>
          <table:table-cell table:formula="of:=[.L32]" office:value-type="float" office:value="4268">
            <text:p>4268</text:p>
          </table:table-cell>
          <table:table-cell table:formula="of:=[.M32]" office:value-type="float" office:value="4476">
            <text:p>4476</text:p>
          </table:table-cell>
          <table:table-cell table:formula="of:=[.N32]" office:value-type="float" office:value="4686">
            <text:p>4686</text:p>
          </table:table-cell>
          <table:table-cell table:formula="of:=[.O32]" office:value-type="float" office:value="4899">
            <text:p>4899</text:p>
          </table:table-cell>
          <table:table-cell table:formula="of:=[.P32]" office:value-type="float" office:value="5112">
            <text:p>5112</text:p>
          </table:table-cell>
          <table:table-cell table:formula="of:=SUM([.D33:.P33])" office:value-type="float" office:value="77244">
            <text:p>77244</text:p>
          </table:table-cell>
          <table:table-cell table:formula="of:=[.Q33]" office:value-type="float" office:value="77244">
            <text:p>77244</text:p>
          </table:table-cell>
          <table:table-cell table:formula="of:=[.Q33]-[.R33]" office:value-type="float" office:value="0">
            <text:p>0</text:p>
          </table:table-cell>
          <table:table-cell table:number-columns-repeated="2"/>
          <table:table-cell table:formula="of:=ROUND((([.Q33] -[.D33]) / [.Q33]) * 100;2)" office:value-type="float" office:value="84.46">
            <text:p>84.46</text:p>
          </table:table-cell>
          <table:table-cell table:formula="of:=ROUND((([.Q33] / ([.A33] *[.B33] *[.C33])) * 100);2)" office:value-type="float" office:value="20.12">
            <text:p>20.12</text:p>
          </table:table-cell>
          <table:table-cell table:formula="of:=[.Q33]-[.D33]" office:value-type="float" office:value="65244">
            <text:p>652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3]" office:value-type="float" office:value="1000">
            <text:p>1000</text:p>
          </table:table-cell>
          <table:table-cell table:formula="of:=[.C33]" office:value-type="float" office:value="12">
            <text:p>12</text:p>
          </table:table-cell>
          <table:table-cell table:formula="of:=([.C34]*[.B34])+[.S33]" office:value-type="float" office:value="12000">
            <text:p>12000</text:p>
          </table:table-cell>
          <table:table-cell table:formula="of:=[.E33]" office:value-type="float" office:value="5325">
            <text:p>5325</text:p>
          </table:table-cell>
          <table:table-cell table:formula="of:=[.F33]" office:value-type="float" office:value="5535">
            <text:p>5535</text:p>
          </table:table-cell>
          <table:table-cell table:formula="of:=[.G33]" office:value-type="float" office:value="5748">
            <text:p>5748</text:p>
          </table:table-cell>
          <table:table-cell table:formula="of:=[.H33]" office:value-type="float" office:value="5965">
            <text:p>5965</text:p>
          </table:table-cell>
          <table:table-cell table:formula="of:=[.I33]" office:value-type="float" office:value="6186">
            <text:p>6186</text:p>
          </table:table-cell>
          <table:table-cell table:formula="of:=[.J33]" office:value-type="float" office:value="6409">
            <text:p>6409</text:p>
          </table:table-cell>
          <table:table-cell table:formula="of:=[.K33]" office:value-type="float" office:value="6635">
            <text:p>6635</text:p>
          </table:table-cell>
          <table:table-cell table:formula="of:=ROUND(([.$Q33]*[.$T$2])*(((1+[.$T$2])^[.$U$2])/(((1+[.$T$2])^[.$U$2])-1)))" office:value-type="float" office:value="6863">
            <text:p>6863</text:p>
          </table:table-cell>
          <table:table-cell table:formula="of:=[.M33]" office:value-type="float" office:value="4476">
            <text:p>4476</text:p>
          </table:table-cell>
          <table:table-cell table:formula="of:=[.N33]" office:value-type="float" office:value="4686">
            <text:p>4686</text:p>
          </table:table-cell>
          <table:table-cell table:formula="of:=[.O33]" office:value-type="float" office:value="4899">
            <text:p>4899</text:p>
          </table:table-cell>
          <table:table-cell table:formula="of:=[.P33]" office:value-type="float" office:value="5112">
            <text:p>5112</text:p>
          </table:table-cell>
          <table:table-cell table:formula="of:=SUM([.D34:.P34])" office:value-type="float" office:value="79839">
            <text:p>79839</text:p>
          </table:table-cell>
          <table:table-cell table:formula="of:=[.Q34]" office:value-type="float" office:value="79839">
            <text:p>79839</text:p>
          </table:table-cell>
          <table:table-cell table:formula="of:=[.Q34]-[.R34]" office:value-type="float" office:value="0">
            <text:p>0</text:p>
          </table:table-cell>
          <table:table-cell table:number-columns-repeated="2"/>
          <table:table-cell table:formula="of:=ROUND((([.Q34] -[.D34]) / [.Q34]) * 100;2)" office:value-type="float" office:value="84.97">
            <text:p>84.97</text:p>
          </table:table-cell>
          <table:table-cell table:formula="of:=ROUND((([.Q34] / ([.A34] *[.B34] *[.C34])) * 100);2)" office:value-type="float" office:value="20.16">
            <text:p>20.16</text:p>
          </table:table-cell>
          <table:table-cell table:formula="of:=[.Q34]-[.D34]" office:value-type="float" office:value="67839">
            <text:p>6783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4]" office:value-type="float" office:value="1000">
            <text:p>1000</text:p>
          </table:table-cell>
          <table:table-cell table:formula="of:=[.C34]" office:value-type="float" office:value="12">
            <text:p>12</text:p>
          </table:table-cell>
          <table:table-cell table:formula="of:=([.C35]*[.B35])+[.S34]" office:value-type="float" office:value="12000">
            <text:p>12000</text:p>
          </table:table-cell>
          <table:table-cell table:formula="of:=[.E34]" office:value-type="float" office:value="5325">
            <text:p>5325</text:p>
          </table:table-cell>
          <table:table-cell table:formula="of:=[.F34]" office:value-type="float" office:value="5535">
            <text:p>5535</text:p>
          </table:table-cell>
          <table:table-cell table:formula="of:=[.G34]" office:value-type="float" office:value="5748">
            <text:p>5748</text:p>
          </table:table-cell>
          <table:table-cell table:formula="of:=[.H34]" office:value-type="float" office:value="5965">
            <text:p>5965</text:p>
          </table:table-cell>
          <table:table-cell table:formula="of:=[.I34]" office:value-type="float" office:value="6186">
            <text:p>6186</text:p>
          </table:table-cell>
          <table:table-cell table:formula="of:=[.J34]" office:value-type="float" office:value="6409">
            <text:p>6409</text:p>
          </table:table-cell>
          <table:table-cell table:formula="of:=[.K34]" office:value-type="float" office:value="6635">
            <text:p>6635</text:p>
          </table:table-cell>
          <table:table-cell table:formula="of:=[.L34]" office:value-type="float" office:value="6863">
            <text:p>6863</text:p>
          </table:table-cell>
          <table:table-cell table:formula="of:=ROUND(([.$Q34]*[.$T$2])*(((1+[.$T$2])^[.$U$2])/(((1+[.$T$2])^[.$U$2])-1)))" office:value-type="float" office:value="7094">
            <text:p>7094</text:p>
          </table:table-cell>
          <table:table-cell table:formula="of:=[.N34]" office:value-type="float" office:value="4686">
            <text:p>4686</text:p>
          </table:table-cell>
          <table:table-cell table:formula="of:=[.O34]" office:value-type="float" office:value="4899">
            <text:p>4899</text:p>
          </table:table-cell>
          <table:table-cell table:formula="of:=[.P34]" office:value-type="float" office:value="5112">
            <text:p>5112</text:p>
          </table:table-cell>
          <table:table-cell table:formula="of:=SUM([.D35:.P35])" office:value-type="float" office:value="82457">
            <text:p>82457</text:p>
          </table:table-cell>
          <table:table-cell table:formula="of:=[.Q35]" office:value-type="float" office:value="82457">
            <text:p>82457</text:p>
          </table:table-cell>
          <table:table-cell table:formula="of:=[.Q35]-[.R35]" office:value-type="float" office:value="0">
            <text:p>0</text:p>
          </table:table-cell>
          <table:table-cell table:number-columns-repeated="2"/>
          <table:table-cell table:formula="of:=ROUND((([.Q35] -[.D35]) / [.Q35]) * 100;2)" office:value-type="float" office:value="85.45">
            <text:p>85.45</text:p>
          </table:table-cell>
          <table:table-cell table:formula="of:=ROUND((([.Q35] / ([.A35] *[.B35] *[.C35])) * 100);2)" office:value-type="float" office:value="20.21">
            <text:p>20.21</text:p>
          </table:table-cell>
          <table:table-cell table:formula="of:=[.Q35]-[.D35]" office:value-type="float" office:value="70457">
            <text:p>704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5]" office:value-type="float" office:value="1000">
            <text:p>1000</text:p>
          </table:table-cell>
          <table:table-cell table:formula="of:=[.C35]" office:value-type="float" office:value="12">
            <text:p>12</text:p>
          </table:table-cell>
          <table:table-cell table:formula="of:=([.C36]*[.B36])+[.S35]" office:value-type="float" office:value="12000">
            <text:p>12000</text:p>
          </table:table-cell>
          <table:table-cell table:formula="of:=[.E35]" office:value-type="float" office:value="5325">
            <text:p>5325</text:p>
          </table:table-cell>
          <table:table-cell table:formula="of:=[.F35]" office:value-type="float" office:value="5535">
            <text:p>5535</text:p>
          </table:table-cell>
          <table:table-cell table:formula="of:=[.G35]" office:value-type="float" office:value="5748">
            <text:p>5748</text:p>
          </table:table-cell>
          <table:table-cell table:formula="of:=[.H35]" office:value-type="float" office:value="5965">
            <text:p>5965</text:p>
          </table:table-cell>
          <table:table-cell table:formula="of:=[.I35]" office:value-type="float" office:value="6186">
            <text:p>6186</text:p>
          </table:table-cell>
          <table:table-cell table:formula="of:=[.J35]" office:value-type="float" office:value="6409">
            <text:p>6409</text:p>
          </table:table-cell>
          <table:table-cell table:formula="of:=[.K35]" office:value-type="float" office:value="6635">
            <text:p>6635</text:p>
          </table:table-cell>
          <table:table-cell table:formula="of:=[.L35]" office:value-type="float" office:value="6863">
            <text:p>6863</text:p>
          </table:table-cell>
          <table:table-cell table:formula="of:=[.M35]" office:value-type="float" office:value="7094">
            <text:p>7094</text:p>
          </table:table-cell>
          <table:table-cell table:formula="of:=ROUND(([.$Q35]*[.$T$2])*(((1+[.$T$2])^[.$U$2])/(((1+[.$T$2])^[.$U$2])-1)))" office:value-type="float" office:value="7326">
            <text:p>7326</text:p>
          </table:table-cell>
          <table:table-cell table:formula="of:=[.O35]" office:value-type="float" office:value="4899">
            <text:p>4899</text:p>
          </table:table-cell>
          <table:table-cell table:formula="of:=[.P35]" office:value-type="float" office:value="5112">
            <text:p>5112</text:p>
          </table:table-cell>
          <table:table-cell table:formula="of:=SUM([.D36:.P36])" office:value-type="float" office:value="85097">
            <text:p>85097</text:p>
          </table:table-cell>
          <table:table-cell table:formula="of:=[.Q36]" office:value-type="float" office:value="85097">
            <text:p>85097</text:p>
          </table:table-cell>
          <table:table-cell table:formula="of:=[.Q36]-[.R36]" office:value-type="float" office:value="0">
            <text:p>0</text:p>
          </table:table-cell>
          <table:table-cell table:number-columns-repeated="2"/>
          <table:table-cell table:formula="of:=ROUND((([.Q36] -[.D36]) / [.Q36]) * 100;2)" office:value-type="float" office:value="85.9">
            <text:p>85.9</text:p>
          </table:table-cell>
          <table:table-cell table:formula="of:=ROUND((([.Q36] / ([.A36] *[.B36] *[.C36])) * 100);2)" office:value-type="float" office:value="20.26">
            <text:p>20.26</text:p>
          </table:table-cell>
          <table:table-cell table:formula="of:=[.Q36]-[.D36]" office:value-type="float" office:value="73097">
            <text:p>7309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6]" office:value-type="float" office:value="1000">
            <text:p>1000</text:p>
          </table:table-cell>
          <table:table-cell table:formula="of:=[.C36]" office:value-type="float" office:value="12">
            <text:p>12</text:p>
          </table:table-cell>
          <table:table-cell table:formula="of:=([.C37]*[.B37])+[.S36]" office:value-type="float" office:value="12000">
            <text:p>12000</text:p>
          </table:table-cell>
          <table:table-cell table:formula="of:=[.E36]" office:value-type="float" office:value="5325">
            <text:p>5325</text:p>
          </table:table-cell>
          <table:table-cell table:formula="of:=[.F36]" office:value-type="float" office:value="5535">
            <text:p>5535</text:p>
          </table:table-cell>
          <table:table-cell table:formula="of:=[.G36]" office:value-type="float" office:value="5748">
            <text:p>5748</text:p>
          </table:table-cell>
          <table:table-cell table:formula="of:=[.H36]" office:value-type="float" office:value="5965">
            <text:p>5965</text:p>
          </table:table-cell>
          <table:table-cell table:formula="of:=[.I36]" office:value-type="float" office:value="6186">
            <text:p>6186</text:p>
          </table:table-cell>
          <table:table-cell table:formula="of:=[.J36]" office:value-type="float" office:value="6409">
            <text:p>6409</text:p>
          </table:table-cell>
          <table:table-cell table:formula="of:=[.K36]" office:value-type="float" office:value="6635">
            <text:p>6635</text:p>
          </table:table-cell>
          <table:table-cell table:formula="of:=[.L36]" office:value-type="float" office:value="6863">
            <text:p>6863</text:p>
          </table:table-cell>
          <table:table-cell table:formula="of:=[.M36]" office:value-type="float" office:value="7094">
            <text:p>7094</text:p>
          </table:table-cell>
          <table:table-cell table:formula="of:=[.N36]" office:value-type="float" office:value="7326">
            <text:p>7326</text:p>
          </table:table-cell>
          <table:table-cell table:formula="of:=ROUND(([.$Q36]*[.$T$2])*(((1+[.$T$2])^[.$U$2])/(((1+[.$T$2])^[.$U$2])-1)))" office:value-type="float" office:value="7561">
            <text:p>7561</text:p>
          </table:table-cell>
          <table:table-cell table:formula="of:=[.P36]" office:value-type="float" office:value="5112">
            <text:p>5112</text:p>
          </table:table-cell>
          <table:table-cell table:formula="of:=SUM([.D37:.P37])" office:value-type="float" office:value="87759">
            <text:p>87759</text:p>
          </table:table-cell>
          <table:table-cell table:formula="of:=[.Q37]" office:value-type="float" office:value="87759">
            <text:p>87759</text:p>
          </table:table-cell>
          <table:table-cell table:formula="of:=[.Q37]-[.R37]" office:value-type="float" office:value="0">
            <text:p>0</text:p>
          </table:table-cell>
          <table:table-cell table:number-columns-repeated="2"/>
          <table:table-cell table:formula="of:=ROUND((([.Q37] -[.D37]) / [.Q37]) * 100;2)" office:value-type="float" office:value="86.33">
            <text:p>86.33</text:p>
          </table:table-cell>
          <table:table-cell table:formula="of:=ROUND((([.Q37] / ([.A37] *[.B37] *[.C37])) * 100);2)" office:value-type="float" office:value="20.31">
            <text:p>20.31</text:p>
          </table:table-cell>
          <table:table-cell table:formula="of:=[.Q37]-[.D37]" office:value-type="float" office:value="75759">
            <text:p>7575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7]" office:value-type="float" office:value="1000">
            <text:p>1000</text:p>
          </table:table-cell>
          <table:table-cell table:formula="of:=[.C37]" office:value-type="float" office:value="12">
            <text:p>12</text:p>
          </table:table-cell>
          <table:table-cell table:formula="of:=([.C38]*[.B38])+[.S37]" office:value-type="float" office:value="12000">
            <text:p>12000</text:p>
          </table:table-cell>
          <table:table-cell table:formula="of:=[.E37]" office:value-type="float" office:value="5325">
            <text:p>5325</text:p>
          </table:table-cell>
          <table:table-cell table:formula="of:=[.F37]" office:value-type="float" office:value="5535">
            <text:p>5535</text:p>
          </table:table-cell>
          <table:table-cell table:formula="of:=[.G37]" office:value-type="float" office:value="5748">
            <text:p>5748</text:p>
          </table:table-cell>
          <table:table-cell table:formula="of:=[.H37]" office:value-type="float" office:value="5965">
            <text:p>5965</text:p>
          </table:table-cell>
          <table:table-cell table:formula="of:=[.I37]" office:value-type="float" office:value="6186">
            <text:p>6186</text:p>
          </table:table-cell>
          <table:table-cell table:formula="of:=[.J37]" office:value-type="float" office:value="6409">
            <text:p>6409</text:p>
          </table:table-cell>
          <table:table-cell table:formula="of:=[.K37]" office:value-type="float" office:value="6635">
            <text:p>6635</text:p>
          </table:table-cell>
          <table:table-cell table:formula="of:=[.L37]" office:value-type="float" office:value="6863">
            <text:p>6863</text:p>
          </table:table-cell>
          <table:table-cell table:formula="of:=[.M37]" office:value-type="float" office:value="7094">
            <text:p>7094</text:p>
          </table:table-cell>
          <table:table-cell table:formula="of:=[.N37]" office:value-type="float" office:value="7326">
            <text:p>7326</text:p>
          </table:table-cell>
          <table:table-cell table:formula="of:=[.O37]" office:value-type="float" office:value="7561">
            <text:p>7561</text:p>
          </table:table-cell>
          <table:table-cell table:formula="of:=ROUND(([.$Q37]*[.$T$2])*(((1+[.$T$2])^[.$U$2])/(((1+[.$T$2])^[.$U$2])-1)))" office:value-type="float" office:value="7797">
            <text:p>7797</text:p>
          </table:table-cell>
          <table:table-cell table:formula="of:=SUM([.D38:.P38])" office:value-type="float" office:value="90444">
            <text:p>90444</text:p>
          </table:table-cell>
          <table:table-cell table:formula="of:=[.Q38]" office:value-type="float" office:value="90444">
            <text:p>90444</text:p>
          </table:table-cell>
          <table:table-cell table:formula="of:=[.Q38]-[.R38]" office:value-type="float" office:value="0">
            <text:p>0</text:p>
          </table:table-cell>
          <table:table-cell table:number-columns-repeated="2"/>
          <table:table-cell table:formula="of:=ROUND((([.Q38] -[.D38]) / [.Q38]) * 100;2)" office:value-type="float" office:value="86.73">
            <text:p>86.73</text:p>
          </table:table-cell>
          <table:table-cell table:formula="of:=ROUND((([.Q38] / ([.A38] *[.B38] *[.C38])) * 100);2)" office:value-type="float" office:value="20.37">
            <text:p>20.37</text:p>
          </table:table-cell>
          <table:table-cell table:formula="of:=[.Q38]-[.D38]" office:value-type="float" office:value="78444">
            <text:p>7844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38]" office:value-type="float" office:value="1000">
            <text:p>1000</text:p>
          </table:table-cell>
          <table:table-cell table:formula="of:=[.C38]" office:value-type="float" office:value="12">
            <text:p>12</text:p>
          </table:table-cell>
          <table:table-cell table:formula="of:=([.C39]*[.B39])+[.S38]" office:value-type="float" office:value="12000">
            <text:p>12000</text:p>
          </table:table-cell>
          <table:table-cell table:formula="of:=ROUND(([.$Q38]*[.$T$2])*(((1+[.$T$2])^[.$U$2])/(((1+[.$T$2])^[.$U$2])-1)))" office:value-type="float" office:value="8036">
            <text:p>8036</text:p>
          </table:table-cell>
          <table:table-cell table:formula="of:=[.F38]" office:value-type="float" office:value="5535">
            <text:p>5535</text:p>
          </table:table-cell>
          <table:table-cell table:formula="of:=[.G38]" office:value-type="float" office:value="5748">
            <text:p>5748</text:p>
          </table:table-cell>
          <table:table-cell table:formula="of:=[.H38]" office:value-type="float" office:value="5965">
            <text:p>5965</text:p>
          </table:table-cell>
          <table:table-cell table:formula="of:=[.I38]" office:value-type="float" office:value="6186">
            <text:p>6186</text:p>
          </table:table-cell>
          <table:table-cell table:formula="of:=[.J38]" office:value-type="float" office:value="6409">
            <text:p>6409</text:p>
          </table:table-cell>
          <table:table-cell table:formula="of:=[.K38]" office:value-type="float" office:value="6635">
            <text:p>6635</text:p>
          </table:table-cell>
          <table:table-cell table:formula="of:=[.L38]" office:value-type="float" office:value="6863">
            <text:p>6863</text:p>
          </table:table-cell>
          <table:table-cell table:formula="of:=[.M38]" office:value-type="float" office:value="7094">
            <text:p>7094</text:p>
          </table:table-cell>
          <table:table-cell table:formula="of:=[.N38]" office:value-type="float" office:value="7326">
            <text:p>7326</text:p>
          </table:table-cell>
          <table:table-cell table:formula="of:=[.O38]" office:value-type="float" office:value="7561">
            <text:p>7561</text:p>
          </table:table-cell>
          <table:table-cell table:formula="of:=[.P38]" office:value-type="float" office:value="7797">
            <text:p>7797</text:p>
          </table:table-cell>
          <table:table-cell table:formula="of:=SUM([.D39:.P39])" office:value-type="float" office:value="93155">
            <text:p>93155</text:p>
          </table:table-cell>
          <table:table-cell table:formula="of:=[.Q39]" office:value-type="float" office:value="93155">
            <text:p>93155</text:p>
          </table:table-cell>
          <table:table-cell table:formula="of:=[.Q39]-[.R39]" office:value-type="float" office:value="0">
            <text:p>0</text:p>
          </table:table-cell>
          <table:table-cell table:number-columns-repeated="2"/>
          <table:table-cell table:formula="of:=ROUND((([.Q39] -[.D39]) / [.Q39]) * 100;2)" office:value-type="float" office:value="87.12">
            <text:p>87.12</text:p>
          </table:table-cell>
          <table:table-cell table:formula="of:=ROUND((([.Q39] / ([.A39] *[.B39] *[.C39])) * 100);2)" office:value-type="float" office:value="20.43">
            <text:p>20.43</text:p>
          </table:table-cell>
          <table:table-cell table:formula="of:=[.Q39]-[.D39]" office:value-type="float" office:value="81155">
            <text:p>811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39]" office:value-type="float" office:value="1000">
            <text:p>1000</text:p>
          </table:table-cell>
          <table:table-cell table:formula="of:=[.C39]" office:value-type="float" office:value="12">
            <text:p>12</text:p>
          </table:table-cell>
          <table:table-cell table:formula="of:=([.C40]*[.B40])+[.S39]" office:value-type="float" office:value="12000">
            <text:p>12000</text:p>
          </table:table-cell>
          <table:table-cell table:formula="of:=[.E39]" office:value-type="float" office:value="8036">
            <text:p>8036</text:p>
          </table:table-cell>
          <table:table-cell table:formula="of:=ROUND(([.$Q39]*[.$T$2])*(((1+[.$T$2])^[.$U$2])/(((1+[.$T$2])^[.$U$2])-1)))" office:value-type="float" office:value="8277">
            <text:p>8277</text:p>
          </table:table-cell>
          <table:table-cell table:formula="of:=[.G39]" office:value-type="float" office:value="5748">
            <text:p>5748</text:p>
          </table:table-cell>
          <table:table-cell table:formula="of:=[.H39]" office:value-type="float" office:value="5965">
            <text:p>5965</text:p>
          </table:table-cell>
          <table:table-cell table:formula="of:=[.I39]" office:value-type="float" office:value="6186">
            <text:p>6186</text:p>
          </table:table-cell>
          <table:table-cell table:formula="of:=[.J39]" office:value-type="float" office:value="6409">
            <text:p>6409</text:p>
          </table:table-cell>
          <table:table-cell table:formula="of:=[.K39]" office:value-type="float" office:value="6635">
            <text:p>6635</text:p>
          </table:table-cell>
          <table:table-cell table:formula="of:=[.L39]" office:value-type="float" office:value="6863">
            <text:p>6863</text:p>
          </table:table-cell>
          <table:table-cell table:formula="of:=[.M39]" office:value-type="float" office:value="7094">
            <text:p>7094</text:p>
          </table:table-cell>
          <table:table-cell table:formula="of:=[.N39]" office:value-type="float" office:value="7326">
            <text:p>7326</text:p>
          </table:table-cell>
          <table:table-cell table:formula="of:=[.O39]" office:value-type="float" office:value="7561">
            <text:p>7561</text:p>
          </table:table-cell>
          <table:table-cell table:formula="of:=[.P39]" office:value-type="float" office:value="7797">
            <text:p>7797</text:p>
          </table:table-cell>
          <table:table-cell table:formula="of:=SUM([.D40:.P40])" office:value-type="float" office:value="95897">
            <text:p>95897</text:p>
          </table:table-cell>
          <table:table-cell table:formula="of:=[.Q40]" office:value-type="float" office:value="95897">
            <text:p>95897</text:p>
          </table:table-cell>
          <table:table-cell table:formula="of:=[.Q40]-[.R40]" office:value-type="float" office:value="0">
            <text:p>0</text:p>
          </table:table-cell>
          <table:table-cell table:number-columns-repeated="2"/>
          <table:table-cell table:formula="of:=ROUND((([.Q40] -[.D40]) / [.Q40]) * 100;2)" office:value-type="float" office:value="87.49">
            <text:p>87.49</text:p>
          </table:table-cell>
          <table:table-cell table:formula="of:=ROUND((([.Q40] / ([.A40] *[.B40] *[.C40])) * 100);2)" office:value-type="float" office:value="20.49">
            <text:p>20.49</text:p>
          </table:table-cell>
          <table:table-cell table:formula="of:=[.Q40]-[.D40]" office:value-type="float" office:value="83897">
            <text:p>838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0]" office:value-type="float" office:value="1000">
            <text:p>1000</text:p>
          </table:table-cell>
          <table:table-cell table:formula="of:=[.C40]" office:value-type="float" office:value="12">
            <text:p>12</text:p>
          </table:table-cell>
          <table:table-cell table:formula="of:=([.C41]*[.B41])+[.S40]" office:value-type="float" office:value="12000">
            <text:p>12000</text:p>
          </table:table-cell>
          <table:table-cell table:formula="of:=[.E40]" office:value-type="float" office:value="8036">
            <text:p>8036</text:p>
          </table:table-cell>
          <table:table-cell table:formula="of:=[.F40]" office:value-type="float" office:value="8277">
            <text:p>8277</text:p>
          </table:table-cell>
          <table:table-cell table:formula="of:=ROUND(([.$Q40]*[.$T$2])*(((1+[.$T$2])^[.$U$2])/(((1+[.$T$2])^[.$U$2])-1)))" office:value-type="float" office:value="8520">
            <text:p>8520</text:p>
          </table:table-cell>
          <table:table-cell table:formula="of:=[.H40]" office:value-type="float" office:value="5965">
            <text:p>5965</text:p>
          </table:table-cell>
          <table:table-cell table:formula="of:=[.I40]" office:value-type="float" office:value="6186">
            <text:p>6186</text:p>
          </table:table-cell>
          <table:table-cell table:formula="of:=[.J40]" office:value-type="float" office:value="6409">
            <text:p>6409</text:p>
          </table:table-cell>
          <table:table-cell table:formula="of:=[.K40]" office:value-type="float" office:value="6635">
            <text:p>6635</text:p>
          </table:table-cell>
          <table:table-cell table:formula="of:=[.L40]" office:value-type="float" office:value="6863">
            <text:p>6863</text:p>
          </table:table-cell>
          <table:table-cell table:formula="of:=[.M40]" office:value-type="float" office:value="7094">
            <text:p>7094</text:p>
          </table:table-cell>
          <table:table-cell table:formula="of:=[.N40]" office:value-type="float" office:value="7326">
            <text:p>7326</text:p>
          </table:table-cell>
          <table:table-cell table:formula="of:=[.O40]" office:value-type="float" office:value="7561">
            <text:p>7561</text:p>
          </table:table-cell>
          <table:table-cell table:formula="of:=[.P40]" office:value-type="float" office:value="7797">
            <text:p>7797</text:p>
          </table:table-cell>
          <table:table-cell table:formula="of:=SUM([.D41:.P41])" office:value-type="float" office:value="98669">
            <text:p>98669</text:p>
          </table:table-cell>
          <table:table-cell table:formula="of:=[.Q41]" office:value-type="float" office:value="98669">
            <text:p>98669</text:p>
          </table:table-cell>
          <table:table-cell table:formula="of:=[.Q41]-[.R41]" office:value-type="float" office:value="0">
            <text:p>0</text:p>
          </table:table-cell>
          <table:table-cell table:number-columns-repeated="2"/>
          <table:table-cell table:formula="of:=ROUND((([.Q41] -[.D41]) / [.Q41]) * 100;2)" office:value-type="float" office:value="87.84">
            <text:p>87.84</text:p>
          </table:table-cell>
          <table:table-cell table:formula="of:=ROUND((([.Q41] / ([.A41] *[.B41] *[.C41])) * 100);2)" office:value-type="float" office:value="20.56">
            <text:p>20.56</text:p>
          </table:table-cell>
          <table:table-cell table:formula="of:=[.Q41]-[.D41]" office:value-type="float" office:value="86669">
            <text:p>8666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1]" office:value-type="float" office:value="1000">
            <text:p>1000</text:p>
          </table:table-cell>
          <table:table-cell table:formula="of:=[.C41]" office:value-type="float" office:value="12">
            <text:p>12</text:p>
          </table:table-cell>
          <table:table-cell table:formula="of:=([.C42]*[.B42])+[.S41]" office:value-type="float" office:value="12000">
            <text:p>12000</text:p>
          </table:table-cell>
          <table:table-cell table:formula="of:=[.E41]" office:value-type="float" office:value="8036">
            <text:p>8036</text:p>
          </table:table-cell>
          <table:table-cell table:formula="of:=[.F41]" office:value-type="float" office:value="8277">
            <text:p>8277</text:p>
          </table:table-cell>
          <table:table-cell table:formula="of:=[.G41]" office:value-type="float" office:value="8520">
            <text:p>8520</text:p>
          </table:table-cell>
          <table:table-cell table:formula="of:=ROUND(([.$Q41]*[.$T$2])*(((1+[.$T$2])^[.$U$2])/(((1+[.$T$2])^[.$U$2])-1)))" office:value-type="float" office:value="8767">
            <text:p>8767</text:p>
          </table:table-cell>
          <table:table-cell table:formula="of:=[.I41]" office:value-type="float" office:value="6186">
            <text:p>6186</text:p>
          </table:table-cell>
          <table:table-cell table:formula="of:=[.J41]" office:value-type="float" office:value="6409">
            <text:p>6409</text:p>
          </table:table-cell>
          <table:table-cell table:formula="of:=[.K41]" office:value-type="float" office:value="6635">
            <text:p>6635</text:p>
          </table:table-cell>
          <table:table-cell table:formula="of:=[.L41]" office:value-type="float" office:value="6863">
            <text:p>6863</text:p>
          </table:table-cell>
          <table:table-cell table:formula="of:=[.M41]" office:value-type="float" office:value="7094">
            <text:p>7094</text:p>
          </table:table-cell>
          <table:table-cell table:formula="of:=[.N41]" office:value-type="float" office:value="7326">
            <text:p>7326</text:p>
          </table:table-cell>
          <table:table-cell table:formula="of:=[.O41]" office:value-type="float" office:value="7561">
            <text:p>7561</text:p>
          </table:table-cell>
          <table:table-cell table:formula="of:=[.P41]" office:value-type="float" office:value="7797">
            <text:p>7797</text:p>
          </table:table-cell>
          <table:table-cell table:formula="of:=SUM([.D42:.P42])" office:value-type="float" office:value="101471">
            <text:p>101471</text:p>
          </table:table-cell>
          <table:table-cell table:formula="of:=[.Q42]" office:value-type="float" office:value="101471">
            <text:p>101471</text:p>
          </table:table-cell>
          <table:table-cell table:formula="of:=[.Q42]-[.R42]" office:value-type="float" office:value="0">
            <text:p>0</text:p>
          </table:table-cell>
          <table:table-cell table:number-columns-repeated="2"/>
          <table:table-cell table:formula="of:=ROUND((([.Q42] -[.D42]) / [.Q42]) * 100;2)" office:value-type="float" office:value="88.17">
            <text:p>88.17</text:p>
          </table:table-cell>
          <table:table-cell table:formula="of:=ROUND((([.Q42] / ([.A42] *[.B42] *[.C42])) * 100);2)" office:value-type="float" office:value="20.62">
            <text:p>20.62</text:p>
          </table:table-cell>
          <table:table-cell table:formula="of:=[.Q42]-[.D42]" office:value-type="float" office:value="89471">
            <text:p>8947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2]" office:value-type="float" office:value="1000">
            <text:p>1000</text:p>
          </table:table-cell>
          <table:table-cell table:formula="of:=[.C42]" office:value-type="float" office:value="12">
            <text:p>12</text:p>
          </table:table-cell>
          <table:table-cell table:formula="of:=([.C43]*[.B43])+[.S42]" office:value-type="float" office:value="12000">
            <text:p>12000</text:p>
          </table:table-cell>
          <table:table-cell table:formula="of:=[.E42]" office:value-type="float" office:value="8036">
            <text:p>8036</text:p>
          </table:table-cell>
          <table:table-cell table:formula="of:=[.F42]" office:value-type="float" office:value="8277">
            <text:p>8277</text:p>
          </table:table-cell>
          <table:table-cell table:formula="of:=[.G42]" office:value-type="float" office:value="8520">
            <text:p>8520</text:p>
          </table:table-cell>
          <table:table-cell table:formula="of:=[.H42]" office:value-type="float" office:value="8767">
            <text:p>8767</text:p>
          </table:table-cell>
          <table:table-cell table:formula="of:=ROUND(([.$Q42]*[.$T$2])*(((1+[.$T$2])^[.$U$2])/(((1+[.$T$2])^[.$U$2])-1)))" office:value-type="float" office:value="9016">
            <text:p>9016</text:p>
          </table:table-cell>
          <table:table-cell table:formula="of:=[.J42]" office:value-type="float" office:value="6409">
            <text:p>6409</text:p>
          </table:table-cell>
          <table:table-cell table:formula="of:=[.K42]" office:value-type="float" office:value="6635">
            <text:p>6635</text:p>
          </table:table-cell>
          <table:table-cell table:formula="of:=[.L42]" office:value-type="float" office:value="6863">
            <text:p>6863</text:p>
          </table:table-cell>
          <table:table-cell table:formula="of:=[.M42]" office:value-type="float" office:value="7094">
            <text:p>7094</text:p>
          </table:table-cell>
          <table:table-cell table:formula="of:=[.N42]" office:value-type="float" office:value="7326">
            <text:p>7326</text:p>
          </table:table-cell>
          <table:table-cell table:formula="of:=[.O42]" office:value-type="float" office:value="7561">
            <text:p>7561</text:p>
          </table:table-cell>
          <table:table-cell table:formula="of:=[.P42]" office:value-type="float" office:value="7797">
            <text:p>7797</text:p>
          </table:table-cell>
          <table:table-cell table:formula="of:=SUM([.D43:.P43])" office:value-type="float" office:value="104301">
            <text:p>104301</text:p>
          </table:table-cell>
          <table:table-cell table:formula="of:=[.Q43]" office:value-type="float" office:value="104301">
            <text:p>104301</text:p>
          </table:table-cell>
          <table:table-cell table:formula="of:=[.Q43]-[.R43]" office:value-type="float" office:value="0">
            <text:p>0</text:p>
          </table:table-cell>
          <table:table-cell table:number-columns-repeated="2"/>
          <table:table-cell table:formula="of:=ROUND((([.Q43] -[.D43]) / [.Q43]) * 100;2)" office:value-type="float" office:value="88.49">
            <text:p>88.49</text:p>
          </table:table-cell>
          <table:table-cell table:formula="of:=ROUND((([.Q43] / ([.A43] *[.B43] *[.C43])) * 100);2)" office:value-type="float" office:value="20.69">
            <text:p>20.69</text:p>
          </table:table-cell>
          <table:table-cell table:formula="of:=[.Q43]-[.D43]" office:value-type="float" office:value="92301">
            <text:p>923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3]" office:value-type="float" office:value="1000">
            <text:p>1000</text:p>
          </table:table-cell>
          <table:table-cell table:formula="of:=[.C43]" office:value-type="float" office:value="12">
            <text:p>12</text:p>
          </table:table-cell>
          <table:table-cell table:formula="of:=([.C44]*[.B44])+[.S43]" office:value-type="float" office:value="12000">
            <text:p>12000</text:p>
          </table:table-cell>
          <table:table-cell table:formula="of:=[.E43]" office:value-type="float" office:value="8036">
            <text:p>8036</text:p>
          </table:table-cell>
          <table:table-cell table:formula="of:=[.F43]" office:value-type="float" office:value="8277">
            <text:p>8277</text:p>
          </table:table-cell>
          <table:table-cell table:formula="of:=[.G43]" office:value-type="float" office:value="8520">
            <text:p>8520</text:p>
          </table:table-cell>
          <table:table-cell table:formula="of:=[.H43]" office:value-type="float" office:value="8767">
            <text:p>8767</text:p>
          </table:table-cell>
          <table:table-cell table:formula="of:=[.I43]" office:value-type="float" office:value="9016">
            <text:p>9016</text:p>
          </table:table-cell>
          <table:table-cell table:formula="of:=ROUND(([.$Q43]*[.$T$2])*(((1+[.$T$2])^[.$U$2])/(((1+[.$T$2])^[.$U$2])-1)))" office:value-type="float" office:value="9267">
            <text:p>9267</text:p>
          </table:table-cell>
          <table:table-cell table:formula="of:=[.K43]" office:value-type="float" office:value="6635">
            <text:p>6635</text:p>
          </table:table-cell>
          <table:table-cell table:formula="of:=[.L43]" office:value-type="float" office:value="6863">
            <text:p>6863</text:p>
          </table:table-cell>
          <table:table-cell table:formula="of:=[.M43]" office:value-type="float" office:value="7094">
            <text:p>7094</text:p>
          </table:table-cell>
          <table:table-cell table:formula="of:=[.N43]" office:value-type="float" office:value="7326">
            <text:p>7326</text:p>
          </table:table-cell>
          <table:table-cell table:formula="of:=[.O43]" office:value-type="float" office:value="7561">
            <text:p>7561</text:p>
          </table:table-cell>
          <table:table-cell table:formula="of:=[.P43]" office:value-type="float" office:value="7797">
            <text:p>7797</text:p>
          </table:table-cell>
          <table:table-cell table:formula="of:=SUM([.D44:.P44])" office:value-type="float" office:value="107159">
            <text:p>107159</text:p>
          </table:table-cell>
          <table:table-cell table:formula="of:=[.Q44]" office:value-type="float" office:value="107159">
            <text:p>107159</text:p>
          </table:table-cell>
          <table:table-cell table:formula="of:=[.Q44]-[.R44]" office:value-type="float" office:value="0">
            <text:p>0</text:p>
          </table:table-cell>
          <table:table-cell table:number-columns-repeated="2"/>
          <table:table-cell table:formula="of:=ROUND((([.Q44] -[.D44]) / [.Q44]) * 100;2)" office:value-type="float" office:value="88.8">
            <text:p>88.8</text:p>
          </table:table-cell>
          <table:table-cell table:formula="of:=ROUND((([.Q44] / ([.A44] *[.B44] *[.C44])) * 100);2)" office:value-type="float" office:value="20.77">
            <text:p>20.77</text:p>
          </table:table-cell>
          <table:table-cell table:formula="of:=[.Q44]-[.D44]" office:value-type="float" office:value="95159">
            <text:p>9515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4]" office:value-type="float" office:value="1000">
            <text:p>1000</text:p>
          </table:table-cell>
          <table:table-cell table:formula="of:=[.C44]" office:value-type="float" office:value="12">
            <text:p>12</text:p>
          </table:table-cell>
          <table:table-cell table:formula="of:=([.C45]*[.B45])+[.S44]" office:value-type="float" office:value="12000">
            <text:p>12000</text:p>
          </table:table-cell>
          <table:table-cell table:formula="of:=[.E44]" office:value-type="float" office:value="8036">
            <text:p>8036</text:p>
          </table:table-cell>
          <table:table-cell table:formula="of:=[.F44]" office:value-type="float" office:value="8277">
            <text:p>8277</text:p>
          </table:table-cell>
          <table:table-cell table:formula="of:=[.G44]" office:value-type="float" office:value="8520">
            <text:p>8520</text:p>
          </table:table-cell>
          <table:table-cell table:formula="of:=[.H44]" office:value-type="float" office:value="8767">
            <text:p>8767</text:p>
          </table:table-cell>
          <table:table-cell table:formula="of:=[.I44]" office:value-type="float" office:value="9016">
            <text:p>9016</text:p>
          </table:table-cell>
          <table:table-cell table:formula="of:=[.J44]" office:value-type="float" office:value="9267">
            <text:p>9267</text:p>
          </table:table-cell>
          <table:table-cell table:formula="of:=ROUND(([.$Q44]*[.$T$2])*(((1+[.$T$2])^[.$U$2])/(((1+[.$T$2])^[.$U$2])-1)))" office:value-type="float" office:value="9521">
            <text:p>9521</text:p>
          </table:table-cell>
          <table:table-cell table:formula="of:=[.L44]" office:value-type="float" office:value="6863">
            <text:p>6863</text:p>
          </table:table-cell>
          <table:table-cell table:formula="of:=[.M44]" office:value-type="float" office:value="7094">
            <text:p>7094</text:p>
          </table:table-cell>
          <table:table-cell table:formula="of:=[.N44]" office:value-type="float" office:value="7326">
            <text:p>7326</text:p>
          </table:table-cell>
          <table:table-cell table:formula="of:=[.O44]" office:value-type="float" office:value="7561">
            <text:p>7561</text:p>
          </table:table-cell>
          <table:table-cell table:formula="of:=[.P44]" office:value-type="float" office:value="7797">
            <text:p>7797</text:p>
          </table:table-cell>
          <table:table-cell table:formula="of:=SUM([.D45:.P45])" office:value-type="float" office:value="110045">
            <text:p>110045</text:p>
          </table:table-cell>
          <table:table-cell table:formula="of:=[.Q45]" office:value-type="float" office:value="110045">
            <text:p>110045</text:p>
          </table:table-cell>
          <table:table-cell table:formula="of:=[.Q45]-[.R45]" office:value-type="float" office:value="0">
            <text:p>0</text:p>
          </table:table-cell>
          <table:table-cell table:number-columns-repeated="2"/>
          <table:table-cell table:formula="of:=ROUND((([.Q45] -[.D45]) / [.Q45]) * 100;2)" office:value-type="float" office:value="89.1">
            <text:p>89.1</text:p>
          </table:table-cell>
          <table:table-cell table:formula="of:=ROUND((([.Q45] / ([.A45] *[.B45] *[.C45])) * 100);2)" office:value-type="float" office:value="20.84">
            <text:p>20.84</text:p>
          </table:table-cell>
          <table:table-cell table:formula="of:=[.Q45]-[.D45]" office:value-type="float" office:value="98045">
            <text:p>980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5]" office:value-type="float" office:value="1000">
            <text:p>1000</text:p>
          </table:table-cell>
          <table:table-cell table:formula="of:=[.C45]" office:value-type="float" office:value="12">
            <text:p>12</text:p>
          </table:table-cell>
          <table:table-cell table:formula="of:=([.C46]*[.B46])+[.S45]" office:value-type="float" office:value="12000">
            <text:p>12000</text:p>
          </table:table-cell>
          <table:table-cell table:formula="of:=[.E45]" office:value-type="float" office:value="8036">
            <text:p>8036</text:p>
          </table:table-cell>
          <table:table-cell table:formula="of:=[.F45]" office:value-type="float" office:value="8277">
            <text:p>8277</text:p>
          </table:table-cell>
          <table:table-cell table:formula="of:=[.G45]" office:value-type="float" office:value="8520">
            <text:p>8520</text:p>
          </table:table-cell>
          <table:table-cell table:formula="of:=[.H45]" office:value-type="float" office:value="8767">
            <text:p>8767</text:p>
          </table:table-cell>
          <table:table-cell table:formula="of:=[.I45]" office:value-type="float" office:value="9016">
            <text:p>9016</text:p>
          </table:table-cell>
          <table:table-cell table:formula="of:=[.J45]" office:value-type="float" office:value="9267">
            <text:p>9267</text:p>
          </table:table-cell>
          <table:table-cell table:formula="of:=[.K45]" office:value-type="float" office:value="9521">
            <text:p>9521</text:p>
          </table:table-cell>
          <table:table-cell table:formula="of:=ROUND(([.$Q45]*[.$T$2])*(((1+[.$T$2])^[.$U$2])/(((1+[.$T$2])^[.$U$2])-1)))" office:value-type="float" office:value="9777">
            <text:p>9777</text:p>
          </table:table-cell>
          <table:table-cell table:formula="of:=[.M45]" office:value-type="float" office:value="7094">
            <text:p>7094</text:p>
          </table:table-cell>
          <table:table-cell table:formula="of:=[.N45]" office:value-type="float" office:value="7326">
            <text:p>7326</text:p>
          </table:table-cell>
          <table:table-cell table:formula="of:=[.O45]" office:value-type="float" office:value="7561">
            <text:p>7561</text:p>
          </table:table-cell>
          <table:table-cell table:formula="of:=[.P45]" office:value-type="float" office:value="7797">
            <text:p>7797</text:p>
          </table:table-cell>
          <table:table-cell table:formula="of:=SUM([.D46:.P46])" office:value-type="float" office:value="112959">
            <text:p>112959</text:p>
          </table:table-cell>
          <table:table-cell table:formula="of:=[.Q46]" office:value-type="float" office:value="112959">
            <text:p>112959</text:p>
          </table:table-cell>
          <table:table-cell table:formula="of:=[.Q46]-[.R46]" office:value-type="float" office:value="0">
            <text:p>0</text:p>
          </table:table-cell>
          <table:table-cell table:number-columns-repeated="2"/>
          <table:table-cell table:formula="of:=ROUND((([.Q46] -[.D46]) / [.Q46]) * 100;2)" office:value-type="float" office:value="89.38">
            <text:p>89.38</text:p>
          </table:table-cell>
          <table:table-cell table:formula="of:=ROUND((([.Q46] / ([.A46] *[.B46] *[.C46])) * 100);2)" office:value-type="float" office:value="20.92">
            <text:p>20.92</text:p>
          </table:table-cell>
          <table:table-cell table:formula="of:=[.Q46]-[.D46]" office:value-type="float" office:value="100959">
            <text:p>10095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6]" office:value-type="float" office:value="1000">
            <text:p>1000</text:p>
          </table:table-cell>
          <table:table-cell table:formula="of:=[.C46]" office:value-type="float" office:value="12">
            <text:p>12</text:p>
          </table:table-cell>
          <table:table-cell table:formula="of:=([.C47]*[.B47])+[.S46]" office:value-type="float" office:value="12000">
            <text:p>12000</text:p>
          </table:table-cell>
          <table:table-cell table:formula="of:=[.E46]" office:value-type="float" office:value="8036">
            <text:p>8036</text:p>
          </table:table-cell>
          <table:table-cell table:formula="of:=[.F46]" office:value-type="float" office:value="8277">
            <text:p>8277</text:p>
          </table:table-cell>
          <table:table-cell table:formula="of:=[.G46]" office:value-type="float" office:value="8520">
            <text:p>8520</text:p>
          </table:table-cell>
          <table:table-cell table:formula="of:=[.H46]" office:value-type="float" office:value="8767">
            <text:p>8767</text:p>
          </table:table-cell>
          <table:table-cell table:formula="of:=[.I46]" office:value-type="float" office:value="9016">
            <text:p>9016</text:p>
          </table:table-cell>
          <table:table-cell table:formula="of:=[.J46]" office:value-type="float" office:value="9267">
            <text:p>9267</text:p>
          </table:table-cell>
          <table:table-cell table:formula="of:=[.K46]" office:value-type="float" office:value="9521">
            <text:p>9521</text:p>
          </table:table-cell>
          <table:table-cell table:formula="of:=[.L46]" office:value-type="float" office:value="9777">
            <text:p>9777</text:p>
          </table:table-cell>
          <table:table-cell table:formula="of:=ROUND(([.$Q46]*[.$T$2])*(((1+[.$T$2])^[.$U$2])/(((1+[.$T$2])^[.$U$2])-1)))" office:value-type="float" office:value="10036">
            <text:p>10036</text:p>
          </table:table-cell>
          <table:table-cell table:formula="of:=[.N46]" office:value-type="float" office:value="7326">
            <text:p>7326</text:p>
          </table:table-cell>
          <table:table-cell table:formula="of:=[.O46]" office:value-type="float" office:value="7561">
            <text:p>7561</text:p>
          </table:table-cell>
          <table:table-cell table:formula="of:=[.P46]" office:value-type="float" office:value="7797">
            <text:p>7797</text:p>
          </table:table-cell>
          <table:table-cell table:formula="of:=SUM([.D47:.P47])" office:value-type="float" office:value="115901">
            <text:p>115901</text:p>
          </table:table-cell>
          <table:table-cell table:formula="of:=[.Q47]" office:value-type="float" office:value="115901">
            <text:p>115901</text:p>
          </table:table-cell>
          <table:table-cell table:formula="of:=[.Q47]-[.R47]" office:value-type="float" office:value="0">
            <text:p>0</text:p>
          </table:table-cell>
          <table:table-cell table:number-columns-repeated="2"/>
          <table:table-cell table:formula="of:=ROUND((([.Q47] -[.D47]) / [.Q47]) * 100;2)" office:value-type="float" office:value="89.65">
            <text:p>89.65</text:p>
          </table:table-cell>
          <table:table-cell table:formula="of:=ROUND((([.Q47] / ([.A47] *[.B47] *[.C47])) * 100);2)" office:value-type="float" office:value="21">
            <text:p>21</text:p>
          </table:table-cell>
          <table:table-cell table:formula="of:=[.Q47]-[.D47]" office:value-type="float" office:value="103901">
            <text:p>1039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7]" office:value-type="float" office:value="1000">
            <text:p>1000</text:p>
          </table:table-cell>
          <table:table-cell table:formula="of:=[.C47]" office:value-type="float" office:value="12">
            <text:p>12</text:p>
          </table:table-cell>
          <table:table-cell table:formula="of:=([.C48]*[.B48])+[.S47]" office:value-type="float" office:value="12000">
            <text:p>12000</text:p>
          </table:table-cell>
          <table:table-cell table:formula="of:=[.E47]" office:value-type="float" office:value="8036">
            <text:p>8036</text:p>
          </table:table-cell>
          <table:table-cell table:formula="of:=[.F47]" office:value-type="float" office:value="8277">
            <text:p>8277</text:p>
          </table:table-cell>
          <table:table-cell table:formula="of:=[.G47]" office:value-type="float" office:value="8520">
            <text:p>8520</text:p>
          </table:table-cell>
          <table:table-cell table:formula="of:=[.H47]" office:value-type="float" office:value="8767">
            <text:p>8767</text:p>
          </table:table-cell>
          <table:table-cell table:formula="of:=[.I47]" office:value-type="float" office:value="9016">
            <text:p>9016</text:p>
          </table:table-cell>
          <table:table-cell table:formula="of:=[.J47]" office:value-type="float" office:value="9267">
            <text:p>9267</text:p>
          </table:table-cell>
          <table:table-cell table:formula="of:=[.K47]" office:value-type="float" office:value="9521">
            <text:p>9521</text:p>
          </table:table-cell>
          <table:table-cell table:formula="of:=[.L47]" office:value-type="float" office:value="9777">
            <text:p>9777</text:p>
          </table:table-cell>
          <table:table-cell table:formula="of:=[.M47]" office:value-type="float" office:value="10036">
            <text:p>10036</text:p>
          </table:table-cell>
          <table:table-cell table:formula="of:=ROUND(([.$Q47]*[.$T$2])*(((1+[.$T$2])^[.$U$2])/(((1+[.$T$2])^[.$U$2])-1)))" office:value-type="float" office:value="10298">
            <text:p>10298</text:p>
          </table:table-cell>
          <table:table-cell table:formula="of:=[.O47]" office:value-type="float" office:value="7561">
            <text:p>7561</text:p>
          </table:table-cell>
          <table:table-cell table:formula="of:=[.P47]" office:value-type="float" office:value="7797">
            <text:p>7797</text:p>
          </table:table-cell>
          <table:table-cell table:formula="of:=SUM([.D48:.P48])" office:value-type="float" office:value="118873">
            <text:p>118873</text:p>
          </table:table-cell>
          <table:table-cell table:formula="of:=[.Q48]" office:value-type="float" office:value="118873">
            <text:p>118873</text:p>
          </table:table-cell>
          <table:table-cell table:formula="of:=[.Q48]-[.R48]" office:value-type="float" office:value="0">
            <text:p>0</text:p>
          </table:table-cell>
          <table:table-cell table:number-columns-repeated="2"/>
          <table:table-cell table:formula="of:=ROUND((([.Q48] -[.D48]) / [.Q48]) * 100;2)" office:value-type="float" office:value="89.91">
            <text:p>89.91</text:p>
          </table:table-cell>
          <table:table-cell table:formula="of:=ROUND((([.Q48] / ([.A48] *[.B48] *[.C48])) * 100);2)" office:value-type="float" office:value="21.08">
            <text:p>21.08</text:p>
          </table:table-cell>
          <table:table-cell table:formula="of:=[.Q48]-[.D48]" office:value-type="float" office:value="106873">
            <text:p>1068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8]" office:value-type="float" office:value="1000">
            <text:p>1000</text:p>
          </table:table-cell>
          <table:table-cell table:formula="of:=[.C48]" office:value-type="float" office:value="12">
            <text:p>12</text:p>
          </table:table-cell>
          <table:table-cell table:formula="of:=([.C49]*[.B49])+[.S48]" office:value-type="float" office:value="12000">
            <text:p>12000</text:p>
          </table:table-cell>
          <table:table-cell table:formula="of:=[.E48]" office:value-type="float" office:value="8036">
            <text:p>8036</text:p>
          </table:table-cell>
          <table:table-cell table:formula="of:=[.F48]" office:value-type="float" office:value="8277">
            <text:p>8277</text:p>
          </table:table-cell>
          <table:table-cell table:formula="of:=[.G48]" office:value-type="float" office:value="8520">
            <text:p>8520</text:p>
          </table:table-cell>
          <table:table-cell table:formula="of:=[.H48]" office:value-type="float" office:value="8767">
            <text:p>8767</text:p>
          </table:table-cell>
          <table:table-cell table:formula="of:=[.I48]" office:value-type="float" office:value="9016">
            <text:p>9016</text:p>
          </table:table-cell>
          <table:table-cell table:formula="of:=[.J48]" office:value-type="float" office:value="9267">
            <text:p>9267</text:p>
          </table:table-cell>
          <table:table-cell table:formula="of:=[.K48]" office:value-type="float" office:value="9521">
            <text:p>9521</text:p>
          </table:table-cell>
          <table:table-cell table:formula="of:=[.L48]" office:value-type="float" office:value="9777">
            <text:p>9777</text:p>
          </table:table-cell>
          <table:table-cell table:formula="of:=[.M48]" office:value-type="float" office:value="10036">
            <text:p>10036</text:p>
          </table:table-cell>
          <table:table-cell table:formula="of:=[.N48]" office:value-type="float" office:value="10298">
            <text:p>10298</text:p>
          </table:table-cell>
          <table:table-cell table:formula="of:=ROUND(([.$Q48]*[.$T$2])*(((1+[.$T$2])^[.$U$2])/(((1+[.$T$2])^[.$U$2])-1)))" office:value-type="float" office:value="10562">
            <text:p>10562</text:p>
          </table:table-cell>
          <table:table-cell table:formula="of:=[.P48]" office:value-type="float" office:value="7797">
            <text:p>7797</text:p>
          </table:table-cell>
          <table:table-cell table:formula="of:=SUM([.D49:.P49])" office:value-type="float" office:value="121874">
            <text:p>121874</text:p>
          </table:table-cell>
          <table:table-cell table:formula="of:=[.Q49]" office:value-type="float" office:value="121874">
            <text:p>121874</text:p>
          </table:table-cell>
          <table:table-cell table:formula="of:=[.Q49]-[.R49]" office:value-type="float" office:value="0">
            <text:p>0</text:p>
          </table:table-cell>
          <table:table-cell table:number-columns-repeated="2"/>
          <table:table-cell table:formula="of:=ROUND((([.Q49] -[.D49]) / [.Q49]) * 100;2)" office:value-type="float" office:value="90.15">
            <text:p>90.15</text:p>
          </table:table-cell>
          <table:table-cell table:formula="of:=ROUND((([.Q49] / ([.A49] *[.B49] *[.C49])) * 100);2)" office:value-type="float" office:value="21.16">
            <text:p>21.16</text:p>
          </table:table-cell>
          <table:table-cell table:formula="of:=[.Q49]-[.D49]" office:value-type="float" office:value="109874">
            <text:p>1098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49]" office:value-type="float" office:value="1000">
            <text:p>1000</text:p>
          </table:table-cell>
          <table:table-cell table:formula="of:=[.C49]" office:value-type="float" office:value="12">
            <text:p>12</text:p>
          </table:table-cell>
          <table:table-cell table:formula="of:=([.C50]*[.B50])+[.S49]" office:value-type="float" office:value="12000">
            <text:p>12000</text:p>
          </table:table-cell>
          <table:table-cell table:formula="of:=[.E49]" office:value-type="float" office:value="8036">
            <text:p>8036</text:p>
          </table:table-cell>
          <table:table-cell table:formula="of:=[.F49]" office:value-type="float" office:value="8277">
            <text:p>8277</text:p>
          </table:table-cell>
          <table:table-cell table:formula="of:=[.G49]" office:value-type="float" office:value="8520">
            <text:p>8520</text:p>
          </table:table-cell>
          <table:table-cell table:formula="of:=[.H49]" office:value-type="float" office:value="8767">
            <text:p>8767</text:p>
          </table:table-cell>
          <table:table-cell table:formula="of:=[.I49]" office:value-type="float" office:value="9016">
            <text:p>9016</text:p>
          </table:table-cell>
          <table:table-cell table:formula="of:=[.J49]" office:value-type="float" office:value="9267">
            <text:p>9267</text:p>
          </table:table-cell>
          <table:table-cell table:formula="of:=[.K49]" office:value-type="float" office:value="9521">
            <text:p>9521</text:p>
          </table:table-cell>
          <table:table-cell table:formula="of:=[.L49]" office:value-type="float" office:value="9777">
            <text:p>9777</text:p>
          </table:table-cell>
          <table:table-cell table:formula="of:=[.M49]" office:value-type="float" office:value="10036">
            <text:p>10036</text:p>
          </table:table-cell>
          <table:table-cell table:formula="of:=[.N49]" office:value-type="float" office:value="10298">
            <text:p>10298</text:p>
          </table:table-cell>
          <table:table-cell table:formula="of:=[.O49]" office:value-type="float" office:value="10562">
            <text:p>10562</text:p>
          </table:table-cell>
          <table:table-cell table:formula="of:=ROUND(([.$Q49]*[.$T$2])*(((1+[.$T$2])^[.$U$2])/(((1+[.$T$2])^[.$U$2])-1)))" office:value-type="float" office:value="10828">
            <text:p>10828</text:p>
          </table:table-cell>
          <table:table-cell table:formula="of:=SUM([.D50:.P50])" office:value-type="float" office:value="124905">
            <text:p>124905</text:p>
          </table:table-cell>
          <table:table-cell table:formula="of:=[.Q50]" office:value-type="float" office:value="124905">
            <text:p>124905</text:p>
          </table:table-cell>
          <table:table-cell table:formula="of:=[.Q50]-[.R50]" office:value-type="float" office:value="0">
            <text:p>0</text:p>
          </table:table-cell>
          <table:table-cell table:number-columns-repeated="2"/>
          <table:table-cell table:formula="of:=ROUND((([.Q50] -[.D50]) / [.Q50]) * 100;2)" office:value-type="float" office:value="90.39">
            <text:p>90.39</text:p>
          </table:table-cell>
          <table:table-cell table:formula="of:=ROUND((([.Q50] / ([.A50] *[.B50] *[.C50])) * 100);2)" office:value-type="float" office:value="21.24">
            <text:p>21.24</text:p>
          </table:table-cell>
          <table:table-cell table:formula="of:=[.Q50]-[.D50]" office:value-type="float" office:value="112905">
            <text:p>1129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50]" office:value-type="float" office:value="1000">
            <text:p>1000</text:p>
          </table:table-cell>
          <table:table-cell table:formula="of:=[.C50]" office:value-type="float" office:value="12">
            <text:p>12</text:p>
          </table:table-cell>
          <table:table-cell table:formula="of:=([.C51]*[.B51])+[.S50]" office:value-type="float" office:value="12000">
            <text:p>12000</text:p>
          </table:table-cell>
          <table:table-cell table:formula="of:=ROUND(([.$Q50]*[.$T$2])*(((1+[.$T$2])^[.$U$2])/(((1+[.$T$2])^[.$U$2])-1)))" office:value-type="float" office:value="11098">
            <text:p>11098</text:p>
          </table:table-cell>
          <table:table-cell table:formula="of:=[.F50]" office:value-type="float" office:value="8277">
            <text:p>8277</text:p>
          </table:table-cell>
          <table:table-cell table:formula="of:=[.G50]" office:value-type="float" office:value="8520">
            <text:p>8520</text:p>
          </table:table-cell>
          <table:table-cell table:formula="of:=[.H50]" office:value-type="float" office:value="8767">
            <text:p>8767</text:p>
          </table:table-cell>
          <table:table-cell table:formula="of:=[.I50]" office:value-type="float" office:value="9016">
            <text:p>9016</text:p>
          </table:table-cell>
          <table:table-cell table:formula="of:=[.J50]" office:value-type="float" office:value="9267">
            <text:p>9267</text:p>
          </table:table-cell>
          <table:table-cell table:formula="of:=[.K50]" office:value-type="float" office:value="9521">
            <text:p>9521</text:p>
          </table:table-cell>
          <table:table-cell table:formula="of:=[.L50]" office:value-type="float" office:value="9777">
            <text:p>9777</text:p>
          </table:table-cell>
          <table:table-cell table:formula="of:=[.M50]" office:value-type="float" office:value="10036">
            <text:p>10036</text:p>
          </table:table-cell>
          <table:table-cell table:formula="of:=[.N50]" office:value-type="float" office:value="10298">
            <text:p>10298</text:p>
          </table:table-cell>
          <table:table-cell table:formula="of:=[.O50]" office:value-type="float" office:value="10562">
            <text:p>10562</text:p>
          </table:table-cell>
          <table:table-cell table:formula="of:=[.P50]" office:value-type="float" office:value="10828">
            <text:p>10828</text:p>
          </table:table-cell>
          <table:table-cell table:formula="of:=SUM([.D51:.P51])" office:value-type="float" office:value="127967">
            <text:p>127967</text:p>
          </table:table-cell>
          <table:table-cell table:formula="of:=[.Q51]" office:value-type="float" office:value="127967">
            <text:p>127967</text:p>
          </table:table-cell>
          <table:table-cell table:formula="of:=[.Q51]-[.R51]" office:value-type="float" office:value="0">
            <text:p>0</text:p>
          </table:table-cell>
          <table:table-cell table:number-columns-repeated="2"/>
          <table:table-cell table:formula="of:=ROUND((([.Q51] -[.D51]) / [.Q51]) * 100;2)" office:value-type="float" office:value="90.62">
            <text:p>90.62</text:p>
          </table:table-cell>
          <table:table-cell table:formula="of:=ROUND((([.Q51] / ([.A51] *[.B51] *[.C51])) * 100);2)" office:value-type="float" office:value="21.33">
            <text:p>21.33</text:p>
          </table:table-cell>
          <table:table-cell table:formula="of:=[.Q51]-[.D51]" office:value-type="float" office:value="115967">
            <text:p>11596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1]" office:value-type="float" office:value="1000">
            <text:p>1000</text:p>
          </table:table-cell>
          <table:table-cell table:formula="of:=[.C51]" office:value-type="float" office:value="12">
            <text:p>12</text:p>
          </table:table-cell>
          <table:table-cell table:formula="of:=([.C52]*[.B52])+[.S51]" office:value-type="float" office:value="12000">
            <text:p>12000</text:p>
          </table:table-cell>
          <table:table-cell table:formula="of:=[.E51]" office:value-type="float" office:value="11098">
            <text:p>11098</text:p>
          </table:table-cell>
          <table:table-cell table:formula="of:=ROUND(([.$Q51]*[.$T$2])*(((1+[.$T$2])^[.$U$2])/(((1+[.$T$2])^[.$U$2])-1)))" office:value-type="float" office:value="11370">
            <text:p>11370</text:p>
          </table:table-cell>
          <table:table-cell table:formula="of:=[.G51]" office:value-type="float" office:value="8520">
            <text:p>8520</text:p>
          </table:table-cell>
          <table:table-cell table:formula="of:=[.H51]" office:value-type="float" office:value="8767">
            <text:p>8767</text:p>
          </table:table-cell>
          <table:table-cell table:formula="of:=[.I51]" office:value-type="float" office:value="9016">
            <text:p>9016</text:p>
          </table:table-cell>
          <table:table-cell table:formula="of:=[.J51]" office:value-type="float" office:value="9267">
            <text:p>9267</text:p>
          </table:table-cell>
          <table:table-cell table:formula="of:=[.K51]" office:value-type="float" office:value="9521">
            <text:p>9521</text:p>
          </table:table-cell>
          <table:table-cell table:formula="of:=[.L51]" office:value-type="float" office:value="9777">
            <text:p>9777</text:p>
          </table:table-cell>
          <table:table-cell table:formula="of:=[.M51]" office:value-type="float" office:value="10036">
            <text:p>10036</text:p>
          </table:table-cell>
          <table:table-cell table:formula="of:=[.N51]" office:value-type="float" office:value="10298">
            <text:p>10298</text:p>
          </table:table-cell>
          <table:table-cell table:formula="of:=[.O51]" office:value-type="float" office:value="10562">
            <text:p>10562</text:p>
          </table:table-cell>
          <table:table-cell table:formula="of:=[.P51]" office:value-type="float" office:value="10828">
            <text:p>10828</text:p>
          </table:table-cell>
          <table:table-cell table:formula="of:=SUM([.D52:.P52])" office:value-type="float" office:value="131060">
            <text:p>131060</text:p>
          </table:table-cell>
          <table:table-cell table:formula="of:=[.Q52]" office:value-type="float" office:value="131060">
            <text:p>131060</text:p>
          </table:table-cell>
          <table:table-cell table:formula="of:=[.Q52]-[.R52]" office:value-type="float" office:value="0">
            <text:p>0</text:p>
          </table:table-cell>
          <table:table-cell table:number-columns-repeated="2"/>
          <table:table-cell table:formula="of:=ROUND((([.Q52] -[.D52]) / [.Q52]) * 100;2)" office:value-type="float" office:value="90.84">
            <text:p>90.84</text:p>
          </table:table-cell>
          <table:table-cell table:formula="of:=ROUND((([.Q52] / ([.A52] *[.B52] *[.C52])) * 100);2)" office:value-type="float" office:value="21.42">
            <text:p>21.42</text:p>
          </table:table-cell>
          <table:table-cell table:formula="of:=[.Q52]-[.D52]" office:value-type="float" office:value="119060">
            <text:p>11906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2]" office:value-type="float" office:value="1000">
            <text:p>1000</text:p>
          </table:table-cell>
          <table:table-cell table:formula="of:=[.C52]" office:value-type="float" office:value="12">
            <text:p>12</text:p>
          </table:table-cell>
          <table:table-cell table:formula="of:=([.C53]*[.B53])+[.S52]" office:value-type="float" office:value="12000">
            <text:p>12000</text:p>
          </table:table-cell>
          <table:table-cell table:formula="of:=[.E52]" office:value-type="float" office:value="11098">
            <text:p>11098</text:p>
          </table:table-cell>
          <table:table-cell table:formula="of:=[.F52]" office:value-type="float" office:value="11370">
            <text:p>11370</text:p>
          </table:table-cell>
          <table:table-cell table:formula="of:=ROUND(([.$Q52]*[.$T$2])*(((1+[.$T$2])^[.$U$2])/(((1+[.$T$2])^[.$U$2])-1)))" office:value-type="float" office:value="11645">
            <text:p>11645</text:p>
          </table:table-cell>
          <table:table-cell table:formula="of:=[.H52]" office:value-type="float" office:value="8767">
            <text:p>8767</text:p>
          </table:table-cell>
          <table:table-cell table:formula="of:=[.I52]" office:value-type="float" office:value="9016">
            <text:p>9016</text:p>
          </table:table-cell>
          <table:table-cell table:formula="of:=[.J52]" office:value-type="float" office:value="9267">
            <text:p>9267</text:p>
          </table:table-cell>
          <table:table-cell table:formula="of:=[.K52]" office:value-type="float" office:value="9521">
            <text:p>9521</text:p>
          </table:table-cell>
          <table:table-cell table:formula="of:=[.L52]" office:value-type="float" office:value="9777">
            <text:p>9777</text:p>
          </table:table-cell>
          <table:table-cell table:formula="of:=[.M52]" office:value-type="float" office:value="10036">
            <text:p>10036</text:p>
          </table:table-cell>
          <table:table-cell table:formula="of:=[.N52]" office:value-type="float" office:value="10298">
            <text:p>10298</text:p>
          </table:table-cell>
          <table:table-cell table:formula="of:=[.O52]" office:value-type="float" office:value="10562">
            <text:p>10562</text:p>
          </table:table-cell>
          <table:table-cell table:formula="of:=[.P52]" office:value-type="float" office:value="10828">
            <text:p>10828</text:p>
          </table:table-cell>
          <table:table-cell table:formula="of:=SUM([.D53:.P53])" office:value-type="float" office:value="134185">
            <text:p>134185</text:p>
          </table:table-cell>
          <table:table-cell table:formula="of:=[.Q53]" office:value-type="float" office:value="134185">
            <text:p>134185</text:p>
          </table:table-cell>
          <table:table-cell table:formula="of:=[.Q53]-[.R53]" office:value-type="float" office:value="0">
            <text:p>0</text:p>
          </table:table-cell>
          <table:table-cell table:number-columns-repeated="2"/>
          <table:table-cell table:formula="of:=ROUND((([.Q53] -[.D53]) / [.Q53]) * 100;2)" office:value-type="float" office:value="91.06">
            <text:p>91.06</text:p>
          </table:table-cell>
          <table:table-cell table:formula="of:=ROUND((([.Q53] / ([.A53] *[.B53] *[.C53])) * 100);2)" office:value-type="float" office:value="21.5">
            <text:p>21.5</text:p>
          </table:table-cell>
          <table:table-cell table:formula="of:=[.Q53]-[.D53]" office:value-type="float" office:value="122185">
            <text:p>1221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3]" office:value-type="float" office:value="1000">
            <text:p>1000</text:p>
          </table:table-cell>
          <table:table-cell table:formula="of:=[.C53]" office:value-type="float" office:value="12">
            <text:p>12</text:p>
          </table:table-cell>
          <table:table-cell table:formula="of:=([.C54]*[.B54])+[.S53]" office:value-type="float" office:value="12000">
            <text:p>12000</text:p>
          </table:table-cell>
          <table:table-cell table:formula="of:=[.E53]" office:value-type="float" office:value="11098">
            <text:p>11098</text:p>
          </table:table-cell>
          <table:table-cell table:formula="of:=[.F53]" office:value-type="float" office:value="11370">
            <text:p>11370</text:p>
          </table:table-cell>
          <table:table-cell table:formula="of:=[.G53]" office:value-type="float" office:value="11645">
            <text:p>11645</text:p>
          </table:table-cell>
          <table:table-cell table:formula="of:=ROUND(([.$Q53]*[.$T$2])*(((1+[.$T$2])^[.$U$2])/(((1+[.$T$2])^[.$U$2])-1)))" office:value-type="float" office:value="11922">
            <text:p>11922</text:p>
          </table:table-cell>
          <table:table-cell table:formula="of:=[.I53]" office:value-type="float" office:value="9016">
            <text:p>9016</text:p>
          </table:table-cell>
          <table:table-cell table:formula="of:=[.J53]" office:value-type="float" office:value="9267">
            <text:p>9267</text:p>
          </table:table-cell>
          <table:table-cell table:formula="of:=[.K53]" office:value-type="float" office:value="9521">
            <text:p>9521</text:p>
          </table:table-cell>
          <table:table-cell table:formula="of:=[.L53]" office:value-type="float" office:value="9777">
            <text:p>9777</text:p>
          </table:table-cell>
          <table:table-cell table:formula="of:=[.M53]" office:value-type="float" office:value="10036">
            <text:p>10036</text:p>
          </table:table-cell>
          <table:table-cell table:formula="of:=[.N53]" office:value-type="float" office:value="10298">
            <text:p>10298</text:p>
          </table:table-cell>
          <table:table-cell table:formula="of:=[.O53]" office:value-type="float" office:value="10562">
            <text:p>10562</text:p>
          </table:table-cell>
          <table:table-cell table:formula="of:=[.P53]" office:value-type="float" office:value="10828">
            <text:p>10828</text:p>
          </table:table-cell>
          <table:table-cell table:formula="of:=SUM([.D54:.P54])" office:value-type="float" office:value="137340">
            <text:p>137340</text:p>
          </table:table-cell>
          <table:table-cell table:formula="of:=[.Q54]" office:value-type="float" office:value="137340">
            <text:p>137340</text:p>
          </table:table-cell>
          <table:table-cell table:formula="of:=[.Q54]-[.R54]" office:value-type="float" office:value="0">
            <text:p>0</text:p>
          </table:table-cell>
          <table:table-cell table:number-columns-repeated="2"/>
          <table:table-cell table:formula="of:=ROUND((([.Q54] -[.D54]) / [.Q54]) * 100;2)" office:value-type="float" office:value="91.26">
            <text:p>91.26</text:p>
          </table:table-cell>
          <table:table-cell table:formula="of:=ROUND((([.Q54] / ([.A54] *[.B54] *[.C54])) * 100);2)" office:value-type="float" office:value="21.59">
            <text:p>21.59</text:p>
          </table:table-cell>
          <table:table-cell table:formula="of:=[.Q54]-[.D54]" office:value-type="float" office:value="125340">
            <text:p>12534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4]" office:value-type="float" office:value="1000">
            <text:p>1000</text:p>
          </table:table-cell>
          <table:table-cell table:formula="of:=[.C54]" office:value-type="float" office:value="12">
            <text:p>12</text:p>
          </table:table-cell>
          <table:table-cell table:formula="of:=([.C55]*[.B55])+[.S54]" office:value-type="float" office:value="12000">
            <text:p>12000</text:p>
          </table:table-cell>
          <table:table-cell table:formula="of:=[.E54]" office:value-type="float" office:value="11098">
            <text:p>11098</text:p>
          </table:table-cell>
          <table:table-cell table:formula="of:=[.F54]" office:value-type="float" office:value="11370">
            <text:p>11370</text:p>
          </table:table-cell>
          <table:table-cell table:formula="of:=[.G54]" office:value-type="float" office:value="11645">
            <text:p>11645</text:p>
          </table:table-cell>
          <table:table-cell table:formula="of:=[.H54]" office:value-type="float" office:value="11922">
            <text:p>11922</text:p>
          </table:table-cell>
          <table:table-cell table:formula="of:=ROUND(([.$Q54]*[.$T$2])*(((1+[.$T$2])^[.$U$2])/(((1+[.$T$2])^[.$U$2])-1)))" office:value-type="float" office:value="12202">
            <text:p>12202</text:p>
          </table:table-cell>
          <table:table-cell table:formula="of:=[.J54]" office:value-type="float" office:value="9267">
            <text:p>9267</text:p>
          </table:table-cell>
          <table:table-cell table:formula="of:=[.K54]" office:value-type="float" office:value="9521">
            <text:p>9521</text:p>
          </table:table-cell>
          <table:table-cell table:formula="of:=[.L54]" office:value-type="float" office:value="9777">
            <text:p>9777</text:p>
          </table:table-cell>
          <table:table-cell table:formula="of:=[.M54]" office:value-type="float" office:value="10036">
            <text:p>10036</text:p>
          </table:table-cell>
          <table:table-cell table:formula="of:=[.N54]" office:value-type="float" office:value="10298">
            <text:p>10298</text:p>
          </table:table-cell>
          <table:table-cell table:formula="of:=[.O54]" office:value-type="float" office:value="10562">
            <text:p>10562</text:p>
          </table:table-cell>
          <table:table-cell table:formula="of:=[.P54]" office:value-type="float" office:value="10828">
            <text:p>10828</text:p>
          </table:table-cell>
          <table:table-cell table:formula="of:=SUM([.D55:.P55])" office:value-type="float" office:value="140526">
            <text:p>140526</text:p>
          </table:table-cell>
          <table:table-cell table:formula="of:=[.Q55]" office:value-type="float" office:value="140526">
            <text:p>140526</text:p>
          </table:table-cell>
          <table:table-cell table:formula="of:=[.Q55]-[.R55]" office:value-type="float" office:value="0">
            <text:p>0</text:p>
          </table:table-cell>
          <table:table-cell table:number-columns-repeated="2"/>
          <table:table-cell table:formula="of:=ROUND((([.Q55] -[.D55]) / [.Q55]) * 100;2)" office:value-type="float" office:value="91.46">
            <text:p>91.46</text:p>
          </table:table-cell>
          <table:table-cell table:formula="of:=ROUND((([.Q55] / ([.A55] *[.B55] *[.C55])) * 100);2)" office:value-type="float" office:value="21.69">
            <text:p>21.69</text:p>
          </table:table-cell>
          <table:table-cell table:formula="of:=[.Q55]-[.D55]" office:value-type="float" office:value="128526">
            <text:p>12852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5]" office:value-type="float" office:value="1000">
            <text:p>1000</text:p>
          </table:table-cell>
          <table:table-cell table:formula="of:=[.C55]" office:value-type="float" office:value="12">
            <text:p>12</text:p>
          </table:table-cell>
          <table:table-cell table:formula="of:=([.C56]*[.B56])+[.S55]" office:value-type="float" office:value="12000">
            <text:p>12000</text:p>
          </table:table-cell>
          <table:table-cell table:formula="of:=[.E55]" office:value-type="float" office:value="11098">
            <text:p>11098</text:p>
          </table:table-cell>
          <table:table-cell table:formula="of:=[.F55]" office:value-type="float" office:value="11370">
            <text:p>11370</text:p>
          </table:table-cell>
          <table:table-cell table:formula="of:=[.G55]" office:value-type="float" office:value="11645">
            <text:p>11645</text:p>
          </table:table-cell>
          <table:table-cell table:formula="of:=[.H55]" office:value-type="float" office:value="11922">
            <text:p>11922</text:p>
          </table:table-cell>
          <table:table-cell table:formula="of:=[.I55]" office:value-type="float" office:value="12202">
            <text:p>12202</text:p>
          </table:table-cell>
          <table:table-cell table:formula="of:=ROUND(([.$Q55]*[.$T$2])*(((1+[.$T$2])^[.$U$2])/(((1+[.$T$2])^[.$U$2])-1)))" office:value-type="float" office:value="12486">
            <text:p>12486</text:p>
          </table:table-cell>
          <table:table-cell table:formula="of:=[.K55]" office:value-type="float" office:value="9521">
            <text:p>9521</text:p>
          </table:table-cell>
          <table:table-cell table:formula="of:=[.L55]" office:value-type="float" office:value="9777">
            <text:p>9777</text:p>
          </table:table-cell>
          <table:table-cell table:formula="of:=[.M55]" office:value-type="float" office:value="10036">
            <text:p>10036</text:p>
          </table:table-cell>
          <table:table-cell table:formula="of:=[.N55]" office:value-type="float" office:value="10298">
            <text:p>10298</text:p>
          </table:table-cell>
          <table:table-cell table:formula="of:=[.O55]" office:value-type="float" office:value="10562">
            <text:p>10562</text:p>
          </table:table-cell>
          <table:table-cell table:formula="of:=[.P55]" office:value-type="float" office:value="10828">
            <text:p>10828</text:p>
          </table:table-cell>
          <table:table-cell table:formula="of:=SUM([.D56:.P56])" office:value-type="float" office:value="143745">
            <text:p>143745</text:p>
          </table:table-cell>
          <table:table-cell table:formula="of:=[.Q56]" office:value-type="float" office:value="143745">
            <text:p>143745</text:p>
          </table:table-cell>
          <table:table-cell table:formula="of:=[.Q56]-[.R56]" office:value-type="float" office:value="0">
            <text:p>0</text:p>
          </table:table-cell>
          <table:table-cell table:number-columns-repeated="2"/>
          <table:table-cell table:formula="of:=ROUND((([.Q56] -[.D56]) / [.Q56]) * 100;2)" office:value-type="float" office:value="91.65">
            <text:p>91.65</text:p>
          </table:table-cell>
          <table:table-cell table:formula="of:=ROUND((([.Q56] / ([.A56] *[.B56] *[.C56])) * 100);2)" office:value-type="float" office:value="21.78">
            <text:p>21.78</text:p>
          </table:table-cell>
          <table:table-cell table:formula="of:=[.Q56]-[.D56]" office:value-type="float" office:value="131745">
            <text:p>13174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6]" office:value-type="float" office:value="1000">
            <text:p>1000</text:p>
          </table:table-cell>
          <table:table-cell table:formula="of:=[.C56]" office:value-type="float" office:value="12">
            <text:p>12</text:p>
          </table:table-cell>
          <table:table-cell table:formula="of:=([.C57]*[.B57])+[.S56]" office:value-type="float" office:value="12000">
            <text:p>12000</text:p>
          </table:table-cell>
          <table:table-cell table:formula="of:=[.E56]" office:value-type="float" office:value="11098">
            <text:p>11098</text:p>
          </table:table-cell>
          <table:table-cell table:formula="of:=[.F56]" office:value-type="float" office:value="11370">
            <text:p>11370</text:p>
          </table:table-cell>
          <table:table-cell table:formula="of:=[.G56]" office:value-type="float" office:value="11645">
            <text:p>11645</text:p>
          </table:table-cell>
          <table:table-cell table:formula="of:=[.H56]" office:value-type="float" office:value="11922">
            <text:p>11922</text:p>
          </table:table-cell>
          <table:table-cell table:formula="of:=[.I56]" office:value-type="float" office:value="12202">
            <text:p>12202</text:p>
          </table:table-cell>
          <table:table-cell table:formula="of:=[.J56]" office:value-type="float" office:value="12486">
            <text:p>12486</text:p>
          </table:table-cell>
          <table:table-cell table:formula="of:=ROUND(([.$Q56]*[.$T$2])*(((1+[.$T$2])^[.$U$2])/(((1+[.$T$2])^[.$U$2])-1)))" office:value-type="float" office:value="12772">
            <text:p>12772</text:p>
          </table:table-cell>
          <table:table-cell table:formula="of:=[.L56]" office:value-type="float" office:value="9777">
            <text:p>9777</text:p>
          </table:table-cell>
          <table:table-cell table:formula="of:=[.M56]" office:value-type="float" office:value="10036">
            <text:p>10036</text:p>
          </table:table-cell>
          <table:table-cell table:formula="of:=[.N56]" office:value-type="float" office:value="10298">
            <text:p>10298</text:p>
          </table:table-cell>
          <table:table-cell table:formula="of:=[.O56]" office:value-type="float" office:value="10562">
            <text:p>10562</text:p>
          </table:table-cell>
          <table:table-cell table:formula="of:=[.P56]" office:value-type="float" office:value="10828">
            <text:p>10828</text:p>
          </table:table-cell>
          <table:table-cell table:formula="of:=SUM([.D57:.P57])" office:value-type="float" office:value="146996">
            <text:p>146996</text:p>
          </table:table-cell>
          <table:table-cell table:formula="of:=[.Q57]" office:value-type="float" office:value="146996">
            <text:p>146996</text:p>
          </table:table-cell>
          <table:table-cell table:formula="of:=[.Q57]-[.R57]" office:value-type="float" office:value="0">
            <text:p>0</text:p>
          </table:table-cell>
          <table:table-cell table:number-columns-repeated="2"/>
          <table:table-cell table:formula="of:=ROUND((([.Q57] -[.D57]) / [.Q57]) * 100;2)" office:value-type="float" office:value="91.84">
            <text:p>91.84</text:p>
          </table:table-cell>
          <table:table-cell table:formula="of:=ROUND((([.Q57] / ([.A57] *[.B57] *[.C57])) * 100);2)" office:value-type="float" office:value="21.87">
            <text:p>21.87</text:p>
          </table:table-cell>
          <table:table-cell table:formula="of:=[.Q57]-[.D57]" office:value-type="float" office:value="134996">
            <text:p>1349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7]" office:value-type="float" office:value="1000">
            <text:p>1000</text:p>
          </table:table-cell>
          <table:table-cell table:formula="of:=[.C57]" office:value-type="float" office:value="12">
            <text:p>12</text:p>
          </table:table-cell>
          <table:table-cell table:formula="of:=([.C58]*[.B58])+[.S57]" office:value-type="float" office:value="12000">
            <text:p>12000</text:p>
          </table:table-cell>
          <table:table-cell table:formula="of:=[.E57]" office:value-type="float" office:value="11098">
            <text:p>11098</text:p>
          </table:table-cell>
          <table:table-cell table:formula="of:=[.F57]" office:value-type="float" office:value="11370">
            <text:p>11370</text:p>
          </table:table-cell>
          <table:table-cell table:formula="of:=[.G57]" office:value-type="float" office:value="11645">
            <text:p>11645</text:p>
          </table:table-cell>
          <table:table-cell table:formula="of:=[.H57]" office:value-type="float" office:value="11922">
            <text:p>11922</text:p>
          </table:table-cell>
          <table:table-cell table:formula="of:=[.I57]" office:value-type="float" office:value="12202">
            <text:p>12202</text:p>
          </table:table-cell>
          <table:table-cell table:formula="of:=[.J57]" office:value-type="float" office:value="12486">
            <text:p>12486</text:p>
          </table:table-cell>
          <table:table-cell table:formula="of:=[.K57]" office:value-type="float" office:value="12772">
            <text:p>12772</text:p>
          </table:table-cell>
          <table:table-cell table:formula="of:=ROUND(([.$Q57]*[.$T$2])*(((1+[.$T$2])^[.$U$2])/(((1+[.$T$2])^[.$U$2])-1)))" office:value-type="float" office:value="13060">
            <text:p>13060</text:p>
          </table:table-cell>
          <table:table-cell table:formula="of:=[.M57]" office:value-type="float" office:value="10036">
            <text:p>10036</text:p>
          </table:table-cell>
          <table:table-cell table:formula="of:=[.N57]" office:value-type="float" office:value="10298">
            <text:p>10298</text:p>
          </table:table-cell>
          <table:table-cell table:formula="of:=[.O57]" office:value-type="float" office:value="10562">
            <text:p>10562</text:p>
          </table:table-cell>
          <table:table-cell table:formula="of:=[.P57]" office:value-type="float" office:value="10828">
            <text:p>10828</text:p>
          </table:table-cell>
          <table:table-cell table:formula="of:=SUM([.D58:.P58])" office:value-type="float" office:value="150279">
            <text:p>150279</text:p>
          </table:table-cell>
          <table:table-cell table:formula="of:=[.Q58]" office:value-type="float" office:value="150279">
            <text:p>150279</text:p>
          </table:table-cell>
          <table:table-cell table:formula="of:=[.Q58]-[.R58]" office:value-type="float" office:value="0">
            <text:p>0</text:p>
          </table:table-cell>
          <table:table-cell table:number-columns-repeated="2"/>
          <table:table-cell table:formula="of:=ROUND((([.Q58] -[.D58]) / [.Q58]) * 100;2)" office:value-type="float" office:value="92.01">
            <text:p>92.01</text:p>
          </table:table-cell>
          <table:table-cell table:formula="of:=ROUND((([.Q58] / ([.A58] *[.B58] *[.C58])) * 100);2)" office:value-type="float" office:value="21.97">
            <text:p>21.97</text:p>
          </table:table-cell>
          <table:table-cell table:formula="of:=[.Q58]-[.D58]" office:value-type="float" office:value="138279">
            <text:p>13827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58]" office:value-type="float" office:value="1000">
            <text:p>1000</text:p>
          </table:table-cell>
          <table:table-cell table:formula="of:=[.C58]" office:value-type="float" office:value="12">
            <text:p>12</text:p>
          </table:table-cell>
          <table:table-cell table:formula="of:=([.C59]*[.B59])+[.S58]" office:value-type="float" office:value="12000">
            <text:p>12000</text:p>
          </table:table-cell>
          <table:table-cell table:formula="of:=[.E58]" office:value-type="float" office:value="11098">
            <text:p>11098</text:p>
          </table:table-cell>
          <table:table-cell table:formula="of:=[.F58]" office:value-type="float" office:value="11370">
            <text:p>11370</text:p>
          </table:table-cell>
          <table:table-cell table:formula="of:=[.G58]" office:value-type="float" office:value="11645">
            <text:p>11645</text:p>
          </table:table-cell>
          <table:table-cell table:formula="of:=[.H58]" office:value-type="float" office:value="11922">
            <text:p>11922</text:p>
          </table:table-cell>
          <table:table-cell table:formula="of:=[.I58]" office:value-type="float" office:value="12202">
            <text:p>12202</text:p>
          </table:table-cell>
          <table:table-cell table:formula="of:=[.J58]" office:value-type="float" office:value="12486">
            <text:p>12486</text:p>
          </table:table-cell>
          <table:table-cell table:formula="of:=[.K58]" office:value-type="float" office:value="12772">
            <text:p>12772</text:p>
          </table:table-cell>
          <table:table-cell table:formula="of:=[.L58]" office:value-type="float" office:value="13060">
            <text:p>13060</text:p>
          </table:table-cell>
          <table:table-cell table:formula="of:=ROUND(([.$Q58]*[.$T$2])*(((1+[.$T$2])^[.$U$2])/(((1+[.$T$2])^[.$U$2])-1)))" office:value-type="float" office:value="13352">
            <text:p>13352</text:p>
          </table:table-cell>
          <table:table-cell table:formula="of:=[.N58]" office:value-type="float" office:value="10298">
            <text:p>10298</text:p>
          </table:table-cell>
          <table:table-cell table:formula="of:=[.O58]" office:value-type="float" office:value="10562">
            <text:p>10562</text:p>
          </table:table-cell>
          <table:table-cell table:formula="of:=[.P58]" office:value-type="float" office:value="10828">
            <text:p>10828</text:p>
          </table:table-cell>
          <table:table-cell table:formula="of:=SUM([.D59:.P59])" office:value-type="float" office:value="153595">
            <text:p>153595</text:p>
          </table:table-cell>
          <table:table-cell table:formula="of:=[.Q59]" office:value-type="float" office:value="153595">
            <text:p>153595</text:p>
          </table:table-cell>
          <table:table-cell table:formula="of:=[.Q59]-[.R59]" office:value-type="float" office:value="0">
            <text:p>0</text:p>
          </table:table-cell>
          <table:table-cell table:number-columns-repeated="2"/>
          <table:table-cell table:formula="of:=ROUND((([.Q59] -[.D59]) / [.Q59]) * 100;2)" office:value-type="float" office:value="92.19">
            <text:p>92.19</text:p>
          </table:table-cell>
          <table:table-cell table:formula="of:=ROUND((([.Q59] / ([.A59] *[.B59] *[.C59])) * 100);2)" office:value-type="float" office:value="22.07">
            <text:p>22.07</text:p>
          </table:table-cell>
          <table:table-cell table:formula="of:=[.Q59]-[.D59]" office:value-type="float" office:value="141595">
            <text:p>14159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59]" office:value-type="float" office:value="1000">
            <text:p>1000</text:p>
          </table:table-cell>
          <table:table-cell table:formula="of:=[.C59]" office:value-type="float" office:value="12">
            <text:p>12</text:p>
          </table:table-cell>
          <table:table-cell table:formula="of:=([.C60]*[.B60])+[.S59]" office:value-type="float" office:value="12000">
            <text:p>12000</text:p>
          </table:table-cell>
          <table:table-cell table:formula="of:=[.E59]" office:value-type="float" office:value="11098">
            <text:p>11098</text:p>
          </table:table-cell>
          <table:table-cell table:formula="of:=[.F59]" office:value-type="float" office:value="11370">
            <text:p>11370</text:p>
          </table:table-cell>
          <table:table-cell table:formula="of:=[.G59]" office:value-type="float" office:value="11645">
            <text:p>11645</text:p>
          </table:table-cell>
          <table:table-cell table:formula="of:=[.H59]" office:value-type="float" office:value="11922">
            <text:p>11922</text:p>
          </table:table-cell>
          <table:table-cell table:formula="of:=[.I59]" office:value-type="float" office:value="12202">
            <text:p>12202</text:p>
          </table:table-cell>
          <table:table-cell table:formula="of:=[.J59]" office:value-type="float" office:value="12486">
            <text:p>12486</text:p>
          </table:table-cell>
          <table:table-cell table:formula="of:=[.K59]" office:value-type="float" office:value="12772">
            <text:p>12772</text:p>
          </table:table-cell>
          <table:table-cell table:formula="of:=[.L59]" office:value-type="float" office:value="13060">
            <text:p>13060</text:p>
          </table:table-cell>
          <table:table-cell table:formula="of:=[.M59]" office:value-type="float" office:value="13352">
            <text:p>13352</text:p>
          </table:table-cell>
          <table:table-cell table:formula="of:=ROUND(([.$Q59]*[.$T$2])*(((1+[.$T$2])^[.$U$2])/(((1+[.$T$2])^[.$U$2])-1)))" office:value-type="float" office:value="13647">
            <text:p>13647</text:p>
          </table:table-cell>
          <table:table-cell table:formula="of:=[.O59]" office:value-type="float" office:value="10562">
            <text:p>10562</text:p>
          </table:table-cell>
          <table:table-cell table:formula="of:=[.P59]" office:value-type="float" office:value="10828">
            <text:p>10828</text:p>
          </table:table-cell>
          <table:table-cell table:formula="of:=SUM([.D60:.P60])" office:value-type="float" office:value="156944">
            <text:p>156944</text:p>
          </table:table-cell>
          <table:table-cell table:formula="of:=[.Q60]" office:value-type="float" office:value="156944">
            <text:p>156944</text:p>
          </table:table-cell>
          <table:table-cell table:formula="of:=[.Q60]-[.R60]" office:value-type="float" office:value="0">
            <text:p>0</text:p>
          </table:table-cell>
          <table:table-cell table:number-columns-repeated="2"/>
          <table:table-cell table:formula="of:=ROUND((([.Q60] -[.D60]) / [.Q60]) * 100;2)" office:value-type="float" office:value="92.35">
            <text:p>92.35</text:p>
          </table:table-cell>
          <table:table-cell table:formula="of:=ROUND((([.Q60] / ([.A60] *[.B60] *[.C60])) * 100);2)" office:value-type="float" office:value="22.17">
            <text:p>22.17</text:p>
          </table:table-cell>
          <table:table-cell table:formula="of:=[.Q60]-[.D60]" office:value-type="float" office:value="144944">
            <text:p>1449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60]" office:value-type="float" office:value="1000">
            <text:p>1000</text:p>
          </table:table-cell>
          <table:table-cell table:formula="of:=[.C60]" office:value-type="float" office:value="12">
            <text:p>12</text:p>
          </table:table-cell>
          <table:table-cell table:formula="of:=([.C61]*[.B61])+[.S60]" office:value-type="float" office:value="12000">
            <text:p>12000</text:p>
          </table:table-cell>
          <table:table-cell table:formula="of:=[.E60]" office:value-type="float" office:value="11098">
            <text:p>11098</text:p>
          </table:table-cell>
          <table:table-cell table:formula="of:=[.F60]" office:value-type="float" office:value="11370">
            <text:p>11370</text:p>
          </table:table-cell>
          <table:table-cell table:formula="of:=[.G60]" office:value-type="float" office:value="11645">
            <text:p>11645</text:p>
          </table:table-cell>
          <table:table-cell table:formula="of:=[.H60]" office:value-type="float" office:value="11922">
            <text:p>11922</text:p>
          </table:table-cell>
          <table:table-cell table:formula="of:=[.I60]" office:value-type="float" office:value="12202">
            <text:p>12202</text:p>
          </table:table-cell>
          <table:table-cell table:formula="of:=[.J60]" office:value-type="float" office:value="12486">
            <text:p>12486</text:p>
          </table:table-cell>
          <table:table-cell table:formula="of:=[.K60]" office:value-type="float" office:value="12772">
            <text:p>12772</text:p>
          </table:table-cell>
          <table:table-cell table:formula="of:=[.L60]" office:value-type="float" office:value="13060">
            <text:p>13060</text:p>
          </table:table-cell>
          <table:table-cell table:formula="of:=[.M60]" office:value-type="float" office:value="13352">
            <text:p>13352</text:p>
          </table:table-cell>
          <table:table-cell table:formula="of:=[.N60]" office:value-type="float" office:value="13647">
            <text:p>13647</text:p>
          </table:table-cell>
          <table:table-cell table:formula="of:=ROUND(([.$Q60]*[.$T$2])*(((1+[.$T$2])^[.$U$2])/(((1+[.$T$2])^[.$U$2])-1)))" office:value-type="float" office:value="13944">
            <text:p>13944</text:p>
          </table:table-cell>
          <table:table-cell table:formula="of:=[.P60]" office:value-type="float" office:value="10828">
            <text:p>10828</text:p>
          </table:table-cell>
          <table:table-cell table:formula="of:=SUM([.D61:.P61])" office:value-type="float" office:value="160326">
            <text:p>160326</text:p>
          </table:table-cell>
          <table:table-cell table:formula="of:=[.Q61]" office:value-type="float" office:value="160326">
            <text:p>160326</text:p>
          </table:table-cell>
          <table:table-cell table:formula="of:=[.Q61]-[.R61]" office:value-type="float" office:value="0">
            <text:p>0</text:p>
          </table:table-cell>
          <table:table-cell table:number-columns-repeated="2"/>
          <table:table-cell table:formula="of:=ROUND((([.Q61] -[.D61]) / [.Q61]) * 100;2)" office:value-type="float" office:value="92.52">
            <text:p>92.52</text:p>
          </table:table-cell>
          <table:table-cell table:formula="of:=ROUND((([.Q61] / ([.A61] *[.B61] *[.C61])) * 100);2)" office:value-type="float" office:value="22.27">
            <text:p>22.27</text:p>
          </table:table-cell>
          <table:table-cell table:formula="of:=[.Q61]-[.D61]" office:value-type="float" office:value="148326">
            <text:p>14832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1]" office:value-type="float" office:value="1000">
            <text:p>1000</text:p>
          </table:table-cell>
          <table:table-cell table:formula="of:=[.C61]" office:value-type="float" office:value="12">
            <text:p>12</text:p>
          </table:table-cell>
          <table:table-cell table:formula="of:=([.C62]*[.B62])+[.S61]" office:value-type="float" office:value="12000">
            <text:p>12000</text:p>
          </table:table-cell>
          <table:table-cell table:formula="of:=[.E61]" office:value-type="float" office:value="11098">
            <text:p>11098</text:p>
          </table:table-cell>
          <table:table-cell table:formula="of:=[.F61]" office:value-type="float" office:value="11370">
            <text:p>11370</text:p>
          </table:table-cell>
          <table:table-cell table:formula="of:=[.G61]" office:value-type="float" office:value="11645">
            <text:p>11645</text:p>
          </table:table-cell>
          <table:table-cell table:formula="of:=[.H61]" office:value-type="float" office:value="11922">
            <text:p>11922</text:p>
          </table:table-cell>
          <table:table-cell table:formula="of:=[.I61]" office:value-type="float" office:value="12202">
            <text:p>12202</text:p>
          </table:table-cell>
          <table:table-cell table:formula="of:=[.J61]" office:value-type="float" office:value="12486">
            <text:p>12486</text:p>
          </table:table-cell>
          <table:table-cell table:formula="of:=[.K61]" office:value-type="float" office:value="12772">
            <text:p>12772</text:p>
          </table:table-cell>
          <table:table-cell table:formula="of:=[.L61]" office:value-type="float" office:value="13060">
            <text:p>13060</text:p>
          </table:table-cell>
          <table:table-cell table:formula="of:=[.M61]" office:value-type="float" office:value="13352">
            <text:p>13352</text:p>
          </table:table-cell>
          <table:table-cell table:formula="of:=[.N61]" office:value-type="float" office:value="13647">
            <text:p>13647</text:p>
          </table:table-cell>
          <table:table-cell table:formula="of:=[.O61]" office:value-type="float" office:value="13944">
            <text:p>13944</text:p>
          </table:table-cell>
          <table:table-cell table:formula="of:=ROUND(([.$Q61]*[.$T$2])*(((1+[.$T$2])^[.$U$2])/(((1+[.$T$2])^[.$U$2])-1)))" office:value-type="float" office:value="14245">
            <text:p>14245</text:p>
          </table:table-cell>
          <table:table-cell table:formula="of:=SUM([.D62:.P62])" office:value-type="float" office:value="163743">
            <text:p>163743</text:p>
          </table:table-cell>
          <table:table-cell table:formula="of:=[.Q62]" office:value-type="float" office:value="163743">
            <text:p>163743</text:p>
          </table:table-cell>
          <table:table-cell table:formula="of:=[.Q62]-[.R62]" office:value-type="float" office:value="0">
            <text:p>0</text:p>
          </table:table-cell>
          <table:table-cell table:number-columns-repeated="2"/>
          <table:table-cell table:formula="of:=ROUND((([.Q62] -[.D62]) / [.Q62]) * 100;2)" office:value-type="float" office:value="92.67">
            <text:p>92.67</text:p>
          </table:table-cell>
          <table:table-cell table:formula="of:=ROUND((([.Q62] / ([.A62] *[.B62] *[.C62])) * 100);2)" office:value-type="float" office:value="22.37">
            <text:p>22.37</text:p>
          </table:table-cell>
          <table:table-cell table:formula="of:=[.Q62]-[.D62]" office:value-type="float" office:value="151743">
            <text:p>15174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2]" office:value-type="float" office:value="1000">
            <text:p>1000</text:p>
          </table:table-cell>
          <table:table-cell table:formula="of:=[.C62]" office:value-type="float" office:value="12">
            <text:p>12</text:p>
          </table:table-cell>
          <table:table-cell table:formula="of:=([.C63]*[.B63])+[.S62]" office:value-type="float" office:value="12000">
            <text:p>12000</text:p>
          </table:table-cell>
          <table:table-cell table:formula="of:=ROUND(([.$Q62]*[.$T$2])*(((1+[.$T$2])^[.$U$2])/(((1+[.$T$2])^[.$U$2])-1)))" office:value-type="float" office:value="14548">
            <text:p>14548</text:p>
          </table:table-cell>
          <table:table-cell table:formula="of:=[.F62]" office:value-type="float" office:value="11370">
            <text:p>11370</text:p>
          </table:table-cell>
          <table:table-cell table:formula="of:=[.G62]" office:value-type="float" office:value="11645">
            <text:p>11645</text:p>
          </table:table-cell>
          <table:table-cell table:formula="of:=[.H62]" office:value-type="float" office:value="11922">
            <text:p>11922</text:p>
          </table:table-cell>
          <table:table-cell table:formula="of:=[.I62]" office:value-type="float" office:value="12202">
            <text:p>12202</text:p>
          </table:table-cell>
          <table:table-cell table:formula="of:=[.J62]" office:value-type="float" office:value="12486">
            <text:p>12486</text:p>
          </table:table-cell>
          <table:table-cell table:formula="of:=[.K62]" office:value-type="float" office:value="12772">
            <text:p>12772</text:p>
          </table:table-cell>
          <table:table-cell table:formula="of:=[.L62]" office:value-type="float" office:value="13060">
            <text:p>13060</text:p>
          </table:table-cell>
          <table:table-cell table:formula="of:=[.M62]" office:value-type="float" office:value="13352">
            <text:p>13352</text:p>
          </table:table-cell>
          <table:table-cell table:formula="of:=[.N62]" office:value-type="float" office:value="13647">
            <text:p>13647</text:p>
          </table:table-cell>
          <table:table-cell table:formula="of:=[.O62]" office:value-type="float" office:value="13944">
            <text:p>13944</text:p>
          </table:table-cell>
          <table:table-cell table:formula="of:=[.P62]" office:value-type="float" office:value="14245">
            <text:p>14245</text:p>
          </table:table-cell>
          <table:table-cell table:formula="of:=SUM([.D63:.P63])" office:value-type="float" office:value="167193">
            <text:p>167193</text:p>
          </table:table-cell>
          <table:table-cell table:formula="of:=[.Q63]" office:value-type="float" office:value="167193">
            <text:p>167193</text:p>
          </table:table-cell>
          <table:table-cell table:formula="of:=[.Q63]-[.R63]" office:value-type="float" office:value="0">
            <text:p>0</text:p>
          </table:table-cell>
          <table:table-cell table:number-columns-repeated="2"/>
          <table:table-cell table:formula="of:=ROUND((([.Q63] -[.D63]) / [.Q63]) * 100;2)" office:value-type="float" office:value="92.82">
            <text:p>92.82</text:p>
          </table:table-cell>
          <table:table-cell table:formula="of:=ROUND((([.Q63] / ([.A63] *[.B63] *[.C63])) * 100);2)" office:value-type="float" office:value="22.47">
            <text:p>22.47</text:p>
          </table:table-cell>
          <table:table-cell table:formula="of:=[.Q63]-[.D63]" office:value-type="float" office:value="155193">
            <text:p>15519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3]" office:value-type="float" office:value="1000">
            <text:p>1000</text:p>
          </table:table-cell>
          <table:table-cell table:formula="of:=[.C63]" office:value-type="float" office:value="12">
            <text:p>12</text:p>
          </table:table-cell>
          <table:table-cell table:formula="of:=([.C64]*[.B64])+[.S63]" office:value-type="float" office:value="12000">
            <text:p>12000</text:p>
          </table:table-cell>
          <table:table-cell table:formula="of:=[.E63]" office:value-type="float" office:value="14548">
            <text:p>14548</text:p>
          </table:table-cell>
          <table:table-cell table:formula="of:=ROUND(([.$Q63]*[.$T$2])*(((1+[.$T$2])^[.$U$2])/(((1+[.$T$2])^[.$U$2])-1)))" office:value-type="float" office:value="14855">
            <text:p>14855</text:p>
          </table:table-cell>
          <table:table-cell table:formula="of:=[.G63]" office:value-type="float" office:value="11645">
            <text:p>11645</text:p>
          </table:table-cell>
          <table:table-cell table:formula="of:=[.H63]" office:value-type="float" office:value="11922">
            <text:p>11922</text:p>
          </table:table-cell>
          <table:table-cell table:formula="of:=[.I63]" office:value-type="float" office:value="12202">
            <text:p>12202</text:p>
          </table:table-cell>
          <table:table-cell table:formula="of:=[.J63]" office:value-type="float" office:value="12486">
            <text:p>12486</text:p>
          </table:table-cell>
          <table:table-cell table:formula="of:=[.K63]" office:value-type="float" office:value="12772">
            <text:p>12772</text:p>
          </table:table-cell>
          <table:table-cell table:formula="of:=[.L63]" office:value-type="float" office:value="13060">
            <text:p>13060</text:p>
          </table:table-cell>
          <table:table-cell table:formula="of:=[.M63]" office:value-type="float" office:value="13352">
            <text:p>13352</text:p>
          </table:table-cell>
          <table:table-cell table:formula="of:=[.N63]" office:value-type="float" office:value="13647">
            <text:p>13647</text:p>
          </table:table-cell>
          <table:table-cell table:formula="of:=[.O63]" office:value-type="float" office:value="13944">
            <text:p>13944</text:p>
          </table:table-cell>
          <table:table-cell table:formula="of:=[.P63]" office:value-type="float" office:value="14245">
            <text:p>14245</text:p>
          </table:table-cell>
          <table:table-cell table:formula="of:=SUM([.D64:.P64])" office:value-type="float" office:value="170678">
            <text:p>170678</text:p>
          </table:table-cell>
          <table:table-cell table:formula="of:=[.Q64]" office:value-type="float" office:value="170678">
            <text:p>170678</text:p>
          </table:table-cell>
          <table:table-cell table:formula="of:=[.Q64]-[.R64]" office:value-type="float" office:value="0">
            <text:p>0</text:p>
          </table:table-cell>
          <table:table-cell table:number-columns-repeated="2"/>
          <table:table-cell table:formula="of:=ROUND((([.Q64] -[.D64]) / [.Q64]) * 100;2)" office:value-type="float" office:value="92.97">
            <text:p>92.97</text:p>
          </table:table-cell>
          <table:table-cell table:formula="of:=ROUND((([.Q64] / ([.A64] *[.B64] *[.C64])) * 100);2)" office:value-type="float" office:value="22.58">
            <text:p>22.58</text:p>
          </table:table-cell>
          <table:table-cell table:formula="of:=[.Q64]-[.D64]" office:value-type="float" office:value="158678">
            <text:p>1586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4]" office:value-type="float" office:value="1000">
            <text:p>1000</text:p>
          </table:table-cell>
          <table:table-cell table:formula="of:=[.C64]" office:value-type="float" office:value="12">
            <text:p>12</text:p>
          </table:table-cell>
          <table:table-cell table:formula="of:=([.C65]*[.B65])+[.S64]" office:value-type="float" office:value="12000">
            <text:p>12000</text:p>
          </table:table-cell>
          <table:table-cell table:formula="of:=[.E64]" office:value-type="float" office:value="14548">
            <text:p>14548</text:p>
          </table:table-cell>
          <table:table-cell table:formula="of:=[.F64]" office:value-type="float" office:value="14855">
            <text:p>14855</text:p>
          </table:table-cell>
          <table:table-cell table:formula="of:=ROUND(([.$Q64]*[.$T$2])*(((1+[.$T$2])^[.$U$2])/(((1+[.$T$2])^[.$U$2])-1)))" office:value-type="float" office:value="15165">
            <text:p>15165</text:p>
          </table:table-cell>
          <table:table-cell table:formula="of:=[.H64]" office:value-type="float" office:value="11922">
            <text:p>11922</text:p>
          </table:table-cell>
          <table:table-cell table:formula="of:=[.I64]" office:value-type="float" office:value="12202">
            <text:p>12202</text:p>
          </table:table-cell>
          <table:table-cell table:formula="of:=[.J64]" office:value-type="float" office:value="12486">
            <text:p>12486</text:p>
          </table:table-cell>
          <table:table-cell table:formula="of:=[.K64]" office:value-type="float" office:value="12772">
            <text:p>12772</text:p>
          </table:table-cell>
          <table:table-cell table:formula="of:=[.L64]" office:value-type="float" office:value="13060">
            <text:p>13060</text:p>
          </table:table-cell>
          <table:table-cell table:formula="of:=[.M64]" office:value-type="float" office:value="13352">
            <text:p>13352</text:p>
          </table:table-cell>
          <table:table-cell table:formula="of:=[.N64]" office:value-type="float" office:value="13647">
            <text:p>13647</text:p>
          </table:table-cell>
          <table:table-cell table:formula="of:=[.O64]" office:value-type="float" office:value="13944">
            <text:p>13944</text:p>
          </table:table-cell>
          <table:table-cell table:formula="of:=[.P64]" office:value-type="float" office:value="14245">
            <text:p>14245</text:p>
          </table:table-cell>
          <table:table-cell table:formula="of:=SUM([.D65:.P65])" office:value-type="float" office:value="174198">
            <text:p>174198</text:p>
          </table:table-cell>
          <table:table-cell table:formula="of:=[.Q65]" office:value-type="float" office:value="174198">
            <text:p>174198</text:p>
          </table:table-cell>
          <table:table-cell table:formula="of:=[.Q65]-[.R65]" office:value-type="float" office:value="0">
            <text:p>0</text:p>
          </table:table-cell>
          <table:table-cell table:number-columns-repeated="2"/>
          <table:table-cell table:formula="of:=ROUND((([.Q65] -[.D65]) / [.Q65]) * 100;2)" office:value-type="float" office:value="93.11">
            <text:p>93.11</text:p>
          </table:table-cell>
          <table:table-cell table:formula="of:=ROUND((([.Q65] / ([.A65] *[.B65] *[.C65])) * 100);2)" office:value-type="float" office:value="22.68">
            <text:p>22.68</text:p>
          </table:table-cell>
          <table:table-cell table:formula="of:=[.Q65]-[.D65]" office:value-type="float" office:value="162198">
            <text:p>16219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B65]" office:value-type="float" office:value="1000">
            <text:p>1000</text:p>
          </table:table-cell>
          <table:table-cell table:formula="of:=[.C65]" office:value-type="float" office:value="12">
            <text:p>12</text:p>
          </table:table-cell>
          <table:table-cell table:formula="of:=([.C66]*[.B66])+[.S65]" office:value-type="float" office:value="12000">
            <text:p>12000</text:p>
          </table:table-cell>
          <table:table-cell table:formula="of:=[.E65]" office:value-type="float" office:value="14548">
            <text:p>14548</text:p>
          </table:table-cell>
          <table:table-cell table:formula="of:=[.F65]" office:value-type="float" office:value="14855">
            <text:p>14855</text:p>
          </table:table-cell>
          <table:table-cell table:formula="of:=[.G65]" office:value-type="float" office:value="15165">
            <text:p>15165</text:p>
          </table:table-cell>
          <table:table-cell table:formula="of:=ROUND(([.$Q65]*[.$T$2])*(((1+[.$T$2])^[.$U$2])/(((1+[.$T$2])^[.$U$2])-1)))" office:value-type="float" office:value="15477">
            <text:p>15477</text:p>
          </table:table-cell>
          <table:table-cell table:formula="of:=[.I65]" office:value-type="float" office:value="12202">
            <text:p>12202</text:p>
          </table:table-cell>
          <table:table-cell table:formula="of:=[.J65]" office:value-type="float" office:value="12486">
            <text:p>12486</text:p>
          </table:table-cell>
          <table:table-cell table:formula="of:=[.K65]" office:value-type="float" office:value="12772">
            <text:p>12772</text:p>
          </table:table-cell>
          <table:table-cell table:formula="of:=[.L65]" office:value-type="float" office:value="13060">
            <text:p>13060</text:p>
          </table:table-cell>
          <table:table-cell table:formula="of:=[.M65]" office:value-type="float" office:value="13352">
            <text:p>13352</text:p>
          </table:table-cell>
          <table:table-cell table:formula="of:=[.N65]" office:value-type="float" office:value="13647">
            <text:p>13647</text:p>
          </table:table-cell>
          <table:table-cell table:formula="of:=[.O65]" office:value-type="float" office:value="13944">
            <text:p>13944</text:p>
          </table:table-cell>
          <table:table-cell table:formula="of:=[.P65]" office:value-type="float" office:value="14245">
            <text:p>14245</text:p>
          </table:table-cell>
          <table:table-cell table:formula="of:=SUM([.D66:.P66])" office:value-type="float" office:value="177753">
            <text:p>177753</text:p>
          </table:table-cell>
          <table:table-cell table:formula="of:=[.Q66]" office:value-type="float" office:value="177753">
            <text:p>177753</text:p>
          </table:table-cell>
          <table:table-cell table:formula="of:=[.Q66]-[.R66]" office:value-type="float" office:value="0">
            <text:p>0</text:p>
          </table:table-cell>
          <table:table-cell table:number-columns-repeated="2"/>
          <table:table-cell table:formula="of:=ROUND((([.Q66] -[.D66]) / [.Q66]) * 100;2)" office:value-type="float" office:value="93.25">
            <text:p>93.25</text:p>
          </table:table-cell>
          <table:table-cell table:formula="of:=ROUND((([.Q66] / ([.A66] *[.B66] *[.C66])) * 100);2)" office:value-type="float" office:value="22.79">
            <text:p>22.79</text:p>
          </table:table-cell>
          <table:table-cell table:formula="of:=[.Q66]-[.D66]" office:value-type="float" office:value="165753">
            <text:p>16575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B66]" office:value-type="float" office:value="1000">
            <text:p>1000</text:p>
          </table:table-cell>
          <table:table-cell table:formula="of:=[.C66]" office:value-type="float" office:value="12">
            <text:p>12</text:p>
          </table:table-cell>
          <table:table-cell table:formula="of:=([.C67]*[.B67])+[.S66]" office:value-type="float" office:value="12000">
            <text:p>12000</text:p>
          </table:table-cell>
          <table:table-cell table:formula="of:=[.E66]" office:value-type="float" office:value="14548">
            <text:p>14548</text:p>
          </table:table-cell>
          <table:table-cell table:formula="of:=[.F66]" office:value-type="float" office:value="14855">
            <text:p>14855</text:p>
          </table:table-cell>
          <table:table-cell table:formula="of:=[.G66]" office:value-type="float" office:value="15165">
            <text:p>15165</text:p>
          </table:table-cell>
          <table:table-cell table:formula="of:=[.H66]" office:value-type="float" office:value="15477">
            <text:p>15477</text:p>
          </table:table-cell>
          <table:table-cell table:formula="of:=ROUND(([.$Q66]*[.$T$2])*(((1+[.$T$2])^[.$U$2])/(((1+[.$T$2])^[.$U$2])-1)))" office:value-type="float" office:value="15793">
            <text:p>15793</text:p>
          </table:table-cell>
          <table:table-cell table:formula="of:=[.J66]" office:value-type="float" office:value="12486">
            <text:p>12486</text:p>
          </table:table-cell>
          <table:table-cell table:formula="of:=[.K66]" office:value-type="float" office:value="12772">
            <text:p>12772</text:p>
          </table:table-cell>
          <table:table-cell table:formula="of:=[.L66]" office:value-type="float" office:value="13060">
            <text:p>13060</text:p>
          </table:table-cell>
          <table:table-cell table:formula="of:=[.M66]" office:value-type="float" office:value="13352">
            <text:p>13352</text:p>
          </table:table-cell>
          <table:table-cell table:formula="of:=[.N66]" office:value-type="float" office:value="13647">
            <text:p>13647</text:p>
          </table:table-cell>
          <table:table-cell table:formula="of:=[.O66]" office:value-type="float" office:value="13944">
            <text:p>13944</text:p>
          </table:table-cell>
          <table:table-cell table:formula="of:=[.P66]" office:value-type="float" office:value="14245">
            <text:p>14245</text:p>
          </table:table-cell>
          <table:table-cell table:formula="of:=SUM([.D67:.P67])" office:value-type="float" office:value="181344">
            <text:p>181344</text:p>
          </table:table-cell>
          <table:table-cell table:formula="of:=[.Q67]" office:value-type="float" office:value="181344">
            <text:p>181344</text:p>
          </table:table-cell>
          <table:table-cell table:formula="of:=[.Q67]-[.R67]" office:value-type="float" office:value="0">
            <text:p>0</text:p>
          </table:table-cell>
          <table:table-cell table:number-columns-repeated="2"/>
          <table:table-cell table:formula="of:=ROUND((([.Q67] -[.D67]) / [.Q67]) * 100;2)" office:value-type="float" office:value="93.38">
            <text:p>93.38</text:p>
          </table:table-cell>
          <table:table-cell table:formula="of:=ROUND((([.Q67] / ([.A67] *[.B67] *[.C67])) * 100);2)" office:value-type="float" office:value="22.9">
            <text:p>22.9</text:p>
          </table:table-cell>
          <table:table-cell table:formula="of:=[.Q67]-[.D67]" office:value-type="float" office:value="169344">
            <text:p>16934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B67]" office:value-type="float" office:value="1000">
            <text:p>1000</text:p>
          </table:table-cell>
          <table:table-cell table:formula="of:=[.C67]" office:value-type="float" office:value="12">
            <text:p>12</text:p>
          </table:table-cell>
          <table:table-cell table:formula="of:=([.C68]*[.B68])+[.S67]" office:value-type="float" office:value="12000">
            <text:p>12000</text:p>
          </table:table-cell>
          <table:table-cell table:formula="of:=[.E67]" office:value-type="float" office:value="14548">
            <text:p>14548</text:p>
          </table:table-cell>
          <table:table-cell table:formula="of:=[.F67]" office:value-type="float" office:value="14855">
            <text:p>14855</text:p>
          </table:table-cell>
          <table:table-cell table:formula="of:=[.G67]" office:value-type="float" office:value="15165">
            <text:p>15165</text:p>
          </table:table-cell>
          <table:table-cell table:formula="of:=[.H67]" office:value-type="float" office:value="15477">
            <text:p>15477</text:p>
          </table:table-cell>
          <table:table-cell table:formula="of:=[.I67]" office:value-type="float" office:value="15793">
            <text:p>15793</text:p>
          </table:table-cell>
          <table:table-cell table:formula="of:=ROUND(([.$Q67]*[.$T$2])*(((1+[.$T$2])^[.$U$2])/(((1+[.$T$2])^[.$U$2])-1)))" office:value-type="float" office:value="16112">
            <text:p>16112</text:p>
          </table:table-cell>
          <table:table-cell table:formula="of:=[.K67]" office:value-type="float" office:value="12772">
            <text:p>12772</text:p>
          </table:table-cell>
          <table:table-cell table:formula="of:=[.L67]" office:value-type="float" office:value="13060">
            <text:p>13060</text:p>
          </table:table-cell>
          <table:table-cell table:formula="of:=[.M67]" office:value-type="float" office:value="13352">
            <text:p>13352</text:p>
          </table:table-cell>
          <table:table-cell table:formula="of:=[.N67]" office:value-type="float" office:value="13647">
            <text:p>13647</text:p>
          </table:table-cell>
          <table:table-cell table:formula="of:=[.O67]" office:value-type="float" office:value="13944">
            <text:p>13944</text:p>
          </table:table-cell>
          <table:table-cell table:formula="of:=[.P67]" office:value-type="float" office:value="14245">
            <text:p>14245</text:p>
          </table:table-cell>
          <table:table-cell table:formula="of:=SUM([.D68:.P68])" office:value-type="float" office:value="184970">
            <text:p>184970</text:p>
          </table:table-cell>
          <table:table-cell table:formula="of:=[.Q68]" office:value-type="float" office:value="184970">
            <text:p>184970</text:p>
          </table:table-cell>
          <table:table-cell table:formula="of:=[.Q68]-[.R68]" office:value-type="float" office:value="0">
            <text:p>0</text:p>
          </table:table-cell>
          <table:table-cell table:number-columns-repeated="2"/>
          <table:table-cell table:formula="of:=ROUND((([.Q68] -[.D68]) / [.Q68]) * 100;2)" office:value-type="float" office:value="93.51">
            <text:p>93.51</text:p>
          </table:table-cell>
          <table:table-cell table:formula="of:=ROUND((([.Q68] / ([.A68] *[.B68] *[.C68])) * 100);2)" office:value-type="float" office:value="23.01">
            <text:p>23.01</text:p>
          </table:table-cell>
          <table:table-cell table:formula="of:=[.Q68]-[.D68]" office:value-type="float" office:value="172970">
            <text:p>17297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B68]" office:value-type="float" office:value="1000">
            <text:p>1000</text:p>
          </table:table-cell>
          <table:table-cell table:formula="of:=[.C68]" office:value-type="float" office:value="12">
            <text:p>12</text:p>
          </table:table-cell>
          <table:table-cell table:formula="of:=([.C69]*[.B69])+[.S68]" office:value-type="float" office:value="12000">
            <text:p>12000</text:p>
          </table:table-cell>
          <table:table-cell table:formula="of:=[.E68]" office:value-type="float" office:value="14548">
            <text:p>14548</text:p>
          </table:table-cell>
          <table:table-cell table:formula="of:=[.F68]" office:value-type="float" office:value="14855">
            <text:p>14855</text:p>
          </table:table-cell>
          <table:table-cell table:formula="of:=[.G68]" office:value-type="float" office:value="15165">
            <text:p>15165</text:p>
          </table:table-cell>
          <table:table-cell table:formula="of:=[.H68]" office:value-type="float" office:value="15477">
            <text:p>15477</text:p>
          </table:table-cell>
          <table:table-cell table:formula="of:=[.I68]" office:value-type="float" office:value="15793">
            <text:p>15793</text:p>
          </table:table-cell>
          <table:table-cell table:formula="of:=[.J68]" office:value-type="float" office:value="16112">
            <text:p>16112</text:p>
          </table:table-cell>
          <table:table-cell table:formula="of:=ROUND(([.$Q68]*[.$T$2])*(((1+[.$T$2])^[.$U$2])/(((1+[.$T$2])^[.$U$2])-1)))" office:value-type="float" office:value="16434">
            <text:p>16434</text:p>
          </table:table-cell>
          <table:table-cell table:formula="of:=[.L68]" office:value-type="float" office:value="13060">
            <text:p>13060</text:p>
          </table:table-cell>
          <table:table-cell table:formula="of:=[.M68]" office:value-type="float" office:value="13352">
            <text:p>13352</text:p>
          </table:table-cell>
          <table:table-cell table:formula="of:=[.N68]" office:value-type="float" office:value="13647">
            <text:p>13647</text:p>
          </table:table-cell>
          <table:table-cell table:formula="of:=[.O68]" office:value-type="float" office:value="13944">
            <text:p>13944</text:p>
          </table:table-cell>
          <table:table-cell table:formula="of:=[.P68]" office:value-type="float" office:value="14245">
            <text:p>14245</text:p>
          </table:table-cell>
          <table:table-cell table:formula="of:=SUM([.D69:.P69])" office:value-type="float" office:value="188632">
            <text:p>188632</text:p>
          </table:table-cell>
          <table:table-cell table:formula="of:=[.Q69]" office:value-type="float" office:value="188632">
            <text:p>188632</text:p>
          </table:table-cell>
          <table:table-cell table:formula="of:=[.Q69]-[.R69]" office:value-type="float" office:value="0">
            <text:p>0</text:p>
          </table:table-cell>
          <table:table-cell table:number-columns-repeated="2"/>
          <table:table-cell table:formula="of:=ROUND((([.Q69] -[.D69]) / [.Q69]) * 100;2)" office:value-type="float" office:value="93.64">
            <text:p>93.64</text:p>
          </table:table-cell>
          <table:table-cell table:formula="of:=ROUND((([.Q69] / ([.A69] *[.B69] *[.C69])) * 100);2)" office:value-type="float" office:value="23.12">
            <text:p>23.12</text:p>
          </table:table-cell>
          <table:table-cell table:formula="of:=[.Q69]-[.D69]" office:value-type="float" office:value="176632">
            <text:p>1766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B69]" office:value-type="float" office:value="1000">
            <text:p>1000</text:p>
          </table:table-cell>
          <table:table-cell table:formula="of:=[.C69]" office:value-type="float" office:value="12">
            <text:p>12</text:p>
          </table:table-cell>
          <table:table-cell table:formula="of:=([.C70]*[.B70])+[.S69]" office:value-type="float" office:value="12000">
            <text:p>12000</text:p>
          </table:table-cell>
          <table:table-cell table:formula="of:=[.E69]" office:value-type="float" office:value="14548">
            <text:p>14548</text:p>
          </table:table-cell>
          <table:table-cell table:formula="of:=[.F69]" office:value-type="float" office:value="14855">
            <text:p>14855</text:p>
          </table:table-cell>
          <table:table-cell table:formula="of:=[.G69]" office:value-type="float" office:value="15165">
            <text:p>15165</text:p>
          </table:table-cell>
          <table:table-cell table:formula="of:=[.H69]" office:value-type="float" office:value="15477">
            <text:p>15477</text:p>
          </table:table-cell>
          <table:table-cell table:formula="of:=[.I69]" office:value-type="float" office:value="15793">
            <text:p>15793</text:p>
          </table:table-cell>
          <table:table-cell table:formula="of:=[.J69]" office:value-type="float" office:value="16112">
            <text:p>16112</text:p>
          </table:table-cell>
          <table:table-cell table:formula="of:=[.K69]" office:value-type="float" office:value="16434">
            <text:p>16434</text:p>
          </table:table-cell>
          <table:table-cell table:formula="of:=ROUND(([.$Q69]*[.$T$2])*(((1+[.$T$2])^[.$U$2])/(((1+[.$T$2])^[.$U$2])-1)))" office:value-type="float" office:value="16760">
            <text:p>16760</text:p>
          </table:table-cell>
          <table:table-cell table:formula="of:=[.M69]" office:value-type="float" office:value="13352">
            <text:p>13352</text:p>
          </table:table-cell>
          <table:table-cell table:formula="of:=[.N69]" office:value-type="float" office:value="13647">
            <text:p>13647</text:p>
          </table:table-cell>
          <table:table-cell table:formula="of:=[.O69]" office:value-type="float" office:value="13944">
            <text:p>13944</text:p>
          </table:table-cell>
          <table:table-cell table:formula="of:=[.P69]" office:value-type="float" office:value="14245">
            <text:p>14245</text:p>
          </table:table-cell>
          <table:table-cell table:formula="of:=SUM([.D70:.P70])" office:value-type="float" office:value="192332">
            <text:p>192332</text:p>
          </table:table-cell>
          <table:table-cell table:formula="of:=[.Q70]" office:value-type="float" office:value="192332">
            <text:p>192332</text:p>
          </table:table-cell>
          <table:table-cell table:formula="of:=[.Q70]-[.R70]" office:value-type="float" office:value="0">
            <text:p>0</text:p>
          </table:table-cell>
          <table:table-cell table:number-columns-repeated="2"/>
          <table:table-cell table:formula="of:=ROUND((([.Q70] -[.D70]) / [.Q70]) * 100;2)" office:value-type="float" office:value="93.76">
            <text:p>93.76</text:p>
          </table:table-cell>
          <table:table-cell table:formula="of:=ROUND((([.Q70] / ([.A70] *[.B70] *[.C70])) * 100);2)" office:value-type="float" office:value="23.23">
            <text:p>23.23</text:p>
          </table:table-cell>
          <table:table-cell table:formula="of:=[.Q70]-[.D70]" office:value-type="float" office:value="180332">
            <text:p>18033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B70]" office:value-type="float" office:value="1000">
            <text:p>1000</text:p>
          </table:table-cell>
          <table:table-cell table:formula="of:=[.C70]" office:value-type="float" office:value="12">
            <text:p>12</text:p>
          </table:table-cell>
          <table:table-cell table:formula="of:=([.C71]*[.B71])+[.S70]" office:value-type="float" office:value="12000">
            <text:p>12000</text:p>
          </table:table-cell>
          <table:table-cell table:formula="of:=[.E70]" office:value-type="float" office:value="14548">
            <text:p>14548</text:p>
          </table:table-cell>
          <table:table-cell table:formula="of:=[.F70]" office:value-type="float" office:value="14855">
            <text:p>14855</text:p>
          </table:table-cell>
          <table:table-cell table:formula="of:=[.G70]" office:value-type="float" office:value="15165">
            <text:p>15165</text:p>
          </table:table-cell>
          <table:table-cell table:formula="of:=[.H70]" office:value-type="float" office:value="15477">
            <text:p>15477</text:p>
          </table:table-cell>
          <table:table-cell table:formula="of:=[.I70]" office:value-type="float" office:value="15793">
            <text:p>15793</text:p>
          </table:table-cell>
          <table:table-cell table:formula="of:=[.J70]" office:value-type="float" office:value="16112">
            <text:p>16112</text:p>
          </table:table-cell>
          <table:table-cell table:formula="of:=[.K70]" office:value-type="float" office:value="16434">
            <text:p>16434</text:p>
          </table:table-cell>
          <table:table-cell table:formula="of:=[.L70]" office:value-type="float" office:value="16760">
            <text:p>16760</text:p>
          </table:table-cell>
          <table:table-cell table:formula="of:=ROUND(([.$Q70]*[.$T$2])*(((1+[.$T$2])^[.$U$2])/(((1+[.$T$2])^[.$U$2])-1)))" office:value-type="float" office:value="17088">
            <text:p>17088</text:p>
          </table:table-cell>
          <table:table-cell table:formula="of:=[.N70]" office:value-type="float" office:value="13647">
            <text:p>13647</text:p>
          </table:table-cell>
          <table:table-cell table:formula="of:=[.O70]" office:value-type="float" office:value="13944">
            <text:p>13944</text:p>
          </table:table-cell>
          <table:table-cell table:formula="of:=[.P70]" office:value-type="float" office:value="14245">
            <text:p>14245</text:p>
          </table:table-cell>
          <table:table-cell table:formula="of:=SUM([.D71:.P71])" office:value-type="float" office:value="196068">
            <text:p>196068</text:p>
          </table:table-cell>
          <table:table-cell table:formula="of:=[.Q71]" office:value-type="float" office:value="196068">
            <text:p>196068</text:p>
          </table:table-cell>
          <table:table-cell table:formula="of:=[.Q71]-[.R71]" office:value-type="float" office:value="0">
            <text:p>0</text:p>
          </table:table-cell>
          <table:table-cell table:number-columns-repeated="2"/>
          <table:table-cell table:formula="of:=ROUND((([.Q71] -[.D71]) / [.Q71]) * 100;2)" office:value-type="float" office:value="93.88">
            <text:p>93.88</text:p>
          </table:table-cell>
          <table:table-cell table:formula="of:=ROUND((([.Q71] / ([.A71] *[.B71] *[.C71])) * 100);2)" office:value-type="float" office:value="23.34">
            <text:p>23.34</text:p>
          </table:table-cell>
          <table:table-cell table:formula="of:=[.Q71]-[.D71]" office:value-type="float" office:value="184068">
            <text:p>18406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B71]" office:value-type="float" office:value="1000">
            <text:p>1000</text:p>
          </table:table-cell>
          <table:table-cell table:formula="of:=[.C71]" office:value-type="float" office:value="12">
            <text:p>12</text:p>
          </table:table-cell>
          <table:table-cell table:formula="of:=([.C72]*[.B72])+[.S71]" office:value-type="float" office:value="12000">
            <text:p>12000</text:p>
          </table:table-cell>
          <table:table-cell table:formula="of:=[.E71]" office:value-type="float" office:value="14548">
            <text:p>14548</text:p>
          </table:table-cell>
          <table:table-cell table:formula="of:=[.F71]" office:value-type="float" office:value="14855">
            <text:p>14855</text:p>
          </table:table-cell>
          <table:table-cell table:formula="of:=[.G71]" office:value-type="float" office:value="15165">
            <text:p>15165</text:p>
          </table:table-cell>
          <table:table-cell table:formula="of:=[.H71]" office:value-type="float" office:value="15477">
            <text:p>15477</text:p>
          </table:table-cell>
          <table:table-cell table:formula="of:=[.I71]" office:value-type="float" office:value="15793">
            <text:p>15793</text:p>
          </table:table-cell>
          <table:table-cell table:formula="of:=[.J71]" office:value-type="float" office:value="16112">
            <text:p>16112</text:p>
          </table:table-cell>
          <table:table-cell table:formula="of:=[.K71]" office:value-type="float" office:value="16434">
            <text:p>16434</text:p>
          </table:table-cell>
          <table:table-cell table:formula="of:=[.L71]" office:value-type="float" office:value="16760">
            <text:p>16760</text:p>
          </table:table-cell>
          <table:table-cell table:formula="of:=[.M71]" office:value-type="float" office:value="17088">
            <text:p>17088</text:p>
          </table:table-cell>
          <table:table-cell table:formula="of:=ROUND(([.$Q71]*[.$T$2])*(((1+[.$T$2])^[.$U$2])/(((1+[.$T$2])^[.$U$2])-1)))" office:value-type="float" office:value="17420">
            <text:p>17420</text:p>
          </table:table-cell>
          <table:table-cell table:formula="of:=[.O71]" office:value-type="float" office:value="13944">
            <text:p>13944</text:p>
          </table:table-cell>
          <table:table-cell table:formula="of:=[.P71]" office:value-type="float" office:value="14245">
            <text:p>14245</text:p>
          </table:table-cell>
          <table:table-cell table:formula="of:=SUM([.D72:.P72])" office:value-type="float" office:value="199841">
            <text:p>199841</text:p>
          </table:table-cell>
          <table:table-cell table:formula="of:=[.Q72]" office:value-type="float" office:value="199841">
            <text:p>199841</text:p>
          </table:table-cell>
          <table:table-cell table:formula="of:=[.Q72]-[.R72]" office:value-type="float" office:value="0">
            <text:p>0</text:p>
          </table:table-cell>
          <table:table-cell table:number-columns-repeated="2"/>
          <table:table-cell table:formula="of:=ROUND((([.Q72] -[.D72]) / [.Q72]) * 100;2)" office:value-type="float" office:value="94">
            <text:p>94</text:p>
          </table:table-cell>
          <table:table-cell table:formula="of:=ROUND((([.Q72] / ([.A72] *[.B72] *[.C72])) * 100);2)" office:value-type="float" office:value="23.46">
            <text:p>23.46</text:p>
          </table:table-cell>
          <table:table-cell table:formula="of:=[.Q72]-[.D72]" office:value-type="float" office:value="187841">
            <text:p>18784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B72]" office:value-type="float" office:value="1000">
            <text:p>1000</text:p>
          </table:table-cell>
          <table:table-cell table:formula="of:=[.C72]" office:value-type="float" office:value="12">
            <text:p>12</text:p>
          </table:table-cell>
          <table:table-cell table:formula="of:=([.C73]*[.B73])+[.S72]" office:value-type="float" office:value="12000">
            <text:p>12000</text:p>
          </table:table-cell>
          <table:table-cell table:formula="of:=[.E72]" office:value-type="float" office:value="14548">
            <text:p>14548</text:p>
          </table:table-cell>
          <table:table-cell table:formula="of:=[.F72]" office:value-type="float" office:value="14855">
            <text:p>14855</text:p>
          </table:table-cell>
          <table:table-cell table:formula="of:=[.G72]" office:value-type="float" office:value="15165">
            <text:p>15165</text:p>
          </table:table-cell>
          <table:table-cell table:formula="of:=[.H72]" office:value-type="float" office:value="15477">
            <text:p>15477</text:p>
          </table:table-cell>
          <table:table-cell table:formula="of:=[.I72]" office:value-type="float" office:value="15793">
            <text:p>15793</text:p>
          </table:table-cell>
          <table:table-cell table:formula="of:=[.J72]" office:value-type="float" office:value="16112">
            <text:p>16112</text:p>
          </table:table-cell>
          <table:table-cell table:formula="of:=[.K72]" office:value-type="float" office:value="16434">
            <text:p>16434</text:p>
          </table:table-cell>
          <table:table-cell table:formula="of:=[.L72]" office:value-type="float" office:value="16760">
            <text:p>16760</text:p>
          </table:table-cell>
          <table:table-cell table:formula="of:=[.M72]" office:value-type="float" office:value="17088">
            <text:p>17088</text:p>
          </table:table-cell>
          <table:table-cell table:formula="of:=[.N72]" office:value-type="float" office:value="17420">
            <text:p>17420</text:p>
          </table:table-cell>
          <table:table-cell table:formula="of:=ROUND(([.$Q72]*[.$T$2])*(((1+[.$T$2])^[.$U$2])/(((1+[.$T$2])^[.$U$2])-1)))" office:value-type="float" office:value="17756">
            <text:p>17756</text:p>
          </table:table-cell>
          <table:table-cell table:formula="of:=[.P72]" office:value-type="float" office:value="14245">
            <text:p>14245</text:p>
          </table:table-cell>
          <table:table-cell table:formula="of:=SUM([.D73:.P73])" office:value-type="float" office:value="203653">
            <text:p>203653</text:p>
          </table:table-cell>
          <table:table-cell table:formula="of:=[.Q73]" office:value-type="float" office:value="203653">
            <text:p>203653</text:p>
          </table:table-cell>
          <table:table-cell table:formula="of:=[.Q73]-[.R73]" office:value-type="float" office:value="0">
            <text:p>0</text:p>
          </table:table-cell>
          <table:table-cell table:number-columns-repeated="2"/>
          <table:table-cell table:formula="of:=ROUND((([.Q73] -[.D73]) / [.Q73]) * 100;2)" office:value-type="float" office:value="94.11">
            <text:p>94.11</text:p>
          </table:table-cell>
          <table:table-cell table:formula="of:=ROUND((([.Q73] / ([.A73] *[.B73] *[.C73])) * 100);2)" office:value-type="float" office:value="23.57">
            <text:p>23.57</text:p>
          </table:table-cell>
          <table:table-cell table:formula="of:=[.Q73]-[.D73]" office:value-type="float" office:value="191653">
            <text:p>19165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B73]" office:value-type="float" office:value="1000">
            <text:p>1000</text:p>
          </table:table-cell>
          <table:table-cell table:formula="of:=[.C73]" office:value-type="float" office:value="12">
            <text:p>12</text:p>
          </table:table-cell>
          <table:table-cell table:formula="of:=([.C74]*[.B74])+[.S73]" office:value-type="float" office:value="12000">
            <text:p>12000</text:p>
          </table:table-cell>
          <table:table-cell table:formula="of:=[.E73]" office:value-type="float" office:value="14548">
            <text:p>14548</text:p>
          </table:table-cell>
          <table:table-cell table:formula="of:=[.F73]" office:value-type="float" office:value="14855">
            <text:p>14855</text:p>
          </table:table-cell>
          <table:table-cell table:formula="of:=[.G73]" office:value-type="float" office:value="15165">
            <text:p>15165</text:p>
          </table:table-cell>
          <table:table-cell table:formula="of:=[.H73]" office:value-type="float" office:value="15477">
            <text:p>15477</text:p>
          </table:table-cell>
          <table:table-cell table:formula="of:=[.I73]" office:value-type="float" office:value="15793">
            <text:p>15793</text:p>
          </table:table-cell>
          <table:table-cell table:formula="of:=[.J73]" office:value-type="float" office:value="16112">
            <text:p>16112</text:p>
          </table:table-cell>
          <table:table-cell table:formula="of:=[.K73]" office:value-type="float" office:value="16434">
            <text:p>16434</text:p>
          </table:table-cell>
          <table:table-cell table:formula="of:=[.L73]" office:value-type="float" office:value="16760">
            <text:p>16760</text:p>
          </table:table-cell>
          <table:table-cell table:formula="of:=[.M73]" office:value-type="float" office:value="17088">
            <text:p>17088</text:p>
          </table:table-cell>
          <table:table-cell table:formula="of:=[.N73]" office:value-type="float" office:value="17420">
            <text:p>17420</text:p>
          </table:table-cell>
          <table:table-cell table:formula="of:=[.O73]" office:value-type="float" office:value="17756">
            <text:p>17756</text:p>
          </table:table-cell>
          <table:table-cell table:formula="of:=ROUND(([.$Q73]*[.$T$2])*(((1+[.$T$2])^[.$U$2])/(((1+[.$T$2])^[.$U$2])-1)))" office:value-type="float" office:value="18094">
            <text:p>18094</text:p>
          </table:table-cell>
          <table:table-cell table:formula="of:=SUM([.D74:.P74])" office:value-type="float" office:value="207502">
            <text:p>207502</text:p>
          </table:table-cell>
          <table:table-cell table:formula="of:=[.Q74]" office:value-type="float" office:value="207502">
            <text:p>207502</text:p>
          </table:table-cell>
          <table:table-cell table:formula="of:=[.Q74]-[.R74]" office:value-type="float" office:value="0">
            <text:p>0</text:p>
          </table:table-cell>
          <table:table-cell table:number-columns-repeated="2"/>
          <table:table-cell table:formula="of:=ROUND((([.Q74] -[.D74]) / [.Q74]) * 100;2)" office:value-type="float" office:value="94.22">
            <text:p>94.22</text:p>
          </table:table-cell>
          <table:table-cell table:formula="of:=ROUND((([.Q74] / ([.A74] *[.B74] *[.C74])) * 100);2)" office:value-type="float" office:value="23.69">
            <text:p>23.69</text:p>
          </table:table-cell>
          <table:table-cell table:formula="of:=[.Q74]-[.D74]" office:value-type="float" office:value="195502">
            <text:p>1955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B74]" office:value-type="float" office:value="1000">
            <text:p>1000</text:p>
          </table:table-cell>
          <table:table-cell table:formula="of:=[.C74]" office:value-type="float" office:value="12">
            <text:p>12</text:p>
          </table:table-cell>
          <table:table-cell table:formula="of:=([.C75]*[.B75])+[.S74]" office:value-type="float" office:value="12000">
            <text:p>12000</text:p>
          </table:table-cell>
          <table:table-cell table:formula="of:=ROUND(([.$Q74]*[.$T$2])*(((1+[.$T$2])^[.$U$2])/(((1+[.$T$2])^[.$U$2])-1)))" office:value-type="float" office:value="18436">
            <text:p>18436</text:p>
          </table:table-cell>
          <table:table-cell table:formula="of:=[.F74]" office:value-type="float" office:value="14855">
            <text:p>14855</text:p>
          </table:table-cell>
          <table:table-cell table:formula="of:=[.G74]" office:value-type="float" office:value="15165">
            <text:p>15165</text:p>
          </table:table-cell>
          <table:table-cell table:formula="of:=[.H74]" office:value-type="float" office:value="15477">
            <text:p>15477</text:p>
          </table:table-cell>
          <table:table-cell table:formula="of:=[.I74]" office:value-type="float" office:value="15793">
            <text:p>15793</text:p>
          </table:table-cell>
          <table:table-cell table:formula="of:=[.J74]" office:value-type="float" office:value="16112">
            <text:p>16112</text:p>
          </table:table-cell>
          <table:table-cell table:formula="of:=[.K74]" office:value-type="float" office:value="16434">
            <text:p>16434</text:p>
          </table:table-cell>
          <table:table-cell table:formula="of:=[.L74]" office:value-type="float" office:value="16760">
            <text:p>16760</text:p>
          </table:table-cell>
          <table:table-cell table:formula="of:=[.M74]" office:value-type="float" office:value="17088">
            <text:p>17088</text:p>
          </table:table-cell>
          <table:table-cell table:formula="of:=[.N74]" office:value-type="float" office:value="17420">
            <text:p>17420</text:p>
          </table:table-cell>
          <table:table-cell table:formula="of:=[.O74]" office:value-type="float" office:value="17756">
            <text:p>17756</text:p>
          </table:table-cell>
          <table:table-cell table:formula="of:=[.P74]" office:value-type="float" office:value="18094">
            <text:p>18094</text:p>
          </table:table-cell>
          <table:table-cell table:formula="of:=SUM([.D75:.P75])" office:value-type="float" office:value="211390">
            <text:p>211390</text:p>
          </table:table-cell>
          <table:table-cell table:formula="of:=[.Q75]" office:value-type="float" office:value="211390">
            <text:p>211390</text:p>
          </table:table-cell>
          <table:table-cell table:formula="of:=[.Q75]-[.R75]" office:value-type="float" office:value="0">
            <text:p>0</text:p>
          </table:table-cell>
          <table:table-cell table:number-columns-repeated="2"/>
          <table:table-cell table:formula="of:=ROUND((([.Q75] -[.D75]) / [.Q75]) * 100;2)" office:value-type="float" office:value="94.32">
            <text:p>94.32</text:p>
          </table:table-cell>
          <table:table-cell table:formula="of:=ROUND((([.Q75] / ([.A75] *[.B75] *[.C75])) * 100);2)" office:value-type="float" office:value="23.81">
            <text:p>23.81</text:p>
          </table:table-cell>
          <table:table-cell table:formula="of:=[.Q75]-[.D75]" office:value-type="float" office:value="199390">
            <text:p>19939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B75]" office:value-type="float" office:value="1000">
            <text:p>1000</text:p>
          </table:table-cell>
          <table:table-cell table:formula="of:=[.C75]" office:value-type="float" office:value="12">
            <text:p>12</text:p>
          </table:table-cell>
          <table:table-cell table:formula="of:=([.C76]*[.B76])+[.S75]" office:value-type="float" office:value="12000">
            <text:p>12000</text:p>
          </table:table-cell>
          <table:table-cell table:formula="of:=[.E75]" office:value-type="float" office:value="18436">
            <text:p>18436</text:p>
          </table:table-cell>
          <table:table-cell table:formula="of:=ROUND(([.$Q75]*[.$T$2])*(((1+[.$T$2])^[.$U$2])/(((1+[.$T$2])^[.$U$2])-1)))" office:value-type="float" office:value="18782">
            <text:p>18782</text:p>
          </table:table-cell>
          <table:table-cell table:formula="of:=[.G75]" office:value-type="float" office:value="15165">
            <text:p>15165</text:p>
          </table:table-cell>
          <table:table-cell table:formula="of:=[.H75]" office:value-type="float" office:value="15477">
            <text:p>15477</text:p>
          </table:table-cell>
          <table:table-cell table:formula="of:=[.I75]" office:value-type="float" office:value="15793">
            <text:p>15793</text:p>
          </table:table-cell>
          <table:table-cell table:formula="of:=[.J75]" office:value-type="float" office:value="16112">
            <text:p>16112</text:p>
          </table:table-cell>
          <table:table-cell table:formula="of:=[.K75]" office:value-type="float" office:value="16434">
            <text:p>16434</text:p>
          </table:table-cell>
          <table:table-cell table:formula="of:=[.L75]" office:value-type="float" office:value="16760">
            <text:p>16760</text:p>
          </table:table-cell>
          <table:table-cell table:formula="of:=[.M75]" office:value-type="float" office:value="17088">
            <text:p>17088</text:p>
          </table:table-cell>
          <table:table-cell table:formula="of:=[.N75]" office:value-type="float" office:value="17420">
            <text:p>17420</text:p>
          </table:table-cell>
          <table:table-cell table:formula="of:=[.O75]" office:value-type="float" office:value="17756">
            <text:p>17756</text:p>
          </table:table-cell>
          <table:table-cell table:formula="of:=[.P75]" office:value-type="float" office:value="18094">
            <text:p>18094</text:p>
          </table:table-cell>
          <table:table-cell table:formula="of:=SUM([.D76:.P76])" office:value-type="float" office:value="215317">
            <text:p>215317</text:p>
          </table:table-cell>
          <table:table-cell table:formula="of:=[.Q76]" office:value-type="float" office:value="215317">
            <text:p>215317</text:p>
          </table:table-cell>
          <table:table-cell table:formula="of:=[.Q76]-[.R76]" office:value-type="float" office:value="0">
            <text:p>0</text:p>
          </table:table-cell>
          <table:table-cell table:number-columns-repeated="2"/>
          <table:table-cell table:formula="of:=ROUND((([.Q76] -[.D76]) / [.Q76]) * 100;2)" office:value-type="float" office:value="94.43">
            <text:p>94.43</text:p>
          </table:table-cell>
          <table:table-cell table:formula="of:=ROUND((([.Q76] / ([.A76] *[.B76] *[.C76])) * 100);2)" office:value-type="float" office:value="23.92">
            <text:p>23.92</text:p>
          </table:table-cell>
          <table:table-cell table:formula="of:=[.Q76]-[.D76]" office:value-type="float" office:value="203317">
            <text:p>20331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B76]" office:value-type="float" office:value="1000">
            <text:p>1000</text:p>
          </table:table-cell>
          <table:table-cell table:formula="of:=[.C76]" office:value-type="float" office:value="12">
            <text:p>12</text:p>
          </table:table-cell>
          <table:table-cell table:formula="of:=([.C77]*[.B77])+[.S76]" office:value-type="float" office:value="12000">
            <text:p>12000</text:p>
          </table:table-cell>
          <table:table-cell table:formula="of:=[.E76]" office:value-type="float" office:value="18436">
            <text:p>18436</text:p>
          </table:table-cell>
          <table:table-cell table:formula="of:=[.F76]" office:value-type="float" office:value="18782">
            <text:p>18782</text:p>
          </table:table-cell>
          <table:table-cell table:formula="of:=ROUND(([.$Q76]*[.$T$2])*(((1+[.$T$2])^[.$U$2])/(((1+[.$T$2])^[.$U$2])-1)))" office:value-type="float" office:value="19131">
            <text:p>19131</text:p>
          </table:table-cell>
          <table:table-cell table:formula="of:=[.H76]" office:value-type="float" office:value="15477">
            <text:p>15477</text:p>
          </table:table-cell>
          <table:table-cell table:formula="of:=[.I76]" office:value-type="float" office:value="15793">
            <text:p>15793</text:p>
          </table:table-cell>
          <table:table-cell table:formula="of:=[.J76]" office:value-type="float" office:value="16112">
            <text:p>16112</text:p>
          </table:table-cell>
          <table:table-cell table:formula="of:=[.K76]" office:value-type="float" office:value="16434">
            <text:p>16434</text:p>
          </table:table-cell>
          <table:table-cell table:formula="of:=[.L76]" office:value-type="float" office:value="16760">
            <text:p>16760</text:p>
          </table:table-cell>
          <table:table-cell table:formula="of:=[.M76]" office:value-type="float" office:value="17088">
            <text:p>17088</text:p>
          </table:table-cell>
          <table:table-cell table:formula="of:=[.N76]" office:value-type="float" office:value="17420">
            <text:p>17420</text:p>
          </table:table-cell>
          <table:table-cell table:formula="of:=[.O76]" office:value-type="float" office:value="17756">
            <text:p>17756</text:p>
          </table:table-cell>
          <table:table-cell table:formula="of:=[.P76]" office:value-type="float" office:value="18094">
            <text:p>18094</text:p>
          </table:table-cell>
          <table:table-cell table:formula="of:=SUM([.D77:.P77])" office:value-type="float" office:value="219283">
            <text:p>219283</text:p>
          </table:table-cell>
          <table:table-cell table:formula="of:=[.Q77]" office:value-type="float" office:value="219283">
            <text:p>219283</text:p>
          </table:table-cell>
          <table:table-cell table:formula="of:=[.Q77]-[.R77]" office:value-type="float" office:value="0">
            <text:p>0</text:p>
          </table:table-cell>
          <table:table-cell table:number-columns-repeated="2"/>
          <table:table-cell table:formula="of:=ROUND((([.Q77] -[.D77]) / [.Q77]) * 100;2)" office:value-type="float" office:value="94.53">
            <text:p>94.53</text:p>
          </table:table-cell>
          <table:table-cell table:formula="of:=ROUND((([.Q77] / ([.A77] *[.B77] *[.C77])) * 100);2)" office:value-type="float" office:value="24.04">
            <text:p>24.04</text:p>
          </table:table-cell>
          <table:table-cell table:formula="of:=[.Q77]-[.D77]" office:value-type="float" office:value="207283">
            <text:p>20728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B77]" office:value-type="float" office:value="1000">
            <text:p>1000</text:p>
          </table:table-cell>
          <table:table-cell table:formula="of:=[.C77]" office:value-type="float" office:value="12">
            <text:p>12</text:p>
          </table:table-cell>
          <table:table-cell table:formula="of:=([.C78]*[.B78])+[.S77]" office:value-type="float" office:value="12000">
            <text:p>12000</text:p>
          </table:table-cell>
          <table:table-cell table:formula="of:=[.E77]" office:value-type="float" office:value="18436">
            <text:p>18436</text:p>
          </table:table-cell>
          <table:table-cell table:formula="of:=[.F77]" office:value-type="float" office:value="18782">
            <text:p>18782</text:p>
          </table:table-cell>
          <table:table-cell table:formula="of:=[.G77]" office:value-type="float" office:value="19131">
            <text:p>19131</text:p>
          </table:table-cell>
          <table:table-cell table:formula="of:=ROUND(([.$Q77]*[.$T$2])*(((1+[.$T$2])^[.$U$2])/(((1+[.$T$2])^[.$U$2])-1)))" office:value-type="float" office:value="19483">
            <text:p>19483</text:p>
          </table:table-cell>
          <table:table-cell table:formula="of:=[.I77]" office:value-type="float" office:value="15793">
            <text:p>15793</text:p>
          </table:table-cell>
          <table:table-cell table:formula="of:=[.J77]" office:value-type="float" office:value="16112">
            <text:p>16112</text:p>
          </table:table-cell>
          <table:table-cell table:formula="of:=[.K77]" office:value-type="float" office:value="16434">
            <text:p>16434</text:p>
          </table:table-cell>
          <table:table-cell table:formula="of:=[.L77]" office:value-type="float" office:value="16760">
            <text:p>16760</text:p>
          </table:table-cell>
          <table:table-cell table:formula="of:=[.M77]" office:value-type="float" office:value="17088">
            <text:p>17088</text:p>
          </table:table-cell>
          <table:table-cell table:formula="of:=[.N77]" office:value-type="float" office:value="17420">
            <text:p>17420</text:p>
          </table:table-cell>
          <table:table-cell table:formula="of:=[.O77]" office:value-type="float" office:value="17756">
            <text:p>17756</text:p>
          </table:table-cell>
          <table:table-cell table:formula="of:=[.P77]" office:value-type="float" office:value="18094">
            <text:p>18094</text:p>
          </table:table-cell>
          <table:table-cell table:formula="of:=SUM([.D78:.P78])" office:value-type="float" office:value="223289">
            <text:p>223289</text:p>
          </table:table-cell>
          <table:table-cell table:formula="of:=[.Q78]" office:value-type="float" office:value="223289">
            <text:p>223289</text:p>
          </table:table-cell>
          <table:table-cell table:formula="of:=[.Q78]-[.R78]" office:value-type="float" office:value="0">
            <text:p>0</text:p>
          </table:table-cell>
          <table:table-cell table:number-columns-repeated="2"/>
          <table:table-cell table:formula="of:=ROUND((([.Q78] -[.D78]) / [.Q78]) * 100;2)" office:value-type="float" office:value="94.63">
            <text:p>94.63</text:p>
          </table:table-cell>
          <table:table-cell table:formula="of:=ROUND((([.Q78] / ([.A78] *[.B78] *[.C78])) * 100);2)" office:value-type="float" office:value="24.17">
            <text:p>24.17</text:p>
          </table:table-cell>
          <table:table-cell table:formula="of:=[.Q78]-[.D78]" office:value-type="float" office:value="211289">
            <text:p>21128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B78]" office:value-type="float" office:value="1000">
            <text:p>1000</text:p>
          </table:table-cell>
          <table:table-cell table:formula="of:=[.C78]" office:value-type="float" office:value="12">
            <text:p>12</text:p>
          </table:table-cell>
          <table:table-cell table:formula="of:=([.C79]*[.B79])+[.S78]" office:value-type="float" office:value="12000">
            <text:p>12000</text:p>
          </table:table-cell>
          <table:table-cell table:formula="of:=[.E78]" office:value-type="float" office:value="18436">
            <text:p>18436</text:p>
          </table:table-cell>
          <table:table-cell table:formula="of:=[.F78]" office:value-type="float" office:value="18782">
            <text:p>18782</text:p>
          </table:table-cell>
          <table:table-cell table:formula="of:=[.G78]" office:value-type="float" office:value="19131">
            <text:p>19131</text:p>
          </table:table-cell>
          <table:table-cell table:formula="of:=[.H78]" office:value-type="float" office:value="19483">
            <text:p>19483</text:p>
          </table:table-cell>
          <table:table-cell table:formula="of:=ROUND(([.$Q78]*[.$T$2])*(((1+[.$T$2])^[.$U$2])/(((1+[.$T$2])^[.$U$2])-1)))" office:value-type="float" office:value="19839">
            <text:p>19839</text:p>
          </table:table-cell>
          <table:table-cell table:formula="of:=[.J78]" office:value-type="float" office:value="16112">
            <text:p>16112</text:p>
          </table:table-cell>
          <table:table-cell table:formula="of:=[.K78]" office:value-type="float" office:value="16434">
            <text:p>16434</text:p>
          </table:table-cell>
          <table:table-cell table:formula="of:=[.L78]" office:value-type="float" office:value="16760">
            <text:p>16760</text:p>
          </table:table-cell>
          <table:table-cell table:formula="of:=[.M78]" office:value-type="float" office:value="17088">
            <text:p>17088</text:p>
          </table:table-cell>
          <table:table-cell table:formula="of:=[.N78]" office:value-type="float" office:value="17420">
            <text:p>17420</text:p>
          </table:table-cell>
          <table:table-cell table:formula="of:=[.O78]" office:value-type="float" office:value="17756">
            <text:p>17756</text:p>
          </table:table-cell>
          <table:table-cell table:formula="of:=[.P78]" office:value-type="float" office:value="18094">
            <text:p>18094</text:p>
          </table:table-cell>
          <table:table-cell table:formula="of:=SUM([.D79:.P79])" office:value-type="float" office:value="227335">
            <text:p>227335</text:p>
          </table:table-cell>
          <table:table-cell table:formula="of:=[.Q79]" office:value-type="float" office:value="227335">
            <text:p>227335</text:p>
          </table:table-cell>
          <table:table-cell table:formula="of:=[.Q79]-[.R79]" office:value-type="float" office:value="0">
            <text:p>0</text:p>
          </table:table-cell>
          <table:table-cell table:number-columns-repeated="2"/>
          <table:table-cell table:formula="of:=ROUND((([.Q79] -[.D79]) / [.Q79]) * 100;2)" office:value-type="float" office:value="94.72">
            <text:p>94.72</text:p>
          </table:table-cell>
          <table:table-cell table:formula="of:=ROUND((([.Q79] / ([.A79] *[.B79] *[.C79])) * 100);2)" office:value-type="float" office:value="24.29">
            <text:p>24.29</text:p>
          </table:table-cell>
          <table:table-cell table:formula="of:=[.Q79]-[.D79]" office:value-type="float" office:value="215335">
            <text:p>21533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B79]" office:value-type="float" office:value="1000">
            <text:p>1000</text:p>
          </table:table-cell>
          <table:table-cell table:formula="of:=[.C79]" office:value-type="float" office:value="12">
            <text:p>12</text:p>
          </table:table-cell>
          <table:table-cell table:formula="of:=([.C80]*[.B80])+[.S79]" office:value-type="float" office:value="12000">
            <text:p>12000</text:p>
          </table:table-cell>
          <table:table-cell table:formula="of:=[.E79]" office:value-type="float" office:value="18436">
            <text:p>18436</text:p>
          </table:table-cell>
          <table:table-cell table:formula="of:=[.F79]" office:value-type="float" office:value="18782">
            <text:p>18782</text:p>
          </table:table-cell>
          <table:table-cell table:formula="of:=[.G79]" office:value-type="float" office:value="19131">
            <text:p>19131</text:p>
          </table:table-cell>
          <table:table-cell table:formula="of:=[.H79]" office:value-type="float" office:value="19483">
            <text:p>19483</text:p>
          </table:table-cell>
          <table:table-cell table:formula="of:=[.I79]" office:value-type="float" office:value="19839">
            <text:p>19839</text:p>
          </table:table-cell>
          <table:table-cell table:formula="of:=ROUND(([.$Q79]*[.$T$2])*(((1+[.$T$2])^[.$U$2])/(((1+[.$T$2])^[.$U$2])-1)))" office:value-type="float" office:value="20198">
            <text:p>20198</text:p>
          </table:table-cell>
          <table:table-cell table:formula="of:=[.K79]" office:value-type="float" office:value="16434">
            <text:p>16434</text:p>
          </table:table-cell>
          <table:table-cell table:formula="of:=[.L79]" office:value-type="float" office:value="16760">
            <text:p>16760</text:p>
          </table:table-cell>
          <table:table-cell table:formula="of:=[.M79]" office:value-type="float" office:value="17088">
            <text:p>17088</text:p>
          </table:table-cell>
          <table:table-cell table:formula="of:=[.N79]" office:value-type="float" office:value="17420">
            <text:p>17420</text:p>
          </table:table-cell>
          <table:table-cell table:formula="of:=[.O79]" office:value-type="float" office:value="17756">
            <text:p>17756</text:p>
          </table:table-cell>
          <table:table-cell table:formula="of:=[.P79]" office:value-type="float" office:value="18094">
            <text:p>18094</text:p>
          </table:table-cell>
          <table:table-cell table:formula="of:=SUM([.D80:.P80])" office:value-type="float" office:value="231421">
            <text:p>231421</text:p>
          </table:table-cell>
          <table:table-cell table:formula="of:=[.Q80]" office:value-type="float" office:value="231421">
            <text:p>231421</text:p>
          </table:table-cell>
          <table:table-cell table:formula="of:=[.Q80]-[.R80]" office:value-type="float" office:value="0">
            <text:p>0</text:p>
          </table:table-cell>
          <table:table-cell table:number-columns-repeated="2"/>
          <table:table-cell table:formula="of:=ROUND((([.Q80] -[.D80]) / [.Q80]) * 100;2)" office:value-type="float" office:value="94.81">
            <text:p>94.81</text:p>
          </table:table-cell>
          <table:table-cell table:formula="of:=ROUND((([.Q80] / ([.A80] *[.B80] *[.C80])) * 100);2)" office:value-type="float" office:value="24.41">
            <text:p>24.41</text:p>
          </table:table-cell>
          <table:table-cell table:formula="of:=[.Q80]-[.D80]" office:value-type="float" office:value="219421">
            <text:p>2194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B80]" office:value-type="float" office:value="1000">
            <text:p>1000</text:p>
          </table:table-cell>
          <table:table-cell table:formula="of:=[.C80]" office:value-type="float" office:value="12">
            <text:p>12</text:p>
          </table:table-cell>
          <table:table-cell table:formula="of:=([.C81]*[.B81])+[.S80]" office:value-type="float" office:value="12000">
            <text:p>12000</text:p>
          </table:table-cell>
          <table:table-cell table:formula="of:=[.E80]" office:value-type="float" office:value="18436">
            <text:p>18436</text:p>
          </table:table-cell>
          <table:table-cell table:formula="of:=[.F80]" office:value-type="float" office:value="18782">
            <text:p>18782</text:p>
          </table:table-cell>
          <table:table-cell table:formula="of:=[.G80]" office:value-type="float" office:value="19131">
            <text:p>19131</text:p>
          </table:table-cell>
          <table:table-cell table:formula="of:=[.H80]" office:value-type="float" office:value="19483">
            <text:p>19483</text:p>
          </table:table-cell>
          <table:table-cell table:formula="of:=[.I80]" office:value-type="float" office:value="19839">
            <text:p>19839</text:p>
          </table:table-cell>
          <table:table-cell table:formula="of:=[.J80]" office:value-type="float" office:value="20198">
            <text:p>20198</text:p>
          </table:table-cell>
          <table:table-cell table:formula="of:=ROUND(([.$Q80]*[.$T$2])*(((1+[.$T$2])^[.$U$2])/(((1+[.$T$2])^[.$U$2])-1)))" office:value-type="float" office:value="20561">
            <text:p>20561</text:p>
          </table:table-cell>
          <table:table-cell table:formula="of:=[.L80]" office:value-type="float" office:value="16760">
            <text:p>16760</text:p>
          </table:table-cell>
          <table:table-cell table:formula="of:=[.M80]" office:value-type="float" office:value="17088">
            <text:p>17088</text:p>
          </table:table-cell>
          <table:table-cell table:formula="of:=[.N80]" office:value-type="float" office:value="17420">
            <text:p>17420</text:p>
          </table:table-cell>
          <table:table-cell table:formula="of:=[.O80]" office:value-type="float" office:value="17756">
            <text:p>17756</text:p>
          </table:table-cell>
          <table:table-cell table:formula="of:=[.P80]" office:value-type="float" office:value="18094">
            <text:p>18094</text:p>
          </table:table-cell>
          <table:table-cell table:formula="of:=SUM([.D81:.P81])" office:value-type="float" office:value="235548">
            <text:p>235548</text:p>
          </table:table-cell>
          <table:table-cell table:formula="of:=[.Q81]" office:value-type="float" office:value="235548">
            <text:p>235548</text:p>
          </table:table-cell>
          <table:table-cell table:formula="of:=[.Q81]-[.R81]" office:value-type="float" office:value="0">
            <text:p>0</text:p>
          </table:table-cell>
          <table:table-cell table:number-columns-repeated="2"/>
          <table:table-cell table:formula="of:=ROUND((([.Q81] -[.D81]) / [.Q81]) * 100;2)" office:value-type="float" office:value="94.91">
            <text:p>94.91</text:p>
          </table:table-cell>
          <table:table-cell table:formula="of:=ROUND((([.Q81] / ([.A81] *[.B81] *[.C81])) * 100);2)" office:value-type="float" office:value="24.54">
            <text:p>24.54</text:p>
          </table:table-cell>
          <table:table-cell table:formula="of:=[.Q81]-[.D81]" office:value-type="float" office:value="223548">
            <text:p>22354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B81]" office:value-type="float" office:value="1000">
            <text:p>1000</text:p>
          </table:table-cell>
          <table:table-cell table:formula="of:=[.C81]" office:value-type="float" office:value="12">
            <text:p>12</text:p>
          </table:table-cell>
          <table:table-cell table:formula="of:=([.C82]*[.B82])+[.S81]" office:value-type="float" office:value="12000">
            <text:p>12000</text:p>
          </table:table-cell>
          <table:table-cell table:formula="of:=[.E81]" office:value-type="float" office:value="18436">
            <text:p>18436</text:p>
          </table:table-cell>
          <table:table-cell table:formula="of:=[.F81]" office:value-type="float" office:value="18782">
            <text:p>18782</text:p>
          </table:table-cell>
          <table:table-cell table:formula="of:=[.G81]" office:value-type="float" office:value="19131">
            <text:p>19131</text:p>
          </table:table-cell>
          <table:table-cell table:formula="of:=[.H81]" office:value-type="float" office:value="19483">
            <text:p>19483</text:p>
          </table:table-cell>
          <table:table-cell table:formula="of:=[.I81]" office:value-type="float" office:value="19839">
            <text:p>19839</text:p>
          </table:table-cell>
          <table:table-cell table:formula="of:=[.J81]" office:value-type="float" office:value="20198">
            <text:p>20198</text:p>
          </table:table-cell>
          <table:table-cell table:formula="of:=[.K81]" office:value-type="float" office:value="20561">
            <text:p>20561</text:p>
          </table:table-cell>
          <table:table-cell table:formula="of:=ROUND(([.$Q81]*[.$T$2])*(((1+[.$T$2])^[.$U$2])/(((1+[.$T$2])^[.$U$2])-1)))" office:value-type="float" office:value="20928">
            <text:p>20928</text:p>
          </table:table-cell>
          <table:table-cell table:formula="of:=[.M81]" office:value-type="float" office:value="17088">
            <text:p>17088</text:p>
          </table:table-cell>
          <table:table-cell table:formula="of:=[.N81]" office:value-type="float" office:value="17420">
            <text:p>17420</text:p>
          </table:table-cell>
          <table:table-cell table:formula="of:=[.O81]" office:value-type="float" office:value="17756">
            <text:p>17756</text:p>
          </table:table-cell>
          <table:table-cell table:formula="of:=[.P81]" office:value-type="float" office:value="18094">
            <text:p>18094</text:p>
          </table:table-cell>
          <table:table-cell table:formula="of:=SUM([.D82:.P82])" office:value-type="float" office:value="239716">
            <text:p>239716</text:p>
          </table:table-cell>
          <table:table-cell table:formula="of:=[.Q82]" office:value-type="float" office:value="239716">
            <text:p>239716</text:p>
          </table:table-cell>
          <table:table-cell table:formula="of:=[.Q82]-[.R82]" office:value-type="float" office:value="0">
            <text:p>0</text:p>
          </table:table-cell>
          <table:table-cell table:number-columns-repeated="2"/>
          <table:table-cell table:formula="of:=ROUND((([.Q82] -[.D82]) / [.Q82]) * 100;2)" office:value-type="float" office:value="94.99">
            <text:p>94.99</text:p>
          </table:table-cell>
          <table:table-cell table:formula="of:=ROUND((([.Q82] / ([.A82] *[.B82] *[.C82])) * 100);2)" office:value-type="float" office:value="24.66">
            <text:p>24.66</text:p>
          </table:table-cell>
          <table:table-cell table:formula="of:=[.Q82]-[.D82]" office:value-type="float" office:value="227716">
            <text:p>2277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B82]" office:value-type="float" office:value="1000">
            <text:p>1000</text:p>
          </table:table-cell>
          <table:table-cell table:formula="of:=[.C82]" office:value-type="float" office:value="12">
            <text:p>12</text:p>
          </table:table-cell>
          <table:table-cell table:formula="of:=([.C83]*[.B83])+[.S82]" office:value-type="float" office:value="12000">
            <text:p>12000</text:p>
          </table:table-cell>
          <table:table-cell table:formula="of:=[.E82]" office:value-type="float" office:value="18436">
            <text:p>18436</text:p>
          </table:table-cell>
          <table:table-cell table:formula="of:=[.F82]" office:value-type="float" office:value="18782">
            <text:p>18782</text:p>
          </table:table-cell>
          <table:table-cell table:formula="of:=[.G82]" office:value-type="float" office:value="19131">
            <text:p>19131</text:p>
          </table:table-cell>
          <table:table-cell table:formula="of:=[.H82]" office:value-type="float" office:value="19483">
            <text:p>19483</text:p>
          </table:table-cell>
          <table:table-cell table:formula="of:=[.I82]" office:value-type="float" office:value="19839">
            <text:p>19839</text:p>
          </table:table-cell>
          <table:table-cell table:formula="of:=[.J82]" office:value-type="float" office:value="20198">
            <text:p>20198</text:p>
          </table:table-cell>
          <table:table-cell table:formula="of:=[.K82]" office:value-type="float" office:value="20561">
            <text:p>20561</text:p>
          </table:table-cell>
          <table:table-cell table:formula="of:=[.L82]" office:value-type="float" office:value="20928">
            <text:p>20928</text:p>
          </table:table-cell>
          <table:table-cell table:formula="of:=ROUND(([.$Q82]*[.$T$2])*(((1+[.$T$2])^[.$U$2])/(((1+[.$T$2])^[.$U$2])-1)))" office:value-type="float" office:value="21298">
            <text:p>21298</text:p>
          </table:table-cell>
          <table:table-cell table:formula="of:=[.N82]" office:value-type="float" office:value="17420">
            <text:p>17420</text:p>
          </table:table-cell>
          <table:table-cell table:formula="of:=[.O82]" office:value-type="float" office:value="17756">
            <text:p>17756</text:p>
          </table:table-cell>
          <table:table-cell table:formula="of:=[.P82]" office:value-type="float" office:value="18094">
            <text:p>18094</text:p>
          </table:table-cell>
          <table:table-cell table:formula="of:=SUM([.D83:.P83])" office:value-type="float" office:value="243926">
            <text:p>243926</text:p>
          </table:table-cell>
          <table:table-cell table:formula="of:=[.Q83]" office:value-type="float" office:value="243926">
            <text:p>243926</text:p>
          </table:table-cell>
          <table:table-cell table:formula="of:=[.Q83]-[.R83]" office:value-type="float" office:value="0">
            <text:p>0</text:p>
          </table:table-cell>
          <table:table-cell table:number-columns-repeated="2"/>
          <table:table-cell table:formula="of:=ROUND((([.Q83] -[.D83]) / [.Q83]) * 100;2)" office:value-type="float" office:value="95.08">
            <text:p>95.08</text:p>
          </table:table-cell>
          <table:table-cell table:formula="of:=ROUND((([.Q83] / ([.A83] *[.B83] *[.C83])) * 100);2)" office:value-type="float" office:value="24.79">
            <text:p>24.79</text:p>
          </table:table-cell>
          <table:table-cell table:formula="of:=[.Q83]-[.D83]" office:value-type="float" office:value="231926">
            <text:p>23192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B83]" office:value-type="float" office:value="1000">
            <text:p>1000</text:p>
          </table:table-cell>
          <table:table-cell table:formula="of:=[.C83]" office:value-type="float" office:value="12">
            <text:p>12</text:p>
          </table:table-cell>
          <table:table-cell table:formula="of:=([.C84]*[.B84])+[.S83]" office:value-type="float" office:value="12000">
            <text:p>12000</text:p>
          </table:table-cell>
          <table:table-cell table:formula="of:=[.E83]" office:value-type="float" office:value="18436">
            <text:p>18436</text:p>
          </table:table-cell>
          <table:table-cell table:formula="of:=[.F83]" office:value-type="float" office:value="18782">
            <text:p>18782</text:p>
          </table:table-cell>
          <table:table-cell table:formula="of:=[.G83]" office:value-type="float" office:value="19131">
            <text:p>19131</text:p>
          </table:table-cell>
          <table:table-cell table:formula="of:=[.H83]" office:value-type="float" office:value="19483">
            <text:p>19483</text:p>
          </table:table-cell>
          <table:table-cell table:formula="of:=[.I83]" office:value-type="float" office:value="19839">
            <text:p>19839</text:p>
          </table:table-cell>
          <table:table-cell table:formula="of:=[.J83]" office:value-type="float" office:value="20198">
            <text:p>20198</text:p>
          </table:table-cell>
          <table:table-cell table:formula="of:=[.K83]" office:value-type="float" office:value="20561">
            <text:p>20561</text:p>
          </table:table-cell>
          <table:table-cell table:formula="of:=[.L83]" office:value-type="float" office:value="20928">
            <text:p>20928</text:p>
          </table:table-cell>
          <table:table-cell table:formula="of:=[.M83]" office:value-type="float" office:value="21298">
            <text:p>21298</text:p>
          </table:table-cell>
          <table:table-cell table:formula="of:=ROUND(([.$Q83]*[.$T$2])*(((1+[.$T$2])^[.$U$2])/(((1+[.$T$2])^[.$U$2])-1)))" office:value-type="float" office:value="21673">
            <text:p>21673</text:p>
          </table:table-cell>
          <table:table-cell table:formula="of:=[.O83]" office:value-type="float" office:value="17756">
            <text:p>17756</text:p>
          </table:table-cell>
          <table:table-cell table:formula="of:=[.P83]" office:value-type="float" office:value="18094">
            <text:p>18094</text:p>
          </table:table-cell>
          <table:table-cell table:formula="of:=SUM([.D84:.P84])" office:value-type="float" office:value="248179">
            <text:p>248179</text:p>
          </table:table-cell>
          <table:table-cell table:formula="of:=[.Q84]" office:value-type="float" office:value="248179">
            <text:p>248179</text:p>
          </table:table-cell>
          <table:table-cell table:formula="of:=[.Q84]-[.R84]" office:value-type="float" office:value="0">
            <text:p>0</text:p>
          </table:table-cell>
          <table:table-cell table:number-columns-repeated="2"/>
          <table:table-cell table:formula="of:=ROUND((([.Q84] -[.D84]) / [.Q84]) * 100;2)" office:value-type="float" office:value="95.16">
            <text:p>95.16</text:p>
          </table:table-cell>
          <table:table-cell table:formula="of:=ROUND((([.Q84] / ([.A84] *[.B84] *[.C84])) * 100);2)" office:value-type="float" office:value="24.92">
            <text:p>24.92</text:p>
          </table:table-cell>
          <table:table-cell table:formula="of:=[.Q84]-[.D84]" office:value-type="float" office:value="236179">
            <text:p>23617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B84]" office:value-type="float" office:value="1000">
            <text:p>1000</text:p>
          </table:table-cell>
          <table:table-cell table:formula="of:=[.C84]" office:value-type="float" office:value="12">
            <text:p>12</text:p>
          </table:table-cell>
          <table:table-cell table:formula="of:=([.C85]*[.B85])+[.S84]" office:value-type="float" office:value="12000">
            <text:p>12000</text:p>
          </table:table-cell>
          <table:table-cell table:formula="of:=[.E84]" office:value-type="float" office:value="18436">
            <text:p>18436</text:p>
          </table:table-cell>
          <table:table-cell table:formula="of:=[.F84]" office:value-type="float" office:value="18782">
            <text:p>18782</text:p>
          </table:table-cell>
          <table:table-cell table:formula="of:=[.G84]" office:value-type="float" office:value="19131">
            <text:p>19131</text:p>
          </table:table-cell>
          <table:table-cell table:formula="of:=[.H84]" office:value-type="float" office:value="19483">
            <text:p>19483</text:p>
          </table:table-cell>
          <table:table-cell table:formula="of:=[.I84]" office:value-type="float" office:value="19839">
            <text:p>19839</text:p>
          </table:table-cell>
          <table:table-cell table:formula="of:=[.J84]" office:value-type="float" office:value="20198">
            <text:p>20198</text:p>
          </table:table-cell>
          <table:table-cell table:formula="of:=[.K84]" office:value-type="float" office:value="20561">
            <text:p>20561</text:p>
          </table:table-cell>
          <table:table-cell table:formula="of:=[.L84]" office:value-type="float" office:value="20928">
            <text:p>20928</text:p>
          </table:table-cell>
          <table:table-cell table:formula="of:=[.M84]" office:value-type="float" office:value="21298">
            <text:p>21298</text:p>
          </table:table-cell>
          <table:table-cell table:formula="of:=[.N84]" office:value-type="float" office:value="21673">
            <text:p>21673</text:p>
          </table:table-cell>
          <table:table-cell table:formula="of:=ROUND(([.$Q84]*[.$T$2])*(((1+[.$T$2])^[.$U$2])/(((1+[.$T$2])^[.$U$2])-1)))" office:value-type="float" office:value="22050">
            <text:p>22050</text:p>
          </table:table-cell>
          <table:table-cell table:formula="of:=[.P84]" office:value-type="float" office:value="18094">
            <text:p>18094</text:p>
          </table:table-cell>
          <table:table-cell table:formula="of:=SUM([.D85:.P85])" office:value-type="float" office:value="252473">
            <text:p>252473</text:p>
          </table:table-cell>
          <table:table-cell table:formula="of:=[.Q85]" office:value-type="float" office:value="252473">
            <text:p>252473</text:p>
          </table:table-cell>
          <table:table-cell table:formula="of:=[.Q85]-[.R85]" office:value-type="float" office:value="0">
            <text:p>0</text:p>
          </table:table-cell>
          <table:table-cell table:number-columns-repeated="2"/>
          <table:table-cell table:formula="of:=ROUND((([.Q85] -[.D85]) / [.Q85]) * 100;2)" office:value-type="float" office:value="95.25">
            <text:p>95.25</text:p>
          </table:table-cell>
          <table:table-cell table:formula="of:=ROUND((([.Q85] / ([.A85] *[.B85] *[.C85])) * 100);2)" office:value-type="float" office:value="25.05">
            <text:p>25.05</text:p>
          </table:table-cell>
          <table:table-cell table:formula="of:=[.Q85]-[.D85]" office:value-type="float" office:value="240473">
            <text:p>2404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B85]" office:value-type="float" office:value="1000">
            <text:p>1000</text:p>
          </table:table-cell>
          <table:table-cell table:formula="of:=[.C85]" office:value-type="float" office:value="12">
            <text:p>12</text:p>
          </table:table-cell>
          <table:table-cell table:formula="of:=([.C86]*[.B86])+[.S85]" office:value-type="float" office:value="12000">
            <text:p>12000</text:p>
          </table:table-cell>
          <table:table-cell table:formula="of:=[.E85]" office:value-type="float" office:value="18436">
            <text:p>18436</text:p>
          </table:table-cell>
          <table:table-cell table:formula="of:=[.F85]" office:value-type="float" office:value="18782">
            <text:p>18782</text:p>
          </table:table-cell>
          <table:table-cell table:formula="of:=[.G85]" office:value-type="float" office:value="19131">
            <text:p>19131</text:p>
          </table:table-cell>
          <table:table-cell table:formula="of:=[.H85]" office:value-type="float" office:value="19483">
            <text:p>19483</text:p>
          </table:table-cell>
          <table:table-cell table:formula="of:=[.I85]" office:value-type="float" office:value="19839">
            <text:p>19839</text:p>
          </table:table-cell>
          <table:table-cell table:formula="of:=[.J85]" office:value-type="float" office:value="20198">
            <text:p>20198</text:p>
          </table:table-cell>
          <table:table-cell table:formula="of:=[.K85]" office:value-type="float" office:value="20561">
            <text:p>20561</text:p>
          </table:table-cell>
          <table:table-cell table:formula="of:=[.L85]" office:value-type="float" office:value="20928">
            <text:p>20928</text:p>
          </table:table-cell>
          <table:table-cell table:formula="of:=[.M85]" office:value-type="float" office:value="21298">
            <text:p>21298</text:p>
          </table:table-cell>
          <table:table-cell table:formula="of:=[.N85]" office:value-type="float" office:value="21673">
            <text:p>21673</text:p>
          </table:table-cell>
          <table:table-cell table:formula="of:=[.O85]" office:value-type="float" office:value="22050">
            <text:p>22050</text:p>
          </table:table-cell>
          <table:table-cell table:formula="of:=ROUND(([.$Q85]*[.$T$2])*(((1+[.$T$2])^[.$U$2])/(((1+[.$T$2])^[.$U$2])-1)))" office:value-type="float" office:value="22432">
            <text:p>22432</text:p>
          </table:table-cell>
          <table:table-cell table:formula="of:=SUM([.D86:.P86])" office:value-type="float" office:value="256811">
            <text:p>256811</text:p>
          </table:table-cell>
          <table:table-cell table:formula="of:=[.Q86]" office:value-type="float" office:value="256811">
            <text:p>256811</text:p>
          </table:table-cell>
          <table:table-cell table:formula="of:=[.Q86]-[.R86]" office:value-type="float" office:value="0">
            <text:p>0</text:p>
          </table:table-cell>
          <table:table-cell table:number-columns-repeated="2"/>
          <table:table-cell table:formula="of:=ROUND((([.Q86] -[.D86]) / [.Q86]) * 100;2)" office:value-type="float" office:value="95.33">
            <text:p>95.33</text:p>
          </table:table-cell>
          <table:table-cell table:formula="of:=ROUND((([.Q86] / ([.A86] *[.B86] *[.C86])) * 100);2)" office:value-type="float" office:value="25.18">
            <text:p>25.18</text:p>
          </table:table-cell>
          <table:table-cell table:formula="of:=[.Q86]-[.D86]" office:value-type="float" office:value="244811">
            <text:p>24481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B86]" office:value-type="float" office:value="1000">
            <text:p>1000</text:p>
          </table:table-cell>
          <table:table-cell table:formula="of:=[.C86]" office:value-type="float" office:value="12">
            <text:p>12</text:p>
          </table:table-cell>
          <table:table-cell table:formula="of:=([.C87]*[.B87])+[.S86]" office:value-type="float" office:value="12000">
            <text:p>12000</text:p>
          </table:table-cell>
          <table:table-cell table:formula="of:=ROUND(([.$Q86]*[.$T$2])*(((1+[.$T$2])^[.$U$2])/(((1+[.$T$2])^[.$U$2])-1)))" office:value-type="float" office:value="22817">
            <text:p>22817</text:p>
          </table:table-cell>
          <table:table-cell table:formula="of:=[.F86]" office:value-type="float" office:value="18782">
            <text:p>18782</text:p>
          </table:table-cell>
          <table:table-cell table:formula="of:=[.G86]" office:value-type="float" office:value="19131">
            <text:p>19131</text:p>
          </table:table-cell>
          <table:table-cell table:formula="of:=[.H86]" office:value-type="float" office:value="19483">
            <text:p>19483</text:p>
          </table:table-cell>
          <table:table-cell table:formula="of:=[.I86]" office:value-type="float" office:value="19839">
            <text:p>19839</text:p>
          </table:table-cell>
          <table:table-cell table:formula="of:=[.J86]" office:value-type="float" office:value="20198">
            <text:p>20198</text:p>
          </table:table-cell>
          <table:table-cell table:formula="of:=[.K86]" office:value-type="float" office:value="20561">
            <text:p>20561</text:p>
          </table:table-cell>
          <table:table-cell table:formula="of:=[.L86]" office:value-type="float" office:value="20928">
            <text:p>20928</text:p>
          </table:table-cell>
          <table:table-cell table:formula="of:=[.M86]" office:value-type="float" office:value="21298">
            <text:p>21298</text:p>
          </table:table-cell>
          <table:table-cell table:formula="of:=[.N86]" office:value-type="float" office:value="21673">
            <text:p>21673</text:p>
          </table:table-cell>
          <table:table-cell table:formula="of:=[.O86]" office:value-type="float" office:value="22050">
            <text:p>22050</text:p>
          </table:table-cell>
          <table:table-cell table:formula="of:=[.P86]" office:value-type="float" office:value="22432">
            <text:p>22432</text:p>
          </table:table-cell>
          <table:table-cell table:formula="of:=SUM([.D87:.P87])" office:value-type="float" office:value="261192">
            <text:p>261192</text:p>
          </table:table-cell>
          <table:table-cell table:formula="of:=[.Q87]" office:value-type="float" office:value="261192">
            <text:p>261192</text:p>
          </table:table-cell>
          <table:table-cell table:formula="of:=[.Q87]-[.R87]" office:value-type="float" office:value="0">
            <text:p>0</text:p>
          </table:table-cell>
          <table:table-cell table:number-columns-repeated="2"/>
          <table:table-cell table:formula="of:=ROUND((([.Q87] -[.D87]) / [.Q87]) * 100;2)" office:value-type="float" office:value="95.41">
            <text:p>95.41</text:p>
          </table:table-cell>
          <table:table-cell table:formula="of:=ROUND((([.Q87] / ([.A87] *[.B87] *[.C87])) * 100);2)" office:value-type="float" office:value="25.31">
            <text:p>25.31</text:p>
          </table:table-cell>
          <table:table-cell table:formula="of:=[.Q87]-[.D87]" office:value-type="float" office:value="249192">
            <text:p>24919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B87]" office:value-type="float" office:value="1000">
            <text:p>1000</text:p>
          </table:table-cell>
          <table:table-cell table:formula="of:=[.C87]" office:value-type="float" office:value="12">
            <text:p>12</text:p>
          </table:table-cell>
          <table:table-cell table:formula="of:=([.C88]*[.B88])+[.S87]" office:value-type="float" office:value="12000">
            <text:p>12000</text:p>
          </table:table-cell>
          <table:table-cell table:formula="of:=[.E87]" office:value-type="float" office:value="22817">
            <text:p>22817</text:p>
          </table:table-cell>
          <table:table-cell table:formula="of:=ROUND(([.$Q87]*[.$T$2])*(((1+[.$T$2])^[.$U$2])/(((1+[.$T$2])^[.$U$2])-1)))" office:value-type="float" office:value="23207">
            <text:p>23207</text:p>
          </table:table-cell>
          <table:table-cell table:formula="of:=[.G87]" office:value-type="float" office:value="19131">
            <text:p>19131</text:p>
          </table:table-cell>
          <table:table-cell table:formula="of:=[.H87]" office:value-type="float" office:value="19483">
            <text:p>19483</text:p>
          </table:table-cell>
          <table:table-cell table:formula="of:=[.I87]" office:value-type="float" office:value="19839">
            <text:p>19839</text:p>
          </table:table-cell>
          <table:table-cell table:formula="of:=[.J87]" office:value-type="float" office:value="20198">
            <text:p>20198</text:p>
          </table:table-cell>
          <table:table-cell table:formula="of:=[.K87]" office:value-type="float" office:value="20561">
            <text:p>20561</text:p>
          </table:table-cell>
          <table:table-cell table:formula="of:=[.L87]" office:value-type="float" office:value="20928">
            <text:p>20928</text:p>
          </table:table-cell>
          <table:table-cell table:formula="of:=[.M87]" office:value-type="float" office:value="21298">
            <text:p>21298</text:p>
          </table:table-cell>
          <table:table-cell table:formula="of:=[.N87]" office:value-type="float" office:value="21673">
            <text:p>21673</text:p>
          </table:table-cell>
          <table:table-cell table:formula="of:=[.O87]" office:value-type="float" office:value="22050">
            <text:p>22050</text:p>
          </table:table-cell>
          <table:table-cell table:formula="of:=[.P87]" office:value-type="float" office:value="22432">
            <text:p>22432</text:p>
          </table:table-cell>
          <table:table-cell table:formula="of:=SUM([.D88:.P88])" office:value-type="float" office:value="265617">
            <text:p>265617</text:p>
          </table:table-cell>
          <table:table-cell table:formula="of:=[.Q88]" office:value-type="float" office:value="265617">
            <text:p>265617</text:p>
          </table:table-cell>
          <table:table-cell table:formula="of:=[.Q88]-[.R88]" office:value-type="float" office:value="0">
            <text:p>0</text:p>
          </table:table-cell>
          <table:table-cell table:number-columns-repeated="2"/>
          <table:table-cell table:formula="of:=ROUND((([.Q88] -[.D88]) / [.Q88]) * 100;2)" office:value-type="float" office:value="95.48">
            <text:p>95.48</text:p>
          </table:table-cell>
          <table:table-cell table:formula="of:=ROUND((([.Q88] / ([.A88] *[.B88] *[.C88])) * 100);2)" office:value-type="float" office:value="25.44">
            <text:p>25.44</text:p>
          </table:table-cell>
          <table:table-cell table:formula="of:=[.Q88]-[.D88]" office:value-type="float" office:value="253617">
            <text:p>2536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B88]" office:value-type="float" office:value="1000">
            <text:p>1000</text:p>
          </table:table-cell>
          <table:table-cell table:formula="of:=[.C88]" office:value-type="float" office:value="12">
            <text:p>12</text:p>
          </table:table-cell>
          <table:table-cell table:formula="of:=([.C89]*[.B89])+[.S88]" office:value-type="float" office:value="12000">
            <text:p>12000</text:p>
          </table:table-cell>
          <table:table-cell table:formula="of:=[.E88]" office:value-type="float" office:value="22817">
            <text:p>22817</text:p>
          </table:table-cell>
          <table:table-cell table:formula="of:=[.F88]" office:value-type="float" office:value="23207">
            <text:p>23207</text:p>
          </table:table-cell>
          <table:table-cell table:formula="of:=ROUND(([.$Q88]*[.$T$2])*(((1+[.$T$2])^[.$U$2])/(((1+[.$T$2])^[.$U$2])-1)))" office:value-type="float" office:value="23600">
            <text:p>23600</text:p>
          </table:table-cell>
          <table:table-cell table:formula="of:=[.H88]" office:value-type="float" office:value="19483">
            <text:p>19483</text:p>
          </table:table-cell>
          <table:table-cell table:formula="of:=[.I88]" office:value-type="float" office:value="19839">
            <text:p>19839</text:p>
          </table:table-cell>
          <table:table-cell table:formula="of:=[.J88]" office:value-type="float" office:value="20198">
            <text:p>20198</text:p>
          </table:table-cell>
          <table:table-cell table:formula="of:=[.K88]" office:value-type="float" office:value="20561">
            <text:p>20561</text:p>
          </table:table-cell>
          <table:table-cell table:formula="of:=[.L88]" office:value-type="float" office:value="20928">
            <text:p>20928</text:p>
          </table:table-cell>
          <table:table-cell table:formula="of:=[.M88]" office:value-type="float" office:value="21298">
            <text:p>21298</text:p>
          </table:table-cell>
          <table:table-cell table:formula="of:=[.N88]" office:value-type="float" office:value="21673">
            <text:p>21673</text:p>
          </table:table-cell>
          <table:table-cell table:formula="of:=[.O88]" office:value-type="float" office:value="22050">
            <text:p>22050</text:p>
          </table:table-cell>
          <table:table-cell table:formula="of:=[.P88]" office:value-type="float" office:value="22432">
            <text:p>22432</text:p>
          </table:table-cell>
          <table:table-cell table:formula="of:=SUM([.D89:.P89])" office:value-type="float" office:value="270086">
            <text:p>270086</text:p>
          </table:table-cell>
          <table:table-cell table:formula="of:=[.Q89]" office:value-type="float" office:value="270086">
            <text:p>270086</text:p>
          </table:table-cell>
          <table:table-cell table:formula="of:=[.Q89]-[.R89]" office:value-type="float" office:value="0">
            <text:p>0</text:p>
          </table:table-cell>
          <table:table-cell table:number-columns-repeated="2"/>
          <table:table-cell table:formula="of:=ROUND((([.Q89] -[.D89]) / [.Q89]) * 100;2)" office:value-type="float" office:value="95.56">
            <text:p>95.56</text:p>
          </table:table-cell>
          <table:table-cell table:formula="of:=ROUND((([.Q89] / ([.A89] *[.B89] *[.C89])) * 100);2)" office:value-type="float" office:value="25.58">
            <text:p>25.58</text:p>
          </table:table-cell>
          <table:table-cell table:formula="of:=[.Q89]-[.D89]" office:value-type="float" office:value="258086">
            <text:p>25808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B89]" office:value-type="float" office:value="1000">
            <text:p>1000</text:p>
          </table:table-cell>
          <table:table-cell table:formula="of:=[.C89]" office:value-type="float" office:value="12">
            <text:p>12</text:p>
          </table:table-cell>
          <table:table-cell table:formula="of:=([.C90]*[.B90])+[.S89]" office:value-type="float" office:value="12000">
            <text:p>12000</text:p>
          </table:table-cell>
          <table:table-cell table:formula="of:=[.E89]" office:value-type="float" office:value="22817">
            <text:p>22817</text:p>
          </table:table-cell>
          <table:table-cell table:formula="of:=[.F89]" office:value-type="float" office:value="23207">
            <text:p>23207</text:p>
          </table:table-cell>
          <table:table-cell table:formula="of:=[.G89]" office:value-type="float" office:value="23600">
            <text:p>23600</text:p>
          </table:table-cell>
          <table:table-cell table:formula="of:=ROUND(([.$Q89]*[.$T$2])*(((1+[.$T$2])^[.$U$2])/(((1+[.$T$2])^[.$U$2])-1)))" office:value-type="float" office:value="23997">
            <text:p>23997</text:p>
          </table:table-cell>
          <table:table-cell table:formula="of:=[.I89]" office:value-type="float" office:value="19839">
            <text:p>19839</text:p>
          </table:table-cell>
          <table:table-cell table:formula="of:=[.J89]" office:value-type="float" office:value="20198">
            <text:p>20198</text:p>
          </table:table-cell>
          <table:table-cell table:formula="of:=[.K89]" office:value-type="float" office:value="20561">
            <text:p>20561</text:p>
          </table:table-cell>
          <table:table-cell table:formula="of:=[.L89]" office:value-type="float" office:value="20928">
            <text:p>20928</text:p>
          </table:table-cell>
          <table:table-cell table:formula="of:=[.M89]" office:value-type="float" office:value="21298">
            <text:p>21298</text:p>
          </table:table-cell>
          <table:table-cell table:formula="of:=[.N89]" office:value-type="float" office:value="21673">
            <text:p>21673</text:p>
          </table:table-cell>
          <table:table-cell table:formula="of:=[.O89]" office:value-type="float" office:value="22050">
            <text:p>22050</text:p>
          </table:table-cell>
          <table:table-cell table:formula="of:=[.P89]" office:value-type="float" office:value="22432">
            <text:p>22432</text:p>
          </table:table-cell>
          <table:table-cell table:formula="of:=SUM([.D90:.P90])" office:value-type="float" office:value="274600">
            <text:p>274600</text:p>
          </table:table-cell>
          <table:table-cell table:formula="of:=[.Q90]" office:value-type="float" office:value="274600">
            <text:p>274600</text:p>
          </table:table-cell>
          <table:table-cell table:formula="of:=[.Q90]-[.R90]" office:value-type="float" office:value="0">
            <text:p>0</text:p>
          </table:table-cell>
          <table:table-cell table:number-columns-repeated="2"/>
          <table:table-cell table:formula="of:=ROUND((([.Q90] -[.D90]) / [.Q90]) * 100;2)" office:value-type="float" office:value="95.63">
            <text:p>95.63</text:p>
          </table:table-cell>
          <table:table-cell table:formula="of:=ROUND((([.Q90] / ([.A90] *[.B90] *[.C90])) * 100);2)" office:value-type="float" office:value="25.71">
            <text:p>25.71</text:p>
          </table:table-cell>
          <table:table-cell table:formula="of:=[.Q90]-[.D90]" office:value-type="float" office:value="262600">
            <text:p>2626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B90]" office:value-type="float" office:value="1000">
            <text:p>1000</text:p>
          </table:table-cell>
          <table:table-cell table:formula="of:=[.C90]" office:value-type="float" office:value="12">
            <text:p>12</text:p>
          </table:table-cell>
          <table:table-cell table:formula="of:=([.C91]*[.B91])+[.S90]" office:value-type="float" office:value="12000">
            <text:p>12000</text:p>
          </table:table-cell>
          <table:table-cell table:formula="of:=[.E90]" office:value-type="float" office:value="22817">
            <text:p>22817</text:p>
          </table:table-cell>
          <table:table-cell table:formula="of:=[.F90]" office:value-type="float" office:value="23207">
            <text:p>23207</text:p>
          </table:table-cell>
          <table:table-cell table:formula="of:=[.G90]" office:value-type="float" office:value="23600">
            <text:p>23600</text:p>
          </table:table-cell>
          <table:table-cell table:formula="of:=[.H90]" office:value-type="float" office:value="23997">
            <text:p>23997</text:p>
          </table:table-cell>
          <table:table-cell table:formula="of:=ROUND(([.$Q90]*[.$T$2])*(((1+[.$T$2])^[.$U$2])/(((1+[.$T$2])^[.$U$2])-1)))" office:value-type="float" office:value="24398">
            <text:p>24398</text:p>
          </table:table-cell>
          <table:table-cell table:formula="of:=[.J90]" office:value-type="float" office:value="20198">
            <text:p>20198</text:p>
          </table:table-cell>
          <table:table-cell table:formula="of:=[.K90]" office:value-type="float" office:value="20561">
            <text:p>20561</text:p>
          </table:table-cell>
          <table:table-cell table:formula="of:=[.L90]" office:value-type="float" office:value="20928">
            <text:p>20928</text:p>
          </table:table-cell>
          <table:table-cell table:formula="of:=[.M90]" office:value-type="float" office:value="21298">
            <text:p>21298</text:p>
          </table:table-cell>
          <table:table-cell table:formula="of:=[.N90]" office:value-type="float" office:value="21673">
            <text:p>21673</text:p>
          </table:table-cell>
          <table:table-cell table:formula="of:=[.O90]" office:value-type="float" office:value="22050">
            <text:p>22050</text:p>
          </table:table-cell>
          <table:table-cell table:formula="of:=[.P90]" office:value-type="float" office:value="22432">
            <text:p>22432</text:p>
          </table:table-cell>
          <table:table-cell table:formula="of:=SUM([.D91:.P91])" office:value-type="float" office:value="279159">
            <text:p>279159</text:p>
          </table:table-cell>
          <table:table-cell table:formula="of:=[.Q91]" office:value-type="float" office:value="279159">
            <text:p>279159</text:p>
          </table:table-cell>
          <table:table-cell table:formula="of:=[.Q91]-[.R91]" office:value-type="float" office:value="0">
            <text:p>0</text:p>
          </table:table-cell>
          <table:table-cell table:number-columns-repeated="2"/>
          <table:table-cell table:formula="of:=ROUND((([.Q91] -[.D91]) / [.Q91]) * 100;2)" office:value-type="float" office:value="95.7">
            <text:p>95.7</text:p>
          </table:table-cell>
          <table:table-cell table:formula="of:=ROUND((([.Q91] / ([.A91] *[.B91] *[.C91])) * 100);2)" office:value-type="float" office:value="25.85">
            <text:p>25.85</text:p>
          </table:table-cell>
          <table:table-cell table:formula="of:=[.Q91]-[.D91]" office:value-type="float" office:value="267159">
            <text:p>2671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B91]" office:value-type="float" office:value="1000">
            <text:p>1000</text:p>
          </table:table-cell>
          <table:table-cell table:formula="of:=[.C91]" office:value-type="float" office:value="12">
            <text:p>12</text:p>
          </table:table-cell>
          <table:table-cell table:formula="of:=([.C92]*[.B92])+[.S91]" office:value-type="float" office:value="12000">
            <text:p>12000</text:p>
          </table:table-cell>
          <table:table-cell table:formula="of:=[.E91]" office:value-type="float" office:value="22817">
            <text:p>22817</text:p>
          </table:table-cell>
          <table:table-cell table:formula="of:=[.F91]" office:value-type="float" office:value="23207">
            <text:p>23207</text:p>
          </table:table-cell>
          <table:table-cell table:formula="of:=[.G91]" office:value-type="float" office:value="23600">
            <text:p>23600</text:p>
          </table:table-cell>
          <table:table-cell table:formula="of:=[.H91]" office:value-type="float" office:value="23997">
            <text:p>23997</text:p>
          </table:table-cell>
          <table:table-cell table:formula="of:=[.I91]" office:value-type="float" office:value="24398">
            <text:p>24398</text:p>
          </table:table-cell>
          <table:table-cell table:formula="of:=ROUND(([.$Q91]*[.$T$2])*(((1+[.$T$2])^[.$U$2])/(((1+[.$T$2])^[.$U$2])-1)))" office:value-type="float" office:value="24803">
            <text:p>24803</text:p>
          </table:table-cell>
          <table:table-cell table:formula="of:=[.K91]" office:value-type="float" office:value="20561">
            <text:p>20561</text:p>
          </table:table-cell>
          <table:table-cell table:formula="of:=[.L91]" office:value-type="float" office:value="20928">
            <text:p>20928</text:p>
          </table:table-cell>
          <table:table-cell table:formula="of:=[.M91]" office:value-type="float" office:value="21298">
            <text:p>21298</text:p>
          </table:table-cell>
          <table:table-cell table:formula="of:=[.N91]" office:value-type="float" office:value="21673">
            <text:p>21673</text:p>
          </table:table-cell>
          <table:table-cell table:formula="of:=[.O91]" office:value-type="float" office:value="22050">
            <text:p>22050</text:p>
          </table:table-cell>
          <table:table-cell table:formula="of:=[.P91]" office:value-type="float" office:value="22432">
            <text:p>22432</text:p>
          </table:table-cell>
          <table:table-cell table:formula="of:=SUM([.D92:.P92])" office:value-type="float" office:value="283764">
            <text:p>283764</text:p>
          </table:table-cell>
          <table:table-cell table:formula="of:=[.Q92]" office:value-type="float" office:value="283764">
            <text:p>283764</text:p>
          </table:table-cell>
          <table:table-cell table:formula="of:=[.Q92]-[.R92]" office:value-type="float" office:value="0">
            <text:p>0</text:p>
          </table:table-cell>
          <table:table-cell table:number-columns-repeated="2"/>
          <table:table-cell table:formula="of:=ROUND((([.Q92] -[.D92]) / [.Q92]) * 100;2)" office:value-type="float" office:value="95.77">
            <text:p>95.77</text:p>
          </table:table-cell>
          <table:table-cell table:formula="of:=ROUND((([.Q92] / ([.A92] *[.B92] *[.C92])) * 100);2)" office:value-type="float" office:value="25.99">
            <text:p>25.99</text:p>
          </table:table-cell>
          <table:table-cell table:formula="of:=[.Q92]-[.D92]" office:value-type="float" office:value="271764">
            <text:p>2717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B92]" office:value-type="float" office:value="1000">
            <text:p>1000</text:p>
          </table:table-cell>
          <table:table-cell table:formula="of:=[.C92]" office:value-type="float" office:value="12">
            <text:p>12</text:p>
          </table:table-cell>
          <table:table-cell table:formula="of:=([.C93]*[.B93])+[.S92]" office:value-type="float" office:value="12000">
            <text:p>12000</text:p>
          </table:table-cell>
          <table:table-cell table:formula="of:=[.E92]" office:value-type="float" office:value="22817">
            <text:p>22817</text:p>
          </table:table-cell>
          <table:table-cell table:formula="of:=[.F92]" office:value-type="float" office:value="23207">
            <text:p>23207</text:p>
          </table:table-cell>
          <table:table-cell table:formula="of:=[.G92]" office:value-type="float" office:value="23600">
            <text:p>23600</text:p>
          </table:table-cell>
          <table:table-cell table:formula="of:=[.H92]" office:value-type="float" office:value="23997">
            <text:p>23997</text:p>
          </table:table-cell>
          <table:table-cell table:formula="of:=[.I92]" office:value-type="float" office:value="24398">
            <text:p>24398</text:p>
          </table:table-cell>
          <table:table-cell table:formula="of:=[.J92]" office:value-type="float" office:value="24803">
            <text:p>24803</text:p>
          </table:table-cell>
          <table:table-cell table:formula="of:=ROUND(([.$Q92]*[.$T$2])*(((1+[.$T$2])^[.$U$2])/(((1+[.$T$2])^[.$U$2])-1)))" office:value-type="float" office:value="25212">
            <text:p>25212</text:p>
          </table:table-cell>
          <table:table-cell table:formula="of:=[.L92]" office:value-type="float" office:value="20928">
            <text:p>20928</text:p>
          </table:table-cell>
          <table:table-cell table:formula="of:=[.M92]" office:value-type="float" office:value="21298">
            <text:p>21298</text:p>
          </table:table-cell>
          <table:table-cell table:formula="of:=[.N92]" office:value-type="float" office:value="21673">
            <text:p>21673</text:p>
          </table:table-cell>
          <table:table-cell table:formula="of:=[.O92]" office:value-type="float" office:value="22050">
            <text:p>22050</text:p>
          </table:table-cell>
          <table:table-cell table:formula="of:=[.P92]" office:value-type="float" office:value="22432">
            <text:p>22432</text:p>
          </table:table-cell>
          <table:table-cell table:formula="of:=SUM([.D93:.P93])" office:value-type="float" office:value="288415">
            <text:p>288415</text:p>
          </table:table-cell>
          <table:table-cell table:formula="of:=[.Q93]" office:value-type="float" office:value="288415">
            <text:p>288415</text:p>
          </table:table-cell>
          <table:table-cell table:formula="of:=[.Q93]-[.R93]" office:value-type="float" office:value="0">
            <text:p>0</text:p>
          </table:table-cell>
          <table:table-cell table:number-columns-repeated="2"/>
          <table:table-cell table:formula="of:=ROUND((([.Q93] -[.D93]) / [.Q93]) * 100;2)" office:value-type="float" office:value="95.84">
            <text:p>95.84</text:p>
          </table:table-cell>
          <table:table-cell table:formula="of:=ROUND((([.Q93] / ([.A93] *[.B93] *[.C93])) * 100);2)" office:value-type="float" office:value="26.12">
            <text:p>26.12</text:p>
          </table:table-cell>
          <table:table-cell table:formula="of:=[.Q93]-[.D93]" office:value-type="float" office:value="276415">
            <text:p>27641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B93]" office:value-type="float" office:value="1000">
            <text:p>1000</text:p>
          </table:table-cell>
          <table:table-cell table:formula="of:=[.C93]" office:value-type="float" office:value="12">
            <text:p>12</text:p>
          </table:table-cell>
          <table:table-cell table:formula="of:=([.C94]*[.B94])+[.S93]" office:value-type="float" office:value="12000">
            <text:p>12000</text:p>
          </table:table-cell>
          <table:table-cell table:formula="of:=[.E93]" office:value-type="float" office:value="22817">
            <text:p>22817</text:p>
          </table:table-cell>
          <table:table-cell table:formula="of:=[.F93]" office:value-type="float" office:value="23207">
            <text:p>23207</text:p>
          </table:table-cell>
          <table:table-cell table:formula="of:=[.G93]" office:value-type="float" office:value="23600">
            <text:p>23600</text:p>
          </table:table-cell>
          <table:table-cell table:formula="of:=[.H93]" office:value-type="float" office:value="23997">
            <text:p>23997</text:p>
          </table:table-cell>
          <table:table-cell table:formula="of:=[.I93]" office:value-type="float" office:value="24398">
            <text:p>24398</text:p>
          </table:table-cell>
          <table:table-cell table:formula="of:=[.J93]" office:value-type="float" office:value="24803">
            <text:p>24803</text:p>
          </table:table-cell>
          <table:table-cell table:formula="of:=[.K93]" office:value-type="float" office:value="25212">
            <text:p>25212</text:p>
          </table:table-cell>
          <table:table-cell table:formula="of:=ROUND(([.$Q93]*[.$T$2])*(((1+[.$T$2])^[.$U$2])/(((1+[.$T$2])^[.$U$2])-1)))" office:value-type="float" office:value="25625">
            <text:p>25625</text:p>
          </table:table-cell>
          <table:table-cell table:formula="of:=[.M93]" office:value-type="float" office:value="21298">
            <text:p>21298</text:p>
          </table:table-cell>
          <table:table-cell table:formula="of:=[.N93]" office:value-type="float" office:value="21673">
            <text:p>21673</text:p>
          </table:table-cell>
          <table:table-cell table:formula="of:=[.O93]" office:value-type="float" office:value="22050">
            <text:p>22050</text:p>
          </table:table-cell>
          <table:table-cell table:formula="of:=[.P93]" office:value-type="float" office:value="22432">
            <text:p>22432</text:p>
          </table:table-cell>
          <table:table-cell table:formula="of:=SUM([.D94:.P94])" office:value-type="float" office:value="293112">
            <text:p>293112</text:p>
          </table:table-cell>
          <table:table-cell table:formula="of:=[.Q94]" office:value-type="float" office:value="293112">
            <text:p>293112</text:p>
          </table:table-cell>
          <table:table-cell table:formula="of:=[.Q94]-[.R94]" office:value-type="float" office:value="0">
            <text:p>0</text:p>
          </table:table-cell>
          <table:table-cell table:number-columns-repeated="2"/>
          <table:table-cell table:formula="of:=ROUND((([.Q94] -[.D94]) / [.Q94]) * 100;2)" office:value-type="float" office:value="95.91">
            <text:p>95.91</text:p>
          </table:table-cell>
          <table:table-cell table:formula="of:=ROUND((([.Q94] / ([.A94] *[.B94] *[.C94])) * 100);2)" office:value-type="float" office:value="26.26">
            <text:p>26.26</text:p>
          </table:table-cell>
          <table:table-cell table:formula="of:=[.Q94]-[.D94]" office:value-type="float" office:value="281112">
            <text:p>2811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B94]" office:value-type="float" office:value="1000">
            <text:p>1000</text:p>
          </table:table-cell>
          <table:table-cell table:formula="of:=[.C94]" office:value-type="float" office:value="12">
            <text:p>12</text:p>
          </table:table-cell>
          <table:table-cell table:formula="of:=([.C95]*[.B95])+[.S94]" office:value-type="float" office:value="12000">
            <text:p>12000</text:p>
          </table:table-cell>
          <table:table-cell table:formula="of:=[.E94]" office:value-type="float" office:value="22817">
            <text:p>22817</text:p>
          </table:table-cell>
          <table:table-cell table:formula="of:=[.F94]" office:value-type="float" office:value="23207">
            <text:p>23207</text:p>
          </table:table-cell>
          <table:table-cell table:formula="of:=[.G94]" office:value-type="float" office:value="23600">
            <text:p>23600</text:p>
          </table:table-cell>
          <table:table-cell table:formula="of:=[.H94]" office:value-type="float" office:value="23997">
            <text:p>23997</text:p>
          </table:table-cell>
          <table:table-cell table:formula="of:=[.I94]" office:value-type="float" office:value="24398">
            <text:p>24398</text:p>
          </table:table-cell>
          <table:table-cell table:formula="of:=[.J94]" office:value-type="float" office:value="24803">
            <text:p>24803</text:p>
          </table:table-cell>
          <table:table-cell table:formula="of:=[.K94]" office:value-type="float" office:value="25212">
            <text:p>25212</text:p>
          </table:table-cell>
          <table:table-cell table:formula="of:=[.L94]" office:value-type="float" office:value="25625">
            <text:p>25625</text:p>
          </table:table-cell>
          <table:table-cell table:formula="of:=ROUND(([.$Q94]*[.$T$2])*(((1+[.$T$2])^[.$U$2])/(((1+[.$T$2])^[.$U$2])-1)))" office:value-type="float" office:value="26043">
            <text:p>26043</text:p>
          </table:table-cell>
          <table:table-cell table:formula="of:=[.N94]" office:value-type="float" office:value="21673">
            <text:p>21673</text:p>
          </table:table-cell>
          <table:table-cell table:formula="of:=[.O94]" office:value-type="float" office:value="22050">
            <text:p>22050</text:p>
          </table:table-cell>
          <table:table-cell table:formula="of:=[.P94]" office:value-type="float" office:value="22432">
            <text:p>22432</text:p>
          </table:table-cell>
          <table:table-cell table:formula="of:=SUM([.D95:.P95])" office:value-type="float" office:value="297857">
            <text:p>297857</text:p>
          </table:table-cell>
          <table:table-cell table:formula="of:=[.Q95]" office:value-type="float" office:value="297857">
            <text:p>297857</text:p>
          </table:table-cell>
          <table:table-cell table:formula="of:=[.Q95]-[.R95]" office:value-type="float" office:value="0">
            <text:p>0</text:p>
          </table:table-cell>
          <table:table-cell table:number-columns-repeated="2"/>
          <table:table-cell table:formula="of:=ROUND((([.Q95] -[.D95]) / [.Q95]) * 100;2)" office:value-type="float" office:value="95.97">
            <text:p>95.97</text:p>
          </table:table-cell>
          <table:table-cell table:formula="of:=ROUND((([.Q95] / ([.A95] *[.B95] *[.C95])) * 100);2)" office:value-type="float" office:value="26.41">
            <text:p>26.41</text:p>
          </table:table-cell>
          <table:table-cell table:formula="of:=[.Q95]-[.D95]" office:value-type="float" office:value="285857">
            <text:p>2858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B95]" office:value-type="float" office:value="1000">
            <text:p>1000</text:p>
          </table:table-cell>
          <table:table-cell table:formula="of:=[.C95]" office:value-type="float" office:value="12">
            <text:p>12</text:p>
          </table:table-cell>
          <table:table-cell table:formula="of:=([.C96]*[.B96])+[.S95]" office:value-type="float" office:value="12000">
            <text:p>12000</text:p>
          </table:table-cell>
          <table:table-cell table:formula="of:=[.E95]" office:value-type="float" office:value="22817">
            <text:p>22817</text:p>
          </table:table-cell>
          <table:table-cell table:formula="of:=[.F95]" office:value-type="float" office:value="23207">
            <text:p>23207</text:p>
          </table:table-cell>
          <table:table-cell table:formula="of:=[.G95]" office:value-type="float" office:value="23600">
            <text:p>23600</text:p>
          </table:table-cell>
          <table:table-cell table:formula="of:=[.H95]" office:value-type="float" office:value="23997">
            <text:p>23997</text:p>
          </table:table-cell>
          <table:table-cell table:formula="of:=[.I95]" office:value-type="float" office:value="24398">
            <text:p>24398</text:p>
          </table:table-cell>
          <table:table-cell table:formula="of:=[.J95]" office:value-type="float" office:value="24803">
            <text:p>24803</text:p>
          </table:table-cell>
          <table:table-cell table:formula="of:=[.K95]" office:value-type="float" office:value="25212">
            <text:p>25212</text:p>
          </table:table-cell>
          <table:table-cell table:formula="of:=[.L95]" office:value-type="float" office:value="25625">
            <text:p>25625</text:p>
          </table:table-cell>
          <table:table-cell table:formula="of:=[.M95]" office:value-type="float" office:value="26043">
            <text:p>26043</text:p>
          </table:table-cell>
          <table:table-cell table:formula="of:=ROUND(([.$Q95]*[.$T$2])*(((1+[.$T$2])^[.$U$2])/(((1+[.$T$2])^[.$U$2])-1)))" office:value-type="float" office:value="26464">
            <text:p>26464</text:p>
          </table:table-cell>
          <table:table-cell table:formula="of:=[.O95]" office:value-type="float" office:value="22050">
            <text:p>22050</text:p>
          </table:table-cell>
          <table:table-cell table:formula="of:=[.P95]" office:value-type="float" office:value="22432">
            <text:p>22432</text:p>
          </table:table-cell>
          <table:table-cell table:formula="of:=SUM([.D96:.P96])" office:value-type="float" office:value="302648">
            <text:p>302648</text:p>
          </table:table-cell>
          <table:table-cell table:formula="of:=[.Q96]" office:value-type="float" office:value="302648">
            <text:p>302648</text:p>
          </table:table-cell>
          <table:table-cell table:formula="of:=[.Q96]-[.R96]" office:value-type="float" office:value="0">
            <text:p>0</text:p>
          </table:table-cell>
          <table:table-cell table:number-columns-repeated="2"/>
          <table:table-cell table:formula="of:=ROUND((([.Q96] -[.D96]) / [.Q96]) * 100;2)" office:value-type="float" office:value="96.03">
            <text:p>96.03</text:p>
          </table:table-cell>
          <table:table-cell table:formula="of:=ROUND((([.Q96] / ([.A96] *[.B96] *[.C96])) * 100);2)" office:value-type="float" office:value="26.55">
            <text:p>26.55</text:p>
          </table:table-cell>
          <table:table-cell table:formula="of:=[.Q96]-[.D96]" office:value-type="float" office:value="290648">
            <text:p>29064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B96]" office:value-type="float" office:value="1000">
            <text:p>1000</text:p>
          </table:table-cell>
          <table:table-cell table:formula="of:=[.C96]" office:value-type="float" office:value="12">
            <text:p>12</text:p>
          </table:table-cell>
          <table:table-cell table:formula="of:=([.C97]*[.B97])+[.S96]" office:value-type="float" office:value="12000">
            <text:p>12000</text:p>
          </table:table-cell>
          <table:table-cell table:formula="of:=[.E96]" office:value-type="float" office:value="22817">
            <text:p>22817</text:p>
          </table:table-cell>
          <table:table-cell table:formula="of:=[.F96]" office:value-type="float" office:value="23207">
            <text:p>23207</text:p>
          </table:table-cell>
          <table:table-cell table:formula="of:=[.G96]" office:value-type="float" office:value="23600">
            <text:p>23600</text:p>
          </table:table-cell>
          <table:table-cell table:formula="of:=[.H96]" office:value-type="float" office:value="23997">
            <text:p>23997</text:p>
          </table:table-cell>
          <table:table-cell table:formula="of:=[.I96]" office:value-type="float" office:value="24398">
            <text:p>24398</text:p>
          </table:table-cell>
          <table:table-cell table:formula="of:=[.J96]" office:value-type="float" office:value="24803">
            <text:p>24803</text:p>
          </table:table-cell>
          <table:table-cell table:formula="of:=[.K96]" office:value-type="float" office:value="25212">
            <text:p>25212</text:p>
          </table:table-cell>
          <table:table-cell table:formula="of:=[.L96]" office:value-type="float" office:value="25625">
            <text:p>25625</text:p>
          </table:table-cell>
          <table:table-cell table:formula="of:=[.M96]" office:value-type="float" office:value="26043">
            <text:p>26043</text:p>
          </table:table-cell>
          <table:table-cell table:formula="of:=[.N96]" office:value-type="float" office:value="26464">
            <text:p>26464</text:p>
          </table:table-cell>
          <table:table-cell table:formula="of:=ROUND(([.$Q96]*[.$T$2])*(((1+[.$T$2])^[.$U$2])/(((1+[.$T$2])^[.$U$2])-1)))" office:value-type="float" office:value="26890">
            <text:p>26890</text:p>
          </table:table-cell>
          <table:table-cell table:formula="of:=[.P96]" office:value-type="float" office:value="22432">
            <text:p>22432</text:p>
          </table:table-cell>
          <table:table-cell table:formula="of:=SUM([.D97:.P97])" office:value-type="float" office:value="307488">
            <text:p>307488</text:p>
          </table:table-cell>
          <table:table-cell table:formula="of:=[.Q97]" office:value-type="float" office:value="307488">
            <text:p>307488</text:p>
          </table:table-cell>
          <table:table-cell table:formula="of:=[.Q97]-[.R97]" office:value-type="float" office:value="0">
            <text:p>0</text:p>
          </table:table-cell>
          <table:table-cell table:number-columns-repeated="2"/>
          <table:table-cell table:formula="of:=ROUND((([.Q97] -[.D97]) / [.Q97]) * 100;2)" office:value-type="float" office:value="96.1">
            <text:p>96.1</text:p>
          </table:table-cell>
          <table:table-cell table:formula="of:=ROUND((([.Q97] / ([.A97] *[.B97] *[.C97])) * 100);2)" office:value-type="float" office:value="26.69">
            <text:p>26.69</text:p>
          </table:table-cell>
          <table:table-cell table:formula="of:=[.Q97]-[.D97]" office:value-type="float" office:value="295488">
            <text:p>29548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B97]" office:value-type="float" office:value="1000">
            <text:p>1000</text:p>
          </table:table-cell>
          <table:table-cell table:formula="of:=[.C97]" office:value-type="float" office:value="12">
            <text:p>12</text:p>
          </table:table-cell>
          <table:table-cell table:formula="of:=([.C98]*[.B98])+[.S97]" office:value-type="float" office:value="12000">
            <text:p>12000</text:p>
          </table:table-cell>
          <table:table-cell table:formula="of:=[.E97]" office:value-type="float" office:value="22817">
            <text:p>22817</text:p>
          </table:table-cell>
          <table:table-cell table:formula="of:=[.F97]" office:value-type="float" office:value="23207">
            <text:p>23207</text:p>
          </table:table-cell>
          <table:table-cell table:formula="of:=[.G97]" office:value-type="float" office:value="23600">
            <text:p>23600</text:p>
          </table:table-cell>
          <table:table-cell table:formula="of:=[.H97]" office:value-type="float" office:value="23997">
            <text:p>23997</text:p>
          </table:table-cell>
          <table:table-cell table:formula="of:=[.I97]" office:value-type="float" office:value="24398">
            <text:p>24398</text:p>
          </table:table-cell>
          <table:table-cell table:formula="of:=[.J97]" office:value-type="float" office:value="24803">
            <text:p>24803</text:p>
          </table:table-cell>
          <table:table-cell table:formula="of:=[.K97]" office:value-type="float" office:value="25212">
            <text:p>25212</text:p>
          </table:table-cell>
          <table:table-cell table:formula="of:=[.L97]" office:value-type="float" office:value="25625">
            <text:p>25625</text:p>
          </table:table-cell>
          <table:table-cell table:formula="of:=[.M97]" office:value-type="float" office:value="26043">
            <text:p>26043</text:p>
          </table:table-cell>
          <table:table-cell table:formula="of:=[.N97]" office:value-type="float" office:value="26464">
            <text:p>26464</text:p>
          </table:table-cell>
          <table:table-cell table:formula="of:=[.O97]" office:value-type="float" office:value="26890">
            <text:p>26890</text:p>
          </table:table-cell>
          <table:table-cell table:formula="of:=ROUND(([.$Q97]*[.$T$2])*(((1+[.$T$2])^[.$U$2])/(((1+[.$T$2])^[.$U$2])-1)))" office:value-type="float" office:value="27320">
            <text:p>27320</text:p>
          </table:table-cell>
          <table:table-cell table:formula="of:=SUM([.D98:.P98])" office:value-type="float" office:value="312376">
            <text:p>312376</text:p>
          </table:table-cell>
          <table:table-cell table:formula="of:=[.Q98]" office:value-type="float" office:value="312376">
            <text:p>312376</text:p>
          </table:table-cell>
          <table:table-cell table:formula="of:=[.Q98]-[.R98]" office:value-type="float" office:value="0">
            <text:p>0</text:p>
          </table:table-cell>
          <table:table-cell table:number-columns-repeated="2"/>
          <table:table-cell table:formula="of:=ROUND((([.Q98] -[.D98]) / [.Q98]) * 100;2)" office:value-type="float" office:value="96.16">
            <text:p>96.16</text:p>
          </table:table-cell>
          <table:table-cell table:formula="of:=ROUND((([.Q98] / ([.A98] *[.B98] *[.C98])) * 100);2)" office:value-type="float" office:value="26.84">
            <text:p>26.84</text:p>
          </table:table-cell>
          <table:table-cell table:formula="of:=[.Q98]-[.D98]" office:value-type="float" office:value="300376">
            <text:p>3003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B98]" office:value-type="float" office:value="1000">
            <text:p>1000</text:p>
          </table:table-cell>
          <table:table-cell table:formula="of:=[.C98]" office:value-type="float" office:value="12">
            <text:p>12</text:p>
          </table:table-cell>
          <table:table-cell table:formula="of:=([.C99]*[.B99])+[.S98]" office:value-type="float" office:value="12000">
            <text:p>12000</text:p>
          </table:table-cell>
          <table:table-cell table:formula="of:=ROUND(([.$Q98]*[.$T$2])*(((1+[.$T$2])^[.$U$2])/(((1+[.$T$2])^[.$U$2])-1)))" office:value-type="float" office:value="27754">
            <text:p>27754</text:p>
          </table:table-cell>
          <table:table-cell table:formula="of:=[.F98]" office:value-type="float" office:value="23207">
            <text:p>23207</text:p>
          </table:table-cell>
          <table:table-cell table:formula="of:=[.G98]" office:value-type="float" office:value="23600">
            <text:p>23600</text:p>
          </table:table-cell>
          <table:table-cell table:formula="of:=[.H98]" office:value-type="float" office:value="23997">
            <text:p>23997</text:p>
          </table:table-cell>
          <table:table-cell table:formula="of:=[.I98]" office:value-type="float" office:value="24398">
            <text:p>24398</text:p>
          </table:table-cell>
          <table:table-cell table:formula="of:=[.J98]" office:value-type="float" office:value="24803">
            <text:p>24803</text:p>
          </table:table-cell>
          <table:table-cell table:formula="of:=[.K98]" office:value-type="float" office:value="25212">
            <text:p>25212</text:p>
          </table:table-cell>
          <table:table-cell table:formula="of:=[.L98]" office:value-type="float" office:value="25625">
            <text:p>25625</text:p>
          </table:table-cell>
          <table:table-cell table:formula="of:=[.M98]" office:value-type="float" office:value="26043">
            <text:p>26043</text:p>
          </table:table-cell>
          <table:table-cell table:formula="of:=[.N98]" office:value-type="float" office:value="26464">
            <text:p>26464</text:p>
          </table:table-cell>
          <table:table-cell table:formula="of:=[.O98]" office:value-type="float" office:value="26890">
            <text:p>26890</text:p>
          </table:table-cell>
          <table:table-cell table:formula="of:=[.P98]" office:value-type="float" office:value="27320">
            <text:p>27320</text:p>
          </table:table-cell>
          <table:table-cell table:formula="of:=SUM([.D99:.P99])" office:value-type="float" office:value="317313">
            <text:p>317313</text:p>
          </table:table-cell>
          <table:table-cell table:formula="of:=[.Q99]" office:value-type="float" office:value="317313">
            <text:p>317313</text:p>
          </table:table-cell>
          <table:table-cell table:formula="of:=[.Q99]-[.R99]" office:value-type="float" office:value="0">
            <text:p>0</text:p>
          </table:table-cell>
          <table:table-cell table:number-columns-repeated="2"/>
          <table:table-cell table:formula="of:=ROUND((([.Q99] -[.D99]) / [.Q99]) * 100;2)" office:value-type="float" office:value="96.22">
            <text:p>96.22</text:p>
          </table:table-cell>
          <table:table-cell table:formula="of:=ROUND((([.Q99] / ([.A99] *[.B99] *[.C99])) * 100);2)" office:value-type="float" office:value="26.98">
            <text:p>26.98</text:p>
          </table:table-cell>
          <table:table-cell table:formula="of:=[.Q99]-[.D99]" office:value-type="float" office:value="305313">
            <text:p>30531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B99]" office:value-type="float" office:value="1000">
            <text:p>1000</text:p>
          </table:table-cell>
          <table:table-cell table:formula="of:=[.C99]" office:value-type="float" office:value="12">
            <text:p>12</text:p>
          </table:table-cell>
          <table:table-cell table:formula="of:=([.C100]*[.B100])+[.S99]" office:value-type="float" office:value="12000">
            <text:p>12000</text:p>
          </table:table-cell>
          <table:table-cell table:formula="of:=[.E99]" office:value-type="float" office:value="27754">
            <text:p>27754</text:p>
          </table:table-cell>
          <table:table-cell table:formula="of:=ROUND(([.$Q99]*[.$T$2])*(((1+[.$T$2])^[.$U$2])/(((1+[.$T$2])^[.$U$2])-1)))" office:value-type="float" office:value="28193">
            <text:p>28193</text:p>
          </table:table-cell>
          <table:table-cell table:formula="of:=[.G99]" office:value-type="float" office:value="23600">
            <text:p>23600</text:p>
          </table:table-cell>
          <table:table-cell table:formula="of:=[.H99]" office:value-type="float" office:value="23997">
            <text:p>23997</text:p>
          </table:table-cell>
          <table:table-cell table:formula="of:=[.I99]" office:value-type="float" office:value="24398">
            <text:p>24398</text:p>
          </table:table-cell>
          <table:table-cell table:formula="of:=[.J99]" office:value-type="float" office:value="24803">
            <text:p>24803</text:p>
          </table:table-cell>
          <table:table-cell table:formula="of:=[.K99]" office:value-type="float" office:value="25212">
            <text:p>25212</text:p>
          </table:table-cell>
          <table:table-cell table:formula="of:=[.L99]" office:value-type="float" office:value="25625">
            <text:p>25625</text:p>
          </table:table-cell>
          <table:table-cell table:formula="of:=[.M99]" office:value-type="float" office:value="26043">
            <text:p>26043</text:p>
          </table:table-cell>
          <table:table-cell table:formula="of:=[.N99]" office:value-type="float" office:value="26464">
            <text:p>26464</text:p>
          </table:table-cell>
          <table:table-cell table:formula="of:=[.O99]" office:value-type="float" office:value="26890">
            <text:p>26890</text:p>
          </table:table-cell>
          <table:table-cell table:formula="of:=[.P99]" office:value-type="float" office:value="27320">
            <text:p>27320</text:p>
          </table:table-cell>
          <table:table-cell table:formula="of:=SUM([.D100:.P100])" office:value-type="float" office:value="322299">
            <text:p>322299</text:p>
          </table:table-cell>
          <table:table-cell table:formula="of:=[.Q100]" office:value-type="float" office:value="322299">
            <text:p>322299</text:p>
          </table:table-cell>
          <table:table-cell table:formula="of:=[.Q100]-[.R100]" office:value-type="float" office:value="0">
            <text:p>0</text:p>
          </table:table-cell>
          <table:table-cell table:number-columns-repeated="2"/>
          <table:table-cell table:formula="of:=ROUND((([.Q100] -[.D100]) / [.Q100]) * 100;2)" office:value-type="float" office:value="96.28">
            <text:p>96.28</text:p>
          </table:table-cell>
          <table:table-cell table:formula="of:=ROUND((([.Q100] / ([.A100] *[.B100] *[.C100])) * 100);2)" office:value-type="float" office:value="27.13">
            <text:p>27.13</text:p>
          </table:table-cell>
          <table:table-cell table:formula="of:=[.Q100]-[.D100]" office:value-type="float" office:value="310299">
            <text:p>31029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B100]" office:value-type="float" office:value="1000">
            <text:p>1000</text:p>
          </table:table-cell>
          <table:table-cell table:formula="of:=[.C100]" office:value-type="float" office:value="12">
            <text:p>12</text:p>
          </table:table-cell>
          <table:table-cell table:formula="of:=([.C101]*[.B101])+[.S100]" office:value-type="float" office:value="12000">
            <text:p>12000</text:p>
          </table:table-cell>
          <table:table-cell table:formula="of:=[.E100]" office:value-type="float" office:value="27754">
            <text:p>27754</text:p>
          </table:table-cell>
          <table:table-cell table:formula="of:=[.F100]" office:value-type="float" office:value="28193">
            <text:p>28193</text:p>
          </table:table-cell>
          <table:table-cell table:formula="of:=ROUND(([.$Q100]*[.$T$2])*(((1+[.$T$2])^[.$U$2])/(((1+[.$T$2])^[.$U$2])-1)))" office:value-type="float" office:value="28636">
            <text:p>28636</text:p>
          </table:table-cell>
          <table:table-cell table:formula="of:=[.H100]" office:value-type="float" office:value="23997">
            <text:p>23997</text:p>
          </table:table-cell>
          <table:table-cell table:formula="of:=[.I100]" office:value-type="float" office:value="24398">
            <text:p>24398</text:p>
          </table:table-cell>
          <table:table-cell table:formula="of:=[.J100]" office:value-type="float" office:value="24803">
            <text:p>24803</text:p>
          </table:table-cell>
          <table:table-cell table:formula="of:=[.K100]" office:value-type="float" office:value="25212">
            <text:p>25212</text:p>
          </table:table-cell>
          <table:table-cell table:formula="of:=[.L100]" office:value-type="float" office:value="25625">
            <text:p>25625</text:p>
          </table:table-cell>
          <table:table-cell table:formula="of:=[.M100]" office:value-type="float" office:value="26043">
            <text:p>26043</text:p>
          </table:table-cell>
          <table:table-cell table:formula="of:=[.N100]" office:value-type="float" office:value="26464">
            <text:p>26464</text:p>
          </table:table-cell>
          <table:table-cell table:formula="of:=[.O100]" office:value-type="float" office:value="26890">
            <text:p>26890</text:p>
          </table:table-cell>
          <table:table-cell table:formula="of:=[.P100]" office:value-type="float" office:value="27320">
            <text:p>27320</text:p>
          </table:table-cell>
          <table:table-cell table:formula="of:=SUM([.D101:.P101])" office:value-type="float" office:value="327335">
            <text:p>327335</text:p>
          </table:table-cell>
          <table:table-cell table:formula="of:=[.Q101]" office:value-type="float" office:value="327335">
            <text:p>327335</text:p>
          </table:table-cell>
          <table:table-cell table:formula="of:=[.Q101]-[.R101]" office:value-type="float" office:value="0">
            <text:p>0</text:p>
          </table:table-cell>
          <table:table-cell table:number-columns-repeated="2"/>
          <table:table-cell table:formula="of:=ROUND((([.Q101] -[.D101]) / [.Q101]) * 100;2)" office:value-type="float" office:value="96.33">
            <text:p>96.33</text:p>
          </table:table-cell>
          <table:table-cell table:formula="of:=ROUND((([.Q101] / ([.A101] *[.B101] *[.C101])) * 100);2)" office:value-type="float" office:value="27.28">
            <text:p>27.28</text:p>
          </table:table-cell>
          <table:table-cell table:formula="of:=[.Q101]-[.D101]" office:value-type="float" office:value="315335">
            <text:p>31533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B101]" office:value-type="float" office:value="1000">
            <text:p>1000</text:p>
          </table:table-cell>
          <table:table-cell table:formula="of:=[.C101]" office:value-type="float" office:value="12">
            <text:p>12</text:p>
          </table:table-cell>
          <table:table-cell table:formula="of:=([.C102]*[.B102])+[.S101]" office:value-type="float" office:value="12000">
            <text:p>12000</text:p>
          </table:table-cell>
          <table:table-cell table:formula="of:=[.E101]" office:value-type="float" office:value="27754">
            <text:p>27754</text:p>
          </table:table-cell>
          <table:table-cell table:formula="of:=[.F101]" office:value-type="float" office:value="28193">
            <text:p>28193</text:p>
          </table:table-cell>
          <table:table-cell table:formula="of:=[.G101]" office:value-type="float" office:value="28636">
            <text:p>28636</text:p>
          </table:table-cell>
          <table:table-cell table:formula="of:=ROUND(([.$Q101]*[.$T$2])*(((1+[.$T$2])^[.$U$2])/(((1+[.$T$2])^[.$U$2])-1)))" office:value-type="float" office:value="29083">
            <text:p>29083</text:p>
          </table:table-cell>
          <table:table-cell table:formula="of:=[.I101]" office:value-type="float" office:value="24398">
            <text:p>24398</text:p>
          </table:table-cell>
          <table:table-cell table:formula="of:=[.J101]" office:value-type="float" office:value="24803">
            <text:p>24803</text:p>
          </table:table-cell>
          <table:table-cell table:formula="of:=[.K101]" office:value-type="float" office:value="25212">
            <text:p>25212</text:p>
          </table:table-cell>
          <table:table-cell table:formula="of:=[.L101]" office:value-type="float" office:value="25625">
            <text:p>25625</text:p>
          </table:table-cell>
          <table:table-cell table:formula="of:=[.M101]" office:value-type="float" office:value="26043">
            <text:p>26043</text:p>
          </table:table-cell>
          <table:table-cell table:formula="of:=[.N101]" office:value-type="float" office:value="26464">
            <text:p>26464</text:p>
          </table:table-cell>
          <table:table-cell table:formula="of:=[.O101]" office:value-type="float" office:value="26890">
            <text:p>26890</text:p>
          </table:table-cell>
          <table:table-cell table:formula="of:=[.P101]" office:value-type="float" office:value="27320">
            <text:p>27320</text:p>
          </table:table-cell>
          <table:table-cell table:formula="of:=SUM([.D102:.P102])" office:value-type="float" office:value="332421">
            <text:p>332421</text:p>
          </table:table-cell>
          <table:table-cell table:formula="of:=[.Q102]" office:value-type="float" office:value="332421">
            <text:p>332421</text:p>
          </table:table-cell>
          <table:table-cell table:formula="of:=[.Q102]-[.R102]" office:value-type="float" office:value="0">
            <text:p>0</text:p>
          </table:table-cell>
          <table:table-cell table:number-columns-repeated="2"/>
          <table:table-cell table:formula="of:=ROUND((([.Q102] -[.D102]) / [.Q102]) * 100;2)" office:value-type="float" office:value="96.39">
            <text:p>96.39</text:p>
          </table:table-cell>
          <table:table-cell table:formula="of:=ROUND((([.Q102] / ([.A102] *[.B102] *[.C102])) * 100);2)" office:value-type="float" office:value="27.43">
            <text:p>27.43</text:p>
          </table:table-cell>
          <table:table-cell table:formula="of:=[.Q102]-[.D102]" office:value-type="float" office:value="320421">
            <text:p>32042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B102]" office:value-type="float" office:value="1000">
            <text:p>1000</text:p>
          </table:table-cell>
          <table:table-cell table:formula="of:=[.C102]" office:value-type="float" office:value="12">
            <text:p>12</text:p>
          </table:table-cell>
          <table:table-cell table:formula="of:=([.C103]*[.B103])+[.S102]" office:value-type="float" office:value="12000">
            <text:p>12000</text:p>
          </table:table-cell>
          <table:table-cell table:formula="of:=[.E102]" office:value-type="float" office:value="27754">
            <text:p>27754</text:p>
          </table:table-cell>
          <table:table-cell table:formula="of:=[.F102]" office:value-type="float" office:value="28193">
            <text:p>28193</text:p>
          </table:table-cell>
          <table:table-cell table:formula="of:=[.G102]" office:value-type="float" office:value="28636">
            <text:p>28636</text:p>
          </table:table-cell>
          <table:table-cell table:formula="of:=[.H102]" office:value-type="float" office:value="29083">
            <text:p>29083</text:p>
          </table:table-cell>
          <table:table-cell table:formula="of:=ROUND(([.$Q102]*[.$T$2])*(((1+[.$T$2])^[.$U$2])/(((1+[.$T$2])^[.$U$2])-1)))" office:value-type="float" office:value="29535">
            <text:p>29535</text:p>
          </table:table-cell>
          <table:table-cell table:formula="of:=[.J102]" office:value-type="float" office:value="24803">
            <text:p>24803</text:p>
          </table:table-cell>
          <table:table-cell table:formula="of:=[.K102]" office:value-type="float" office:value="25212">
            <text:p>25212</text:p>
          </table:table-cell>
          <table:table-cell table:formula="of:=[.L102]" office:value-type="float" office:value="25625">
            <text:p>25625</text:p>
          </table:table-cell>
          <table:table-cell table:formula="of:=[.M102]" office:value-type="float" office:value="26043">
            <text:p>26043</text:p>
          </table:table-cell>
          <table:table-cell table:formula="of:=[.N102]" office:value-type="float" office:value="26464">
            <text:p>26464</text:p>
          </table:table-cell>
          <table:table-cell table:formula="of:=[.O102]" office:value-type="float" office:value="26890">
            <text:p>26890</text:p>
          </table:table-cell>
          <table:table-cell table:formula="of:=[.P102]" office:value-type="float" office:value="27320">
            <text:p>27320</text:p>
          </table:table-cell>
          <table:table-cell table:formula="of:=SUM([.D103:.P103])" office:value-type="float" office:value="337558">
            <text:p>337558</text:p>
          </table:table-cell>
          <table:table-cell table:formula="of:=[.Q103]" office:value-type="float" office:value="337558">
            <text:p>337558</text:p>
          </table:table-cell>
          <table:table-cell table:formula="of:=[.Q103]-[.R103]" office:value-type="float" office:value="0">
            <text:p>0</text:p>
          </table:table-cell>
          <table:table-cell table:number-columns-repeated="2"/>
          <table:table-cell table:formula="of:=ROUND((([.Q103] -[.D103]) / [.Q103]) * 100;2)" office:value-type="float" office:value="96.45">
            <text:p>96.45</text:p>
          </table:table-cell>
          <table:table-cell table:formula="of:=ROUND((([.Q103] / ([.A103] *[.B103] *[.C103])) * 100);2)" office:value-type="float" office:value="27.58">
            <text:p>27.58</text:p>
          </table:table-cell>
          <table:table-cell table:formula="of:=[.Q103]-[.D103]" office:value-type="float" office:value="325558">
            <text:p>32555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B103]" office:value-type="float" office:value="1000">
            <text:p>1000</text:p>
          </table:table-cell>
          <table:table-cell table:formula="of:=[.C103]" office:value-type="float" office:value="12">
            <text:p>12</text:p>
          </table:table-cell>
          <table:table-cell table:formula="of:=([.C104]*[.B104])+[.S103]" office:value-type="float" office:value="12000">
            <text:p>12000</text:p>
          </table:table-cell>
          <table:table-cell table:formula="of:=[.E103]" office:value-type="float" office:value="27754">
            <text:p>27754</text:p>
          </table:table-cell>
          <table:table-cell table:formula="of:=[.F103]" office:value-type="float" office:value="28193">
            <text:p>28193</text:p>
          </table:table-cell>
          <table:table-cell table:formula="of:=[.G103]" office:value-type="float" office:value="28636">
            <text:p>28636</text:p>
          </table:table-cell>
          <table:table-cell table:formula="of:=[.H103]" office:value-type="float" office:value="29083">
            <text:p>29083</text:p>
          </table:table-cell>
          <table:table-cell table:formula="of:=[.I103]" office:value-type="float" office:value="29535">
            <text:p>29535</text:p>
          </table:table-cell>
          <table:table-cell table:formula="of:=ROUND(([.$Q103]*[.$T$2])*(((1+[.$T$2])^[.$U$2])/(((1+[.$T$2])^[.$U$2])-1)))" office:value-type="float" office:value="29992">
            <text:p>29992</text:p>
          </table:table-cell>
          <table:table-cell table:formula="of:=[.K103]" office:value-type="float" office:value="25212">
            <text:p>25212</text:p>
          </table:table-cell>
          <table:table-cell table:formula="of:=[.L103]" office:value-type="float" office:value="25625">
            <text:p>25625</text:p>
          </table:table-cell>
          <table:table-cell table:formula="of:=[.M103]" office:value-type="float" office:value="26043">
            <text:p>26043</text:p>
          </table:table-cell>
          <table:table-cell table:formula="of:=[.N103]" office:value-type="float" office:value="26464">
            <text:p>26464</text:p>
          </table:table-cell>
          <table:table-cell table:formula="of:=[.O103]" office:value-type="float" office:value="26890">
            <text:p>26890</text:p>
          </table:table-cell>
          <table:table-cell table:formula="of:=[.P103]" office:value-type="float" office:value="27320">
            <text:p>27320</text:p>
          </table:table-cell>
          <table:table-cell table:formula="of:=SUM([.D104:.P104])" office:value-type="float" office:value="342747">
            <text:p>342747</text:p>
          </table:table-cell>
          <table:table-cell table:formula="of:=[.Q104]" office:value-type="float" office:value="342747">
            <text:p>342747</text:p>
          </table:table-cell>
          <table:table-cell table:formula="of:=[.Q104]-[.R104]" office:value-type="float" office:value="0">
            <text:p>0</text:p>
          </table:table-cell>
          <table:table-cell table:number-columns-repeated="2"/>
          <table:table-cell table:formula="of:=ROUND((([.Q104] -[.D104]) / [.Q104]) * 100;2)" office:value-type="float" office:value="96.5">
            <text:p>96.5</text:p>
          </table:table-cell>
          <table:table-cell table:formula="of:=ROUND((([.Q104] / ([.A104] *[.B104] *[.C104])) * 100);2)" office:value-type="float" office:value="27.73">
            <text:p>27.73</text:p>
          </table:table-cell>
          <table:table-cell table:formula="of:=[.Q104]-[.D104]" office:value-type="float" office:value="330747">
            <text:p>33074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B104]" office:value-type="float" office:value="1000">
            <text:p>1000</text:p>
          </table:table-cell>
          <table:table-cell table:formula="of:=[.C104]" office:value-type="float" office:value="12">
            <text:p>12</text:p>
          </table:table-cell>
          <table:table-cell table:formula="of:=([.C105]*[.B105])+[.S104]" office:value-type="float" office:value="12000">
            <text:p>12000</text:p>
          </table:table-cell>
          <table:table-cell table:formula="of:=[.E104]" office:value-type="float" office:value="27754">
            <text:p>27754</text:p>
          </table:table-cell>
          <table:table-cell table:formula="of:=[.F104]" office:value-type="float" office:value="28193">
            <text:p>28193</text:p>
          </table:table-cell>
          <table:table-cell table:formula="of:=[.G104]" office:value-type="float" office:value="28636">
            <text:p>28636</text:p>
          </table:table-cell>
          <table:table-cell table:formula="of:=[.H104]" office:value-type="float" office:value="29083">
            <text:p>29083</text:p>
          </table:table-cell>
          <table:table-cell table:formula="of:=[.I104]" office:value-type="float" office:value="29535">
            <text:p>29535</text:p>
          </table:table-cell>
          <table:table-cell table:formula="of:=[.J104]" office:value-type="float" office:value="29992">
            <text:p>29992</text:p>
          </table:table-cell>
          <table:table-cell table:formula="of:=ROUND(([.$Q104]*[.$T$2])*(((1+[.$T$2])^[.$U$2])/(((1+[.$T$2])^[.$U$2])-1)))" office:value-type="float" office:value="30453">
            <text:p>30453</text:p>
          </table:table-cell>
          <table:table-cell table:formula="of:=[.L104]" office:value-type="float" office:value="25625">
            <text:p>25625</text:p>
          </table:table-cell>
          <table:table-cell table:formula="of:=[.M104]" office:value-type="float" office:value="26043">
            <text:p>26043</text:p>
          </table:table-cell>
          <table:table-cell table:formula="of:=[.N104]" office:value-type="float" office:value="26464">
            <text:p>26464</text:p>
          </table:table-cell>
          <table:table-cell table:formula="of:=[.O104]" office:value-type="float" office:value="26890">
            <text:p>26890</text:p>
          </table:table-cell>
          <table:table-cell table:formula="of:=[.P104]" office:value-type="float" office:value="27320">
            <text:p>27320</text:p>
          </table:table-cell>
          <table:table-cell table:formula="of:=SUM([.D105:.P105])" office:value-type="float" office:value="347988">
            <text:p>347988</text:p>
          </table:table-cell>
          <table:table-cell table:formula="of:=[.Q105]" office:value-type="float" office:value="347988">
            <text:p>347988</text:p>
          </table:table-cell>
          <table:table-cell table:formula="of:=[.Q105]-[.R105]" office:value-type="float" office:value="0">
            <text:p>0</text:p>
          </table:table-cell>
          <table:table-cell table:number-columns-repeated="2"/>
          <table:table-cell table:formula="of:=ROUND((([.Q105] -[.D105]) / [.Q105]) * 100;2)" office:value-type="float" office:value="96.55">
            <text:p>96.55</text:p>
          </table:table-cell>
          <table:table-cell table:formula="of:=ROUND((([.Q105] / ([.A105] *[.B105] *[.C105])) * 100);2)" office:value-type="float" office:value="27.88">
            <text:p>27.88</text:p>
          </table:table-cell>
          <table:table-cell table:formula="of:=[.Q105]-[.D105]" office:value-type="float" office:value="335988">
            <text:p>33598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B105]" office:value-type="float" office:value="1000">
            <text:p>1000</text:p>
          </table:table-cell>
          <table:table-cell table:formula="of:=[.C105]" office:value-type="float" office:value="12">
            <text:p>12</text:p>
          </table:table-cell>
          <table:table-cell table:formula="of:=([.C106]*[.B106])+[.S105]" office:value-type="float" office:value="12000">
            <text:p>12000</text:p>
          </table:table-cell>
          <table:table-cell table:formula="of:=[.E105]" office:value-type="float" office:value="27754">
            <text:p>27754</text:p>
          </table:table-cell>
          <table:table-cell table:formula="of:=[.F105]" office:value-type="float" office:value="28193">
            <text:p>28193</text:p>
          </table:table-cell>
          <table:table-cell table:formula="of:=[.G105]" office:value-type="float" office:value="28636">
            <text:p>28636</text:p>
          </table:table-cell>
          <table:table-cell table:formula="of:=[.H105]" office:value-type="float" office:value="29083">
            <text:p>29083</text:p>
          </table:table-cell>
          <table:table-cell table:formula="of:=[.I105]" office:value-type="float" office:value="29535">
            <text:p>29535</text:p>
          </table:table-cell>
          <table:table-cell table:formula="of:=[.J105]" office:value-type="float" office:value="29992">
            <text:p>29992</text:p>
          </table:table-cell>
          <table:table-cell table:formula="of:=[.K105]" office:value-type="float" office:value="30453">
            <text:p>30453</text:p>
          </table:table-cell>
          <table:table-cell table:formula="of:=ROUND(([.$Q105]*[.$T$2])*(((1+[.$T$2])^[.$U$2])/(((1+[.$T$2])^[.$U$2])-1)))" office:value-type="float" office:value="30918">
            <text:p>30918</text:p>
          </table:table-cell>
          <table:table-cell table:formula="of:=[.M105]" office:value-type="float" office:value="26043">
            <text:p>26043</text:p>
          </table:table-cell>
          <table:table-cell table:formula="of:=[.N105]" office:value-type="float" office:value="26464">
            <text:p>26464</text:p>
          </table:table-cell>
          <table:table-cell table:formula="of:=[.O105]" office:value-type="float" office:value="26890">
            <text:p>26890</text:p>
          </table:table-cell>
          <table:table-cell table:formula="of:=[.P105]" office:value-type="float" office:value="27320">
            <text:p>27320</text:p>
          </table:table-cell>
          <table:table-cell table:formula="of:=SUM([.D106:.P106])" office:value-type="float" office:value="353281">
            <text:p>353281</text:p>
          </table:table-cell>
          <table:table-cell table:formula="of:=[.Q106]" office:value-type="float" office:value="353281">
            <text:p>353281</text:p>
          </table:table-cell>
          <table:table-cell table:formula="of:=[.Q106]-[.R106]" office:value-type="float" office:value="0">
            <text:p>0</text:p>
          </table:table-cell>
          <table:table-cell table:number-columns-repeated="2"/>
          <table:table-cell table:formula="of:=ROUND((([.Q106] -[.D106]) / [.Q106]) * 100;2)" office:value-type="float" office:value="96.6">
            <text:p>96.6</text:p>
          </table:table-cell>
          <table:table-cell table:formula="of:=ROUND((([.Q106] / ([.A106] *[.B106] *[.C106])) * 100);2)" office:value-type="float" office:value="28.04">
            <text:p>28.04</text:p>
          </table:table-cell>
          <table:table-cell table:formula="of:=[.Q106]-[.D106]" office:value-type="float" office:value="341281">
            <text:p>34128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B106]" office:value-type="float" office:value="1000">
            <text:p>1000</text:p>
          </table:table-cell>
          <table:table-cell table:formula="of:=[.C106]" office:value-type="float" office:value="12">
            <text:p>12</text:p>
          </table:table-cell>
          <table:table-cell table:formula="of:=([.C107]*[.B107])+[.S106]" office:value-type="float" office:value="12000">
            <text:p>12000</text:p>
          </table:table-cell>
          <table:table-cell table:formula="of:=[.E106]" office:value-type="float" office:value="27754">
            <text:p>27754</text:p>
          </table:table-cell>
          <table:table-cell table:formula="of:=[.F106]" office:value-type="float" office:value="28193">
            <text:p>28193</text:p>
          </table:table-cell>
          <table:table-cell table:formula="of:=[.G106]" office:value-type="float" office:value="28636">
            <text:p>28636</text:p>
          </table:table-cell>
          <table:table-cell table:formula="of:=[.H106]" office:value-type="float" office:value="29083">
            <text:p>29083</text:p>
          </table:table-cell>
          <table:table-cell table:formula="of:=[.I106]" office:value-type="float" office:value="29535">
            <text:p>29535</text:p>
          </table:table-cell>
          <table:table-cell table:formula="of:=[.J106]" office:value-type="float" office:value="29992">
            <text:p>29992</text:p>
          </table:table-cell>
          <table:table-cell table:formula="of:=[.K106]" office:value-type="float" office:value="30453">
            <text:p>30453</text:p>
          </table:table-cell>
          <table:table-cell table:formula="of:=[.L106]" office:value-type="float" office:value="30918">
            <text:p>30918</text:p>
          </table:table-cell>
          <table:table-cell table:formula="of:=ROUND(([.$Q106]*[.$T$2])*(((1+[.$T$2])^[.$U$2])/(((1+[.$T$2])^[.$U$2])-1)))" office:value-type="float" office:value="31389">
            <text:p>31389</text:p>
          </table:table-cell>
          <table:table-cell table:formula="of:=[.N106]" office:value-type="float" office:value="26464">
            <text:p>26464</text:p>
          </table:table-cell>
          <table:table-cell table:formula="of:=[.O106]" office:value-type="float" office:value="26890">
            <text:p>26890</text:p>
          </table:table-cell>
          <table:table-cell table:formula="of:=[.P106]" office:value-type="float" office:value="27320">
            <text:p>27320</text:p>
          </table:table-cell>
          <table:table-cell table:formula="of:=SUM([.D107:.P107])" office:value-type="float" office:value="358627">
            <text:p>358627</text:p>
          </table:table-cell>
          <table:table-cell table:formula="of:=[.Q107]" office:value-type="float" office:value="358627">
            <text:p>358627</text:p>
          </table:table-cell>
          <table:table-cell table:formula="of:=[.Q107]-[.R107]" office:value-type="float" office:value="0">
            <text:p>0</text:p>
          </table:table-cell>
          <table:table-cell table:number-columns-repeated="2"/>
          <table:table-cell table:formula="of:=ROUND((([.Q107] -[.D107]) / [.Q107]) * 100;2)" office:value-type="float" office:value="96.65">
            <text:p>96.65</text:p>
          </table:table-cell>
          <table:table-cell table:formula="of:=ROUND((([.Q107] / ([.A107] *[.B107] *[.C107])) * 100);2)" office:value-type="float" office:value="28.19">
            <text:p>28.19</text:p>
          </table:table-cell>
          <table:table-cell table:formula="of:=[.Q107]-[.D107]" office:value-type="float" office:value="346627">
            <text:p>34662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B107]" office:value-type="float" office:value="1000">
            <text:p>1000</text:p>
          </table:table-cell>
          <table:table-cell table:formula="of:=[.C107]" office:value-type="float" office:value="12">
            <text:p>12</text:p>
          </table:table-cell>
          <table:table-cell table:formula="of:=([.C108]*[.B108])+[.S107]" office:value-type="float" office:value="12000">
            <text:p>12000</text:p>
          </table:table-cell>
          <table:table-cell table:formula="of:=[.E107]" office:value-type="float" office:value="27754">
            <text:p>27754</text:p>
          </table:table-cell>
          <table:table-cell table:formula="of:=[.F107]" office:value-type="float" office:value="28193">
            <text:p>28193</text:p>
          </table:table-cell>
          <table:table-cell table:formula="of:=[.G107]" office:value-type="float" office:value="28636">
            <text:p>28636</text:p>
          </table:table-cell>
          <table:table-cell table:formula="of:=[.H107]" office:value-type="float" office:value="29083">
            <text:p>29083</text:p>
          </table:table-cell>
          <table:table-cell table:formula="of:=[.I107]" office:value-type="float" office:value="29535">
            <text:p>29535</text:p>
          </table:table-cell>
          <table:table-cell table:formula="of:=[.J107]" office:value-type="float" office:value="29992">
            <text:p>29992</text:p>
          </table:table-cell>
          <table:table-cell table:formula="of:=[.K107]" office:value-type="float" office:value="30453">
            <text:p>30453</text:p>
          </table:table-cell>
          <table:table-cell table:formula="of:=[.L107]" office:value-type="float" office:value="30918">
            <text:p>30918</text:p>
          </table:table-cell>
          <table:table-cell table:formula="of:=[.M107]" office:value-type="float" office:value="31389">
            <text:p>31389</text:p>
          </table:table-cell>
          <table:table-cell table:formula="of:=ROUND(([.$Q107]*[.$T$2])*(((1+[.$T$2])^[.$U$2])/(((1+[.$T$2])^[.$U$2])-1)))" office:value-type="float" office:value="31864">
            <text:p>31864</text:p>
          </table:table-cell>
          <table:table-cell table:formula="of:=[.O107]" office:value-type="float" office:value="26890">
            <text:p>26890</text:p>
          </table:table-cell>
          <table:table-cell table:formula="of:=[.P107]" office:value-type="float" office:value="27320">
            <text:p>27320</text:p>
          </table:table-cell>
          <table:table-cell table:formula="of:=SUM([.D108:.P108])" office:value-type="float" office:value="364027">
            <text:p>364027</text:p>
          </table:table-cell>
          <table:table-cell table:formula="of:=[.Q108]" office:value-type="float" office:value="364027">
            <text:p>364027</text:p>
          </table:table-cell>
          <table:table-cell table:formula="of:=[.Q108]-[.R108]" office:value-type="float" office:value="0">
            <text:p>0</text:p>
          </table:table-cell>
          <table:table-cell table:number-columns-repeated="2"/>
          <table:table-cell table:formula="of:=ROUND((([.Q108] -[.D108]) / [.Q108]) * 100;2)" office:value-type="float" office:value="96.7">
            <text:p>96.7</text:p>
          </table:table-cell>
          <table:table-cell table:formula="of:=ROUND((([.Q108] / ([.A108] *[.B108] *[.C108])) * 100);2)" office:value-type="float" office:value="28.35">
            <text:p>28.35</text:p>
          </table:table-cell>
          <table:table-cell table:formula="of:=[.Q108]-[.D108]" office:value-type="float" office:value="352027">
            <text:p>35202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B108]" office:value-type="float" office:value="1000">
            <text:p>1000</text:p>
          </table:table-cell>
          <table:table-cell table:formula="of:=[.C108]" office:value-type="float" office:value="12">
            <text:p>12</text:p>
          </table:table-cell>
          <table:table-cell table:formula="of:=([.C109]*[.B109])+[.S108]" office:value-type="float" office:value="12000">
            <text:p>12000</text:p>
          </table:table-cell>
          <table:table-cell table:formula="of:=[.E108]" office:value-type="float" office:value="27754">
            <text:p>27754</text:p>
          </table:table-cell>
          <table:table-cell table:formula="of:=[.F108]" office:value-type="float" office:value="28193">
            <text:p>28193</text:p>
          </table:table-cell>
          <table:table-cell table:formula="of:=[.G108]" office:value-type="float" office:value="28636">
            <text:p>28636</text:p>
          </table:table-cell>
          <table:table-cell table:formula="of:=[.H108]" office:value-type="float" office:value="29083">
            <text:p>29083</text:p>
          </table:table-cell>
          <table:table-cell table:formula="of:=[.I108]" office:value-type="float" office:value="29535">
            <text:p>29535</text:p>
          </table:table-cell>
          <table:table-cell table:formula="of:=[.J108]" office:value-type="float" office:value="29992">
            <text:p>29992</text:p>
          </table:table-cell>
          <table:table-cell table:formula="of:=[.K108]" office:value-type="float" office:value="30453">
            <text:p>30453</text:p>
          </table:table-cell>
          <table:table-cell table:formula="of:=[.L108]" office:value-type="float" office:value="30918">
            <text:p>30918</text:p>
          </table:table-cell>
          <table:table-cell table:formula="of:=[.M108]" office:value-type="float" office:value="31389">
            <text:p>31389</text:p>
          </table:table-cell>
          <table:table-cell table:formula="of:=[.N108]" office:value-type="float" office:value="31864">
            <text:p>31864</text:p>
          </table:table-cell>
          <table:table-cell table:formula="of:=ROUND(([.$Q108]*[.$T$2])*(((1+[.$T$2])^[.$U$2])/(((1+[.$T$2])^[.$U$2])-1)))" office:value-type="float" office:value="32343">
            <text:p>32343</text:p>
          </table:table-cell>
          <table:table-cell table:formula="of:=[.P108]" office:value-type="float" office:value="27320">
            <text:p>27320</text:p>
          </table:table-cell>
          <table:table-cell table:formula="of:=SUM([.D109:.P109])" office:value-type="float" office:value="369480">
            <text:p>369480</text:p>
          </table:table-cell>
          <table:table-cell table:formula="of:=[.Q109]" office:value-type="float" office:value="369480">
            <text:p>369480</text:p>
          </table:table-cell>
          <table:table-cell table:formula="of:=[.Q109]-[.R109]" office:value-type="float" office:value="0">
            <text:p>0</text:p>
          </table:table-cell>
          <table:table-cell table:number-columns-repeated="2"/>
          <table:table-cell table:formula="of:=ROUND((([.Q109] -[.D109]) / [.Q109]) * 100;2)" office:value-type="float" office:value="96.75">
            <text:p>96.75</text:p>
          </table:table-cell>
          <table:table-cell table:formula="of:=ROUND((([.Q109] / ([.A109] *[.B109] *[.C109])) * 100);2)" office:value-type="float" office:value="28.51">
            <text:p>28.51</text:p>
          </table:table-cell>
          <table:table-cell table:formula="of:=[.Q109]-[.D109]" office:value-type="float" office:value="357480">
            <text:p>35748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B109]" office:value-type="float" office:value="1000">
            <text:p>1000</text:p>
          </table:table-cell>
          <table:table-cell table:formula="of:=[.C109]" office:value-type="float" office:value="12">
            <text:p>12</text:p>
          </table:table-cell>
          <table:table-cell table:formula="of:=([.C110]*[.B110])+[.S109]" office:value-type="float" office:value="12000">
            <text:p>12000</text:p>
          </table:table-cell>
          <table:table-cell table:formula="of:=[.E109]" office:value-type="float" office:value="27754">
            <text:p>27754</text:p>
          </table:table-cell>
          <table:table-cell table:formula="of:=[.F109]" office:value-type="float" office:value="28193">
            <text:p>28193</text:p>
          </table:table-cell>
          <table:table-cell table:formula="of:=[.G109]" office:value-type="float" office:value="28636">
            <text:p>28636</text:p>
          </table:table-cell>
          <table:table-cell table:formula="of:=[.H109]" office:value-type="float" office:value="29083">
            <text:p>29083</text:p>
          </table:table-cell>
          <table:table-cell table:formula="of:=[.I109]" office:value-type="float" office:value="29535">
            <text:p>29535</text:p>
          </table:table-cell>
          <table:table-cell table:formula="of:=[.J109]" office:value-type="float" office:value="29992">
            <text:p>29992</text:p>
          </table:table-cell>
          <table:table-cell table:formula="of:=[.K109]" office:value-type="float" office:value="30453">
            <text:p>30453</text:p>
          </table:table-cell>
          <table:table-cell table:formula="of:=[.L109]" office:value-type="float" office:value="30918">
            <text:p>30918</text:p>
          </table:table-cell>
          <table:table-cell table:formula="of:=[.M109]" office:value-type="float" office:value="31389">
            <text:p>31389</text:p>
          </table:table-cell>
          <table:table-cell table:formula="of:=[.N109]" office:value-type="float" office:value="31864">
            <text:p>31864</text:p>
          </table:table-cell>
          <table:table-cell table:formula="of:=[.O109]" office:value-type="float" office:value="32343">
            <text:p>32343</text:p>
          </table:table-cell>
          <table:table-cell table:formula="of:=ROUND(([.$Q109]*[.$T$2])*(((1+[.$T$2])^[.$U$2])/(((1+[.$T$2])^[.$U$2])-1)))" office:value-type="float" office:value="32828">
            <text:p>32828</text:p>
          </table:table-cell>
          <table:table-cell table:formula="of:=SUM([.D110:.P110])" office:value-type="float" office:value="374988">
            <text:p>374988</text:p>
          </table:table-cell>
          <table:table-cell table:formula="of:=[.Q110]" office:value-type="float" office:value="374988">
            <text:p>374988</text:p>
          </table:table-cell>
          <table:table-cell table:formula="of:=[.Q110]-[.R110]" office:value-type="float" office:value="0">
            <text:p>0</text:p>
          </table:table-cell>
          <table:table-cell table:number-columns-repeated="2"/>
          <table:table-cell table:formula="of:=ROUND((([.Q110] -[.D110]) / [.Q110]) * 100;2)" office:value-type="float" office:value="96.8">
            <text:p>96.8</text:p>
          </table:table-cell>
          <table:table-cell table:formula="of:=ROUND((([.Q110] / ([.A110] *[.B110] *[.C110])) * 100);2)" office:value-type="float" office:value="28.67">
            <text:p>28.67</text:p>
          </table:table-cell>
          <table:table-cell table:formula="of:=[.Q110]-[.D110]" office:value-type="float" office:value="362988">
            <text:p>36298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B110]" office:value-type="float" office:value="1000">
            <text:p>1000</text:p>
          </table:table-cell>
          <table:table-cell table:formula="of:=[.C110]" office:value-type="float" office:value="12">
            <text:p>12</text:p>
          </table:table-cell>
          <table:table-cell table:formula="of:=([.C111]*[.B111])+[.S110]" office:value-type="float" office:value="12000">
            <text:p>12000</text:p>
          </table:table-cell>
          <table:table-cell table:formula="of:=ROUND(([.$Q110]*[.$T$2])*(((1+[.$T$2])^[.$U$2])/(((1+[.$T$2])^[.$U$2])-1)))" office:value-type="float" office:value="33317">
            <text:p>33317</text:p>
          </table:table-cell>
          <table:table-cell table:formula="of:=[.F110]" office:value-type="float" office:value="28193">
            <text:p>28193</text:p>
          </table:table-cell>
          <table:table-cell table:formula="of:=[.G110]" office:value-type="float" office:value="28636">
            <text:p>28636</text:p>
          </table:table-cell>
          <table:table-cell table:formula="of:=[.H110]" office:value-type="float" office:value="29083">
            <text:p>29083</text:p>
          </table:table-cell>
          <table:table-cell table:formula="of:=[.I110]" office:value-type="float" office:value="29535">
            <text:p>29535</text:p>
          </table:table-cell>
          <table:table-cell table:formula="of:=[.J110]" office:value-type="float" office:value="29992">
            <text:p>29992</text:p>
          </table:table-cell>
          <table:table-cell table:formula="of:=[.K110]" office:value-type="float" office:value="30453">
            <text:p>30453</text:p>
          </table:table-cell>
          <table:table-cell table:formula="of:=[.L110]" office:value-type="float" office:value="30918">
            <text:p>30918</text:p>
          </table:table-cell>
          <table:table-cell table:formula="of:=[.M110]" office:value-type="float" office:value="31389">
            <text:p>31389</text:p>
          </table:table-cell>
          <table:table-cell table:formula="of:=[.N110]" office:value-type="float" office:value="31864">
            <text:p>31864</text:p>
          </table:table-cell>
          <table:table-cell table:formula="of:=[.O110]" office:value-type="float" office:value="32343">
            <text:p>32343</text:p>
          </table:table-cell>
          <table:table-cell table:formula="of:=[.P110]" office:value-type="float" office:value="32828">
            <text:p>32828</text:p>
          </table:table-cell>
          <table:table-cell table:formula="of:=SUM([.D111:.P111])" office:value-type="float" office:value="380551">
            <text:p>380551</text:p>
          </table:table-cell>
          <table:table-cell table:formula="of:=[.Q111]" office:value-type="float" office:value="380551">
            <text:p>380551</text:p>
          </table:table-cell>
          <table:table-cell table:formula="of:=[.Q111]-[.R111]" office:value-type="float" office:value="0">
            <text:p>0</text:p>
          </table:table-cell>
          <table:table-cell table:number-columns-repeated="2"/>
          <table:table-cell table:formula="of:=ROUND((([.Q111] -[.D111]) / [.Q111]) * 100;2)" office:value-type="float" office:value="96.85">
            <text:p>96.85</text:p>
          </table:table-cell>
          <table:table-cell table:formula="of:=ROUND((([.Q111] / ([.A111] *[.B111] *[.C111])) * 100);2)" office:value-type="float" office:value="28.83">
            <text:p>28.83</text:p>
          </table:table-cell>
          <table:table-cell table:formula="of:=[.Q111]-[.D111]" office:value-type="float" office:value="368551">
            <text:p>36855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B111]" office:value-type="float" office:value="1000">
            <text:p>1000</text:p>
          </table:table-cell>
          <table:table-cell table:formula="of:=[.C111]" office:value-type="float" office:value="12">
            <text:p>12</text:p>
          </table:table-cell>
          <table:table-cell table:formula="of:=([.C112]*[.B112])+[.S111]" office:value-type="float" office:value="12000">
            <text:p>12000</text:p>
          </table:table-cell>
          <table:table-cell table:formula="of:=[.E111]" office:value-type="float" office:value="33317">
            <text:p>33317</text:p>
          </table:table-cell>
          <table:table-cell table:formula="of:=ROUND(([.$Q111]*[.$T$2])*(((1+[.$T$2])^[.$U$2])/(((1+[.$T$2])^[.$U$2])-1)))" office:value-type="float" office:value="33811">
            <text:p>33811</text:p>
          </table:table-cell>
          <table:table-cell table:formula="of:=[.G111]" office:value-type="float" office:value="28636">
            <text:p>28636</text:p>
          </table:table-cell>
          <table:table-cell table:formula="of:=[.H111]" office:value-type="float" office:value="29083">
            <text:p>29083</text:p>
          </table:table-cell>
          <table:table-cell table:formula="of:=[.I111]" office:value-type="float" office:value="29535">
            <text:p>29535</text:p>
          </table:table-cell>
          <table:table-cell table:formula="of:=[.J111]" office:value-type="float" office:value="29992">
            <text:p>29992</text:p>
          </table:table-cell>
          <table:table-cell table:formula="of:=[.K111]" office:value-type="float" office:value="30453">
            <text:p>30453</text:p>
          </table:table-cell>
          <table:table-cell table:formula="of:=[.L111]" office:value-type="float" office:value="30918">
            <text:p>30918</text:p>
          </table:table-cell>
          <table:table-cell table:formula="of:=[.M111]" office:value-type="float" office:value="31389">
            <text:p>31389</text:p>
          </table:table-cell>
          <table:table-cell table:formula="of:=[.N111]" office:value-type="float" office:value="31864">
            <text:p>31864</text:p>
          </table:table-cell>
          <table:table-cell table:formula="of:=[.O111]" office:value-type="float" office:value="32343">
            <text:p>32343</text:p>
          </table:table-cell>
          <table:table-cell table:formula="of:=[.P111]" office:value-type="float" office:value="32828">
            <text:p>32828</text:p>
          </table:table-cell>
          <table:table-cell table:formula="of:=SUM([.D112:.P112])" office:value-type="float" office:value="386169">
            <text:p>386169</text:p>
          </table:table-cell>
          <table:table-cell table:formula="of:=[.Q112]" office:value-type="float" office:value="386169">
            <text:p>386169</text:p>
          </table:table-cell>
          <table:table-cell table:formula="of:=[.Q112]-[.R112]" office:value-type="float" office:value="0">
            <text:p>0</text:p>
          </table:table-cell>
          <table:table-cell table:number-columns-repeated="2"/>
          <table:table-cell table:formula="of:=ROUND((([.Q112] -[.D112]) / [.Q112]) * 100;2)" office:value-type="float" office:value="96.89">
            <text:p>96.89</text:p>
          </table:table-cell>
          <table:table-cell table:formula="of:=ROUND((([.Q112] / ([.A112] *[.B112] *[.C112])) * 100);2)" office:value-type="float" office:value="28.99">
            <text:p>28.99</text:p>
          </table:table-cell>
          <table:table-cell table:formula="of:=[.Q112]-[.D112]" office:value-type="float" office:value="374169">
            <text:p>37416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B112]" office:value-type="float" office:value="1000">
            <text:p>1000</text:p>
          </table:table-cell>
          <table:table-cell table:formula="of:=[.C112]" office:value-type="float" office:value="12">
            <text:p>12</text:p>
          </table:table-cell>
          <table:table-cell table:formula="of:=([.C113]*[.B113])+[.S112]" office:value-type="float" office:value="12000">
            <text:p>12000</text:p>
          </table:table-cell>
          <table:table-cell table:formula="of:=[.E112]" office:value-type="float" office:value="33317">
            <text:p>33317</text:p>
          </table:table-cell>
          <table:table-cell table:formula="of:=[.F112]" office:value-type="float" office:value="33811">
            <text:p>33811</text:p>
          </table:table-cell>
          <table:table-cell table:formula="of:=ROUND(([.$Q112]*[.$T$2])*(((1+[.$T$2])^[.$U$2])/(((1+[.$T$2])^[.$U$2])-1)))" office:value-type="float" office:value="34311">
            <text:p>34311</text:p>
          </table:table-cell>
          <table:table-cell table:formula="of:=[.H112]" office:value-type="float" office:value="29083">
            <text:p>29083</text:p>
          </table:table-cell>
          <table:table-cell table:formula="of:=[.I112]" office:value-type="float" office:value="29535">
            <text:p>29535</text:p>
          </table:table-cell>
          <table:table-cell table:formula="of:=[.J112]" office:value-type="float" office:value="29992">
            <text:p>29992</text:p>
          </table:table-cell>
          <table:table-cell table:formula="of:=[.K112]" office:value-type="float" office:value="30453">
            <text:p>30453</text:p>
          </table:table-cell>
          <table:table-cell table:formula="of:=[.L112]" office:value-type="float" office:value="30918">
            <text:p>30918</text:p>
          </table:table-cell>
          <table:table-cell table:formula="of:=[.M112]" office:value-type="float" office:value="31389">
            <text:p>31389</text:p>
          </table:table-cell>
          <table:table-cell table:formula="of:=[.N112]" office:value-type="float" office:value="31864">
            <text:p>31864</text:p>
          </table:table-cell>
          <table:table-cell table:formula="of:=[.O112]" office:value-type="float" office:value="32343">
            <text:p>32343</text:p>
          </table:table-cell>
          <table:table-cell table:formula="of:=[.P112]" office:value-type="float" office:value="32828">
            <text:p>32828</text:p>
          </table:table-cell>
          <table:table-cell table:formula="of:=SUM([.D113:.P113])" office:value-type="float" office:value="391844">
            <text:p>391844</text:p>
          </table:table-cell>
          <table:table-cell table:formula="of:=[.Q113]" office:value-type="float" office:value="391844">
            <text:p>391844</text:p>
          </table:table-cell>
          <table:table-cell table:formula="of:=[.Q113]-[.R113]" office:value-type="float" office:value="0">
            <text:p>0</text:p>
          </table:table-cell>
          <table:table-cell table:number-columns-repeated="2"/>
          <table:table-cell table:formula="of:=ROUND((([.Q113] -[.D113]) / [.Q113]) * 100;2)" office:value-type="float" office:value="96.94">
            <text:p>96.94</text:p>
          </table:table-cell>
          <table:table-cell table:formula="of:=ROUND((([.Q113] / ([.A113] *[.B113] *[.C113])) * 100);2)" office:value-type="float" office:value="29.16">
            <text:p>29.16</text:p>
          </table:table-cell>
          <table:table-cell table:formula="of:=[.Q113]-[.D113]" office:value-type="float" office:value="379844">
            <text:p>37984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B113]" office:value-type="float" office:value="1000">
            <text:p>1000</text:p>
          </table:table-cell>
          <table:table-cell table:formula="of:=[.C113]" office:value-type="float" office:value="12">
            <text:p>12</text:p>
          </table:table-cell>
          <table:table-cell table:formula="of:=([.C114]*[.B114])+[.S113]" office:value-type="float" office:value="12000">
            <text:p>12000</text:p>
          </table:table-cell>
          <table:table-cell table:formula="of:=[.E113]" office:value-type="float" office:value="33317">
            <text:p>33317</text:p>
          </table:table-cell>
          <table:table-cell table:formula="of:=[.F113]" office:value-type="float" office:value="33811">
            <text:p>33811</text:p>
          </table:table-cell>
          <table:table-cell table:formula="of:=[.G113]" office:value-type="float" office:value="34311">
            <text:p>34311</text:p>
          </table:table-cell>
          <table:table-cell table:formula="of:=ROUND(([.$Q113]*[.$T$2])*(((1+[.$T$2])^[.$U$2])/(((1+[.$T$2])^[.$U$2])-1)))" office:value-type="float" office:value="34815">
            <text:p>34815</text:p>
          </table:table-cell>
          <table:table-cell table:formula="of:=[.I113]" office:value-type="float" office:value="29535">
            <text:p>29535</text:p>
          </table:table-cell>
          <table:table-cell table:formula="of:=[.J113]" office:value-type="float" office:value="29992">
            <text:p>29992</text:p>
          </table:table-cell>
          <table:table-cell table:formula="of:=[.K113]" office:value-type="float" office:value="30453">
            <text:p>30453</text:p>
          </table:table-cell>
          <table:table-cell table:formula="of:=[.L113]" office:value-type="float" office:value="30918">
            <text:p>30918</text:p>
          </table:table-cell>
          <table:table-cell table:formula="of:=[.M113]" office:value-type="float" office:value="31389">
            <text:p>31389</text:p>
          </table:table-cell>
          <table:table-cell table:formula="of:=[.N113]" office:value-type="float" office:value="31864">
            <text:p>31864</text:p>
          </table:table-cell>
          <table:table-cell table:formula="of:=[.O113]" office:value-type="float" office:value="32343">
            <text:p>32343</text:p>
          </table:table-cell>
          <table:table-cell table:formula="of:=[.P113]" office:value-type="float" office:value="32828">
            <text:p>32828</text:p>
          </table:table-cell>
          <table:table-cell table:formula="of:=SUM([.D114:.P114])" office:value-type="float" office:value="397576">
            <text:p>397576</text:p>
          </table:table-cell>
          <table:table-cell table:formula="of:=[.Q114]" office:value-type="float" office:value="397576">
            <text:p>397576</text:p>
          </table:table-cell>
          <table:table-cell table:formula="of:=[.Q114]-[.R114]" office:value-type="float" office:value="0">
            <text:p>0</text:p>
          </table:table-cell>
          <table:table-cell table:number-columns-repeated="2"/>
          <table:table-cell table:formula="of:=ROUND((([.Q114] -[.D114]) / [.Q114]) * 100;2)" office:value-type="float" office:value="96.98">
            <text:p>96.98</text:p>
          </table:table-cell>
          <table:table-cell table:formula="of:=ROUND((([.Q114] / ([.A114] *[.B114] *[.C114])) * 100);2)" office:value-type="float" office:value="29.32">
            <text:p>29.32</text:p>
          </table:table-cell>
          <table:table-cell table:formula="of:=[.Q114]-[.D114]" office:value-type="float" office:value="385576">
            <text:p>38557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B114]" office:value-type="float" office:value="1000">
            <text:p>1000</text:p>
          </table:table-cell>
          <table:table-cell table:formula="of:=[.C114]" office:value-type="float" office:value="12">
            <text:p>12</text:p>
          </table:table-cell>
          <table:table-cell table:formula="of:=([.C115]*[.B115])+[.S114]" office:value-type="float" office:value="12000">
            <text:p>12000</text:p>
          </table:table-cell>
          <table:table-cell table:formula="of:=[.E114]" office:value-type="float" office:value="33317">
            <text:p>33317</text:p>
          </table:table-cell>
          <table:table-cell table:formula="of:=[.F114]" office:value-type="float" office:value="33811">
            <text:p>33811</text:p>
          </table:table-cell>
          <table:table-cell table:formula="of:=[.G114]" office:value-type="float" office:value="34311">
            <text:p>34311</text:p>
          </table:table-cell>
          <table:table-cell table:formula="of:=[.H114]" office:value-type="float" office:value="34815">
            <text:p>34815</text:p>
          </table:table-cell>
          <table:table-cell table:formula="of:=ROUND(([.$Q114]*[.$T$2])*(((1+[.$T$2])^[.$U$2])/(((1+[.$T$2])^[.$U$2])-1)))" office:value-type="float" office:value="35324">
            <text:p>35324</text:p>
          </table:table-cell>
          <table:table-cell table:formula="of:=[.J114]" office:value-type="float" office:value="29992">
            <text:p>29992</text:p>
          </table:table-cell>
          <table:table-cell table:formula="of:=[.K114]" office:value-type="float" office:value="30453">
            <text:p>30453</text:p>
          </table:table-cell>
          <table:table-cell table:formula="of:=[.L114]" office:value-type="float" office:value="30918">
            <text:p>30918</text:p>
          </table:table-cell>
          <table:table-cell table:formula="of:=[.M114]" office:value-type="float" office:value="31389">
            <text:p>31389</text:p>
          </table:table-cell>
          <table:table-cell table:formula="of:=[.N114]" office:value-type="float" office:value="31864">
            <text:p>31864</text:p>
          </table:table-cell>
          <table:table-cell table:formula="of:=[.O114]" office:value-type="float" office:value="32343">
            <text:p>32343</text:p>
          </table:table-cell>
          <table:table-cell table:formula="of:=[.P114]" office:value-type="float" office:value="32828">
            <text:p>32828</text:p>
          </table:table-cell>
          <table:table-cell table:formula="of:=SUM([.D115:.P115])" office:value-type="float" office:value="403365">
            <text:p>403365</text:p>
          </table:table-cell>
          <table:table-cell table:formula="of:=[.Q115]" office:value-type="float" office:value="403365">
            <text:p>403365</text:p>
          </table:table-cell>
          <table:table-cell table:formula="of:=[.Q115]-[.R115]" office:value-type="float" office:value="0">
            <text:p>0</text:p>
          </table:table-cell>
          <table:table-cell table:number-columns-repeated="2"/>
          <table:table-cell table:formula="of:=ROUND((([.Q115] -[.D115]) / [.Q115]) * 100;2)" office:value-type="float" office:value="97.03">
            <text:p>97.03</text:p>
          </table:table-cell>
          <table:table-cell table:formula="of:=ROUND((([.Q115] / ([.A115] *[.B115] *[.C115])) * 100);2)" office:value-type="float" office:value="29.49">
            <text:p>29.49</text:p>
          </table:table-cell>
          <table:table-cell table:formula="of:=[.Q115]-[.D115]" office:value-type="float" office:value="391365">
            <text:p>39136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B115]" office:value-type="float" office:value="1000">
            <text:p>1000</text:p>
          </table:table-cell>
          <table:table-cell table:formula="of:=[.C115]" office:value-type="float" office:value="12">
            <text:p>12</text:p>
          </table:table-cell>
          <table:table-cell table:formula="of:=([.C116]*[.B116])+[.S115]" office:value-type="float" office:value="12000">
            <text:p>12000</text:p>
          </table:table-cell>
          <table:table-cell table:formula="of:=[.E115]" office:value-type="float" office:value="33317">
            <text:p>33317</text:p>
          </table:table-cell>
          <table:table-cell table:formula="of:=[.F115]" office:value-type="float" office:value="33811">
            <text:p>33811</text:p>
          </table:table-cell>
          <table:table-cell table:formula="of:=[.G115]" office:value-type="float" office:value="34311">
            <text:p>34311</text:p>
          </table:table-cell>
          <table:table-cell table:formula="of:=[.H115]" office:value-type="float" office:value="34815">
            <text:p>34815</text:p>
          </table:table-cell>
          <table:table-cell table:formula="of:=[.I115]" office:value-type="float" office:value="35324">
            <text:p>35324</text:p>
          </table:table-cell>
          <table:table-cell table:formula="of:=ROUND(([.$Q115]*[.$T$2])*(((1+[.$T$2])^[.$U$2])/(((1+[.$T$2])^[.$U$2])-1)))" office:value-type="float" office:value="35838">
            <text:p>35838</text:p>
          </table:table-cell>
          <table:table-cell table:formula="of:=[.K115]" office:value-type="float" office:value="30453">
            <text:p>30453</text:p>
          </table:table-cell>
          <table:table-cell table:formula="of:=[.L115]" office:value-type="float" office:value="30918">
            <text:p>30918</text:p>
          </table:table-cell>
          <table:table-cell table:formula="of:=[.M115]" office:value-type="float" office:value="31389">
            <text:p>31389</text:p>
          </table:table-cell>
          <table:table-cell table:formula="of:=[.N115]" office:value-type="float" office:value="31864">
            <text:p>31864</text:p>
          </table:table-cell>
          <table:table-cell table:formula="of:=[.O115]" office:value-type="float" office:value="32343">
            <text:p>32343</text:p>
          </table:table-cell>
          <table:table-cell table:formula="of:=[.P115]" office:value-type="float" office:value="32828">
            <text:p>32828</text:p>
          </table:table-cell>
          <table:table-cell table:formula="of:=SUM([.D116:.P116])" office:value-type="float" office:value="409211">
            <text:p>409211</text:p>
          </table:table-cell>
          <table:table-cell table:formula="of:=[.Q116]" office:value-type="float" office:value="409211">
            <text:p>409211</text:p>
          </table:table-cell>
          <table:table-cell table:formula="of:=[.Q116]-[.R116]" office:value-type="float" office:value="0">
            <text:p>0</text:p>
          </table:table-cell>
          <table:table-cell table:number-columns-repeated="2"/>
          <table:table-cell table:formula="of:=ROUND((([.Q116] -[.D116]) / [.Q116]) * 100;2)" office:value-type="float" office:value="97.07">
            <text:p>97.07</text:p>
          </table:table-cell>
          <table:table-cell table:formula="of:=ROUND((([.Q116] / ([.A116] *[.B116] *[.C116])) * 100);2)" office:value-type="float" office:value="29.65">
            <text:p>29.65</text:p>
          </table:table-cell>
          <table:table-cell table:formula="of:=[.Q116]-[.D116]" office:value-type="float" office:value="397211">
            <text:p>39721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B116]" office:value-type="float" office:value="1000">
            <text:p>1000</text:p>
          </table:table-cell>
          <table:table-cell table:formula="of:=[.C116]" office:value-type="float" office:value="12">
            <text:p>12</text:p>
          </table:table-cell>
          <table:table-cell table:formula="of:=([.C117]*[.B117])+[.S116]" office:value-type="float" office:value="12000">
            <text:p>12000</text:p>
          </table:table-cell>
          <table:table-cell table:formula="of:=[.E116]" office:value-type="float" office:value="33317">
            <text:p>33317</text:p>
          </table:table-cell>
          <table:table-cell table:formula="of:=[.F116]" office:value-type="float" office:value="33811">
            <text:p>33811</text:p>
          </table:table-cell>
          <table:table-cell table:formula="of:=[.G116]" office:value-type="float" office:value="34311">
            <text:p>34311</text:p>
          </table:table-cell>
          <table:table-cell table:formula="of:=[.H116]" office:value-type="float" office:value="34815">
            <text:p>34815</text:p>
          </table:table-cell>
          <table:table-cell table:formula="of:=[.I116]" office:value-type="float" office:value="35324">
            <text:p>35324</text:p>
          </table:table-cell>
          <table:table-cell table:formula="of:=[.J116]" office:value-type="float" office:value="35838">
            <text:p>35838</text:p>
          </table:table-cell>
          <table:table-cell table:formula="of:=ROUND(([.$Q116]*[.$T$2])*(((1+[.$T$2])^[.$U$2])/(((1+[.$T$2])^[.$U$2])-1)))" office:value-type="float" office:value="36358">
            <text:p>36358</text:p>
          </table:table-cell>
          <table:table-cell table:formula="of:=[.L116]" office:value-type="float" office:value="30918">
            <text:p>30918</text:p>
          </table:table-cell>
          <table:table-cell table:formula="of:=[.M116]" office:value-type="float" office:value="31389">
            <text:p>31389</text:p>
          </table:table-cell>
          <table:table-cell table:formula="of:=[.N116]" office:value-type="float" office:value="31864">
            <text:p>31864</text:p>
          </table:table-cell>
          <table:table-cell table:formula="of:=[.O116]" office:value-type="float" office:value="32343">
            <text:p>32343</text:p>
          </table:table-cell>
          <table:table-cell table:formula="of:=[.P116]" office:value-type="float" office:value="32828">
            <text:p>32828</text:p>
          </table:table-cell>
          <table:table-cell table:formula="of:=SUM([.D117:.P117])" office:value-type="float" office:value="415116">
            <text:p>415116</text:p>
          </table:table-cell>
          <table:table-cell table:formula="of:=[.Q117]" office:value-type="float" office:value="415116">
            <text:p>415116</text:p>
          </table:table-cell>
          <table:table-cell table:formula="of:=[.Q117]-[.R117]" office:value-type="float" office:value="0">
            <text:p>0</text:p>
          </table:table-cell>
          <table:table-cell table:number-columns-repeated="2"/>
          <table:table-cell table:formula="of:=ROUND((([.Q117] -[.D117]) / [.Q117]) * 100;2)" office:value-type="float" office:value="97.11">
            <text:p>97.11</text:p>
          </table:table-cell>
          <table:table-cell table:formula="of:=ROUND((([.Q117] / ([.A117] *[.B117] *[.C117])) * 100);2)" office:value-type="float" office:value="29.82">
            <text:p>29.82</text:p>
          </table:table-cell>
          <table:table-cell table:formula="of:=[.Q117]-[.D117]" office:value-type="float" office:value="403116">
            <text:p>4031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B117]" office:value-type="float" office:value="1000">
            <text:p>1000</text:p>
          </table:table-cell>
          <table:table-cell table:formula="of:=[.C117]" office:value-type="float" office:value="12">
            <text:p>12</text:p>
          </table:table-cell>
          <table:table-cell table:formula="of:=([.C118]*[.B118])+[.S117]" office:value-type="float" office:value="12000">
            <text:p>12000</text:p>
          </table:table-cell>
          <table:table-cell table:formula="of:=[.E117]" office:value-type="float" office:value="33317">
            <text:p>33317</text:p>
          </table:table-cell>
          <table:table-cell table:formula="of:=[.F117]" office:value-type="float" office:value="33811">
            <text:p>33811</text:p>
          </table:table-cell>
          <table:table-cell table:formula="of:=[.G117]" office:value-type="float" office:value="34311">
            <text:p>34311</text:p>
          </table:table-cell>
          <table:table-cell table:formula="of:=[.H117]" office:value-type="float" office:value="34815">
            <text:p>34815</text:p>
          </table:table-cell>
          <table:table-cell table:formula="of:=[.I117]" office:value-type="float" office:value="35324">
            <text:p>35324</text:p>
          </table:table-cell>
          <table:table-cell table:formula="of:=[.J117]" office:value-type="float" office:value="35838">
            <text:p>35838</text:p>
          </table:table-cell>
          <table:table-cell table:formula="of:=[.K117]" office:value-type="float" office:value="36358">
            <text:p>36358</text:p>
          </table:table-cell>
          <table:table-cell table:formula="of:=ROUND(([.$Q117]*[.$T$2])*(((1+[.$T$2])^[.$U$2])/(((1+[.$T$2])^[.$U$2])-1)))" office:value-type="float" office:value="36883">
            <text:p>36883</text:p>
          </table:table-cell>
          <table:table-cell table:formula="of:=[.M117]" office:value-type="float" office:value="31389">
            <text:p>31389</text:p>
          </table:table-cell>
          <table:table-cell table:formula="of:=[.N117]" office:value-type="float" office:value="31864">
            <text:p>31864</text:p>
          </table:table-cell>
          <table:table-cell table:formula="of:=[.O117]" office:value-type="float" office:value="32343">
            <text:p>32343</text:p>
          </table:table-cell>
          <table:table-cell table:formula="of:=[.P117]" office:value-type="float" office:value="32828">
            <text:p>32828</text:p>
          </table:table-cell>
          <table:table-cell table:formula="of:=SUM([.D118:.P118])" office:value-type="float" office:value="421081">
            <text:p>421081</text:p>
          </table:table-cell>
          <table:table-cell table:formula="of:=[.Q118]" office:value-type="float" office:value="421081">
            <text:p>421081</text:p>
          </table:table-cell>
          <table:table-cell table:formula="of:=[.Q118]-[.R118]" office:value-type="float" office:value="0">
            <text:p>0</text:p>
          </table:table-cell>
          <table:table-cell table:number-columns-repeated="2"/>
          <table:table-cell table:formula="of:=ROUND((([.Q118] -[.D118]) / [.Q118]) * 100;2)" office:value-type="float" office:value="97.15">
            <text:p>97.15</text:p>
          </table:table-cell>
          <table:table-cell table:formula="of:=ROUND((([.Q118] / ([.A118] *[.B118] *[.C118])) * 100);2)" office:value-type="float" office:value="29.99">
            <text:p>29.99</text:p>
          </table:table-cell>
          <table:table-cell table:formula="of:=[.Q118]-[.D118]" office:value-type="float" office:value="409081">
            <text:p>40908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B118]" office:value-type="float" office:value="1000">
            <text:p>1000</text:p>
          </table:table-cell>
          <table:table-cell table:formula="of:=[.C118]" office:value-type="float" office:value="12">
            <text:p>12</text:p>
          </table:table-cell>
          <table:table-cell table:formula="of:=([.C119]*[.B119])+[.S118]" office:value-type="float" office:value="12000">
            <text:p>12000</text:p>
          </table:table-cell>
          <table:table-cell table:formula="of:=[.E118]" office:value-type="float" office:value="33317">
            <text:p>33317</text:p>
          </table:table-cell>
          <table:table-cell table:formula="of:=[.F118]" office:value-type="float" office:value="33811">
            <text:p>33811</text:p>
          </table:table-cell>
          <table:table-cell table:formula="of:=[.G118]" office:value-type="float" office:value="34311">
            <text:p>34311</text:p>
          </table:table-cell>
          <table:table-cell table:formula="of:=[.H118]" office:value-type="float" office:value="34815">
            <text:p>34815</text:p>
          </table:table-cell>
          <table:table-cell table:formula="of:=[.I118]" office:value-type="float" office:value="35324">
            <text:p>35324</text:p>
          </table:table-cell>
          <table:table-cell table:formula="of:=[.J118]" office:value-type="float" office:value="35838">
            <text:p>35838</text:p>
          </table:table-cell>
          <table:table-cell table:formula="of:=[.K118]" office:value-type="float" office:value="36358">
            <text:p>36358</text:p>
          </table:table-cell>
          <table:table-cell table:formula="of:=[.L118]" office:value-type="float" office:value="36883">
            <text:p>36883</text:p>
          </table:table-cell>
          <table:table-cell table:formula="of:=ROUND(([.$Q118]*[.$T$2])*(((1+[.$T$2])^[.$U$2])/(((1+[.$T$2])^[.$U$2])-1)))" office:value-type="float" office:value="37413">
            <text:p>37413</text:p>
          </table:table-cell>
          <table:table-cell table:formula="of:=[.N118]" office:value-type="float" office:value="31864">
            <text:p>31864</text:p>
          </table:table-cell>
          <table:table-cell table:formula="of:=[.O118]" office:value-type="float" office:value="32343">
            <text:p>32343</text:p>
          </table:table-cell>
          <table:table-cell table:formula="of:=[.P118]" office:value-type="float" office:value="32828">
            <text:p>32828</text:p>
          </table:table-cell>
          <table:table-cell table:formula="of:=SUM([.D119:.P119])" office:value-type="float" office:value="427105">
            <text:p>427105</text:p>
          </table:table-cell>
          <table:table-cell table:formula="of:=[.Q119]" office:value-type="float" office:value="427105">
            <text:p>427105</text:p>
          </table:table-cell>
          <table:table-cell table:formula="of:=[.Q119]-[.R119]" office:value-type="float" office:value="0">
            <text:p>0</text:p>
          </table:table-cell>
          <table:table-cell table:number-columns-repeated="2"/>
          <table:table-cell table:formula="of:=ROUND((([.Q119] -[.D119]) / [.Q119]) * 100;2)" office:value-type="float" office:value="97.19">
            <text:p>97.19</text:p>
          </table:table-cell>
          <table:table-cell table:formula="of:=ROUND((([.Q119] / ([.A119] *[.B119] *[.C119])) * 100);2)" office:value-type="float" office:value="30.16">
            <text:p>30.16</text:p>
          </table:table-cell>
          <table:table-cell table:formula="of:=[.Q119]-[.D119]" office:value-type="float" office:value="415105">
            <text:p>41510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B119]" office:value-type="float" office:value="1000">
            <text:p>1000</text:p>
          </table:table-cell>
          <table:table-cell table:formula="of:=[.C119]" office:value-type="float" office:value="12">
            <text:p>12</text:p>
          </table:table-cell>
          <table:table-cell table:formula="of:=([.C120]*[.B120])+[.S119]" office:value-type="float" office:value="12000">
            <text:p>12000</text:p>
          </table:table-cell>
          <table:table-cell table:formula="of:=[.E119]" office:value-type="float" office:value="33317">
            <text:p>33317</text:p>
          </table:table-cell>
          <table:table-cell table:formula="of:=[.F119]" office:value-type="float" office:value="33811">
            <text:p>33811</text:p>
          </table:table-cell>
          <table:table-cell table:formula="of:=[.G119]" office:value-type="float" office:value="34311">
            <text:p>34311</text:p>
          </table:table-cell>
          <table:table-cell table:formula="of:=[.H119]" office:value-type="float" office:value="34815">
            <text:p>34815</text:p>
          </table:table-cell>
          <table:table-cell table:formula="of:=[.I119]" office:value-type="float" office:value="35324">
            <text:p>35324</text:p>
          </table:table-cell>
          <table:table-cell table:formula="of:=[.J119]" office:value-type="float" office:value="35838">
            <text:p>35838</text:p>
          </table:table-cell>
          <table:table-cell table:formula="of:=[.K119]" office:value-type="float" office:value="36358">
            <text:p>36358</text:p>
          </table:table-cell>
          <table:table-cell table:formula="of:=[.L119]" office:value-type="float" office:value="36883">
            <text:p>36883</text:p>
          </table:table-cell>
          <table:table-cell table:formula="of:=[.M119]" office:value-type="float" office:value="37413">
            <text:p>37413</text:p>
          </table:table-cell>
          <table:table-cell table:formula="of:=ROUND(([.$Q119]*[.$T$2])*(((1+[.$T$2])^[.$U$2])/(((1+[.$T$2])^[.$U$2])-1)))" office:value-type="float" office:value="37948">
            <text:p>37948</text:p>
          </table:table-cell>
          <table:table-cell table:formula="of:=[.O119]" office:value-type="float" office:value="32343">
            <text:p>32343</text:p>
          </table:table-cell>
          <table:table-cell table:formula="of:=[.P119]" office:value-type="float" office:value="32828">
            <text:p>32828</text:p>
          </table:table-cell>
          <table:table-cell table:formula="of:=SUM([.D120:.P120])" office:value-type="float" office:value="433189">
            <text:p>433189</text:p>
          </table:table-cell>
          <table:table-cell table:formula="of:=[.Q120]" office:value-type="float" office:value="433189">
            <text:p>433189</text:p>
          </table:table-cell>
          <table:table-cell table:formula="of:=[.Q120]-[.R120]" office:value-type="float" office:value="0">
            <text:p>0</text:p>
          </table:table-cell>
          <table:table-cell table:number-columns-repeated="2"/>
          <table:table-cell table:formula="of:=ROUND((([.Q120] -[.D120]) / [.Q120]) * 100;2)" office:value-type="float" office:value="97.23">
            <text:p>97.23</text:p>
          </table:table-cell>
          <table:table-cell table:formula="of:=ROUND((([.Q120] / ([.A120] *[.B120] *[.C120])) * 100);2)" office:value-type="float" office:value="30.34">
            <text:p>30.34</text:p>
          </table:table-cell>
          <table:table-cell table:formula="of:=[.Q120]-[.D120]" office:value-type="float" office:value="421189">
            <text:p>42118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B120]" office:value-type="float" office:value="1000">
            <text:p>1000</text:p>
          </table:table-cell>
          <table:table-cell table:formula="of:=[.C120]" office:value-type="float" office:value="12">
            <text:p>12</text:p>
          </table:table-cell>
          <table:table-cell table:formula="of:=([.C121]*[.B121])+[.S120]" office:value-type="float" office:value="12000">
            <text:p>12000</text:p>
          </table:table-cell>
          <table:table-cell table:formula="of:=[.E120]" office:value-type="float" office:value="33317">
            <text:p>33317</text:p>
          </table:table-cell>
          <table:table-cell table:formula="of:=[.F120]" office:value-type="float" office:value="33811">
            <text:p>33811</text:p>
          </table:table-cell>
          <table:table-cell table:formula="of:=[.G120]" office:value-type="float" office:value="34311">
            <text:p>34311</text:p>
          </table:table-cell>
          <table:table-cell table:formula="of:=[.H120]" office:value-type="float" office:value="34815">
            <text:p>34815</text:p>
          </table:table-cell>
          <table:table-cell table:formula="of:=[.I120]" office:value-type="float" office:value="35324">
            <text:p>35324</text:p>
          </table:table-cell>
          <table:table-cell table:formula="of:=[.J120]" office:value-type="float" office:value="35838">
            <text:p>35838</text:p>
          </table:table-cell>
          <table:table-cell table:formula="of:=[.K120]" office:value-type="float" office:value="36358">
            <text:p>36358</text:p>
          </table:table-cell>
          <table:table-cell table:formula="of:=[.L120]" office:value-type="float" office:value="36883">
            <text:p>36883</text:p>
          </table:table-cell>
          <table:table-cell table:formula="of:=[.M120]" office:value-type="float" office:value="37413">
            <text:p>37413</text:p>
          </table:table-cell>
          <table:table-cell table:formula="of:=[.N120]" office:value-type="float" office:value="37948">
            <text:p>37948</text:p>
          </table:table-cell>
          <table:table-cell table:formula="of:=ROUND(([.$Q120]*[.$T$2])*(((1+[.$T$2])^[.$U$2])/(((1+[.$T$2])^[.$U$2])-1)))" office:value-type="float" office:value="38488">
            <text:p>38488</text:p>
          </table:table-cell>
          <table:table-cell table:formula="of:=[.P120]" office:value-type="float" office:value="32828">
            <text:p>32828</text:p>
          </table:table-cell>
          <table:table-cell table:formula="of:=SUM([.D121:.P121])" office:value-type="float" office:value="439334">
            <text:p>439334</text:p>
          </table:table-cell>
          <table:table-cell table:formula="of:=[.Q121]" office:value-type="float" office:value="439334">
            <text:p>439334</text:p>
          </table:table-cell>
          <table:table-cell table:formula="of:=[.Q121]-[.R121]" office:value-type="float" office:value="0">
            <text:p>0</text:p>
          </table:table-cell>
          <table:table-cell table:number-columns-repeated="2"/>
          <table:table-cell table:formula="of:=ROUND((([.Q121] -[.D121]) / [.Q121]) * 100;2)" office:value-type="float" office:value="97.27">
            <text:p>97.27</text:p>
          </table:table-cell>
          <table:table-cell table:formula="of:=ROUND((([.Q121] / ([.A121] *[.B121] *[.C121])) * 100);2)" office:value-type="float" office:value="30.51">
            <text:p>30.51</text:p>
          </table:table-cell>
          <table:table-cell table:formula="of:=[.Q121]-[.D121]" office:value-type="float" office:value="427334">
            <text:p>42733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.C121]" office:value-type="float" office:value="12">
            <text:p>12</text:p>
          </table:table-cell>
          <table:table-cell table:formula="of:=([.C122]*[.B122])+[.S121]" office:value-type="float" office:value="0">
            <text:p>0</text:p>
          </table:table-cell>
          <table:table-cell table:formula="of:=[.E121]" office:value-type="float" office:value="33317">
            <text:p>33317</text:p>
          </table:table-cell>
          <table:table-cell table:formula="of:=[.F121]" office:value-type="float" office:value="33811">
            <text:p>33811</text:p>
          </table:table-cell>
          <table:table-cell table:formula="of:=[.G121]" office:value-type="float" office:value="34311">
            <text:p>34311</text:p>
          </table:table-cell>
          <table:table-cell table:formula="of:=[.H121]" office:value-type="float" office:value="34815">
            <text:p>34815</text:p>
          </table:table-cell>
          <table:table-cell table:formula="of:=[.I121]" office:value-type="float" office:value="35324">
            <text:p>35324</text:p>
          </table:table-cell>
          <table:table-cell table:formula="of:=[.J121]" office:value-type="float" office:value="35838">
            <text:p>35838</text:p>
          </table:table-cell>
          <table:table-cell table:formula="of:=[.K121]" office:value-type="float" office:value="36358">
            <text:p>36358</text:p>
          </table:table-cell>
          <table:table-cell table:formula="of:=[.L121]" office:value-type="float" office:value="36883">
            <text:p>36883</text:p>
          </table:table-cell>
          <table:table-cell table:formula="of:=[.M121]" office:value-type="float" office:value="37413">
            <text:p>37413</text:p>
          </table:table-cell>
          <table:table-cell table:formula="of:=[.N121]" office:value-type="float" office:value="37948">
            <text:p>37948</text:p>
          </table:table-cell>
          <table:table-cell table:formula="of:=[.O121]" office:value-type="float" office:value="38488">
            <text:p>38488</text:p>
          </table:table-cell>
          <table:table-cell table:formula="of:=ROUND(([.$Q121]*[.$T$2])*(((1+[.$T$2])^[.$U$2])/(((1+[.$T$2])^[.$U$2])-1)))" office:value-type="float" office:value="39034">
            <text:p>39034</text:p>
          </table:table-cell>
          <table:table-cell table:formula="of:=SUM([.D122:.P122])" office:value-type="float" office:value="433540">
            <text:p>433540</text:p>
          </table:table-cell>
          <table:table-cell office:value-type="float" office:value="0">
            <text:p>0</text:p>
          </table:table-cell>
          <table:table-cell table:formula="of:=[.Q122]-[.R122]" office:value-type="float" office:value="433540">
            <text:p>433540</text:p>
          </table:table-cell>
          <table:table-cell table:number-columns-repeated="2"/>
          <table:table-cell table:formula="of:=ROUND((([.Q122] -[.D122]) / [.Q122]) * 100;2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formula="of:=[.C122]" office:value-type="float" office:value="12">
            <text:p>12</text:p>
          </table:table-cell>
          <table:table-cell table:formula="of:=([.C123]*[.B123])+[.S122]" office:value-type="float" office:value="433540">
            <text:p>433540</text:p>
          </table:table-cell>
          <table:table-cell/>
          <table:table-cell table:formula="of:=[.F122]" office:value-type="float" office:value="33811">
            <text:p>33811</text:p>
          </table:table-cell>
          <table:table-cell table:formula="of:=[.G122]" office:value-type="float" office:value="34311">
            <text:p>34311</text:p>
          </table:table-cell>
          <table:table-cell table:formula="of:=[.H122]" office:value-type="float" office:value="34815">
            <text:p>34815</text:p>
          </table:table-cell>
          <table:table-cell table:formula="of:=[.I122]" office:value-type="float" office:value="35324">
            <text:p>35324</text:p>
          </table:table-cell>
          <table:table-cell table:formula="of:=[.J122]" office:value-type="float" office:value="35838">
            <text:p>35838</text:p>
          </table:table-cell>
          <table:table-cell table:formula="of:=[.K122]" office:value-type="float" office:value="36358">
            <text:p>36358</text:p>
          </table:table-cell>
          <table:table-cell table:formula="of:=[.L122]" office:value-type="float" office:value="36883">
            <text:p>36883</text:p>
          </table:table-cell>
          <table:table-cell table:formula="of:=[.M122]" office:value-type="float" office:value="37413">
            <text:p>37413</text:p>
          </table:table-cell>
          <table:table-cell table:formula="of:=[.N122]" office:value-type="float" office:value="37948">
            <text:p>37948</text:p>
          </table:table-cell>
          <table:table-cell table:formula="of:=[.O122]" office:value-type="float" office:value="38488">
            <text:p>38488</text:p>
          </table:table-cell>
          <table:table-cell table:formula="of:=[.P122]" office:value-type="float" office:value="39034">
            <text:p>39034</text:p>
          </table:table-cell>
          <table:table-cell table:formula="of:=SUM([.D123:.P123])" office:value-type="float" office:value="833763">
            <text:p>833763</text:p>
          </table:table-cell>
          <table:table-cell office:value-type="float" office:value="0">
            <text:p>0</text:p>
          </table:table-cell>
          <table:table-cell table:formula="of:=[.Q123]-[.R123]" office:value-type="float" office:value="833763">
            <text:p>833763</text:p>
          </table:table-cell>
          <table:table-cell table:number-columns-repeated="2"/>
          <table:table-cell table:formula="of:=ROUND((([.Q123] -[.D123]) / [.Q123]) * 100;2)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C123]" office:value-type="float" office:value="12">
            <text:p>12</text:p>
          </table:table-cell>
          <table:table-cell table:formula="of:=([.C124]*[.B124])+[.S123]" office:value-type="float" office:value="833763">
            <text:p>833763</text:p>
          </table:table-cell>
          <table:table-cell table:number-columns-repeated="2"/>
          <table:table-cell table:formula="of:=[.G123]" office:value-type="float" office:value="34311">
            <text:p>34311</text:p>
          </table:table-cell>
          <table:table-cell table:formula="of:=[.H123]" office:value-type="float" office:value="34815">
            <text:p>34815</text:p>
          </table:table-cell>
          <table:table-cell table:formula="of:=[.I123]" office:value-type="float" office:value="35324">
            <text:p>35324</text:p>
          </table:table-cell>
          <table:table-cell table:formula="of:=[.J123]" office:value-type="float" office:value="35838">
            <text:p>35838</text:p>
          </table:table-cell>
          <table:table-cell table:formula="of:=[.K123]" office:value-type="float" office:value="36358">
            <text:p>36358</text:p>
          </table:table-cell>
          <table:table-cell table:formula="of:=[.L123]" office:value-type="float" office:value="36883">
            <text:p>36883</text:p>
          </table:table-cell>
          <table:table-cell table:formula="of:=[.M123]" office:value-type="float" office:value="37413">
            <text:p>37413</text:p>
          </table:table-cell>
          <table:table-cell table:formula="of:=[.N123]" office:value-type="float" office:value="37948">
            <text:p>37948</text:p>
          </table:table-cell>
          <table:table-cell table:formula="of:=[.O123]" office:value-type="float" office:value="38488">
            <text:p>38488</text:p>
          </table:table-cell>
          <table:table-cell table:formula="of:=[.P123]" office:value-type="float" office:value="39034">
            <text:p>39034</text:p>
          </table:table-cell>
          <table:table-cell table:formula="of:=SUM([.D124:.P124])" office:value-type="float" office:value="1200175">
            <text:p>1200175</text:p>
          </table:table-cell>
          <table:table-cell office:value-type="float" office:value="0">
            <text:p>0</text:p>
          </table:table-cell>
          <table:table-cell table:formula="of:=[.Q124]-[.R124]" office:value-type="float" office:value="1200175">
            <text:p>1200175</text:p>
          </table:table-cell>
          <table:table-cell table:number-columns-repeated="2"/>
          <table:table-cell table:formula="of:=ROUND((([.Q124] -[.D124]) / [.Q124]) * 100;2)" office:value-type="float" office:value="30.53">
            <text:p>30.53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.C124]" office:value-type="float" office:value="12">
            <text:p>12</text:p>
          </table:table-cell>
          <table:table-cell table:formula="of:=([.C125]*[.B125])+[.S124]" office:value-type="float" office:value="1200175">
            <text:p>1200175</text:p>
          </table:table-cell>
          <table:table-cell table:number-columns-repeated="3"/>
          <table:table-cell table:formula="of:=[.H124]" office:value-type="float" office:value="34815">
            <text:p>34815</text:p>
          </table:table-cell>
          <table:table-cell table:formula="of:=[.I124]" office:value-type="float" office:value="35324">
            <text:p>35324</text:p>
          </table:table-cell>
          <table:table-cell table:formula="of:=[.J124]" office:value-type="float" office:value="35838">
            <text:p>35838</text:p>
          </table:table-cell>
          <table:table-cell table:formula="of:=[.K124]" office:value-type="float" office:value="36358">
            <text:p>36358</text:p>
          </table:table-cell>
          <table:table-cell table:formula="of:=[.L124]" office:value-type="float" office:value="36883">
            <text:p>36883</text:p>
          </table:table-cell>
          <table:table-cell table:formula="of:=[.M124]" office:value-type="float" office:value="37413">
            <text:p>37413</text:p>
          </table:table-cell>
          <table:table-cell table:formula="of:=[.N124]" office:value-type="float" office:value="37948">
            <text:p>37948</text:p>
          </table:table-cell>
          <table:table-cell table:formula="of:=[.O124]" office:value-type="float" office:value="38488">
            <text:p>38488</text:p>
          </table:table-cell>
          <table:table-cell table:formula="of:=[.P124]" office:value-type="float" office:value="39034">
            <text:p>39034</text:p>
          </table:table-cell>
          <table:table-cell table:formula="of:=SUM([.D125:.P125])" office:value-type="float" office:value="1532276">
            <text:p>1532276</text:p>
          </table:table-cell>
          <table:table-cell office:value-type="float" office:value="0">
            <text:p>0</text:p>
          </table:table-cell>
          <table:table-cell table:formula="of:=[.Q125]-[.R125]" office:value-type="float" office:value="1532276">
            <text:p>1532276</text:p>
          </table:table-cell>
          <table:table-cell table:number-columns-repeated="2"/>
          <table:table-cell table:formula="of:=ROUND((([.Q125] -[.D125]) / [.Q125]) * 100;2)" office:value-type="float" office:value="21.67">
            <text:p>21.6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C125]" office:value-type="float" office:value="12">
            <text:p>12</text:p>
          </table:table-cell>
          <table:table-cell table:formula="of:=([.C126]*[.B126])+[.S125]" office:value-type="float" office:value="1532276">
            <text:p>1532276</text:p>
          </table:table-cell>
          <table:table-cell/>
          <table:table-cell office:value-type="string">
            <text:p>str</text:p>
          </table:table-cell>
          <table:table-cell table:number-columns-repeated="2"/>
          <table:table-cell table:formula="of:=[.I125]" office:value-type="float" office:value="35324">
            <text:p>35324</text:p>
          </table:table-cell>
          <table:table-cell table:formula="of:=[.J125]" office:value-type="float" office:value="35838">
            <text:p>35838</text:p>
          </table:table-cell>
          <table:table-cell table:formula="of:=[.K125]" office:value-type="float" office:value="36358">
            <text:p>36358</text:p>
          </table:table-cell>
          <table:table-cell table:formula="of:=[.L125]" office:value-type="float" office:value="36883">
            <text:p>36883</text:p>
          </table:table-cell>
          <table:table-cell table:formula="of:=[.M125]" office:value-type="float" office:value="37413">
            <text:p>37413</text:p>
          </table:table-cell>
          <table:table-cell table:formula="of:=[.N125]" office:value-type="float" office:value="37948">
            <text:p>37948</text:p>
          </table:table-cell>
          <table:table-cell table:formula="of:=[.O125]" office:value-type="float" office:value="38488">
            <text:p>38488</text:p>
          </table:table-cell>
          <table:table-cell table:formula="of:=[.P125]" office:value-type="float" office:value="39034">
            <text:p>39034</text:p>
          </table:table-cell>
          <table:table-cell table:formula="of:=SUM([.D126:.P126])" office:value-type="float" office:value="1829562">
            <text:p>1829562</text:p>
          </table:table-cell>
          <table:table-cell office:value-type="float" office:value="0">
            <text:p>0</text:p>
          </table:table-cell>
          <table:table-cell table:formula="of:=[.Q126]-[.R126]" office:value-type="float" office:value="1829562">
            <text:p>1829562</text:p>
          </table:table-cell>
          <table:table-cell table:number-columns-repeated="2"/>
          <table:table-cell table:formula="of:=ROUND((([.Q126] -[.D126]) / [.Q126]) * 100;2)" office:value-type="float" office:value="16.25">
            <text:p>16.2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C126]" office:value-type="float" office:value="12">
            <text:p>12</text:p>
          </table:table-cell>
          <table:table-cell table:formula="of:=([.C127]*[.B127])+[.S126]" office:value-type="float" office:value="1829562">
            <text:p>1829562</text:p>
          </table:table-cell>
          <table:table-cell/>
          <table:table-cell office:value-type="string">
            <text:p>mof</text:p>
          </table:table-cell>
          <table:table-cell table:number-columns-repeated="3"/>
          <table:table-cell table:formula="of:=[.J126]" office:value-type="float" office:value="35838">
            <text:p>35838</text:p>
          </table:table-cell>
          <table:table-cell table:formula="of:=[.K126]" office:value-type="float" office:value="36358">
            <text:p>36358</text:p>
          </table:table-cell>
          <table:table-cell table:formula="of:=[.L126]" office:value-type="float" office:value="36883">
            <text:p>36883</text:p>
          </table:table-cell>
          <table:table-cell table:formula="of:=[.M126]" office:value-type="float" office:value="37413">
            <text:p>37413</text:p>
          </table:table-cell>
          <table:table-cell table:formula="of:=[.N126]" office:value-type="float" office:value="37948">
            <text:p>37948</text:p>
          </table:table-cell>
          <table:table-cell table:formula="of:=[.O126]" office:value-type="float" office:value="38488">
            <text:p>38488</text:p>
          </table:table-cell>
          <table:table-cell table:formula="of:=[.P126]" office:value-type="float" office:value="39034">
            <text:p>39034</text:p>
          </table:table-cell>
          <table:table-cell table:formula="of:=SUM([.D127:.P127])" office:value-type="float" office:value="2091524">
            <text:p>2091524</text:p>
          </table:table-cell>
          <table:table-cell office:value-type="float" office:value="0">
            <text:p>0</text:p>
          </table:table-cell>
          <table:table-cell table:formula="of:=[.Q127]-[.R127]" office:value-type="float" office:value="2091524">
            <text:p>2091524</text:p>
          </table:table-cell>
          <table:table-cell table:number-columns-repeated="2"/>
          <table:table-cell table:formula="of:=ROUND((([.Q127] -[.D127]) / [.Q127]) * 100;2)" office:value-type="float" office:value="12.52">
            <text:p>12.5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C127]" office:value-type="float" office:value="12">
            <text:p>12</text:p>
          </table:table-cell>
          <table:table-cell table:formula="of:=([.C128]*[.B128])+[.S127]" office:value-type="float" office:value="2091524">
            <text:p>2091524</text:p>
          </table:table-cell>
          <table:table-cell table:number-columns-repeated="6"/>
          <table:table-cell table:formula="of:=[.K127]" office:value-type="float" office:value="36358">
            <text:p>36358</text:p>
          </table:table-cell>
          <table:table-cell table:formula="of:=[.L127]" office:value-type="float" office:value="36883">
            <text:p>36883</text:p>
          </table:table-cell>
          <table:table-cell table:formula="of:=[.M127]" office:value-type="float" office:value="37413">
            <text:p>37413</text:p>
          </table:table-cell>
          <table:table-cell table:formula="of:=[.N127]" office:value-type="float" office:value="37948">
            <text:p>37948</text:p>
          </table:table-cell>
          <table:table-cell table:formula="of:=[.O127]" office:value-type="float" office:value="38488">
            <text:p>38488</text:p>
          </table:table-cell>
          <table:table-cell table:formula="of:=[.P127]" office:value-type="float" office:value="39034">
            <text:p>39034</text:p>
          </table:table-cell>
          <table:table-cell table:formula="of:=SUM([.D128:.P128])" office:value-type="float" office:value="2317648">
            <text:p>2317648</text:p>
          </table:table-cell>
          <table:table-cell office:value-type="float" office:value="0">
            <text:p>0</text:p>
          </table:table-cell>
          <table:table-cell table:formula="of:=[.Q128]-[.R128]" office:value-type="float" office:value="2317648">
            <text:p>2317648</text:p>
          </table:table-cell>
          <table:table-cell table:number-columns-repeated="2"/>
          <table:table-cell table:formula="of:=ROUND((([.Q128] -[.D128]) / [.Q128]) * 100;2)" office:value-type="float" office:value="9.76">
            <text:p>9.7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C128]" office:value-type="float" office:value="12">
            <text:p>12</text:p>
          </table:table-cell>
          <table:table-cell table:formula="of:=([.C129]*[.B129])+[.S128]" office:value-type="float" office:value="2317648">
            <text:p>2317648</text:p>
          </table:table-cell>
          <table:table-cell table:number-columns-repeated="7"/>
          <table:table-cell table:formula="of:=[.L128]" office:value-type="float" office:value="36883">
            <text:p>36883</text:p>
          </table:table-cell>
          <table:table-cell table:formula="of:=[.M128]" office:value-type="float" office:value="37413">
            <text:p>37413</text:p>
          </table:table-cell>
          <table:table-cell table:formula="of:=[.N128]" office:value-type="float" office:value="37948">
            <text:p>37948</text:p>
          </table:table-cell>
          <table:table-cell table:formula="of:=[.O128]" office:value-type="float" office:value="38488">
            <text:p>38488</text:p>
          </table:table-cell>
          <table:table-cell table:formula="of:=[.P128]" office:value-type="float" office:value="39034">
            <text:p>39034</text:p>
          </table:table-cell>
          <table:table-cell table:formula="of:=SUM([.D129:.P129])" office:value-type="float" office:value="2507414">
            <text:p>2507414</text:p>
          </table:table-cell>
          <table:table-cell office:value-type="float" office:value="0">
            <text:p>0</text:p>
          </table:table-cell>
          <table:table-cell table:formula="of:=[.Q129]-[.R129]" office:value-type="float" office:value="2507414">
            <text:p>2507414</text:p>
          </table:table-cell>
          <table:table-cell table:number-columns-repeated="2"/>
          <table:table-cell table:formula="of:=ROUND((([.Q129] -[.D129]) / [.Q129]) * 100;2)" office:value-type="float" office:value="7.57">
            <text:p>7.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.C129]" office:value-type="float" office:value="12">
            <text:p>12</text:p>
          </table:table-cell>
          <table:table-cell table:formula="of:=([.C130]*[.B130])+[.S129]" office:value-type="float" office:value="2507414">
            <text:p>2507414</text:p>
          </table:table-cell>
          <table:table-cell table:number-columns-repeated="8"/>
          <table:table-cell table:formula="of:=[.M129]" office:value-type="float" office:value="37413">
            <text:p>37413</text:p>
          </table:table-cell>
          <table:table-cell table:formula="of:=[.N129]" office:value-type="float" office:value="37948">
            <text:p>37948</text:p>
          </table:table-cell>
          <table:table-cell table:formula="of:=[.O129]" office:value-type="float" office:value="38488">
            <text:p>38488</text:p>
          </table:table-cell>
          <table:table-cell table:formula="of:=[.P129]" office:value-type="float" office:value="39034">
            <text:p>39034</text:p>
          </table:table-cell>
          <table:table-cell table:formula="of:=SUM([.D130:.P130])" office:value-type="float" office:value="2660297">
            <text:p>2660297</text:p>
          </table:table-cell>
          <table:table-cell office:value-type="float" office:value="0">
            <text:p>0</text:p>
          </table:table-cell>
          <table:table-cell table:formula="of:=[.Q130]-[.R130]" office:value-type="float" office:value="2660297">
            <text:p>2660297</text:p>
          </table:table-cell>
          <table:table-cell table:number-columns-repeated="2"/>
          <table:table-cell table:formula="of:=ROUND((([.Q130] -[.D130]) / [.Q130]) * 100;2)" office:value-type="float" office:value="5.75">
            <text:p>5.7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formula="of:=[.C130]" office:value-type="float" office:value="12">
            <text:p>12</text:p>
          </table:table-cell>
          <table:table-cell table:formula="of:=([.C131]*[.B131])+[.S130]" office:value-type="float" office:value="2660297">
            <text:p>2660297</text:p>
          </table:table-cell>
          <table:table-cell table:number-columns-repeated="9"/>
          <table:table-cell table:formula="of:=[.N130]" office:value-type="float" office:value="37948">
            <text:p>37948</text:p>
          </table:table-cell>
          <table:table-cell table:formula="of:=[.O130]" office:value-type="float" office:value="38488">
            <text:p>38488</text:p>
          </table:table-cell>
          <table:table-cell table:formula="of:=[.P130]" office:value-type="float" office:value="39034">
            <text:p>39034</text:p>
          </table:table-cell>
          <table:table-cell table:formula="of:=SUM([.D131:.P131])" office:value-type="float" office:value="2775767">
            <text:p>2775767</text:p>
          </table:table-cell>
          <table:table-cell office:value-type="float" office:value="0">
            <text:p>0</text:p>
          </table:table-cell>
          <table:table-cell table:formula="of:=[.Q131]-[.R131]" office:value-type="float" office:value="2775767">
            <text:p>2775767</text:p>
          </table:table-cell>
          <table:table-cell table:number-columns-repeated="2"/>
          <table:table-cell table:formula="of:=ROUND((([.Q131] -[.D131]) / [.Q131]) * 100;2)" office:value-type="float" office:value="4.16">
            <text:p>4.16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[.C131]" office:value-type="float" office:value="12">
            <text:p>12</text:p>
          </table:table-cell>
          <table:table-cell table:formula="of:=([.C132]*[.B132])+[.S131]" office:value-type="float" office:value="2775767">
            <text:p>2775767</text:p>
          </table:table-cell>
          <table:table-cell table:number-columns-repeated="10"/>
          <table:table-cell table:formula="of:=[.O131]" office:value-type="float" office:value="38488">
            <text:p>38488</text:p>
          </table:table-cell>
          <table:table-cell table:formula="of:=[.P131]" office:value-type="float" office:value="39034">
            <text:p>39034</text:p>
          </table:table-cell>
          <table:table-cell table:formula="of:=SUM([.D132:.P132])" office:value-type="float" office:value="2853289">
            <text:p>2853289</text:p>
          </table:table-cell>
          <table:table-cell office:value-type="float" office:value="0">
            <text:p>0</text:p>
          </table:table-cell>
          <table:table-cell table:formula="of:=[.Q132]-[.R132]" office:value-type="float" office:value="2853289">
            <text:p>2853289</text:p>
          </table:table-cell>
          <table:table-cell table:number-columns-repeated="2"/>
          <table:table-cell table:formula="of:=ROUND((([.Q132] -[.D132]) / [.Q132]) * 100;2)" office:value-type="float" office:value="2.72">
            <text:p>2.72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table:formula="of:=[.C132]" office:value-type="float" office:value="12">
            <text:p>12</text:p>
          </table:table-cell>
          <table:table-cell table:formula="of:=([.C133]*[.B133])+[.S132]" office:value-type="float" office:value="2853289">
            <text:p>2853289</text:p>
          </table:table-cell>
          <table:table-cell table:number-columns-repeated="11"/>
          <table:table-cell table:formula="of:=[.P132]" office:value-type="float" office:value="39034">
            <text:p>39034</text:p>
          </table:table-cell>
          <table:table-cell table:formula="of:=SUM([.D133:.P133])" office:value-type="float" office:value="2892323">
            <text:p>2892323</text:p>
          </table:table-cell>
          <table:table-cell office:value-type="float" office:value="0">
            <text:p>0</text:p>
          </table:table-cell>
          <table:table-cell table:formula="of:=[.Q133]-[.R133]" office:value-type="float" office:value="2892323">
            <text:p>2892323</text:p>
          </table:table-cell>
          <table:table-cell table:number-columns-repeated="2"/>
          <table:table-cell table:formula="of:=ROUND((([.Q133] -[.D133]) / [.Q133]) * 100;2)" office:value-type="float" office:value="1.35">
            <text:p>1.3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Default" table:formula="of:=SUM([.E2:.E133])" office:value-type="float" office:value="1744296">
            <text:p>1744296</text:p>
          </table:table-cell>
          <table:table-cell table:style-name="Default" table:formula="of:=SUM([.F2:.F133])" office:value-type="float" office:value="1779852">
            <text:p>1779852</text:p>
          </table:table-cell>
          <table:table-cell table:style-name="Default" table:formula="of:=SUM([.G2:.G133])" office:value-type="float" office:value="1815900">
            <text:p>1815900</text:p>
          </table:table-cell>
          <table:table-cell table:style-name="Default" table:formula="of:=SUM([.H2:.H133])" office:value-type="float" office:value="1852452">
            <text:p>1852452</text:p>
          </table:table-cell>
          <table:table-cell table:style-name="Default" table:formula="of:=SUM([.I2:.I133])" office:value-type="float" office:value="1889580">
            <text:p>1889580</text:p>
          </table:table-cell>
          <table:table-cell table:style-name="Default" table:formula="of:=SUM([.J2:.J133])" office:value-type="float" office:value="1927248">
            <text:p>1927248</text:p>
          </table:table-cell>
          <table:table-cell table:style-name="Default" table:formula="of:=SUM([.K2:.K133])" office:value-type="float" office:value="1965456">
            <text:p>1965456</text:p>
          </table:table-cell>
          <table:table-cell table:style-name="Default" table:formula="of:=SUM([.L2:.L133])" office:value-type="float" office:value="2004204">
            <text:p>2004204</text:p>
          </table:table-cell>
          <table:table-cell table:style-name="Default" table:formula="of:=SUM([.M2:.M133])" office:value-type="float" office:value="2043552">
            <text:p>2043552</text:p>
          </table:table-cell>
          <table:table-cell table:style-name="Default" table:formula="of:=SUM([.N2:.N133])" office:value-type="float" office:value="2083440">
            <text:p>2083440</text:p>
          </table:table-cell>
          <table:table-cell table:style-name="Default" table:formula="of:=SUM([.O2:.O133])" office:value-type="float" office:value="2123892">
            <text:p>2123892</text:p>
          </table:table-cell>
          <table:table-cell table:style-name="Default" table:formula="of:=SUM([.P2:.P133])" office:value-type="float" office:value="2164920">
            <text:p>2164920</text:p>
          </table:table-cell>
          <table:table-cell table:style-name="Default" table:number-columns-repeated="5"/>
          <table:table-cell table:number-columns-repeated="3"/>
        </table:table-row>
        <table:table-row table:style-name="ro1" table:number-rows-repeated="2"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2" office:value-type="string" table:number-columns-spanned="12" table:number-rows-spanned="1">
            <text:p>NOTE: This calculation is based on the assumption that every month savings was invested to generate 12% profit.</text:p>
          </table:table-cell>
          <table:covered-table-cell table:number-columns-repeated="11"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table:number-columns-spanned="3" table:number-rows-spanned="1">
            <text:p>Total Savings in 132 months</text:p>
          </table:table-cell>
          <table:covered-table-cell table:number-columns-repeated="2"/>
          <table:table-cell table:formula="of:=[.S133]" office:value-type="float" office:value="2892323">
            <text:p>2892323</text:p>
          </table:table-cell>
          <table:table-cell office:value-type="string">
            <text:p>r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table:number-columns-spanned="3" table:number-rows-spanned="1">
            <text:p>Split up for each member</text:p>
          </table:table-cell>
          <table:covered-table-cell table:number-columns-repeated="2"/>
          <table:table-cell table:style-name="ce5" table:formula="of:=INT([.J138]/12)" office:value-type="float" office:value="241026">
            <text:p>241026</text:p>
          </table:table-cell>
          <table:table-cell office:value-type="string">
            <text:p>r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3" office:value-type="string" table:number-columns-spanned="3" table:number-rows-spanned="1">
            <text:p>Member Investment</text:p>
          </table:table-cell>
          <table:covered-table-cell table:style-name="ce3"/>
          <table:covered-table-cell/>
          <table:table-cell table:formula="of:=SUM([.B2:.B133])" office:value-type="float" office:value="120000">
            <text:p>120000</text:p>
          </table:table-cell>
          <table:table-cell office:value-type="string">
            <text:p>rs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4" office:value-type="string" table:number-columns-spanned="3" table:number-rows-spanned="1">
            <text:p>Profit for each member</text:p>
          </table:table-cell>
          <table:covered-table-cell table:style-name="ce4"/>
          <table:covered-table-cell/>
          <table:table-cell table:style-name="ce6" office:value-type="string">
            <text:p>`</text:p>
          </table:table-cell>
          <table:table-cell office:value-type="string">
            <text:p>rs</text:p>
          </table:table-cell>
          <table:table-cell table:style-name="Default" table:number-columns-repeated="10"/>
          <table:table-cell table:number-columns-repeated="3"/>
        </table:table-row>
      </table:table>
      <table:table table:name="Sheet2" table:style-name="ta1" table:print="false"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Memb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Contribution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float" office:value="120">
            <text:p>120</text:p>
          </table:table-cell>
          <table:table-cell table:formula="of:=[.B3] *[.B2]" office:value-type="float" office:value="120000">
            <text:p>12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xed Contribution</text:p>
          </table:table-cell>
          <table:table-cell table:formula="of:=[.B3] *[.B2] *[.B1]" office:value-type="float" office:value="1440000">
            <text:p>144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Rolling Money</text:p>
          </table:table-cell>
          <table:table-cell office:value-type="float" office:value="228307">
            <text:p>228307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5/18/2019</text:date>, <text:time>18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oth </meta:initial-creator>
    <meta:creation-date>2019-02-23T10:19:41.73</meta:creation-date>
    <dc:date>2019-05-18T18:00:16.60</dc:date>
    <dc:creator>Vignesh Sridharan</dc:creator>
    <meta:editing-duration>PT6H20M45S</meta:editing-duration>
    <meta:editing-cycles>14</meta:editing-cycles>
    <meta:generator>OpenOffice/4.1.3$Win32 OpenOffice.org_project/413m1$Build-9783</meta:generator>
    <meta:printed-by>Vinoth </meta:printed-by>
    <meta:print-date>2019-04-24T16:11:05.41</meta:print-date>
    <meta:document-statistic meta:table-count="3" meta:cell-count="2800" meta:object-count="0"/>
  </office:meta>
</office:document-meta>
</file>